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mes New Roman&quot;" svg:font-family="'&quot;Times New Roman&quot;'"/>
    <style:font-face style:name="Arial" svg:font-family="Arial"/>
    <style:font-face style:name="Cambria" svg:font-family="Cambria"/>
    <style:font-face style:name="Inconsolata" svg:font-family="Inconsolat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2311in"/>
    </style:style>
    <style:style style:name="co2" style:family="table-column">
      <style:table-column-properties fo:break-before="auto" style:column-width="1.1134in"/>
    </style:style>
    <style:style style:name="co3" style:family="table-column">
      <style:table-column-properties fo:break-before="auto" style:column-width="1.8189in"/>
    </style:style>
    <style:style style:name="co4" style:family="table-column">
      <style:table-column-properties fo:break-before="auto" style:column-width="1.411in"/>
    </style:style>
    <style:style style:name="co5" style:family="table-column">
      <style:table-column-properties fo:break-before="auto" style:column-width="0.9366in"/>
    </style:style>
    <style:style style:name="co6" style:family="table-column">
      <style:table-column-properties fo:break-before="auto" style:column-width="2.7555in"/>
    </style:style>
    <style:style style:name="co7" style:family="table-column">
      <style:table-column-properties fo:break-before="auto" style:column-width="2.811in"/>
    </style:style>
    <style:style style:name="co8" style:family="table-column">
      <style:table-column-properties fo:break-before="auto" style:column-width="1.0256in"/>
    </style:style>
    <style:style style:name="co9" style:family="table-column">
      <style:table-column-properties fo:break-before="auto" style:column-width="2.711in"/>
    </style:style>
    <style:style style:name="co10" style:family="table-column">
      <style:table-column-properties fo:break-before="auto" style:column-width="1.422in"/>
    </style:style>
    <style:style style:name="co11" style:family="table-column">
      <style:table-column-properties fo:break-before="auto" style:column-width="1.0693in"/>
    </style:style>
    <style:style style:name="co12" style:family="table-column">
      <style:table-column-properties fo:break-before="auto" style:column-width="0.4083in"/>
    </style:style>
    <style:style style:name="co13" style:family="table-column">
      <style:table-column-properties fo:break-before="auto" style:column-width="0.5626in"/>
    </style:style>
    <style:style style:name="co14" style:family="table-column">
      <style:table-column-properties fo:break-before="auto" style:column-width="5.7543in"/>
    </style:style>
    <style:style style:name="co15" style:family="table-column">
      <style:table-column-properties fo:break-before="auto" style:column-width="0.9925in"/>
    </style:style>
    <style:style style:name="co16" style:family="table-column">
      <style:table-column-properties fo:break-before="auto" style:column-width="0.2091in"/>
    </style:style>
    <style:style style:name="co17" style:family="table-column">
      <style:table-column-properties fo:break-before="auto" style:column-width="0.7492in"/>
    </style:style>
    <style:style style:name="co18" style:family="table-column">
      <style:table-column-properties fo:break-before="auto" style:column-width="1.0472in"/>
    </style:style>
    <style:style style:name="co19" style:family="table-column">
      <style:table-column-properties fo:break-before="auto" style:column-width="0.8264in"/>
    </style:style>
    <style:style style:name="co20" style:family="table-column">
      <style:table-column-properties fo:break-before="auto" style:column-width="0.2425in"/>
    </style:style>
    <style:style style:name="co21" style:family="table-column">
      <style:table-column-properties fo:break-before="auto" style:column-width="0.8819in"/>
    </style:style>
    <style:style style:name="co22" style:family="table-column">
      <style:table-column-properties fo:break-before="auto" style:column-width="0.728in"/>
    </style:style>
    <style:style style:name="co23" style:family="table-column">
      <style:table-column-properties fo:break-before="auto" style:column-width="0.9256in"/>
    </style:style>
    <style:style style:name="co24" style:family="table-column">
      <style:table-column-properties fo:break-before="auto" style:column-width="0.5402in"/>
    </style:style>
    <style:style style:name="co25" style:family="table-column">
      <style:table-column-properties fo:break-before="auto" style:column-width="0.9154in"/>
    </style:style>
    <style:style style:name="co26" style:family="table-column">
      <style:table-column-properties fo:break-before="auto" style:column-width="1.4437in"/>
    </style:style>
    <style:style style:name="ro1" style:family="table-row">
      <style:table-row-properties style:row-height="0.1917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4346in" fo:break-before="auto" style:use-optimal-row-height="true"/>
    </style:style>
    <style:style style:name="ro4" style:family="table-row">
      <style:table-row-properties style:row-height="0.2189in" fo:break-before="auto" style:use-optimal-row-height="false"/>
    </style:style>
    <style:style style:name="ro5" style:family="table-row">
      <style:table-row-properties style:row-height="1.4717in" fo:break-before="auto" style:use-optimal-row-height="true"/>
    </style:style>
    <style:style style:name="ro6" style:family="table-row">
      <style:table-row-properties style:row-height="0.228in" fo:break-before="auto" style:use-optimal-row-height="true"/>
    </style:style>
    <style:style style:name="ro7" style:family="table-row">
      <style:table-row-properties style:row-height="0.2409in" fo:break-before="auto" style:use-optimal-row-height="true"/>
    </style:style>
    <style:style style:name="ro8" style:family="table-row">
      <style:table-row-properties style:row-height="0.2083in" fo:break-before="auto" style:use-optimal-row-height="true"/>
    </style:style>
    <style:style style:name="ro9" style:family="table-row">
      <style:table-row-properties style:row-height="1.078in" fo:break-before="auto" style:use-optimal-row-height="true"/>
    </style:style>
    <style:style style:name="ro10" style:family="table-row">
      <style:table-row-properties style:row-height="0.3063in" fo:break-before="auto" style:use-optimal-row-height="true"/>
    </style:style>
    <style:style style:name="ro11" style:family="table-row">
      <style:table-row-properties style:row-height="0.7252in" fo:break-before="auto" style:use-optimal-row-height="true"/>
    </style:style>
    <style:style style:name="ro12" style:family="table-row">
      <style:table-row-properties style:row-height="0.1965in" fo:break-before="auto" style:use-optimal-row-height="true"/>
    </style:style>
    <style:style style:name="ro13" style:family="table-row">
      <style:table-row-properties style:row-height="0.178in" fo:break-before="auto" style:use-optimal-row-height="true"/>
    </style:style>
    <style:style style:name="ro14" style:family="table-row">
      <style:table-row-properties style:row-height="0.25in" fo:break-before="auto" style:use-optimal-row-height="false"/>
    </style:style>
    <style:style style:name="ta1" style:family="table" style:master-page-name="PageStyle_5f_About">
      <style:table-properties table:display="true" style:writing-mode="lr-tb"/>
    </style:style>
    <style:style style:name="ta2" style:family="table" style:master-page-name="PageStyle_5f_Input">
      <style:table-properties table:display="true" style:writing-mode="lr-tb"/>
    </style:style>
    <style:style style:name="ta3" style:family="table" style:master-page-name="PageStyle_5f_FinalSheet">
      <style:table-properties table:display="true" style:writing-mode="lr-tb"/>
    </style:style>
    <style:style style:name="ta4" style:family="table" style:master-page-name="PageStyle_5f_DescScales">
      <style:table-properties table:display="true" style:writing-mode="lr-tb"/>
    </style:style>
    <style:style style:name="ta5" style:family="table" style:master-page-name="PageStyle_5f_MiscSort">
      <style:table-properties table:display="true" style:writing-mode="lr-tb"/>
    </style:style>
    <style:style style:name="ta6" style:family="table" style:master-page-name="PageStyle_5f_WJASort">
      <style:table-properties table:display="true" style:writing-mode="lr-tb"/>
    </style:style>
    <style:style style:name="ta7" style:family="table" style:master-page-name="PageStyle_5f_WISCSort">
      <style:table-properties table:display="true" style:writing-mode="lr-tb"/>
    </style:style>
    <style:style style:name="ta8" style:family="table" style:master-page-name="PageStyle_5f_WIATSort">
      <style:table-properties table:display="true" style:writing-mode="lr-tb"/>
    </style:style>
    <style:style style:name="ta9" style:family="table" style:master-page-name="PageStyle_5f_WJCSort">
      <style:table-properties table:display="true" style:writing-mode="lr-tb"/>
    </style:style>
    <style:style style:name="ta10" style:family="table" style:master-page-name="PageStyle_5f_WAISSort">
      <style:table-properties table:display="true" style:writing-mode="lr-tb"/>
    </style:style>
    <style:style style:name="ta11" style:family="table" style:master-page-name="PageStyle_5f_NMDiscrepancy_20_Calc">
      <style:table-properties table:display="true" style:writing-mode="lr-tb"/>
    </style:style>
    <style:style style:name="ta12" style:family="table" style:master-page-name="PageStyle_5f_NotesShee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fo:background-color="#d9d9d9"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b7b7b7"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fo:background-color="#d9d9d9"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fo:background-color="#d9d9d9"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d9d9d9"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none"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1880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0" style:family="table-cell" style:parent-style-name="Default">
      <style:table-cell-properties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table-cell-properties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04040" style:text-outline="false" style:text-line-through-style="none" style:text-line-through-type="none" style:font-name="&quot;Times New Roman&quot;" fo:font-size="12pt" fo:font-style="normal" fo:text-shadow="none" style:text-underline-style="none" fo:font-weight="normal" style:font-size-asian="12pt" style:font-style-asian="normal" style:font-weight-asian="normal" style:font-name-complex="&quot;Times New Roman&quot;" style:font-size-complex="12pt" style:font-style-complex="normal" style:font-weight-complex="normal"/>
    </style:style>
    <style:style style:name="ce58" style:family="table-cell" style:parent-style-name="Default">
      <style:table-cell-properties style:rotation-align="non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quot;Times New Roman&quot;" fo:font-size="12pt" fo:font-style="normal" fo:text-shadow="none" style:text-underline-style="none" fo:font-weight="normal" style:font-size-asian="12pt" style:font-style-asian="normal" style:font-weight-asian="normal" style:font-name-complex="&quot;Times New Roman&quot;" style:font-size-complex="12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ead1d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ead1dc"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 style:family="table-cell" style:parent-style-name="Default">
      <style:table-cell-properties fo:border-bottom="none"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7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Times New Roman&quot;" fo:font-size="12pt" fo:font-style="normal" fo:text-shadow="none" style:text-underline-style="none" fo:font-weight="normal" style:font-size-asian="12pt" style:font-style-asian="normal" style:font-weight-asian="normal" style:font-name-complex="&quot;Times New Roman&quot;" style:font-size-complex="12pt" style:font-style-complex="normal" style:font-weight-complex="normal"/>
    </style:style>
    <style:style style:name="ce9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9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798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f798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f798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f798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0.74pt solid #000000" fo:background-color="#d9d9d9"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2"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table-cell-properties fo:border-bottom="0.74pt solid #000000"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Times New Roman&quot;" fo:font-size="11pt" fo:font-style="normal" fo:text-shadow="none" style:text-underline-style="none" fo:font-weight="normal" style:font-size-asian="11pt" style:font-style-asian="normal" style:font-weight-asian="normal" style:font-name-complex="&quot;Times New Roman&quot;" style:font-size-complex="11pt" style:font-style-complex="normal" style:font-weight-complex="normal"/>
    </style:style>
    <style:style style:name="ce12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26"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27"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Inconsolata" fo:font-size="10pt" fo:font-style="normal" fo:text-shadow="none" style:text-underline-style="none" fo:font-weight="normal" style:font-size-asian="10pt" style:font-style-asian="normal" style:font-weight-asian="normal" style:font-name-complex="Inconsolata" style:font-size-complex="10pt" style:font-style-complex="normal" style:font-weight-complex="normal"/>
    </style:style>
    <style:style style:name="ce12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4"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8"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0"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7981d"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47"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48"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5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fo:background-color="#ffffff"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5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5" style:family="table-cell" style:parent-style-name="Default">
      <style:table-cell-properties fo:border-bottom="none" fo:background-color="#ffffff"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56"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fo:border-bottom="none" fo:background-color="#ffffff" style:diagonal-bl-tr="none" style:diagonal-tl-br="none" fo:border-left="0.74pt solid #000000" fo:border-right="none" style:rotation-align="none" fo:border-top="0.74pt solid #000000"/>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8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bout" table:style-name="ta1">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ce1"/>
          <table:table-cell table:number-columns-repeated="63"/>
        </table:table-row>
        <table:table-row table:style-name="ro2">
          <table:table-cell table:style-name="ce1" office:value-type="string" calcext:value-type="string">
            <text:p>This sheet is used to quickly generate a template/outline for a summary of cognitive and achievement assessments for students. <text:s/>At this time, the WJ-IV (Achievement and Cognitive) and WISC-V/WIAT-III are supported for a relatively standard battery of assessments.</text:p>
          </table:table-cell>
          <table:table-cell table:number-columns-repeated="63"/>
        </table:table-row>
        <table:table-row table:style-name="ro1">
          <table:table-cell table:style-name="ce1"/>
          <table:table-cell table:number-columns-repeated="63"/>
        </table:table-row>
        <table:table-row table:style-name="ro3">
          <table:table-cell table:style-name="ce1" office:value-type="string" calcext:value-type="string">
            <text:p>Input the information about the Student and assessment in the 'Input' Tab, then use the 'FinalSheet' tab to extract the assembled text for the assessments used.</text:p>
          </table:table-cell>
          <table:table-cell table:number-columns-repeated="63"/>
        </table:table-row>
        <table:table-row table:style-name="ro1">
          <table:table-cell table:style-name="ce1"/>
          <table:table-cell table:number-columns-repeated="63"/>
        </table:table-row>
        <table:table-row table:style-name="ro2">
          <table:table-cell table:style-name="ce1" office:value-type="string" calcext:value-type="string">
            <text:p>The Description tab can also be edited to change the standard score range descriptions (for instance, to use 'superior' instead of 'high' for values in the 120-129 range) and also can be used to edit the descriptions of the skills assessed by each subtest.</text:p>
          </table:table-cell>
          <table:table-cell table:number-columns-repeated="63"/>
        </table:table-row>
        <table:table-row table:style-name="ro1" table:number-rows-repeated="2">
          <table:table-cell table:style-name="ce1"/>
          <table:table-cell table:number-columns-repeated="63"/>
        </table:table-row>
        <table:table-row table:style-name="ro4">
          <table:table-cell table:number-columns-repeated="64"/>
        </table:table-row>
        <table:table-row table:style-name="ro5">
          <table:table-cell table:style-name="ce1" office:value-type="string" calcext:value-type="string">
            <text:p>This sheet was created by Charles Christiansen, a professional school psychologist, and is only intended for use as a convenience to make the process of outlining an Assessment Summary (such as for a US-based special education or gifted evaluation) easier and less prone to grammatical syntax errors. <text:s/>It only provides brief descriptions of subtests and provides no error analysis or interpretation. <text:s/>Also, this sheet was created in Google Sheets, so may need to be uploaded or run from Sheets for the formulas and functions to work correctly.</text:p>
          </table:table-cell>
          <table:table-cell table:number-columns-repeated="63"/>
        </table:table-row>
        <table:table-row table:style-name="ro4">
          <table:table-cell table:number-columns-repeated="64"/>
        </table:table-row>
        <table:table-row table:style-name="ro6">
          <table:table-cell table:style-name="ce1" office:value-type="string" calcext:value-type="string">
            <text:p>Charles can be contacted at christiansencq@gmail.com</text:p>
          </table:table-cell>
          <table:table-cell table:number-columns-repeated="63"/>
        </table:table-row>
        <table:table-row table:style-name="ro1" table:number-rows-repeated="988">
          <table:table-cell table:style-name="ce1"/>
          <table:table-cell table:number-columns-repeated="63"/>
        </table:table-row>
        <table:table-row table:style-name="ro4" table:number-rows-repeated="1047575">
          <table:table-cell table:number-columns-repeated="64"/>
        </table:table-row>
        <table:table-row table:style-name="ro4">
          <table:table-cell table:number-columns-repeated="64"/>
        </table:table-row>
      </table:table>
      <table:table table:name="Input" table:style-name="ta2">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2" table:number-columns-repeated="60" table:default-cell-style-name="Default"/>
        <table:table-row table:style-name="ro1">
          <table:table-cell table:style-name="ce2"/>
          <table:table-cell table:style-name="ce13" office:value-type="string" calcext:value-type="string">
            <text:p>Response</text:p>
          </table:table-cell>
          <table:table-cell table:style-name="ce2"/>
          <table:table-cell table:style-name="ce29" office:value-type="string" calcext:value-type="string">
            <text:p>Dependent</text:p>
          </table:table-cell>
          <table:table-cell table:style-name="ce16" table:number-columns-repeated="2"/>
          <table:table-cell table:style-name="ce32"/>
          <table:table-cell table:number-columns-repeated="57"/>
        </table:table-row>
        <table:table-row table:style-name="ro1">
          <table:table-cell table:style-name="ce2" office:value-type="string" calcext:value-type="string">
            <text:p>Student First Name:</text:p>
          </table:table-cell>
          <table:table-cell table:style-name="ce14" office:value-type="string" calcext:value-type="string">
            <text:p>Jimmy</text:p>
          </table:table-cell>
          <table:table-cell/>
          <table:table-cell table:style-name="ce30" office:value-type="string" calcext:value-type="string">
            <text:p>XIR (Possessive)</text:p>
          </table:table-cell>
          <table:table-cell table:style-name="ce39" office:value-type="string" calcext:value-type="string">
            <text:p>XHE (Subject)</text:p>
          </table:table-cell>
          <table:table-cell table:style-name="ce39" office:value-type="string" calcext:value-type="string">
            <text:p>XER (Object)</text:p>
          </table:table-cell>
          <table:table-cell table:style-name="ce41" office:value-type="string" calcext:value-type="string">
            <text:p>XERSELF (Reflexive)</text:p>
          </table:table-cell>
          <table:table-cell table:number-columns-repeated="57"/>
        </table:table-row>
        <table:table-row table:style-name="ro1">
          <table:table-cell table:style-name="ce2" office:value-type="string" calcext:value-type="string">
            <text:p>Gender</text:p>
          </table:table-cell>
          <table:table-cell table:style-name="ce14" office:value-type="string" calcext:value-type="string">
            <text:p>M</text:p>
          </table:table-cell>
          <table:table-cell/>
          <table:table-cell table:style-name="ce6" table:formula="of:=ifs([.B3] = &quot;M&quot;; &quot;his&quot;; [.B3] = &quot;F&quot;; &quot;her&quot;)" office:value-type="string" office:string-value="" calcext:value-type="error">
            <text:p>#NAME?</text:p>
          </table:table-cell>
          <table:table-cell table:formula="of:=ifs([.B3] = &quot;M&quot;; &quot;he&quot;; [.B3] = &quot;F&quot;; &quot;she&quot;)" office:value-type="string" office:string-value="" calcext:value-type="error">
            <text:p>#NAME?</text:p>
          </table:table-cell>
          <table:table-cell table:formula="of:=ifs([.B3] = &quot;M&quot;; &quot;him&quot;; [.B3] = &quot;F&quot;; &quot;her&quot;)" office:value-type="string" office:string-value="" calcext:value-type="error">
            <text:p>#NAME?</text:p>
          </table:table-cell>
          <table:table-cell table:style-name="ce42" table:formula="of:=ifs([.B3] = &quot;M&quot;; &quot;himself&quot;; [.B3] = &quot;F&quot;; &quot;herself&quot;)" office:value-type="string" office:string-value="" calcext:value-type="error">
            <text:p>#NAME?</text:p>
          </table:table-cell>
          <table:table-cell table:number-columns-repeated="57"/>
        </table:table-row>
        <table:table-row table:style-name="ro1">
          <table:table-cell table:style-name="ce2" office:value-type="string" calcext:value-type="string">
            <text:p>Grade:</text:p>
          </table:table-cell>
          <table:table-cell table:style-name="ce14" office:value-type="float" office:value="2" calcext:value-type="float">
            <text:p>2</text:p>
          </table:table-cell>
          <table:table-cell/>
          <table:table-cell table:style-name="ce8" table:formula="of:=ifs([.B3] = &quot;M&quot;; &quot;His&quot;; [.B3] = &quot;F&quot;; &quot;Her&quot;)" office:value-type="string" office:string-value="" calcext:value-type="error">
            <text:p>#NAME?</text:p>
          </table:table-cell>
          <table:table-cell table:formula="of:=ifs([.B3] = &quot;M&quot;; &quot;He&quot;; [.B3] = &quot;F&quot;; &quot;She&quot;)" office:value-type="string" office:string-value="" calcext:value-type="error">
            <text:p>#NAME?</text:p>
          </table:table-cell>
          <table:table-cell/>
          <table:table-cell table:style-name="ce42"/>
          <table:table-cell table:number-columns-repeated="57"/>
        </table:table-row>
        <table:table-row table:style-name="ro1">
          <table:table-cell table:style-name="ce2" office:value-type="string" calcext:value-type="string">
            <text:p>Parent Last Name:</text:p>
          </table:table-cell>
          <table:table-cell table:style-name="ce14" office:value-type="string" calcext:value-type="string">
            <text:p>Pierogie</text:p>
          </table:table-cell>
          <table:table-cell/>
          <table:table-cell table:style-name="ce31" table:formula="of:=[.B2] &amp; &quot;'s&quot;" office:value-type="string" office:string-value="Jimmy's" calcext:value-type="string">
            <text:p>Jimmy's</text:p>
          </table:table-cell>
          <table:table-cell table:style-name="ce40" table:number-columns-repeated="2"/>
          <table:table-cell table:style-name="ce43"/>
          <table:table-cell table:number-columns-repeated="57"/>
        </table:table-row>
        <table:table-row table:style-name="ro1">
          <table:table-cell table:style-name="ce2" office:value-type="string" calcext:value-type="string">
            <text:p>Parent Signifier(Mr.Ms.Etc)</text:p>
          </table:table-cell>
          <table:table-cell table:style-name="ce14" office:value-type="string" calcext:value-type="string">
            <text:p>Mr.</text:p>
          </table:table-cell>
          <table:table-cell table:number-columns-repeated="62"/>
        </table:table-row>
        <table:table-row table:style-name="ro1">
          <table:table-cell table:style-name="ce2" office:value-type="string" calcext:value-type="string">
            <text:p>Cognitive Testing Date</text:p>
          </table:table-cell>
          <table:table-cell table:style-name="ce15" office:value-type="date" office:date-value="2021-05-12" calcext:value-type="date">
            <text:p>05/12/21</text:p>
          </table:table-cell>
          <table:table-cell table:number-columns-repeated="62"/>
        </table:table-row>
        <table:table-row table:style-name="ro1">
          <table:table-cell table:style-name="ce2" office:value-type="string" calcext:value-type="string">
            <text:p>Gifted Testing?</text:p>
          </table:table-cell>
          <table:table-cell table:style-name="ce14"/>
          <table:table-cell table:number-columns-repeated="62"/>
        </table:table-row>
        <table:table-row table:style-name="ro1">
          <table:table-cell table:style-name="ce2" office:value-type="string" calcext:value-type="string">
            <text:p>PASA?</text:p>
          </table:table-cell>
          <table:table-cell table:style-name="ce14" office:value-type="string" calcext:value-type="string">
            <text:p>Y</text:p>
          </table:table-cell>
          <table:table-cell table:number-columns-repeated="62"/>
        </table:table-row>
        <table:table-row table:style-name="ro1">
          <table:table-cell table:style-name="ce2"/>
          <table:table-cell table:style-name="ce14"/>
          <table:table-cell table:number-columns-repeated="62"/>
        </table:table-row>
        <table:table-row table:style-name="ro7">
          <table:table-cell table:style-name="ce3" office:value-type="string" calcext:value-type="string" table:number-columns-spanned="3" table:number-rows-spanned="1">
            <text:p>WISC-V</text:p>
          </table:table-cell>
          <table:covered-table-cell table:number-columns-repeated="2" table:style-name="ce178"/>
          <table:table-cell table:style-name="ce32"/>
          <table:table-cell table:style-name="ce3" office:value-type="string" calcext:value-type="string" table:number-columns-spanned="3" table:number-rows-spanned="1">
            <text:p>WJ-IV Cog</text:p>
          </table:table-cell>
          <table:covered-table-cell table:number-columns-repeated="2" table:style-name="ce178"/>
          <table:table-cell table:style-name="ce32"/>
          <table:table-cell table:number-columns-repeated="56"/>
        </table:table-row>
        <table:table-row table:style-name="ro1">
          <table:table-cell table:style-name="ce4"/>
          <table:table-cell table:style-name="ce13" office:value-type="string" calcext:value-type="string">
            <text:p>Standard Score</text:p>
          </table:table-cell>
          <table:table-cell table:style-name="ce2" office:value-type="string" calcext:value-type="string">
            <text:p>Range</text:p>
          </table:table-cell>
          <table:table-cell table:style-name="ce33" office:value-type="string" calcext:value-type="string">
            <text:p>%ile</text:p>
          </table:table-cell>
          <table:table-cell table:style-name="ce6"/>
          <table:table-cell table:style-name="ce13" office:value-type="string" calcext:value-type="string">
            <text:p>Standard Score</text:p>
          </table:table-cell>
          <table:table-cell table:style-name="ce2" office:value-type="string" calcext:value-type="string">
            <text:p>Range</text:p>
          </table:table-cell>
          <table:table-cell table:style-name="ce33" office:value-type="string" calcext:value-type="string">
            <text:p>%ile</text:p>
          </table:table-cell>
          <table:table-cell table:number-columns-repeated="56"/>
        </table:table-row>
        <table:table-row table:style-name="ro1">
          <table:table-cell table:style-name="ce4" office:value-type="string" calcext:value-type="string">
            <text:p>FSIQ</text:p>
          </table:table-cell>
          <table:table-cell table:style-name="ce14" office:value-type="float" office:value="76" calcext:value-type="float">
            <text:p>76</text:p>
          </table:table-cell>
          <table:table-cell table:style-name="ce23" table:formula="of:=ifs(ISBLANK([.B13]); &quot;NO VALUE&quot;; [.B13] &gt;= 130; [$DescScales.B3]; [.B13] &gt;= 120; [$DescScales.B4]; [.B13] &gt;= 110; [$DescScales.B5]; [.B13] &gt;= 90; [$DescScales.B6]; [.B13] &gt;= 80; [$DescScales.B7]; [.B13] &gt;= 70; [$DescScales.B8]; [.B13] &lt; 70; [$DescScales.B9])" office:value-type="string" office:string-value="" calcext:value-type="error">
            <text:p>#NAME?</text:p>
          </table:table-cell>
          <table:table-cell table:style-name="ce34" office:value-type="float" office:value="5" calcext:value-type="float">
            <text:p>5</text:p>
          </table:table-cell>
          <table:table-cell table:style-name="ce4" office:value-type="string" calcext:value-type="string">
            <text:p>GIA</text:p>
          </table:table-cell>
          <table:table-cell table:style-name="ce14" office:value-type="float" office:value="73" calcext:value-type="float">
            <text:p>73</text:p>
          </table:table-cell>
          <table:table-cell table:style-name="ce23" table:formula="of:=ifs(ISBLANK([.F13]); &quot;NO VALUE&quot;; [.F13]&gt;=130; [$DescScales.B3]; [.F13] &gt;= 120; [$DescScales.B4]; [.F13] &gt;= 110; [$DescScales.B5]; [.F13] &gt;= 90; [$DescScales.B6]; [.F13] &gt;= 80; [$DescScales.B7]; [.F13] &gt;= 70; [$DescScales.B8]; [.F13] &lt; 70; [$DescScales.B9])" office:value-type="string" office:string-value="" calcext:value-type="error">
            <text:p>#NAME?</text:p>
          </table:table-cell>
          <table:table-cell table:style-name="ce34" office:value-type="float" office:value="4" calcext:value-type="float">
            <text:p>4</text:p>
          </table:table-cell>
          <table:table-cell table:style-name="ce47"/>
          <table:table-cell table:number-columns-repeated="55"/>
        </table:table-row>
        <table:table-row table:style-name="ro1">
          <table:table-cell table:style-name="ce4" office:value-type="string" calcext:value-type="string">
            <text:p>VCI</text:p>
          </table:table-cell>
          <table:table-cell table:style-name="ce14" office:value-type="float" office:value="98" calcext:value-type="float">
            <text:p>98</text:p>
          </table:table-cell>
          <table:table-cell table:style-name="ce23" table:formula="of:=ifs(ISBLANK([.B14]); &quot;NO VALUE&quot;; [.B14]&gt;=130; [$DescScales.B3]; [.B14] &gt;= 120; [$DescScales.B4]; [.B14] &gt;= 110; [$DescScales.B5]; [.B14] &gt;= 90; [$DescScales.B6]; [.B14] &gt;= 80; [$DescScales.B7]; [.B14] &gt;= 70; [$DescScales.B8]; [.B14] &lt; 70; [$DescScales.B9])" office:value-type="string" office:string-value="" calcext:value-type="error">
            <text:p>#NAME?</text:p>
          </table:table-cell>
          <table:table-cell table:style-name="ce34" office:value-type="float" office:value="45" calcext:value-type="float">
            <text:p>45</text:p>
          </table:table-cell>
          <table:table-cell table:style-name="ce4" office:value-type="string" calcext:value-type="string">
            <text:p>Gf-Gc</text:p>
          </table:table-cell>
          <table:table-cell table:style-name="ce14"/>
          <table:table-cell table:style-name="ce23" table:formula="of:=ifs(ISBLANK([.F14]); &quot;NO VALUE&quot;; [.F14]&gt;=130; [$DescScales.B3]; [.F14] &gt;= 120; [$DescScales.B4]; [.F14] &gt;= 110; [$DescScales.B5]; [.F14] &gt;= 90; [$DescScales.B6]; [.F14] &gt;= 80; [$DescScales.B7]; [.F14] &gt;= 70; [$DescScales.B8]; [.F14] &lt; 70; [$DescScales.B9])" office:value-type="string" office:string-value="" calcext:value-type="error">
            <text:p>#NAME?</text:p>
          </table:table-cell>
          <table:table-cell table:style-name="ce34"/>
          <table:table-cell table:number-columns-repeated="56"/>
        </table:table-row>
        <table:table-row table:style-name="ro1">
          <table:table-cell table:style-name="ce4" office:value-type="string" calcext:value-type="string">
            <text:p>VSI</text:p>
          </table:table-cell>
          <table:table-cell table:style-name="ce14" office:value-type="float" office:value="67" calcext:value-type="float">
            <text:p>67</text:p>
          </table:table-cell>
          <table:table-cell table:style-name="ce23" table:formula="of:=ifs(ISBLANK([.B15]); &quot;NO VALUE&quot;; [.B15]&gt;=130; [$DescScales.B3]; [.B15] &gt;= 120; [$DescScales.B4]; [.B15] &gt;= 110; [$DescScales.B5]; [.B15] &gt;= 90; [$DescScales.B6]; [.B15] &gt;= 80; [$DescScales.B7]; [.B15] &gt;= 70; [$DescScales.B8]; [.B15] &lt; 70; [$DescScales.B9])" office:value-type="string" office:string-value="" calcext:value-type="error">
            <text:p>#NAME?</text:p>
          </table:table-cell>
          <table:table-cell table:style-name="ce34" office:value-type="float" office:value="1" calcext:value-type="float">
            <text:p>1</text:p>
          </table:table-cell>
          <table:table-cell table:style-name="ce4" office:value-type="string" calcext:value-type="string">
            <text:p>Gf</text:p>
          </table:table-cell>
          <table:table-cell table:style-name="ce14"/>
          <table:table-cell table:style-name="ce23" table:formula="of:=ifs(ISBLANK([.F15]); &quot;NO VALUE&quot;; [.F15]&gt;=130; [$DescScales.B3]; [.F15] &gt;= 120; [$DescScales.B4]; [.F15] &gt;= 110; [$DescScales.B5]; [.F15] &gt;= 90; [$DescScales.B6]; [.F15] &gt;= 80; [$DescScales.B7]; [.F15] &gt;= 70; [$DescScales.B8]; [.F15] &lt; 70; [$DescScales.B9])" office:value-type="string" office:string-value="" calcext:value-type="error">
            <text:p>#NAME?</text:p>
          </table:table-cell>
          <table:table-cell table:style-name="ce34"/>
          <table:table-cell table:number-columns-repeated="56"/>
        </table:table-row>
        <table:table-row table:style-name="ro1">
          <table:table-cell table:style-name="ce4" office:value-type="string" calcext:value-type="string">
            <text:p>FRI</text:p>
          </table:table-cell>
          <table:table-cell table:style-name="ce14" office:value-type="float" office:value="74" calcext:value-type="float">
            <text:p>74</text:p>
          </table:table-cell>
          <table:table-cell table:style-name="ce23" table:formula="of:=ifs(ISBLANK([.B16]); &quot;NO VALUE&quot;; [.B16]&gt;=130; [$DescScales.B3]; [.B16] &gt;= 120; [$DescScales.B4]; [.B16] &gt;= 110; [$DescScales.B5]; [.B16] &gt;= 90; [$DescScales.B6]; [.B16] &gt;= 80; [$DescScales.B7]; [.B16] &gt;= 70; [$DescScales.B8]; [.B16] &lt; 70; [$DescScales.B9])" office:value-type="string" office:string-value="" calcext:value-type="error">
            <text:p>#NAME?</text:p>
          </table:table-cell>
          <table:table-cell table:style-name="ce34" office:value-type="float" office:value="4" calcext:value-type="float">
            <text:p>4</text:p>
          </table:table-cell>
          <table:table-cell table:style-name="ce4" office:value-type="string" calcext:value-type="string">
            <text:p>Gc</text:p>
          </table:table-cell>
          <table:table-cell table:style-name="ce14" office:value-type="float" office:value="84" calcext:value-type="float">
            <text:p>84</text:p>
          </table:table-cell>
          <table:table-cell table:style-name="ce23" table:formula="of:=ifs(ISBLANK([.F16]); &quot;NO VALUE&quot;; [.F16]&gt;=130; [$DescScales.B3]; [.F16] &gt;= 120; [$DescScales.B4]; [.F16] &gt;= 110; [$DescScales.B5]; [.F16] &gt;= 90; [$DescScales.B6]; [.F16] &gt;= 80; [$DescScales.B7]; [.F16] &gt;= 70; [$DescScales.B8]; [.F16] &lt; 70; [$DescScales.B9])" office:value-type="string" office:string-value="" calcext:value-type="error">
            <text:p>#NAME?</text:p>
          </table:table-cell>
          <table:table-cell table:style-name="ce34" office:value-type="float" office:value="15" calcext:value-type="float">
            <text:p>15</text:p>
          </table:table-cell>
          <table:table-cell table:number-columns-repeated="56"/>
        </table:table-row>
        <table:table-row table:style-name="ro1">
          <table:table-cell table:style-name="ce4" office:value-type="string" calcext:value-type="string">
            <text:p>WMI</text:p>
          </table:table-cell>
          <table:table-cell table:style-name="ce14" office:value-type="float" office:value="76" calcext:value-type="float">
            <text:p>76</text:p>
          </table:table-cell>
          <table:table-cell table:style-name="ce23" table:formula="of:=ifs(ISBLANK([.B17]); &quot;NO VALUE&quot;; [.B17]&gt;=130; [$DescScales.B3]; [.B17] &gt;= 120; [$DescScales.B4]; [.B17] &gt;= 110; [$DescScales.B5]; [.B17] &gt;= 90; [$DescScales.B6]; [.B17] &gt;= 80; [$DescScales.B7]; [.B17] &gt;= 70; [$DescScales.B8]; [.B17] &lt; 70; [$DescScales.B9])" office:value-type="string" office:string-value="" calcext:value-type="error">
            <text:p>#NAME?</text:p>
          </table:table-cell>
          <table:table-cell table:style-name="ce34" office:value-type="float" office:value="5" calcext:value-type="float">
            <text:p>5</text:p>
          </table:table-cell>
          <table:table-cell table:style-name="ce4" office:value-type="string" calcext:value-type="string">
            <text:p>Gwm</text:p>
          </table:table-cell>
          <table:table-cell table:style-name="ce14"/>
          <table:table-cell table:style-name="ce23" table:formula="of:=ifs(ISBLANK([.F17]); &quot;NO VALUE&quot;; [.F17]&gt;=130; [$DescScales.B3]; [.F17] &gt;= 120; [$DescScales.B4]; [.F17] &gt;= 110; [$DescScales.B5]; [.F17] &gt;= 90; [$DescScales.B6]; [.F17] &gt;= 80; [$DescScales.B7]; [.F17] &gt;= 70; [$DescScales.B8]; [.F17] &lt; 70; [$DescScales.B9])" office:value-type="string" office:string-value="" calcext:value-type="error">
            <text:p>#NAME?</text:p>
          </table:table-cell>
          <table:table-cell table:style-name="ce34"/>
          <table:table-cell table:number-columns-repeated="56"/>
        </table:table-row>
        <table:table-row table:style-name="ro1">
          <table:table-cell table:style-name="ce4" office:value-type="string" calcext:value-type="string">
            <text:p>PSI</text:p>
          </table:table-cell>
          <table:table-cell table:style-name="ce14" office:value-type="float" office:value="80" calcext:value-type="float">
            <text:p>80</text:p>
          </table:table-cell>
          <table:table-cell table:style-name="ce23" table:formula="of:=ifs(ISBLANK([.B18]); &quot;NO VALUE&quot;; [.B18]&gt;=130; [$DescScales.B3]; [.B18] &gt;= 120; [$DescScales.B4]; [.B18] &gt;= 110; [$DescScales.B5]; [.B18] &gt;= 90; [$DescScales.B6]; [.B18] &gt;= 80; [$DescScales.B7]; [.B18] &gt;= 70; [$DescScales.B8]; [.B18] &lt; 70; [$DescScales.B9])" office:value-type="string" office:string-value="" calcext:value-type="error">
            <text:p>#NAME?</text:p>
          </table:table-cell>
          <table:table-cell table:style-name="ce34" office:value-type="float" office:value="9" calcext:value-type="float">
            <text:p>9</text:p>
          </table:table-cell>
          <table:table-cell table:style-name="ce4" office:value-type="string" calcext:value-type="string">
            <text:p>CE</text:p>
          </table:table-cell>
          <table:table-cell table:style-name="ce14"/>
          <table:table-cell table:style-name="ce23" table:formula="of:=ifs(ISBLANK([.F18]); &quot;NO VALUE&quot;; [.F18] &gt;=130; [$DescScales.B3]; [.F18] &gt;= 120; [$DescScales.B4]; [.F18] &gt;= 110; [$DescScales.B5]; [.F18] &gt;= 90; [$DescScales.B6]; [.F18] &gt;= 80; [$DescScales.B7]; [.F18] &gt;= 70; [$DescScales.B8]; [.F18] &lt; 70; [$DescScales.B9])" office:value-type="string" office:string-value="" calcext:value-type="error">
            <text:p>#NAME?</text:p>
          </table:table-cell>
          <table:table-cell table:style-name="ce34"/>
          <table:table-cell table:number-columns-repeated="56"/>
        </table:table-row>
        <table:table-row table:style-name="ro1">
          <table:table-cell table:style-name="ce5"/>
          <table:table-cell table:style-name="ce17"/>
          <table:table-cell table:style-name="ce24"/>
          <table:table-cell table:style-name="ce35"/>
          <table:table-cell table:style-name="ce5"/>
          <table:table-cell table:style-name="ce24" table:number-columns-repeated="2"/>
          <table:table-cell table:style-name="ce45"/>
          <table:table-cell table:number-columns-repeated="56"/>
        </table:table-row>
        <table:table-row table:style-name="ro1">
          <table:table-cell table:style-name="ce6"/>
          <table:table-cell table:style-name="ce13" office:value-type="string" calcext:value-type="string">
            <text:p>Scaled Score</text:p>
          </table:table-cell>
          <table:table-cell table:style-name="ce2" office:value-type="string" calcext:value-type="string">
            <text:p>Range</text:p>
          </table:table-cell>
          <table:table-cell table:style-name="ce35"/>
          <table:table-cell table:style-name="ce6"/>
          <table:table-cell table:style-name="ce13" office:value-type="string" calcext:value-type="string">
            <text:p>Standard Score</text:p>
          </table:table-cell>
          <table:table-cell table:style-name="ce2" office:value-type="string" calcext:value-type="string">
            <text:p>Range</text:p>
          </table:table-cell>
          <table:table-cell table:style-name="ce33" office:value-type="string" calcext:value-type="string">
            <text:p>%ile</text:p>
          </table:table-cell>
          <table:table-cell table:number-columns-repeated="56"/>
        </table:table-row>
        <table:table-row table:style-name="ro1">
          <table:table-cell table:style-name="ce4" office:value-type="string" calcext:value-type="string">
            <text:p>Similarities</text:p>
          </table:table-cell>
          <table:table-cell table:style-name="ce14" office:value-type="float" office:value="10" calcext:value-type="float">
            <text:p>10</text:p>
          </table:table-cell>
          <table:table-cell table:style-name="ce25" table:formula="of:=ifs(ISBLANK([.B21]); &quot;NO VALUE&quot;; [.B21]&gt;=16; [$DescScales.B3]; [.B21] &gt;= 14; [$DescScales.B4]; [.B21] &gt;= 13; [$DescScales.B5]; [.B21] &gt;= 8; [$DescScales.B6]; [.B21] &gt;= 7; [$DescScales.B7]; [.B21] &gt;= 5; [$DescScales.B8]; [.B21] &lt; 5; [$DescScales.B9])" office:value-type="string" office:string-value="" calcext:value-type="error">
            <text:p>#NAME?</text:p>
          </table:table-cell>
          <table:table-cell table:style-name="ce36"/>
          <table:table-cell table:style-name="ce8" office:value-type="string" calcext:value-type="string">
            <text:p>Oral Vocabulary</text:p>
          </table:table-cell>
          <table:table-cell table:style-name="ce14" office:value-type="float" office:value="79" calcext:value-type="float">
            <text:p>79</text:p>
          </table:table-cell>
          <table:table-cell table:style-name="ce23" table:formula="of:=ifs(ISBLANK([.F21]); &quot;NO VALUE&quot;; [.F21] &gt;= 130; [$DescScales.B3]; [.F21] &gt;= 120; [$DescScales.B4]; [.F21] &gt;= 110; [$DescScales.B5]; [.F21] &gt;= 90; [$DescScales.B6]; [.F21] &gt;= 80; [$DescScales.B7]; [.F21] &gt;= 70; [$DescScales.B8]; [.F21] &lt; 70; [$DescScales.B9])" office:value-type="string" office:string-value="" calcext:value-type="error">
            <text:p>#NAME?</text:p>
          </table:table-cell>
          <table:table-cell table:style-name="ce34" office:value-type="float" office:value="8" calcext:value-type="float">
            <text:p>8</text:p>
          </table:table-cell>
          <table:table-cell table:number-columns-repeated="56"/>
        </table:table-row>
        <table:table-row table:style-name="ro1">
          <table:table-cell table:style-name="ce4" office:value-type="string" calcext:value-type="string">
            <text:p>Vocabulary</text:p>
          </table:table-cell>
          <table:table-cell table:style-name="ce14" office:value-type="float" office:value="9" calcext:value-type="float">
            <text:p>9</text:p>
          </table:table-cell>
          <table:table-cell table:style-name="ce25" table:formula="of:=ifs(ISBLANK([.B22]); &quot;NO VALUE&quot;; [.B22]&gt;=16; [$DescScales.B3]; [.B22] &gt;= 14; [$DescScales.B4]; [.B22] &gt;= 13; [$DescScales.B5]; [.B22] &gt;= 8; [$DescScales.B6]; [.B22] &gt;= 7; [$DescScales.B7]; [.B22] &gt;= 5; [$DescScales.B8]; [.B22] &lt; 5; [$DescScales.B9])" office:value-type="string" office:string-value="" calcext:value-type="error">
            <text:p>#NAME?</text:p>
          </table:table-cell>
          <table:table-cell table:style-name="ce36"/>
          <table:table-cell table:style-name="ce8" office:value-type="string" calcext:value-type="string">
            <text:p>Number Series</text:p>
          </table:table-cell>
          <table:table-cell table:style-name="ce14" office:value-type="float" office:value="89" calcext:value-type="float">
            <text:p>89</text:p>
          </table:table-cell>
          <table:table-cell table:style-name="ce23" table:formula="of:=ifs(ISBLANK([.F22]); &quot;NO VALUE&quot;; [.F22] &gt;=130; [$DescScales.B3]; [.F22] &gt;= 120; [$DescScales.B4]; [.F22] &gt;= 110; [$DescScales.B5]; [.F22] &gt;= 90; [$DescScales.B6]; [.F22] &gt;= 80; [$DescScales.B7]; [.F22] &gt;= 70; [$DescScales.B8]; [.F22] &lt; 70; [$DescScales.B9])" office:value-type="string" office:string-value="" calcext:value-type="error">
            <text:p>#NAME?</text:p>
          </table:table-cell>
          <table:table-cell table:style-name="ce34" office:value-type="float" office:value="24" calcext:value-type="float">
            <text:p>24</text:p>
          </table:table-cell>
          <table:table-cell table:number-columns-repeated="56"/>
        </table:table-row>
        <table:table-row table:style-name="ro1">
          <table:table-cell table:style-name="ce4" office:value-type="string" calcext:value-type="string">
            <text:p>Block Design</text:p>
          </table:table-cell>
          <table:table-cell table:style-name="ce14" office:value-type="float" office:value="3" calcext:value-type="float">
            <text:p>3</text:p>
          </table:table-cell>
          <table:table-cell table:style-name="ce25" table:formula="of:=ifs(ISBLANK([.B23]); &quot;NO VALUE&quot;; [.B23]&gt;=16; [$DescScales.B3]; [.B23] &gt;= 14; [$DescScales.B4]; [.B23] &gt;= 13; [$DescScales.B5]; [.B23] &gt;= 8; [$DescScales.B6]; [.B23] &gt;= 7; [$DescScales.B7]; [.B23] &gt;= 5; [$DescScales.B8]; [.B23] &lt; 5; [$DescScales.B9])" office:value-type="string" office:string-value="" calcext:value-type="error">
            <text:p>#NAME?</text:p>
          </table:table-cell>
          <table:table-cell table:style-name="ce36"/>
          <table:table-cell table:style-name="ce8" office:value-type="string" calcext:value-type="string">
            <text:p>Verbal Attention</text:p>
          </table:table-cell>
          <table:table-cell table:style-name="ce14" office:value-type="float" office:value="94" calcext:value-type="float">
            <text:p>94</text:p>
          </table:table-cell>
          <table:table-cell table:style-name="ce23" table:formula="of:=ifs(ISBLANK([.F23]); &quot;NO VALUE&quot;; [.F23] &gt;= 130; [$DescScales.B3]; [.F23] &gt;= 120; [$DescScales.B4]; [.F23] &gt;= 110; [$DescScales.B5]; [.F23] &gt;= 90; [$DescScales.B6]; [.F23] &gt;= 80; [$DescScales.B7]; [.F23] &gt;= 70; [$DescScales.B8]; [.F23] &lt; 70; [$DescScales.B9])" office:value-type="string" office:string-value="" calcext:value-type="error">
            <text:p>#NAME?</text:p>
          </table:table-cell>
          <table:table-cell table:style-name="ce34" office:value-type="float" office:value="33" calcext:value-type="float">
            <text:p>33</text:p>
          </table:table-cell>
          <table:table-cell table:number-columns-repeated="56"/>
        </table:table-row>
        <table:table-row table:style-name="ro1">
          <table:table-cell table:style-name="ce4" office:value-type="string" calcext:value-type="string">
            <text:p>Visual Puzzles</text:p>
          </table:table-cell>
          <table:table-cell table:style-name="ce14" office:value-type="float" office:value="5" calcext:value-type="float">
            <text:p>5</text:p>
          </table:table-cell>
          <table:table-cell table:style-name="ce25" table:formula="of:=ifs(ISBLANK([.B24]); &quot;NO VALUE&quot;; [.B24]&gt;=16; [$DescScales.B3]; [.B24] &gt;= 14; [$DescScales.B4]; [.B24] &gt;= 13; [$DescScales.B5]; [.B24] &gt;= 8; [$DescScales.B6]; [.B24] &gt;= 7; [$DescScales.B7]; [.B24] &gt;= 5; [$DescScales.B8]; [.B24] &lt; 5; [$DescScales.B9])" office:value-type="string" office:string-value="" calcext:value-type="error">
            <text:p>#NAME?</text:p>
          </table:table-cell>
          <table:table-cell table:style-name="ce36"/>
          <table:table-cell table:style-name="ce8" office:value-type="string" calcext:value-type="string">
            <text:p>Letter-Pattern Matching</text:p>
          </table:table-cell>
          <table:table-cell table:style-name="ce14" office:value-type="float" office:value="47" calcext:value-type="float">
            <text:p>47</text:p>
          </table:table-cell>
          <table:table-cell table:style-name="ce23" table:formula="of:=ifs(ISBLANK([.F24]); &quot;NO VALUE&quot;; [.F24] &gt;= 130; [$DescScales.B3]; [.F24] &gt;= 120; [$DescScales.B4]; [.F24] &gt;= 110; [$DescScales.B5]; [.F24] &gt;= 90; [$DescScales.B6]; [.F24] &gt;= 80; [$DescScales.B7]; [.F24] &gt;= 70; [$DescScales.B8]; [.F24] &lt; 70; [$DescScales.B9])" office:value-type="string" office:string-value="" calcext:value-type="error">
            <text:p>#NAME?</text:p>
          </table:table-cell>
          <table:table-cell table:style-name="ce34" office:value-type="string" calcext:value-type="string">
            <text:p>&lt;0.1</text:p>
          </table:table-cell>
          <table:table-cell table:number-columns-repeated="56"/>
        </table:table-row>
        <table:table-row table:style-name="ro1">
          <table:table-cell table:style-name="ce4" office:value-type="string" calcext:value-type="string">
            <text:p>Matrix Reasoning</text:p>
          </table:table-cell>
          <table:table-cell table:style-name="ce14" office:value-type="float" office:value="4" calcext:value-type="float">
            <text:p>4</text:p>
          </table:table-cell>
          <table:table-cell table:style-name="ce25" table:formula="of:=ifs(ISBLANK([.B25]); &quot;NO VALUE&quot;; [.B25]&gt;=16; [$DescScales.B3]; [.B25] &gt;= 14; [$DescScales.B4]; [.B25] &gt;= 13; [$DescScales.B5]; [.B25] &gt;= 8; [$DescScales.B6]; [.B25] &gt;= 7; [$DescScales.B7]; [.B25] &gt;= 5; [$DescScales.B8]; [.B25] &lt; 5; [$DescScales.B9])" office:value-type="string" office:string-value="" calcext:value-type="error">
            <text:p>#NAME?</text:p>
          </table:table-cell>
          <table:table-cell table:style-name="ce36"/>
          <table:table-cell table:style-name="ce8" office:value-type="string" calcext:value-type="string">
            <text:p>Phonological Processing</text:p>
          </table:table-cell>
          <table:table-cell table:style-name="ce14" office:value-type="float" office:value="97" calcext:value-type="float">
            <text:p>97</text:p>
          </table:table-cell>
          <table:table-cell table:style-name="ce23" table:formula="of:=ifs(ISBLANK([.F25]); &quot;NO VALUE&quot;; [.F25] &gt;= 130; [$DescScales.B3]; [.F25] &gt;= 120; [$DescScales.B4]; [.F25] &gt;= 110; [$DescScales.B5]; [.F25] &gt;= 90; [$DescScales.B6]; [.F25] &gt;= 80; [$DescScales.B7]; [.F25] &gt;= 70; [$DescScales.B8]; [.F25] &lt; 70; [$DescScales.B9])" office:value-type="string" office:string-value="" calcext:value-type="error">
            <text:p>#NAME?</text:p>
          </table:table-cell>
          <table:table-cell table:style-name="ce34" office:value-type="float" office:value="41" calcext:value-type="float">
            <text:p>41</text:p>
          </table:table-cell>
          <table:table-cell table:number-columns-repeated="56"/>
        </table:table-row>
        <table:table-row table:style-name="ro1">
          <table:table-cell table:style-name="ce4" office:value-type="string" calcext:value-type="string">
            <text:p>Figure Weights</text:p>
          </table:table-cell>
          <table:table-cell table:style-name="ce14" office:value-type="float" office:value="7" calcext:value-type="float">
            <text:p>7</text:p>
          </table:table-cell>
          <table:table-cell table:style-name="ce25" table:formula="of:=ifs(ISBLANK([.B26]); &quot;NO VALUE&quot;; [.B26]&gt;=16; [$DescScales.B3]; [.B26] &gt;= 14; [$DescScales.B4]; [.B26] &gt;= 13; [$DescScales.B5]; [.B26] &gt;= 8; [$DescScales.B6]; [.B26] &gt;= 7; [$DescScales.B7]; [.B26] &gt;= 5; [$DescScales.B8]; [.B26] &lt; 5; [$DescScales.B9])" office:value-type="string" office:string-value="" calcext:value-type="error">
            <text:p>#NAME?</text:p>
          </table:table-cell>
          <table:table-cell table:style-name="ce36"/>
          <table:table-cell table:style-name="ce8" office:value-type="string" calcext:value-type="string">
            <text:p>Story Recall</text:p>
          </table:table-cell>
          <table:table-cell table:style-name="ce14" office:value-type="float" office:value="89" calcext:value-type="float">
            <text:p>89</text:p>
          </table:table-cell>
          <table:table-cell table:style-name="ce23" table:formula="of:=ifs(ISBLANK([.F26]); &quot;NO VALUE&quot;; [.F26] &gt;= 130; [$DescScales.B3]; [.F26] &gt;= 120; [$DescScales.B4]; [.F26] &gt;= 110; [$DescScales.B5]; [.F26] &gt;= 90; [$DescScales.B6]; [.F26] &gt;= 80; [$DescScales.B7]; [.F26] &gt;= 70; [$DescScales.B8]; [.F26] &lt; 70; [$DescScales.B9])" office:value-type="string" office:string-value="" calcext:value-type="error">
            <text:p>#NAME?</text:p>
          </table:table-cell>
          <table:table-cell table:style-name="ce34" office:value-type="float" office:value="23" calcext:value-type="float">
            <text:p>23</text:p>
          </table:table-cell>
          <table:table-cell table:number-columns-repeated="56"/>
        </table:table-row>
        <table:table-row table:style-name="ro1">
          <table:table-cell table:style-name="ce4" office:value-type="string" calcext:value-type="string">
            <text:p>Digit Span</text:p>
          </table:table-cell>
          <table:table-cell table:style-name="ce14" office:value-type="float" office:value="5" calcext:value-type="float">
            <text:p>5</text:p>
          </table:table-cell>
          <table:table-cell table:style-name="ce25" table:formula="of:=ifs(ISBLANK([.B27]); &quot;NO VALUE&quot;; [.B27]&gt;=16; [$DescScales.B3]; [.B27] &gt;= 14; [$DescScales.B4]; [.B27] &gt;= 13; [$DescScales.B5]; [.B27] &gt;= 8; [$DescScales.B6]; [.B27] &gt;= 7; [$DescScales.B7]; [.B27] &gt;= 5; [$DescScales.B8]; [.B27] &lt; 5; [$DescScales.B9])" office:value-type="string" office:string-value="" calcext:value-type="error">
            <text:p>#NAME?</text:p>
          </table:table-cell>
          <table:table-cell table:style-name="ce36"/>
          <table:table-cell table:style-name="ce8" office:value-type="string" calcext:value-type="string">
            <text:p>Visualization</text:p>
          </table:table-cell>
          <table:table-cell table:style-name="ce14" office:value-type="float" office:value="94" calcext:value-type="float">
            <text:p>94</text:p>
          </table:table-cell>
          <table:table-cell table:style-name="ce23" table:formula="of:=ifs(ISBLANK([.F27]); &quot;NO VALUE&quot;; [.F27] &gt;= 130; [$DescScales.B3]; [.F27] &gt;= 120; [$DescScales.B4]; [.F27] &gt;= 110; [$DescScales.B5]; [.F27] &gt;= 90; [$DescScales.B6]; [.F27] &gt;= 80; [$DescScales.B7]; [.F27] &gt;= 70; [$DescScales.B8]; [.F27] &lt; 70; [$DescScales.B9])" office:value-type="string" office:string-value="" calcext:value-type="error">
            <text:p>#NAME?</text:p>
          </table:table-cell>
          <table:table-cell table:style-name="ce34" office:value-type="float" office:value="34" calcext:value-type="float">
            <text:p>34</text:p>
          </table:table-cell>
          <table:table-cell table:number-columns-repeated="56"/>
        </table:table-row>
        <table:table-row table:style-name="ro1">
          <table:table-cell table:style-name="ce4" office:value-type="string" calcext:value-type="string">
            <text:p>Picture Span</text:p>
          </table:table-cell>
          <table:table-cell table:style-name="ce14" office:value-type="float" office:value="7" calcext:value-type="float">
            <text:p>7</text:p>
          </table:table-cell>
          <table:table-cell table:style-name="ce25" table:formula="of:=ifs(ISBLANK([.B28]); &quot;NO VALUE&quot;; [.B28]&gt;=16; [$DescScales.B3]; [.B28] &gt;= 14; [$DescScales.B4]; [.B28] &gt;= 13; [$DescScales.B5]; [.B28] &gt;= 8; [$DescScales.B6]; [.B28] &gt;= 7; [$DescScales.B7]; [.B28] &gt;= 5; [$DescScales.B8]; [.B28] &lt; 5; [$DescScales.B9])" office:value-type="string" office:string-value="" calcext:value-type="error">
            <text:p>#NAME?</text:p>
          </table:table-cell>
          <table:table-cell table:style-name="ce35"/>
          <table:table-cell table:style-name="ce8" office:value-type="string" calcext:value-type="string">
            <text:p>General Information</text:p>
          </table:table-cell>
          <table:table-cell table:style-name="ce14" office:value-type="float" office:value="91" calcext:value-type="float">
            <text:p>91</text:p>
          </table:table-cell>
          <table:table-cell table:style-name="ce23" table:formula="of:=ifs(ISBLANK([.F28]); &quot;NO VALUE&quot;; [.F28] &gt;= 130; [$DescScales.B3]; [.F28] &gt;= 120; [$DescScales.B4]; [.F28] &gt;= 110; [$DescScales.B5]; [.F28] &gt;= 90; [$DescScales.B6]; [.F28] &gt;= 80; [$DescScales.B7]; [.F28] &gt;= 70; [$DescScales.B8]; [.F28] &lt; 70; [$DescScales.B9])" office:value-type="string" office:string-value="" calcext:value-type="error">
            <text:p>#NAME?</text:p>
          </table:table-cell>
          <table:table-cell table:style-name="ce34" office:value-type="float" office:value="28" calcext:value-type="float">
            <text:p>28</text:p>
          </table:table-cell>
          <table:table-cell table:number-columns-repeated="56"/>
        </table:table-row>
        <table:table-row table:style-name="ro1">
          <table:table-cell table:style-name="ce4" office:value-type="string" calcext:value-type="string">
            <text:p>Coding</text:p>
          </table:table-cell>
          <table:table-cell table:style-name="ce14" office:value-type="float" office:value="9" calcext:value-type="float">
            <text:p>9</text:p>
          </table:table-cell>
          <table:table-cell table:style-name="ce25" table:formula="of:=ifs(ISBLANK([.B29]); &quot;NO VALUE&quot;; [.B29]&gt;=16; [$DescScales.B3]; [.B29] &gt;= 14; [$DescScales.B4]; [.B29] &gt;= 13; [$DescScales.B5]; [.B29] &gt;= 8; [$DescScales.B6]; [.B29] &gt;= 7; [$DescScales.B7]; [.B29] &gt;= 5; [$DescScales.B8]; [.B29] &lt; 5; [$DescScales.B9])" office:value-type="string" office:string-value="" calcext:value-type="error">
            <text:p>#NAME?</text:p>
          </table:table-cell>
          <table:table-cell table:style-name="ce35"/>
          <table:table-cell table:style-name="ce8" office:value-type="string" calcext:value-type="string">
            <text:p>Concept Formation</text:p>
          </table:table-cell>
          <table:table-cell table:style-name="ce14"/>
          <table:table-cell table:style-name="ce23" table:formula="of:=ifs(ISBLANK([.F29]); &quot;NO VALUE&quot;; [.F29] &gt;= 130; [$DescScales.B3]; [.F29] &gt;= 120; [$DescScales.B4]; [.F29] &gt;= 110; [$DescScales.B5]; [.F29] &gt;= 90; [$DescScales.B6]; [.F29] &gt;= 80; [$DescScales.B7]; [.F29] &gt;= 70; [$DescScales.B8]; [.F29] &lt; 70; [$DescScales.B9])" office:value-type="string" office:string-value="" calcext:value-type="error">
            <text:p>#NAME?</text:p>
          </table:table-cell>
          <table:table-cell table:style-name="ce34"/>
          <table:table-cell table:number-columns-repeated="56"/>
        </table:table-row>
        <table:table-row table:style-name="ro1">
          <table:table-cell table:style-name="ce7" office:value-type="string" calcext:value-type="string">
            <text:p>Symbol Search</text:p>
          </table:table-cell>
          <table:table-cell table:style-name="ce18" office:value-type="float" office:value="4" calcext:value-type="float">
            <text:p>4</text:p>
          </table:table-cell>
          <table:table-cell table:style-name="ce26" table:formula="of:=ifs(ISBLANK([.B30]); &quot;NO VALUE&quot;; [.B30]&gt;=16; [$DescScales.B3]; [.B30] &gt;= 14; [$DescScales.B4]; [.B30] &gt;= 13; [$DescScales.B5]; [.B30] &gt;= 8; [$DescScales.B6]; [.B30] &gt;= 7; [$DescScales.B7]; [.B30] &gt;= 5; [$DescScales.B8]; [.B30] &lt; 5; [$DescScales.B9])" office:value-type="string" office:string-value="" calcext:value-type="error">
            <text:p>#NAME?</text:p>
          </table:table-cell>
          <table:table-cell table:style-name="ce37"/>
          <table:table-cell table:style-name="ce9" office:value-type="string" calcext:value-type="string">
            <text:p>Numbers Reversed</text:p>
          </table:table-cell>
          <table:table-cell table:style-name="ce18"/>
          <table:table-cell table:style-name="ce27" table:formula="of:=ifs(ISBLANK([.F30]); &quot;NO VALUE&quot;; [.F30] &gt;= 130; [$DescScales.B3]; [.F30] &gt;= 120; [$DescScales.B4]; [.F30] &gt;= 110; [$DescScales.B5]; [.F30] &gt;= 90; [$DescScales.B6]; [.F30] &gt;= 80; [$DescScales.B7]; [.F30] &gt;= 70; [$DescScales.B8]; [.F30] &lt; 70; [$DescScales.B9])" office:value-type="string" office:string-value="" calcext:value-type="error">
            <text:p>#NAME?</text:p>
          </table:table-cell>
          <table:table-cell table:style-name="ce38"/>
          <table:table-cell table:number-columns-repeated="56"/>
        </table:table-row>
        <table:table-row table:style-name="ro1" table:number-rows-repeated="2">
          <table:table-cell/>
          <table:table-cell table:style-name="ce14"/>
          <table:table-cell table:number-columns-repeated="5"/>
          <table:table-cell table:style-name="ce14"/>
          <table:table-cell table:number-columns-repeated="56"/>
        </table:table-row>
        <table:table-row table:style-name="ro7">
          <table:table-cell table:style-name="ce3" office:value-type="string" calcext:value-type="string" table:number-columns-spanned="3" table:number-rows-spanned="1">
            <text:p>WIAT-III</text:p>
          </table:table-cell>
          <table:covered-table-cell table:number-columns-repeated="2" table:style-name="ce178"/>
          <table:table-cell table:style-name="ce32"/>
          <table:table-cell table:style-name="ce3" office:value-type="string" calcext:value-type="string" table:number-columns-spanned="3" table:number-rows-spanned="1">
            <text:p>WJ-IV Ach</text:p>
          </table:table-cell>
          <table:covered-table-cell table:number-columns-repeated="2" table:style-name="ce178"/>
          <table:table-cell table:style-name="ce46"/>
          <table:table-cell table:number-columns-repeated="56"/>
        </table:table-row>
        <table:table-row table:style-name="ro1">
          <table:table-cell table:style-name="ce6"/>
          <table:table-cell table:style-name="ce13" office:value-type="string" calcext:value-type="string">
            <text:p>Standard Score</text:p>
          </table:table-cell>
          <table:table-cell table:style-name="ce2" office:value-type="string" calcext:value-type="string">
            <text:p>Range</text:p>
          </table:table-cell>
          <table:table-cell table:style-name="ce33" office:value-type="string" calcext:value-type="string">
            <text:p>%ile</text:p>
          </table:table-cell>
          <table:table-cell table:style-name="ce6"/>
          <table:table-cell table:style-name="ce13" office:value-type="string" calcext:value-type="string">
            <text:p>Standard Score</text:p>
          </table:table-cell>
          <table:table-cell table:style-name="ce2" office:value-type="string" calcext:value-type="string">
            <text:p>Range</text:p>
          </table:table-cell>
          <table:table-cell table:style-name="ce33" office:value-type="string" calcext:value-type="string">
            <text:p>%ile</text:p>
          </table:table-cell>
          <table:table-cell table:number-columns-repeated="56"/>
        </table:table-row>
        <table:table-row table:style-name="ro1">
          <table:table-cell table:style-name="ce8" office:value-type="string" calcext:value-type="string">
            <text:p>Listening Comprehension</text:p>
          </table:table-cell>
          <table:table-cell table:style-name="ce14"/>
          <table:table-cell table:style-name="ce23" table:formula="of:=ifs(ISBLANK([.B35]); &quot;NO VALUE&quot;; [.B35] &gt;= 130; [$DescScales.B3]; [.B35] &gt;= 120; [$DescScales.B4]; [.B35] &gt;= 110; [$DescScales.B5]; [.B35] &gt;= 90; [$DescScales.B6]; [.B35] &gt;= 80; [$DescScales.B7]; [.B35] &gt;= 70; [$DescScales.B8]; [.B35] &lt; 70; [$DescScales.B9])" office:value-type="string" office:string-value="" calcext:value-type="error">
            <text:p>#NAME?</text:p>
          </table:table-cell>
          <table:table-cell table:style-name="ce34"/>
          <table:table-cell table:style-name="ce8" office:value-type="string" calcext:value-type="string">
            <text:p>Broad Reading</text:p>
          </table:table-cell>
          <table:table-cell table:style-name="ce14" office:value-type="float" office:value="47" calcext:value-type="float">
            <text:p>47</text:p>
          </table:table-cell>
          <table:table-cell table:style-name="ce23" table:formula="of:=ifs(ISBLANK([.F35]); &quot;NO VALUE&quot;; [.F35] &gt;= 130; [$DescScales.B3]; [.F35] &gt;= 120; [$DescScales.B4]; [.F35] &gt;= 110; [$DescScales.B5]; [.F35] &gt;= 90; [$DescScales.B6]; [.F35] &gt;= 80; [$DescScales.B7]; [.F35] &gt;= 70; [$DescScales.B8]; [.F35] &lt; 70; [$DescScales.B9])" office:value-type="string" office:string-value="" calcext:value-type="error">
            <text:p>#NAME?</text:p>
          </table:table-cell>
          <table:table-cell table:style-name="ce34" office:value-type="string" calcext:value-type="string">
            <text:p>&lt;0.1</text:p>
          </table:table-cell>
          <table:table-cell table:number-columns-repeated="56"/>
        </table:table-row>
        <table:table-row table:style-name="ro1">
          <table:table-cell table:style-name="ce8" office:value-type="string" calcext:value-type="string">
            <text:p>Early Reading Skills</text:p>
          </table:table-cell>
          <table:table-cell table:style-name="ce14"/>
          <table:table-cell table:style-name="ce23" table:formula="of:=ifs(ISBLANK([.B36]); &quot;NO VALUE&quot;; [.B36] &gt;= 130; [$DescScales.B3]; [.B36] &gt;= 120; [$DescScales.B4]; [.B36] &gt;= 110; [$DescScales.B5]; [.B36] &gt;= 90; [$DescScales.B6]; [.B36] &gt;= 80; [$DescScales.B7]; [.B36] &gt;= 70; [$DescScales.B8]; [.B36] &lt; 70; [$DescScales.B9])" office:value-type="string" office:string-value="" calcext:value-type="error">
            <text:p>#NAME?</text:p>
          </table:table-cell>
          <table:table-cell table:style-name="ce34"/>
          <table:table-cell table:style-name="ce8" office:value-type="string" calcext:value-type="string">
            <text:p>Broad Mathematics</text:p>
          </table:table-cell>
          <table:table-cell table:style-name="ce14" office:value-type="float" office:value="77" calcext:value-type="float">
            <text:p>77</text:p>
          </table:table-cell>
          <table:table-cell table:style-name="ce23" table:formula="of:=ifs(ISBLANK([.F36]); &quot;NO VALUE&quot;; [.F36] &gt;= 130; [$DescScales.B3]; [.F36] &gt;= 120; [$DescScales.B4]; [.F36] &gt;= 110; [$DescScales.B5]; [.F36] &gt;= 90; [$DescScales.B6]; [.F36] &gt;= 80; [$DescScales.B7]; [.F36] &gt;= 70; [$DescScales.B8]; [.F36] &lt; 70; [$DescScales.B9])" office:value-type="string" office:string-value="" calcext:value-type="error">
            <text:p>#NAME?</text:p>
          </table:table-cell>
          <table:table-cell table:style-name="ce34" office:value-type="float" office:value="7" calcext:value-type="float">
            <text:p>7</text:p>
          </table:table-cell>
          <table:table-cell table:number-columns-repeated="56"/>
        </table:table-row>
        <table:table-row table:style-name="ro1">
          <table:table-cell table:style-name="ce8" office:value-type="string" calcext:value-type="string">
            <text:p>Reading Comprehension</text:p>
          </table:table-cell>
          <table:table-cell table:style-name="ce14" office:value-type="float" office:value="90" calcext:value-type="float">
            <text:p>90</text:p>
          </table:table-cell>
          <table:table-cell table:style-name="ce23" table:formula="of:=ifs(ISBLANK([.B37]); &quot;NO VALUE&quot;; [.B37] &gt;= 130; [$DescScales.B3]; [.B37] &gt;= 120; [$DescScales.B4]; [.B37] &gt;= 110; [$DescScales.B5]; [.B37] &gt;= 90; [$DescScales.B6]; [.B37] &gt;= 80; [$DescScales.B7]; [.B37] &gt;= 70; [$DescScales.B8]; [.B37] &lt; 70; [$DescScales.B9])" office:value-type="string" office:string-value="" calcext:value-type="error">
            <text:p>#NAME?</text:p>
          </table:table-cell>
          <table:table-cell table:style-name="ce34" office:value-type="float" office:value="25" calcext:value-type="float">
            <text:p>25</text:p>
          </table:table-cell>
          <table:table-cell table:style-name="ce8" office:value-type="string" calcext:value-type="string">
            <text:p>Written Language</text:p>
          </table:table-cell>
          <table:table-cell table:style-name="ce14" office:value-type="float" office:value="56" calcext:value-type="float">
            <text:p>56</text:p>
          </table:table-cell>
          <table:table-cell table:style-name="ce23" table:formula="of:=ifs(ISBLANK([.F37]); &quot;NO VALUE&quot;; [.F37] &gt;= 130; [$DescScales.B3]; [.F37] &gt;= 120; [$DescScales.B4]; [.F37] &gt;= 110; [$DescScales.B5]; [.F37] &gt;= 90; [$DescScales.B6]; [.F37] &gt;= 80; [$DescScales.B7]; [.F37] &gt;= 70; [$DescScales.B8]; [.F37] &lt; 70; [$DescScales.B9])" office:value-type="string" office:string-value="" calcext:value-type="error">
            <text:p>#NAME?</text:p>
          </table:table-cell>
          <table:table-cell table:style-name="ce34" office:value-type="float" office:value="0.2" calcext:value-type="float">
            <text:p>0.2</text:p>
          </table:table-cell>
          <table:table-cell table:number-columns-repeated="56"/>
        </table:table-row>
        <table:table-row table:style-name="ro1">
          <table:table-cell table:style-name="ce8" office:value-type="string" calcext:value-type="string">
            <text:p>Math Problem Solving</text:p>
          </table:table-cell>
          <table:table-cell table:style-name="ce14" office:value-type="float" office:value="73" calcext:value-type="float">
            <text:p>73</text:p>
          </table:table-cell>
          <table:table-cell table:style-name="ce23" table:formula="of:=ifs(ISBLANK([.B38]); &quot;NO VALUE&quot;; [.B38]&gt;=130; &quot;very high&quot;; [.B38] &gt;= 120; &quot;high&quot;; [.B38] &gt;= 110; &quot;high average&quot;; [.B38] &gt;= 90; &quot;average&quot;; [.B38] &gt;= 80; &quot;low average&quot;; [.B38] &gt;= 70; &quot;low&quot;; [.B38] &lt; 70; &quot;very low&quot;)" office:value-type="string" office:string-value="" calcext:value-type="error">
            <text:p>#NAME?</text:p>
          </table:table-cell>
          <table:table-cell table:style-name="ce34" office:value-type="float" office:value="4" calcext:value-type="float">
            <text:p>4</text:p>
          </table:table-cell>
          <table:table-cell table:style-name="ce5"/>
          <table:table-cell table:style-name="ce17"/>
          <table:table-cell table:style-name="ce44"/>
          <table:table-cell table:style-name="ce45"/>
          <table:table-cell table:number-columns-repeated="56"/>
        </table:table-row>
        <table:table-row table:style-name="ro1">
          <table:table-cell table:style-name="ce8" office:value-type="string" calcext:value-type="string">
            <text:p>Alphabet Writing Fluency</text:p>
          </table:table-cell>
          <table:table-cell table:style-name="ce14"/>
          <table:table-cell table:style-name="ce23" table:formula="of:=ifs(ISBLANK([.B39]); &quot;NO VALUE&quot;; [.B39] &gt;= 130; [$DescScales.B3]; [.B39] &gt;= 120; [$DescScales.B4]; [.B39] &gt;= 110; [$DescScales.B5]; [.B39] &gt;= 90; [$DescScales.B6]; [.B39] &gt;= 80; [$DescScales.B7]; [.B39] &gt;= 70; [$DescScales.B8]; [.B39] &lt; 70; [$DescScales.B9])" office:value-type="string" office:string-value="" calcext:value-type="error">
            <text:p>#NAME?</text:p>
          </table:table-cell>
          <table:table-cell table:style-name="ce34"/>
          <table:table-cell table:style-name="ce6"/>
          <table:table-cell table:style-name="ce13" office:value-type="string" calcext:value-type="string">
            <text:p>Standard Score</text:p>
          </table:table-cell>
          <table:table-cell table:style-name="ce2" office:value-type="string" calcext:value-type="string">
            <text:p>Range</text:p>
          </table:table-cell>
          <table:table-cell table:style-name="ce33" office:value-type="string" calcext:value-type="string">
            <text:p>%ile</text:p>
          </table:table-cell>
          <table:table-cell table:number-columns-repeated="56"/>
        </table:table-row>
        <table:table-row table:style-name="ro1">
          <table:table-cell table:style-name="ce8" office:value-type="string" calcext:value-type="string">
            <text:p>Sentence Composition</text:p>
          </table:table-cell>
          <table:table-cell table:style-name="ce14" office:value-type="float" office:value="80" calcext:value-type="float">
            <text:p>80</text:p>
          </table:table-cell>
          <table:table-cell table:style-name="ce23" table:formula="of:=ifs(ISBLANK([.B40]); &quot;NO VALUE&quot;; [.B40] &gt;= 130; [$DescScales.B3]; [.B40] &gt;= 120; [$DescScales.B4]; [.B40] &gt;= 110; [$DescScales.B5]; [.B40] &gt;= 90; [$DescScales.B6]; [.B40] &gt;= 80; [$DescScales.B7]; [.B40] &gt;= 70; [$DescScales.B8]; [.B40] &lt; 70; [$DescScales.B9])" office:value-type="string" office:string-value="" calcext:value-type="error">
            <text:p>#NAME?</text:p>
          </table:table-cell>
          <table:table-cell table:style-name="ce34" office:value-type="float" office:value="9" calcext:value-type="float">
            <text:p>9</text:p>
          </table:table-cell>
          <table:table-cell table:style-name="ce8" office:value-type="string" calcext:value-type="string">
            <text:p>Letter-Word Identification</text:p>
          </table:table-cell>
          <table:table-cell table:style-name="ce14" office:value-type="float" office:value="51" calcext:value-type="float">
            <text:p>51</text:p>
          </table:table-cell>
          <table:table-cell table:style-name="ce23" table:formula="of:=ifs(ISBLANK([.F40]); &quot;NO VALUE&quot;; [.F40] &gt;= 130; [$DescScales.B3]; [.F40] &gt;= 120; [$DescScales.B4]; [.F40] &gt;= 110; [$DescScales.B5]; [.F40] &gt;= 90; [$DescScales.B6]; [.F40] &gt;= 80; [$DescScales.B7]; [.F40] &gt;= 70; [$DescScales.B8]; [.F40] &lt; 70; [$DescScales.B9])" office:value-type="string" office:string-value="" calcext:value-type="error">
            <text:p>#NAME?</text:p>
          </table:table-cell>
          <table:table-cell table:style-name="ce34" office:value-type="string" calcext:value-type="string">
            <text:p>&lt;0.1</text:p>
          </table:table-cell>
          <table:table-cell table:number-columns-repeated="56"/>
        </table:table-row>
        <table:table-row table:style-name="ro1">
          <table:table-cell table:style-name="ce8" office:value-type="string" calcext:value-type="string">
            <text:p>Word Reading</text:p>
          </table:table-cell>
          <table:table-cell table:style-name="ce14"/>
          <table:table-cell table:style-name="ce23" table:formula="of:=ifs(ISBLANK([.B41]); &quot;NO VALUE&quot;; [.B41] &gt;= 130; [$DescScales.B3]; [.B41] &gt;= 120; [$DescScales.B4]; [.B41] &gt;= 110; [$DescScales.B5]; [.B41] &gt;= 90; [$DescScales.B6]; [.B41] &gt;= 80; [$DescScales.B7]; [.B41] &gt;= 70; [$DescScales.B8]; [.B41] &lt; 70; [$DescScales.B9])" office:value-type="string" office:string-value="" calcext:value-type="error">
            <text:p>#NAME?</text:p>
          </table:table-cell>
          <table:table-cell table:style-name="ce34"/>
          <table:table-cell table:style-name="ce8" office:value-type="string" calcext:value-type="string">
            <text:p>Applied Problems</text:p>
          </table:table-cell>
          <table:table-cell table:style-name="ce14" office:value-type="float" office:value="73" calcext:value-type="float">
            <text:p>73</text:p>
          </table:table-cell>
          <table:table-cell table:style-name="ce23" table:formula="of:=ifs(ISBLANK([.F41]); &quot;NO VALUE&quot;; [.F41] &gt;= 130; [$DescScales.B3]; [.F41] &gt;= 120; [$DescScales.B4]; [.F41] &gt;= 110; [$DescScales.B5]; [.F41] &gt;= 90; [$DescScales.B6]; [.F41] &gt;= 80; [$DescScales.B7]; [.F41] &gt;= 70; [$DescScales.B8]; [.F41] &lt; 70; [$DescScales.B9])" office:value-type="string" office:string-value="" calcext:value-type="error">
            <text:p>#NAME?</text:p>
          </table:table-cell>
          <table:table-cell table:style-name="ce34" office:value-type="float" office:value="3" calcext:value-type="float">
            <text:p>3</text:p>
          </table:table-cell>
          <table:table-cell table:number-columns-repeated="56"/>
        </table:table-row>
        <table:table-row table:style-name="ro1">
          <table:table-cell table:style-name="ce8" office:value-type="string" calcext:value-type="string">
            <text:p>Essay Composition</text:p>
          </table:table-cell>
          <table:table-cell table:style-name="ce14"/>
          <table:table-cell table:style-name="ce23" table:formula="of:=ifs(ISBLANK([.B42]); &quot;NO VALUE&quot;; [.B42] &gt;= 130; [$DescScales.B3]; [.B42] &gt;= 120; [$DescScales.B4]; [.B42] &gt;= 110; [$DescScales.B5]; [.B42] &gt;= 90; [$DescScales.B6]; [.B42] &gt;= 80; [$DescScales.B7]; [.B42] &gt;= 70; [$DescScales.B8]; [.B42] &lt; 70; [$DescScales.B9])" office:value-type="string" office:string-value="" calcext:value-type="error">
            <text:p>#NAME?</text:p>
          </table:table-cell>
          <table:table-cell table:style-name="ce34"/>
          <table:table-cell table:style-name="ce8" office:value-type="string" calcext:value-type="string">
            <text:p>Spelling</text:p>
          </table:table-cell>
          <table:table-cell table:style-name="ce14" office:value-type="float" office:value="57" calcext:value-type="float">
            <text:p>57</text:p>
          </table:table-cell>
          <table:table-cell table:style-name="ce23" table:formula="of:=ifs(ISBLANK([.F42]); &quot;NO VALUE&quot;; [.F42] &gt;= 130; [$DescScales.B3]; [.F42] &gt;= 120; [$DescScales.B4]; [.F42] &gt;= 110; [$DescScales.B5]; [.F42] &gt;= 90; [$DescScales.B6]; [.F42] &gt;= 80; [$DescScales.B7]; [.F42] &gt;= 70; [$DescScales.B8]; [.F42] &lt; 70; [$DescScales.B9])" office:value-type="string" office:string-value="" calcext:value-type="error">
            <text:p>#NAME?</text:p>
          </table:table-cell>
          <table:table-cell table:style-name="ce34" office:value-type="float" office:value="0.2" calcext:value-type="float">
            <text:p>0.2</text:p>
          </table:table-cell>
          <table:table-cell table:number-columns-repeated="56"/>
        </table:table-row>
        <table:table-row table:style-name="ro1">
          <table:table-cell table:style-name="ce8" office:value-type="string" calcext:value-type="string">
            <text:p>Pseudoword Decoding</text:p>
          </table:table-cell>
          <table:table-cell table:style-name="ce14"/>
          <table:table-cell table:style-name="ce23" table:formula="of:=ifs(ISBLANK([.B43]); &quot;NO VALUE&quot;; [.B43] &gt;= 130; [$DescScales.B3]; [.B43] &gt;= 120; [$DescScales.B4]; [.B43] &gt;= 110; [$DescScales.B5]; [.B43] &gt;= 90; [$DescScales.B6]; [.B43] &gt;= 80; [$DescScales.B7]; [.B43] &gt;= 70; [$DescScales.B8]; [.B43] &lt; 70; [$DescScales.B9])" office:value-type="string" office:string-value="" calcext:value-type="error">
            <text:p>#NAME?</text:p>
          </table:table-cell>
          <table:table-cell table:style-name="ce34"/>
          <table:table-cell table:style-name="ce8" office:value-type="string" calcext:value-type="string">
            <text:p>Passage Comprehension</text:p>
          </table:table-cell>
          <table:table-cell table:style-name="ce14" office:value-type="float" office:value="54" calcext:value-type="float">
            <text:p>54</text:p>
          </table:table-cell>
          <table:table-cell table:style-name="ce23" table:formula="of:=ifs(ISBLANK([.F43]); &quot;NO VALUE&quot;; [.F43] &gt;= 130; [$DescScales.B3]; [.F43] &gt;= 120; [$DescScales.B4]; [.F43] &gt;= 110; [$DescScales.B5]; [.F43] &gt;= 90; [$DescScales.B6]; [.F43] &gt;= 80; [$DescScales.B7]; [.F43] &gt;= 70; [$DescScales.B8]; [.F43] &lt; 70; [$DescScales.B9])" office:value-type="string" office:string-value="" calcext:value-type="error">
            <text:p>#NAME?</text:p>
          </table:table-cell>
          <table:table-cell table:style-name="ce34" office:value-type="float" office:value="0.1" calcext:value-type="float">
            <text:p>0.1</text:p>
          </table:table-cell>
          <table:table-cell table:number-columns-repeated="56"/>
        </table:table-row>
        <table:table-row table:style-name="ro1">
          <table:table-cell table:style-name="ce8" office:value-type="string" calcext:value-type="string">
            <text:p>Numerical Operations</text:p>
          </table:table-cell>
          <table:table-cell table:style-name="ce14" office:value-type="float" office:value="68" calcext:value-type="float">
            <text:p>68</text:p>
          </table:table-cell>
          <table:table-cell table:style-name="ce23" table:formula="of:=ifs(ISBLANK([.B44]); &quot;NO VALUE&quot;; [.B44] &gt;= 130; [$DescScales.B3]; [.B44] &gt;= 120; [$DescScales.B4]; [.B44] &gt;= 110; [$DescScales.B5]; [.B44] &gt;= 90; [$DescScales.B6]; [.B44] &gt;= 80; [$DescScales.B7]; [.B44] &gt;= 70; [$DescScales.B8]; [.B44] &lt; 70; [$DescScales.B9])" office:value-type="string" office:string-value="" calcext:value-type="error">
            <text:p>#NAME?</text:p>
          </table:table-cell>
          <table:table-cell table:style-name="ce34" office:value-type="float" office:value="2" calcext:value-type="float">
            <text:p>2</text:p>
          </table:table-cell>
          <table:table-cell table:style-name="ce8" office:value-type="string" calcext:value-type="string">
            <text:p>Calculation</text:p>
          </table:table-cell>
          <table:table-cell table:style-name="ce14" office:value-type="float" office:value="79" calcext:value-type="float">
            <text:p>79</text:p>
          </table:table-cell>
          <table:table-cell table:style-name="ce23" table:formula="of:=ifs(ISBLANK([.F44]); &quot;NO VALUE&quot;; [.F44] &gt;= 130; [$DescScales.B3]; [.F44] &gt;= 120; [$DescScales.B4]; [.F44] &gt;= 110; [$DescScales.B5]; [.F44] &gt;= 90; [$DescScales.B6]; [.F44] &gt;= 80; [$DescScales.B7]; [.F44] &gt;= 70; [$DescScales.B8]; [.F44] &lt; 70; [$DescScales.B9])" office:value-type="string" office:string-value="" calcext:value-type="error">
            <text:p>#NAME?</text:p>
          </table:table-cell>
          <table:table-cell table:style-name="ce34" office:value-type="float" office:value="8" calcext:value-type="float">
            <text:p>8</text:p>
          </table:table-cell>
          <table:table-cell table:number-columns-repeated="56"/>
        </table:table-row>
        <table:table-row table:style-name="ro1">
          <table:table-cell table:style-name="ce8" office:value-type="string" calcext:value-type="string">
            <text:p>Oral Expression</text:p>
          </table:table-cell>
          <table:table-cell table:style-name="ce14"/>
          <table:table-cell table:style-name="ce23" table:formula="of:=ifs(ISBLANK([.B45]); &quot;NO VALUE&quot;; [.B45] &gt;= 130; [$DescScales.B3]; [.B45] &gt;= 120; [$DescScales.B4]; [.B45] &gt;= 110; [$DescScales.B5]; [.B45] &gt;= 90; [$DescScales.B6]; [.B45] &gt;= 80; [$DescScales.B7]; [.B45] &gt;= 70; [$DescScales.B8]; [.B45] &lt; 70; [$DescScales.B9])" office:value-type="string" office:string-value="" calcext:value-type="error">
            <text:p>#NAME?</text:p>
          </table:table-cell>
          <table:table-cell table:style-name="ce34"/>
          <table:table-cell table:style-name="ce8" office:value-type="string" calcext:value-type="string">
            <text:p>Writing Samples</text:p>
          </table:table-cell>
          <table:table-cell table:style-name="ce14" office:value-type="float" office:value="62" calcext:value-type="float">
            <text:p>62</text:p>
          </table:table-cell>
          <table:table-cell table:style-name="ce23" table:formula="of:=ifs(ISBLANK([.F45]); &quot;NO VALUE&quot;; [.F45] &gt;= 130; [$DescScales.B3]; [.F45] &gt;= 120; [$DescScales.B4]; [.F45] &gt;= 110; [$DescScales.B5]; [.F45] &gt;= 90; [$DescScales.B6]; [.F45] &gt;= 80; [$DescScales.B7]; [.F45] &gt;= 70; [$DescScales.B8]; [.F45] &lt; 70; [$DescScales.B9])" office:value-type="string" office:string-value="" calcext:value-type="error">
            <text:p>#NAME?</text:p>
          </table:table-cell>
          <table:table-cell table:style-name="ce34" office:value-type="float" office:value="0.5" calcext:value-type="float">
            <text:p>0.5</text:p>
          </table:table-cell>
          <table:table-cell table:number-columns-repeated="56"/>
        </table:table-row>
        <table:table-row table:style-name="ro1">
          <table:table-cell table:style-name="ce8" office:value-type="string" calcext:value-type="string">
            <text:p>Oral Reading Fluency</text:p>
          </table:table-cell>
          <table:table-cell table:style-name="ce14" office:value-type="float" office:value="93" calcext:value-type="float">
            <text:p>93</text:p>
          </table:table-cell>
          <table:table-cell table:style-name="ce23" table:formula="of:=ifs(ISBLANK([.B46]); &quot;NO VALUE&quot;; [.B46] &gt;= 130; [$DescScales.B3]; [.B46] &gt;= 120; [$DescScales.B4]; [.B46] &gt;= 110; [$DescScales.B5]; [.B46] &gt;= 90; [$DescScales.B6]; [.B46] &gt;= 80; [$DescScales.B7]; [.B46] &gt;= 70; [$DescScales.B8]; [.B46] &lt; 70; [$DescScales.B9])" office:value-type="string" office:string-value="" calcext:value-type="error">
            <text:p>#NAME?</text:p>
          </table:table-cell>
          <table:table-cell table:style-name="ce34" office:value-type="float" office:value="32" calcext:value-type="float">
            <text:p>32</text:p>
          </table:table-cell>
          <table:table-cell table:style-name="ce8" office:value-type="string" calcext:value-type="string">
            <text:p>Word Attack</text:p>
          </table:table-cell>
          <table:table-cell table:style-name="ce14" office:value-type="float" office:value="51" calcext:value-type="float">
            <text:p>51</text:p>
          </table:table-cell>
          <table:table-cell table:style-name="ce23" table:formula="of:=ifs(ISBLANK([.F46]); &quot;NO VALUE&quot;; [.F46] &gt;= 130; [$DescScales.B3]; [.F46] &gt;= 120; [$DescScales.B4]; [.F46] &gt;= 110; [$DescScales.B5]; [.F46] &gt;= 90; [$DescScales.B6]; [.F46] &gt;= 80; [$DescScales.B7]; [.F46] &gt;= 70; [$DescScales.B8]; [.F46] &lt; 70; [$DescScales.B9])" office:value-type="string" office:string-value="" calcext:value-type="error">
            <text:p>#NAME?</text:p>
          </table:table-cell>
          <table:table-cell table:style-name="ce34" office:value-type="string" calcext:value-type="string">
            <text:p>&lt;0.1</text:p>
          </table:table-cell>
          <table:table-cell table:number-columns-repeated="56"/>
        </table:table-row>
        <table:table-row table:style-name="ro1">
          <table:table-cell table:style-name="ce8" office:value-type="string" calcext:value-type="string">
            <text:p>Spelling</text:p>
          </table:table-cell>
          <table:table-cell table:style-name="ce14" office:value-type="float" office:value="85" calcext:value-type="float">
            <text:p>85</text:p>
          </table:table-cell>
          <table:table-cell table:style-name="ce23" table:formula="of:=ifs(ISBLANK([.B47]); &quot;NO VALUE&quot;; [.B47] &gt;= 130; [$DescScales.B3]; [.B47] &gt;= 120; [$DescScales.B4]; [.B47] &gt;= 110; [$DescScales.B5]; [.B47] &gt;= 90; [$DescScales.B6]; [.B47] &gt;= 80; [$DescScales.B7]; [.B47] &gt;= 70; [$DescScales.B8]; [.B47] &lt; 70; [$DescScales.B9])" office:value-type="string" office:string-value="" calcext:value-type="error">
            <text:p>#NAME?</text:p>
          </table:table-cell>
          <table:table-cell table:style-name="ce34" office:value-type="float" office:value="16" calcext:value-type="float">
            <text:p>16</text:p>
          </table:table-cell>
          <table:table-cell table:style-name="ce8" office:value-type="string" calcext:value-type="string">
            <text:p>Oral Reading</text:p>
          </table:table-cell>
          <table:table-cell table:style-name="ce14"/>
          <table:table-cell table:style-name="ce23" table:formula="of:=ifs(ISBLANK([.F47]); &quot;NO VALUE&quot;; [.F47] &gt;= 130; [$DescScales.B3]; [.F47] &gt;= 120; [$DescScales.B4]; [.F47] &gt;= 110; [$DescScales.B5]; [.F47] &gt;= 90; [$DescScales.B6]; [.F47] &gt;= 80; [$DescScales.B7]; [.F47] &gt;= 70; [$DescScales.B8]; [.F47] &lt; 70; [$DescScales.B9])" office:value-type="string" office:string-value="" calcext:value-type="error">
            <text:p>#NAME?</text:p>
          </table:table-cell>
          <table:table-cell table:style-name="ce34"/>
          <table:table-cell table:number-columns-repeated="56"/>
        </table:table-row>
        <table:table-row table:style-name="ro1">
          <table:table-cell table:style-name="ce8" office:value-type="string" calcext:value-type="string">
            <text:p>Math Fluency - Addition</text:p>
          </table:table-cell>
          <table:table-cell table:style-name="ce14"/>
          <table:table-cell table:style-name="ce23" table:formula="of:=ifs(ISBLANK([.B48]); &quot;NO VALUE&quot;; [.B48] &gt;= 130; [$DescScales.B3]; [.B48] &gt;= 120; [$DescScales.B4]; [.B48] &gt;= 110; [$DescScales.B5]; [.B48] &gt;= 90; [$DescScales.B6]; [.B48] &gt;= 80; [$DescScales.B7]; [.B48] &gt;= 70; [$DescScales.B8]; [.B48] &lt; 70; [$DescScales.B9])" office:value-type="string" office:string-value="" calcext:value-type="error">
            <text:p>#NAME?</text:p>
          </table:table-cell>
          <table:table-cell table:style-name="ce34"/>
          <table:table-cell table:style-name="ce8" office:value-type="string" calcext:value-type="string">
            <text:p>Sentence Reading Fluency</text:p>
          </table:table-cell>
          <table:table-cell table:style-name="ce14"/>
          <table:table-cell table:style-name="ce23" table:formula="of:=ifs(ISBLANK([.F48]); &quot;NO VALUE&quot;; [.F48] &gt;= 130; [$DescScales.B3]; [.F48] &gt;= 120; [$DescScales.B4]; [.F48] &gt;= 110; [$DescScales.B5]; [.F48] &gt;= 90; [$DescScales.B6]; [.F48] &gt;= 80; [$DescScales.B7]; [.F48] &gt;= 70; [$DescScales.B8]; [.F48] &lt; 70; [$DescScales.B9])" office:value-type="string" office:string-value="" calcext:value-type="error">
            <text:p>#NAME?</text:p>
          </table:table-cell>
          <table:table-cell table:style-name="ce34"/>
          <table:table-cell table:number-columns-repeated="56"/>
        </table:table-row>
        <table:table-row table:style-name="ro1">
          <table:table-cell table:style-name="ce8" office:value-type="string" calcext:value-type="string">
            <text:p>Math Fluency - Subtraction</text:p>
          </table:table-cell>
          <table:table-cell table:style-name="ce14"/>
          <table:table-cell table:style-name="ce23" table:formula="of:=ifs(ISBLANK([.B49]); &quot;NO VALUE&quot;; [.B49] &gt;= 130; [$DescScales.B3]; [.B49] &gt;= 120; [$DescScales.B4]; [.B49] &gt;= 110; [$DescScales.B5]; [.B49] &gt;= 90; [$DescScales.B6]; [.B49] &gt;= 80; [$DescScales.B7]; [.B49] &gt;= 70; [$DescScales.B8]; [.B49] &lt; 70; [$DescScales.B9])" office:value-type="string" office:string-value="" calcext:value-type="error">
            <text:p>#NAME?</text:p>
          </table:table-cell>
          <table:table-cell table:style-name="ce34"/>
          <table:table-cell table:style-name="ce8" office:value-type="string" calcext:value-type="string">
            <text:p>Math Facts Fluency</text:p>
          </table:table-cell>
          <table:table-cell table:style-name="ce14"/>
          <table:table-cell table:style-name="ce23" table:formula="of:=ifs(ISBLANK([.F49]); &quot;NO VALUE&quot;; [.F49] &gt;= 130; [$DescScales.B3]; [.F49] &gt;= 120; [$DescScales.B4]; [.F49] &gt;= 110; [$DescScales.B5]; [.F49] &gt;= 90; [$DescScales.B6]; [.F49] &gt;= 80; [$DescScales.B7]; [.F49] &gt;= 70; [$DescScales.B8]; [.F49] &lt; 70; [$DescScales.B9])" office:value-type="string" office:string-value="" calcext:value-type="error">
            <text:p>#NAME?</text:p>
          </table:table-cell>
          <table:table-cell table:style-name="ce34"/>
          <table:table-cell table:number-columns-repeated="56"/>
        </table:table-row>
        <table:table-row table:style-name="ro1">
          <table:table-cell table:style-name="ce9" office:value-type="string" calcext:value-type="string">
            <text:p>Math Fluency - Multiplication</text:p>
          </table:table-cell>
          <table:table-cell table:style-name="ce18"/>
          <table:table-cell table:style-name="ce27" table:formula="of:=ifs(ISBLANK([.B50]); &quot;NO VALUE&quot;; [.B50] &gt;= 130; [$DescScales.B3]; [.B50] &gt;= 120; [$DescScales.B4]; [.B50] &gt;= 110; [$DescScales.B5]; [.B50] &gt;= 90; [$DescScales.B6]; [.B50] &gt;= 80; [$DescScales.B7]; [.B50] &gt;= 70; [$DescScales.B8]; [.B50] &lt; 70; [$DescScales.B9])" office:value-type="string" office:string-value="" calcext:value-type="error">
            <text:p>#NAME?</text:p>
          </table:table-cell>
          <table:table-cell table:style-name="ce38"/>
          <table:table-cell table:style-name="ce8" office:value-type="string" calcext:value-type="string">
            <text:p>Sentence Writing Fluency</text:p>
          </table:table-cell>
          <table:table-cell table:style-name="ce14"/>
          <table:table-cell table:style-name="ce23" table:formula="of:=ifs(ISBLANK([.F50]); &quot;NO VALUE&quot;; [.F50]&gt;=130; &quot;very high&quot;; [.F50] &gt;= 120; &quot;high&quot;; [.F50] &gt;= 110; &quot;high average&quot;; [.F50] &gt;= 90; &quot;average&quot;; [.F50] &gt;= 80; &quot;low average&quot;; [.F50] &gt;= 70; &quot;low&quot;; [.F50] &lt; 70; &quot;very low&quot;)" office:value-type="string" office:string-value="" calcext:value-type="error">
            <text:p>#NAME?</text:p>
          </table:table-cell>
          <table:table-cell table:style-name="ce34"/>
          <table:table-cell table:number-columns-repeated="56"/>
        </table:table-row>
        <table:table-row table:style-name="ro1">
          <table:table-cell/>
          <table:table-cell table:style-name="ce14"/>
          <table:table-cell table:number-columns-repeated="2"/>
          <table:table-cell table:style-name="ce5"/>
          <table:table-cell table:style-name="ce17"/>
          <table:table-cell table:style-name="ce44"/>
          <table:table-cell table:style-name="ce45"/>
          <table:table-cell table:number-columns-repeated="56"/>
        </table:table-row>
        <table:table-row table:style-name="ro1">
          <table:table-cell/>
          <table:table-cell table:style-name="ce14"/>
          <table:table-cell table:number-columns-repeated="2"/>
          <table:table-cell table:style-name="ce8" office:value-type="string" calcext:value-type="string">
            <text:p>Science</text:p>
          </table:table-cell>
          <table:table-cell table:style-name="ce14"/>
          <table:table-cell table:style-name="ce23" table:formula="of:=ifs(ISBLANK([.F52]); &quot;NO VALUE&quot;; [.F52] &gt;= 130; [$DescScales.B3]; [.F52] &gt;= 120; [$DescScales.B4]; [.F52] &gt;= 110; [$DescScales.B5]; [.F52] &gt;= 90; [$DescScales.B6]; [.F52] &gt;= 80; [$DescScales.B7]; [.F52] &gt;= 70; [$DescScales.B8]; [.F52] &lt; 70; [$DescScales.B9])" office:value-type="string" office:string-value="" calcext:value-type="error">
            <text:p>#NAME?</text:p>
          </table:table-cell>
          <table:table-cell table:style-name="ce34"/>
          <table:table-cell table:number-columns-repeated="56"/>
        </table:table-row>
        <table:table-row table:style-name="ro1">
          <table:table-cell/>
          <table:table-cell table:style-name="ce14"/>
          <table:table-cell table:number-columns-repeated="2"/>
          <table:table-cell table:style-name="ce8" office:value-type="string" calcext:value-type="string">
            <text:p>Social Studies</text:p>
          </table:table-cell>
          <table:table-cell table:style-name="ce14"/>
          <table:table-cell table:style-name="ce23" table:formula="of:=ifs(ISBLANK([.F53]); &quot;NO VALUE&quot;; [.F53] &gt;= 130; [$DescScales.B3]; [.F53] &gt;= 120; [$DescScales.B4]; [.F53] &gt;= 110; [$DescScales.B5]; [.F53] &gt;= 90; [$DescScales.B6]; [.F53] &gt;= 80; [$DescScales.B7]; [.F53] &gt;= 70; [$DescScales.B8]; [.F53] &lt; 70; [$DescScales.B9])" office:value-type="string" office:string-value="" calcext:value-type="error">
            <text:p>#NAME?</text:p>
          </table:table-cell>
          <table:table-cell table:style-name="ce34"/>
          <table:table-cell table:number-columns-repeated="56"/>
        </table:table-row>
        <table:table-row table:style-name="ro1">
          <table:table-cell/>
          <table:table-cell table:style-name="ce14"/>
          <table:table-cell table:number-columns-repeated="2"/>
          <table:table-cell table:style-name="ce9" office:value-type="string" calcext:value-type="string">
            <text:p>Humanities</text:p>
          </table:table-cell>
          <table:table-cell table:style-name="ce18"/>
          <table:table-cell table:style-name="ce27" table:formula="of:=ifs(ISBLANK([.F54]); &quot;NO VALUE&quot;; [.F54] &gt;= 130; [$DescScales.B3]; [.F54] &gt;= 120; [$DescScales.B4]; [.F54] &gt;= 110; [$DescScales.B5]; [.F54] &gt;= 90; [$DescScales.B6]; [.F54] &gt;= 80; [$DescScales.B7]; [.F54] &gt;= 70; [$DescScales.B8]; [.F54] &lt; 70; [$DescScales.B9])" office:value-type="string" office:string-value="" calcext:value-type="error">
            <text:p>#NAME?</text:p>
          </table:table-cell>
          <table:table-cell table:style-name="ce38"/>
          <table:table-cell table:number-columns-repeated="56"/>
        </table:table-row>
        <table:table-row table:style-name="ro1" table:number-rows-repeated="3">
          <table:table-cell/>
          <table:table-cell table:style-name="ce14"/>
          <table:table-cell table:number-columns-repeated="62"/>
        </table:table-row>
        <table:table-row table:style-name="ro1">
          <table:table-cell table:style-name="ce2"/>
          <table:table-cell table:style-name="ce14"/>
          <table:table-cell table:number-columns-repeated="62"/>
        </table:table-row>
        <table:table-row table:style-name="ro1">
          <table:table-cell table:style-name="ce10" table:number-columns-repeated="2"/>
          <table:table-cell table:number-columns-repeated="62"/>
        </table:table-row>
        <table:table-row table:style-name="ro1" table:number-rows-repeated="3">
          <table:table-cell table:style-name="ce11"/>
          <table:table-cell table:style-name="ce10"/>
          <table:table-cell table:number-columns-repeated="62"/>
        </table:table-row>
        <table:table-row table:style-name="ro1">
          <table:table-cell table:style-name="ce10"/>
          <table:table-cell table:style-name="ce19"/>
          <table:table-cell table:number-columns-repeated="62"/>
        </table:table-row>
        <table:table-row table:style-name="ro1">
          <table:table-cell table:style-name="ce11"/>
          <table:table-cell table:style-name="ce10"/>
          <table:table-cell table:number-columns-repeated="62"/>
        </table:table-row>
        <table:table-row table:style-name="ro1">
          <table:table-cell table:style-name="ce11"/>
          <table:table-cell table:style-name="ce20"/>
          <table:table-cell table:number-columns-repeated="62"/>
        </table:table-row>
        <table:table-row table:style-name="ro4">
          <table:table-cell/>
          <table:table-cell table:style-name="ce14"/>
          <table:table-cell table:number-columns-repeated="62"/>
        </table:table-row>
        <table:table-row table:style-name="ro1">
          <table:table-cell/>
          <table:table-cell table:style-name="ce14"/>
          <table:table-cell table:number-columns-repeated="62"/>
        </table:table-row>
        <table:table-row table:style-name="ro1" table:number-rows-repeated="2">
          <table:table-cell table:style-name="ce10" table:number-columns-repeated="4"/>
          <table:table-cell table:number-columns-repeated="60"/>
        </table:table-row>
        <table:table-row table:style-name="ro1">
          <table:table-cell table:style-name="ce11" office:value-type="string" calcext:value-type="string">
            <text:p>Qualification?</text:p>
          </table:table-cell>
          <table:table-cell table:style-name="ce21" office:value-type="string" calcext:value-type="string">
            <text:p>Description</text:p>
          </table:table-cell>
          <table:table-cell table:style-name="ce28" office:value-type="string" calcext:value-type="string">
            <text:p>X For Qualifications (max 3 in each)</text:p>
          </table:table-cell>
          <table:table-cell table:style-name="ce12"/>
          <table:table-cell table:number-columns-repeated="60"/>
        </table:table-row>
        <table:table-row table:style-name="ro1">
          <table:table-cell table:style-name="ce10" office:value-type="string" calcext:value-type="string">
            <text:p>OHI (ADHD)</text:p>
          </table:table-cell>
          <table:table-cell table:style-name="ce22" office:value-type="string" calcext:value-type="string">
            <text:p>an other health impairment</text:p>
          </table:table-cell>
          <table:table-cell table:style-name="ce10" table:number-columns-repeated="2"/>
          <table:table-cell table:number-columns-repeated="60"/>
        </table:table-row>
        <table:table-row table:style-name="ro1">
          <table:table-cell table:style-name="ce10" office:value-type="string" calcext:value-type="string">
            <text:p>Autism</text:p>
          </table:table-cell>
          <table:table-cell table:style-name="ce10" office:value-type="string" calcext:value-type="string">
            <text:p>autism</text:p>
          </table:table-cell>
          <table:table-cell table:style-name="ce10" table:number-columns-repeated="2"/>
          <table:table-cell table:number-columns-repeated="60"/>
        </table:table-row>
        <table:table-row table:style-name="ro1">
          <table:table-cell table:style-name="ce10" office:value-type="string" calcext:value-type="string">
            <text:p>Emotional Disturbance</text:p>
          </table:table-cell>
          <table:table-cell table:style-name="ce22" office:value-type="string" calcext:value-type="string">
            <text:p>an emotional disturbance</text:p>
          </table:table-cell>
          <table:table-cell table:style-name="ce10" table:number-columns-repeated="2"/>
          <table:table-cell table:number-columns-repeated="60"/>
        </table:table-row>
        <table:table-row table:style-name="ro1">
          <table:table-cell table:style-name="ce10" office:value-type="string" calcext:value-type="string">
            <text:p>Intellectual Disability</text:p>
          </table:table-cell>
          <table:table-cell table:style-name="ce10" office:value-type="string" calcext:value-type="string">
            <text:p>intellectual disability</text:p>
          </table:table-cell>
          <table:table-cell table:style-name="ce10" table:number-columns-repeated="2"/>
          <table:table-cell table:number-columns-repeated="60"/>
        </table:table-row>
        <table:table-row table:style-name="ro1">
          <table:table-cell table:style-name="ce10" office:value-type="string" calcext:value-type="string">
            <text:p>Speech/Language</text:p>
          </table:table-cell>
          <table:table-cell table:style-name="ce12" office:value-type="string" calcext:value-type="string">
            <text:p>speech/language impairment</text:p>
          </table:table-cell>
          <table:table-cell table:style-name="ce10" table:number-columns-repeated="2"/>
          <table:table-cell table:number-columns-repeated="60"/>
        </table:table-row>
        <table:table-row table:style-name="ro1">
          <table:table-cell table:style-name="ce10" office:value-type="string" calcext:value-type="string">
            <text:p>SLD</text:p>
          </table:table-cell>
          <table:table-cell table:style-name="ce12" office:value-type="string" calcext:value-type="string">
            <text:p>specific learning disability</text:p>
          </table:table-cell>
          <table:table-cell table:style-name="ce10" table:number-columns-repeated="2"/>
          <table:table-cell table:number-columns-repeated="60"/>
        </table:table-row>
        <table:table-row table:style-name="ro1">
          <table:table-cell table:style-name="ce10" table:number-columns-repeated="4"/>
          <table:table-cell table:number-columns-repeated="60"/>
        </table:table-row>
        <table:table-row table:style-name="ro1">
          <table:table-cell table:style-name="ce10" office:value-type="string" calcext:value-type="string">
            <text:p>SLD (Reading Fluency)</text:p>
          </table:table-cell>
          <table:table-cell table:style-name="ce10" office:value-type="string" calcext:value-type="string">
            <text:p>reading fluency</text:p>
          </table:table-cell>
          <table:table-cell table:style-name="ce10" office:value-type="string" calcext:value-type="string">
            <text:p>X</text:p>
          </table:table-cell>
          <table:table-cell table:style-name="ce10"/>
          <table:table-cell table:number-columns-repeated="60"/>
        </table:table-row>
        <table:table-row table:style-name="ro1">
          <table:table-cell table:style-name="ce10" office:value-type="string" calcext:value-type="string">
            <text:p>SLD (Basic Reading Skills)</text:p>
          </table:table-cell>
          <table:table-cell table:style-name="ce10" office:value-type="string" calcext:value-type="string">
            <text:p>basic reading skills</text:p>
          </table:table-cell>
          <table:table-cell table:style-name="ce10" office:value-type="string" calcext:value-type="string">
            <text:p>X</text:p>
          </table:table-cell>
          <table:table-cell table:style-name="ce10"/>
          <table:table-cell table:number-columns-repeated="60"/>
        </table:table-row>
        <table:table-row table:style-name="ro1">
          <table:table-cell table:style-name="ce10" office:value-type="string" calcext:value-type="string">
            <text:p>SLD (Reading Comprehension)</text:p>
          </table:table-cell>
          <table:table-cell table:style-name="ce22" office:value-type="string" calcext:value-type="string">
            <text:p>reading comprehension</text:p>
          </table:table-cell>
          <table:table-cell table:style-name="ce10" table:number-columns-repeated="2"/>
          <table:table-cell table:number-columns-repeated="60"/>
        </table:table-row>
        <table:table-row table:style-name="ro1">
          <table:table-cell table:style-name="ce10" office:value-type="string" calcext:value-type="string">
            <text:p>SLD (Math Computation)</text:p>
          </table:table-cell>
          <table:table-cell table:style-name="ce10" office:value-type="string" calcext:value-type="string">
            <text:p>math computation</text:p>
          </table:table-cell>
          <table:table-cell table:style-name="ce10" table:number-columns-repeated="2"/>
          <table:table-cell table:number-columns-repeated="60"/>
        </table:table-row>
        <table:table-row table:style-name="ro1">
          <table:table-cell table:style-name="ce10" office:value-type="string" calcext:value-type="string">
            <text:p>SLD (Math Problem Solving)</text:p>
          </table:table-cell>
          <table:table-cell table:style-name="ce10" office:value-type="string" calcext:value-type="string">
            <text:p>math problem solving</text:p>
          </table:table-cell>
          <table:table-cell table:style-name="ce10" office:value-type="string" calcext:value-type="string">
            <text:p>X</text:p>
          </table:table-cell>
          <table:table-cell table:style-name="ce10"/>
          <table:table-cell table:number-columns-repeated="60"/>
        </table:table-row>
        <table:table-row table:style-name="ro1">
          <table:table-cell table:style-name="ce10" office:value-type="string" calcext:value-type="string">
            <text:p>SLD (Written Expression)</text:p>
          </table:table-cell>
          <table:table-cell table:style-name="ce10" office:value-type="string" calcext:value-type="string">
            <text:p>written expression</text:p>
          </table:table-cell>
          <table:table-cell table:style-name="ce10" table:number-columns-repeated="2"/>
          <table:table-cell table:number-columns-repeated="60"/>
        </table:table-row>
        <table:table-row table:style-name="ro1" table:number-rows-repeated="2">
          <table:table-cell table:style-name="ce10" table:number-columns-repeated="4"/>
          <table:table-cell table:number-columns-repeated="60"/>
        </table:table-row>
        <table:table-row table:style-name="ro1">
          <table:table-cell table:style-name="ce10" office:value-type="string" calcext:value-type="string">
            <text:p>ED Characteristics</text:p>
          </table:table-cell>
          <table:table-cell table:style-name="ce10" office:value-type="string" calcext:value-type="string">
            <text:p>Description</text:p>
          </table:table-cell>
          <table:table-cell table:style-name="ce10" office:value-type="string" calcext:value-type="string">
            <text:p>X Here:</text:p>
          </table:table-cell>
          <table:table-cell table:style-name="ce10"/>
          <table:table-cell table:number-columns-repeated="60"/>
        </table:table-row>
        <table:table-row table:style-name="ro1">
          <table:table-cell table:style-name="ce10" table:number-columns-repeated="4"/>
          <table:table-cell table:number-columns-repeated="60"/>
        </table:table-row>
        <table:table-row table:style-name="ro1">
          <table:table-cell table:style-name="ce12" office:value-type="string" calcext:value-type="string">
            <text:p>Inability to learn that can not be explained by intellectual, sensory, or health factors</text:p>
          </table:table-cell>
          <table:table-cell table:style-name="ce12" table:number-columns-repeated="3"/>
          <table:table-cell table:number-columns-repeated="60"/>
        </table:table-row>
        <table:table-row table:style-name="ro1">
          <table:table-cell table:style-name="ce12" office:value-type="string" calcext:value-type="string">
            <text:p>Inability to maintain satisfactory interpersonal relationships</text:p>
          </table:table-cell>
          <table:table-cell table:style-name="ce12"/>
          <table:table-cell table:style-name="ce10" table:number-columns-repeated="2"/>
          <table:table-cell table:number-columns-repeated="60"/>
        </table:table-row>
        <table:table-row table:style-name="ro1">
          <table:table-cell table:style-name="ce12" office:value-type="string" calcext:value-type="string">
            <text:p>Inappropriate behaviors or emotions under normal circumstances</text:p>
          </table:table-cell>
          <table:table-cell table:style-name="ce12"/>
          <table:table-cell table:style-name="ce10" table:number-columns-repeated="2"/>
          <table:table-cell table:number-columns-repeated="60"/>
        </table:table-row>
        <table:table-row table:style-name="ro1">
          <table:table-cell table:style-name="ce12" office:value-type="string" calcext:value-type="string">
            <text:p>Pervasive unhappiness or depression</text:p>
          </table:table-cell>
          <table:table-cell table:style-name="ce10" table:number-columns-repeated="3"/>
          <table:table-cell table:number-columns-repeated="60"/>
        </table:table-row>
        <table:table-row table:style-name="ro1">
          <table:table-cell table:style-name="ce12" office:value-type="string" calcext:value-type="string">
            <text:p>Tendency to develop physical symptoms or fears</text:p>
          </table:table-cell>
          <table:table-cell table:style-name="ce10" table:number-columns-repeated="3"/>
          <table:table-cell table:number-columns-repeated="60"/>
        </table:table-row>
        <table:table-row table:style-name="ro4">
          <table:table-cell table:number-columns-repeated="64"/>
        </table:table-row>
        <table:table-row table:style-name="ro1">
          <table:table-cell table:style-name="ce10" table:number-columns-repeated="4"/>
          <table:table-cell table:number-columns-repeated="60"/>
        </table:table-row>
        <table:table-row table:style-name="ro4" table:number-rows-repeated="3">
          <table:table-cell table:number-columns-repeated="64"/>
        </table:table-row>
        <table:table-row table:style-name="ro1" table:number-rows-repeated="906">
          <table:table-cell/>
          <table:table-cell table:style-name="ce14"/>
          <table:table-cell table:number-columns-repeated="62"/>
        </table:table-row>
        <table:table-row table:style-name="ro4" table:number-rows-repeated="1047572">
          <table:table-cell table:number-columns-repeated="64"/>
        </table:table-row>
        <table:table-row table:style-name="ro4">
          <table:table-cell table:number-columns-repeated="64"/>
        </table:table-row>
      </table:table>
      <table:table table:name="FinalSheet" table:style-name="ta3">
        <table:table-column table:style-name="co2" table:default-cell-style-name="Default"/>
        <table:table-column table:style-name="co6" table:number-columns-repeated="2" table:default-cell-style-name="Default"/>
        <table:table-column table:style-name="co2" table:number-columns-repeated="2" table:default-cell-style-name="Default"/>
        <table:table-column table:style-name="co7" table:default-cell-style-name="Default"/>
        <table:table-column table:style-name="co2" table:number-columns-repeated="58" table:default-cell-style-name="Default"/>
        <table:table-row table:style-name="ro8">
          <table:table-cell table:style-name="ce48" office:value-type="string" calcext:value-type="string">
            <text:p>Cognitive</text:p>
          </table:table-cell>
          <table:table-cell table:style-name="ce51" table:number-columns-repeated="2"/>
          <table:table-cell table:number-columns-repeated="61"/>
        </table:table-row>
        <table:table-row table:style-name="ro9">
          <table:table-cell table:style-name="ce49" office:value-type="string" calcext:value-type="string" table:number-columns-spanned="4" table:number-rows-spanned="1">
            <text:p>For "Standard Scores," the average score is 100 and the standard deviation is 15. Descriptions are provided based on this distribution, i.e. scores from 80-89 are ‘low average,' 90-109 are 'average,' 110-119 are ‘high average,' 120-129 are 'high', etc. "Scaled Scores" are interpreted with scores between 8 and 12 defining the average range. Percentile ranks (%ile) indicate the percentage of same-age peers who scored below the examinee’s score; for instance, a score at the 40th percentile reflects that the examinee’s score was higher than 40 percent of their peers.</text:p>
          </table:table-cell>
          <table:covered-table-cell table:number-columns-repeated="3"/>
          <table:table-cell table:number-columns-repeated="60"/>
        </table:table-row>
        <table:table-row table:style-name="ro10">
          <table:table-cell table:style-name="ce50"/>
          <table:table-cell table:style-name="ce52" office:value-type="string" calcext:value-type="string">
            <text:p>WISC</text:p>
          </table:table-cell>
          <table:table-cell table:style-name="ce52" office:value-type="string" calcext:value-type="string">
            <text:p>WJ-IV Cog</text:p>
          </table:table-cell>
          <table:table-cell table:style-name="ce58" table:number-columns-repeated="23"/>
          <table:table-cell table:number-columns-repeated="38"/>
        </table:table-row>
        <table:table-row table:style-name="ro8">
          <table:table-cell table:style-name="ce51"/>
          <table:table-cell table:style-name="ce53" table:formula="of:=CONCATENATE(&quot;Cognitive&quot; &amp; &quot;&#10;&#10;&quot; &amp;  [$WISCSort.G1] &amp; &quot;&#10;&#10;&quot; &amp;  [$WISCSort.G2] &amp; &quot;&#10;&#10;&quot; &amp;  [$WISCSort.O12] &amp; &quot;&#10;&#10;&quot; &amp;  [$WISCSort.O15] &amp; &quot;&#10;&#10;&quot; &amp;  [$WISCSort.O18] &amp; &quot;&#10;&#10;&quot; &amp;  [$WISCSort.O21] &amp; &quot;&#10;&#10;&quot; &amp;  [$WISCSort.O24])" office:value-type="string" office:string-value="" calcext:value-type="error">
            <text:p>#NAME?</text:p>
          </table:table-cell>
          <table:table-cell table:style-name="ce53" table:formula="of:=CONCATENATE(&quot;Cognitive&#10;&#10;&quot; &amp; [$WJCSort.H32] &amp; &quot; &#10;&#10;&quot;&amp; [$WJCSort.H33] &amp; &quot;&#10;&#10;&quot; &amp; [$WJCSort.H34] &amp; &quot;&#10;&#10;&quot; &amp; [$WJCSort.H35] &amp; &quot;&#10;&#10;&quot; &amp; [$WJCSort.H36] &amp; &quot;&#10;&#10;&quot; &amp; [$WJCSort.H37])" office:value-type="string" office:string-value="" calcext:value-type="error">
            <text:p>#VALUE!</text:p>
          </table:table-cell>
          <table:table-cell table:number-columns-repeated="61"/>
        </table:table-row>
        <table:table-row table:style-name="ro8">
          <table:table-cell table:style-name="ce48" office:value-type="string" calcext:value-type="string">
            <text:p>Achievement</text:p>
          </table:table-cell>
          <table:table-cell table:style-name="ce51" table:number-columns-repeated="2"/>
          <table:table-cell table:number-columns-repeated="61"/>
        </table:table-row>
        <table:table-row table:style-name="ro11">
          <table:table-cell table:style-name="ce49" office:value-type="string" calcext:value-type="string" table:number-columns-spanned="4" table:number-rows-spanned="1">
            <text:p>Where 'Grade Equivalencies' or 'Grade Levels' are provided, these scores describe the grade and month where the average student would be expected to perform as well as this student. <text:s/>For instance, if the assessed student performed at the 5.3 grade equivalency in math fluency, then an average fifth grade student in the third month of school would perform as well as the assessed student.</text:p>
          </table:table-cell>
          <table:covered-table-cell table:number-columns-repeated="3"/>
          <table:table-cell table:number-columns-repeated="60"/>
        </table:table-row>
        <table:table-row table:style-name="ro10">
          <table:table-cell table:style-name="ce50"/>
          <table:table-cell table:style-name="ce52" office:value-type="string" calcext:value-type="string">
            <text:p>WIAT</text:p>
          </table:table-cell>
          <table:table-cell table:style-name="ce52" office:value-type="string" calcext:value-type="string">
            <text:p>WJ-IV Ach</text:p>
          </table:table-cell>
          <table:table-cell table:style-name="ce58" table:number-columns-repeated="2"/>
          <table:table-cell table:style-name="ce59"/>
          <table:table-cell table:style-name="ce58" table:number-columns-repeated="20"/>
          <table:table-cell table:number-columns-repeated="38"/>
        </table:table-row>
        <table:table-row table:style-name="ro8">
          <table:table-cell table:style-name="ce51" table:number-columns-repeated="3"/>
          <table:table-cell table:number-columns-repeated="61"/>
        </table:table-row>
        <table:table-row table:style-name="ro8">
          <table:table-cell table:style-name="ce51"/>
          <table:table-cell table:style-name="ce51" table:formula="of:=CONCATENATE( [$WIATSort.G1] &amp; &quot;&#10;&#10;&quot; &amp; [$WIATSort.G2] &amp; &quot;&#10;&#10;&quot; &amp; [$WIATSort.G3] &amp; &quot;&#10;&#10;&quot; &amp; [$WIATSort.G4] &amp; &quot;&#10;&#10;&quot; &amp; [$WIATSort.G5])" office:value-type="string" office:string-value="" calcext:value-type="error">
            <text:p>#NAME?</text:p>
          </table:table-cell>
          <table:table-cell table:style-name="ce48" table:formula="of:=CONCATENATE([$WJASort.J2] &amp; &quot;&#10;&#10;&quot; &amp; [$WJASort.R19] &amp; &quot;&#10;&#10;&quot; &amp; [$WJASort.R28] &amp; &quot;&#10;&#10;&quot; &amp; [$WJASort.R38])" office:value-type="string" office:string-value="" calcext:value-type="error">
            <text:p>#NAME?</text:p>
          </table:table-cell>
          <table:table-cell table:number-columns-repeated="2"/>
          <table:table-cell table:style-name="ce60"/>
          <table:table-cell table:number-columns-repeated="58"/>
        </table:table-row>
        <table:table-row table:style-name="ro8" table:number-rows-repeated="2">
          <table:table-cell table:style-name="ce51" table:number-columns-repeated="3"/>
          <table:table-cell table:number-columns-repeated="61"/>
        </table:table-row>
        <table:table-row table:style-name="ro8">
          <table:table-cell table:style-name="ce51"/>
          <table:table-cell table:formula="of:=IF([$Input.$B$4] &lt; 9; &quot;PSSA / PASA&quot;; &quot;Keystone/PASA&quot;)" office:value-type="string" office:string-value="PSSA / PASA" calcext:value-type="string">
            <text:p>PSSA / PASA</text:p>
          </table:table-cell>
          <table:table-cell table:style-name="ce51"/>
          <table:table-cell table:number-columns-repeated="61"/>
        </table:table-row>
        <table:table-row table:style-name="ro8">
          <table:table-cell table:style-name="ce48"/>
          <table:table-cell table:style-name="ce52" office:value-type="string" calcext:value-type="string">
            <text:p>PSSA/PASA</text:p>
          </table:table-cell>
          <table:table-cell table:style-name="ce2" office:value-type="string" calcext:value-type="string">
            <text:p>Keystone</text:p>
          </table:table-cell>
          <table:table-cell table:number-columns-repeated="61"/>
        </table:table-row>
        <table:table-row table:style-name="ro8">
          <table:table-cell table:style-name="ce48"/>
          <table:table-cell table:style-name="ce48" table:formula="of:=IF(UPPER([$Input.B9]) = &quot;X&quot;; &quot;Students in grades 3-8 take the Pennsylvania System of School Assessment (PSSA) tests to compare a student's achievement in math, reading, or science (grades 4 &amp; 8 only) to benchmarks established for those grades.  Due to &quot; &amp; [$Input.D5] &amp; &quot; need for individualized programming, &quot; &amp; [$Input.E3] &amp; &quot; takes the Pennsylvania Alternate System of Assessment (PASA) test, an individually administered assessment of academic progress in these areas.  The scores are described on a scale of 'Below Basic,' 'Basic,' 'Proficient,' or 'Advanced' and &quot; &amp; [$Input.D5] &amp; &quot; scores are summarized below.&quot;;  &quot;Students in grades 3-8 take the Pennsylvania System of School Assessment (PSSA) tests to compare a student's achievement in math, reading, or science (grades 4 &amp; 8 only) to benchmarks established for those grades.  The scores are described on a scale of '&quot;&amp;&quot;Below Basic,' 'Basic,' 'Proficient,' or 'Advanced' and &quot; &amp; [$Input.D5] &amp; &quot; scores are summarized below.&quot;)" office:value-type="string" office:string-value="Students in grades 3-8 take the Pennsylvania System of School Assessment (PSSA) tests to compare a student's achievement in math, reading, or science (grades 4 &amp; 8 only) to benchmarks established for those grades.  The scores are described on a scale of 'Below Basic,' 'Basic,' 'Proficient,' or 'Advanced' and Jimmy's scores are summarized below." calcext:value-type="string">
            <text:p>Students in grades 3-8 take the Pennsylvania System of School Assessment (PSSA) tests to compare a student's achievement in math, reading, or science (grades 4 &amp; 8 only) to benchmarks established for those grades. <text:s/>The scores are described on a scale of 'Below Basic,' 'Basic,' 'Proficient,' or 'Advanced' and Jimmy's scores are summarized below.</text:p>
          </table:table-cell>
          <table:table-cell table:style-name="ce57" table:formula="of:=IF(([$Input.B4] &gt;= 9); &quot;All students in Pennsylvania take the Keystone examinations either by 11th grade or after completing relevant coursework. There are three exams in Algebra, Biology, and Literature, and each subject is administered in two modules. The highest scores in eac&quot;&amp;&quot;h subject/module across administrations are combined to determine an overall score, which is described as 'Below Basic,' 'Basic,' 'Proficient,' or 'Advanced.' &quot;; [$Input.D5]; &quot; scores are summarized below:&quot;)" office:value-type="string" office:string-value="" calcext:value-type="error">
            <text:p>Err:504</text:p>
          </table:table-cell>
          <table:table-cell table:number-columns-repeated="61"/>
        </table:table-row>
        <table:table-row table:style-name="ro8">
          <table:table-cell table:style-name="ce48" table:number-columns-repeated="2"/>
          <table:table-cell table:style-name="ce51"/>
          <table:table-cell table:number-columns-repeated="61"/>
        </table:table-row>
        <table:table-row table:style-name="ro8">
          <table:table-cell table:style-name="ce48"/>
          <table:table-cell table:style-name="ce54" office:value-type="string" calcext:value-type="string">
            <text:p>Typical Testing Conditions</text:p>
          </table:table-cell>
          <table:table-cell table:style-name="ce51"/>
          <table:table-cell table:number-columns-repeated="61"/>
        </table:table-row>
        <table:table-row table:style-name="ro8">
          <table:table-cell table:style-name="ce48"/>
          <table:table-cell table:style-name="ce48" table:formula="of:=ASC(&quot;All assessments were completed in one session. The evaluations were administered in ideal conditions and according to standardized procedures. There were no interruptions or distractions present during the evaluations. All assessments were administered in&quot;&amp;&quot; English, &quot;) &amp; [$Input.B2] &amp; ASC(&quot;'s native language. The testing results reported in this evaluation should be considered to be representative of &quot;) &amp; [$Input.B2] &amp; ASC(&quot;'s academic and cognitive ability.&quot;)" office:value-type="string" office:string-value="All assessments were completed in one session. The evaluations were administered in ideal conditions and according to standardized procedures. There were no interruptions or distractions present during the evaluations. All assessments were administered in English, Jimmy's native language. The testing results reported in this evaluation should be considered to be representative of Jimmy's academic and cognitive ability." calcext:value-type="string">
            <text:p>All assessments were completed in one session. The evaluations were administered in ideal conditions and according to standardized procedures. There were no interruptions or distractions present during the evaluations. All assessments were administered in English, Jimmy's native language. The testing results reported in this evaluation should be considered to be representative of Jimmy's academic and cognitive ability.</text:p>
          </table:table-cell>
          <table:table-cell table:style-name="ce51"/>
          <table:table-cell table:number-columns-repeated="61"/>
        </table:table-row>
        <table:table-row table:style-name="ro8">
          <table:table-cell table:style-name="ce48" table:number-columns-repeated="2"/>
          <table:table-cell table:style-name="ce51"/>
          <table:table-cell table:number-columns-repeated="61"/>
        </table:table-row>
        <table:table-row table:style-name="ro8">
          <table:table-cell table:style-name="ce48"/>
          <table:table-cell table:style-name="ce54" office:value-type="string" calcext:value-type="string">
            <text:p>Typical Determining Factors</text:p>
          </table:table-cell>
          <table:table-cell table:style-name="ce51"/>
          <table:table-cell table:number-columns-repeated="61"/>
        </table:table-row>
        <table:table-row table:style-name="ro8">
          <table:table-cell table:style-name="ce48" office:value-type="string" calcext:value-type="string">
            <text:p>Reading</text:p>
          </table:table-cell>
          <table:table-cell table:style-name="ce55" table:formula="of:=[$Input.D5] &amp; &quot; reading instruction is delivered by qualified teachers certified by the State of Pennsylvania. The school district provides ongoing staff development regarding delivery of curriculum using best practices and reflecting state and federal standards. The fi&quot;&amp;&quot;delity of instruction is assessed and maintained through regular classroom observations and individualized teacher professional development. &quot; &amp; [$Input.D5] &amp; &quot; attendance is adequate and there is no indication of limited exposure to instruction.&quot;" office:value-type="string" office:string-value="Jimmy's reading instruction is delivered by qualified teachers certified by the State of Pennsylvania. The school district provides ongoing staff development regarding delivery of curriculum using best practices and reflecting state and federal standards. The fidelity of instruction is assessed and maintained through regular classroom observations and individualized teacher professional development. Jimmy's attendance is adequate and there is no indication of limited exposure to instruction." calcext:value-type="string">
            <text:p>Jimmy's reading instruction is delivered by qualified teachers certified by the State of Pennsylvania. The school district provides ongoing staff development regarding delivery of curriculum using best practices and reflecting state and federal standards. The fidelity of instruction is assessed and maintained through regular classroom observations and individualized teacher professional development. Jimmy's attendance is adequate and there is no indication of limited exposure to instruction.</text:p>
          </table:table-cell>
          <table:table-cell table:style-name="ce51"/>
          <table:table-cell table:number-columns-repeated="61"/>
        </table:table-row>
        <table:table-row table:style-name="ro8">
          <table:table-cell table:style-name="ce48" office:value-type="string" calcext:value-type="string">
            <text:p>Math</text:p>
          </table:table-cell>
          <table:table-cell table:style-name="ce56" table:formula="of:=[$Input.D5] &amp; &quot; math instruction is delivered by qualified teachers certified by the State of Pennsylvania. The school district provides ongoing staff development regarding delivery of curriculum using best practices and reflecting state and federal standards. The fidel&quot;&amp;&quot;ity of instruction is assessed and maintained through regular classroom observations and individualized teacher professional development. &quot; &amp; [$Input.D5] &amp; &quot; attendance is adequate and there is no indication of limited exposure to instruction.&quot;" office:value-type="string" office:string-value="Jimmy's math instruction is delivered by qualified teachers certified by the State of Pennsylvania. The school district provides ongoing staff development regarding delivery of curriculum using best practices and reflecting state and federal standards. The fidelity of instruction is assessed and maintained through regular classroom observations and individualized teacher professional development. Jimmy's attendance is adequate and there is no indication of limited exposure to instruction." calcext:value-type="string">
            <text:p>Jimmy's math instruction is delivered by qualified teachers certified by the State of Pennsylvania. The school district provides ongoing staff development regarding delivery of curriculum using best practices and reflecting state and federal standards. The fidelity of instruction is assessed and maintained through regular classroom observations and individualized teacher professional development. Jimmy's attendance is adequate and there is no indication of limited exposure to instruction.</text:p>
          </table:table-cell>
          <table:table-cell table:style-name="ce51"/>
          <table:table-cell table:number-columns-repeated="61"/>
        </table:table-row>
        <table:table-row table:style-name="ro8">
          <table:table-cell table:style-name="ce48" office:value-type="string" calcext:value-type="string">
            <text:p>Language</text:p>
          </table:table-cell>
          <table:table-cell table:style-name="ce55" table:formula="of:=[$Input.D5] &amp; &quot; primary language is English.&quot;" office:value-type="string" office:string-value="Jimmy's primary language is English." calcext:value-type="string">
            <text:p>Jimmy's primary language is English.</text:p>
          </table:table-cell>
          <table:table-cell table:style-name="ce51"/>
          <table:table-cell table:number-columns-repeated="61"/>
        </table:table-row>
        <table:table-row table:style-name="ro8" table:number-rows-repeated="4">
          <table:table-cell table:style-name="ce51" table:number-columns-repeated="3"/>
          <table:table-cell table:number-columns-repeated="61"/>
        </table:table-row>
        <table:table-row table:style-name="ro8">
          <table:table-cell table:style-name="ce48"/>
          <table:table-cell table:style-name="ce48" office:value-type="string" calcext:value-type="string">
            <text:p>Recommendations: </text:p>
          </table:table-cell>
          <table:table-cell table:style-name="ce51"/>
          <table:table-cell table:number-columns-repeated="61"/>
        </table:table-row>
        <table:table-row table:style-name="ro8">
          <table:table-cell table:style-name="ce48" office:value-type="string" calcext:value-type="string">
            <text:p>Qualified</text:p>
          </table:table-cell>
          <table:table-cell table:style-name="ce48" table:formula="of:=&quot;Based on the information reviewed in this evaluation, &quot; &amp; [$Input.B2] &amp; &quot; demonstrates eligibility for special education services as a student with &quot; &amp; [$MiscSort.B1] &amp; &quot; and is need of special education services.  The multidisciplinary team should consider accommodations for &quot; &amp; [$Input.B2] &amp; &quot; including specially designed instruction, extra time for assignments and tests, small group instruction, frequent repetition and practice, multimodal instruction, and increased checks for understanding. Final determinations regarding the most appropriate&quot;&amp;&quot; services to address &quot; &amp; [$Input.B5] &amp; &quot; needs will be made by the multidisciplinary team developing &quot; &amp; [$Input.D5] &amp; &quot; IEP.&#10;&#10;The following instructional strategies are also offered for consideration:&quot;" office:value-type="string" office:string-value="" calcext:value-type="error">
            <text:p>#NAME?</text:p>
          </table:table-cell>
          <table:table-cell table:style-name="ce51"/>
          <table:table-cell table:number-columns-repeated="61"/>
        </table:table-row>
        <table:table-row table:style-name="ro8" table:number-rows-repeated="2">
          <table:table-cell table:style-name="ce51" table:number-columns-repeated="3"/>
          <table:table-cell table:number-columns-repeated="61"/>
        </table:table-row>
        <table:table-row table:style-name="ro8">
          <table:table-cell table:style-name="ce51"/>
          <table:table-cell table:style-name="ce51" table:formula="of:=&quot;Based on the information reviewed in this evaluation, &quot; &amp; [$Input.B2] &amp; &quot; demonstrates eligibility for special education services as a student with &quot; &amp; [$MiscSort.B1] &amp; &quot; and is need of special education services.  The multidisciplinary team should consider accommodations for &quot; &amp; [$Input.B2] &amp; &quot; including specially designed instruction, extra time for assignments and tests, small group instruction, frequent repetition and practice, multimodal instruction, and increased checks for understanding. Final determinations regarding the most appropriate&quot;&amp;&quot; services to address &quot; &amp; [$Input.B5] &amp; &quot; needs will be made by the multidisciplinary team developing &quot; &amp; [$Input.D5] &amp; &quot; IEP.&#10;&#10;The following instructional strategies are also offered for consideration:&quot;" office:value-type="string" office:string-value="" calcext:value-type="error">
            <text:p>#NAME?</text:p>
          </table:table-cell>
          <table:table-cell table:style-name="ce51"/>
          <table:table-cell table:number-columns-repeated="61"/>
        </table:table-row>
        <table:table-row table:style-name="ro8" table:number-rows-repeated="969">
          <table:table-cell table:style-name="ce51" table:number-columns-repeated="3"/>
          <table:table-cell table:number-columns-repeated="61"/>
        </table:table-row>
        <table:table-row table:style-name="ro4" table:number-rows-repeated="1047575">
          <table:table-cell table:number-columns-repeated="64"/>
        </table:table-row>
        <table:table-row table:style-name="ro4">
          <table:table-cell table:number-columns-repeated="64"/>
        </table:table-row>
      </table:table>
      <table:table table:name="DescScales" table:style-name="ta4">
        <table:table-column table:style-name="co8" table:default-cell-style-name="Default"/>
        <table:table-column table:style-name="co9" table:default-cell-style-name="Default"/>
        <table:table-column table:style-name="co2" table:number-columns-repeated="62" table:default-cell-style-name="Default"/>
        <table:table-row table:style-name="ro1">
          <table:table-cell table:style-name="ce2" office:value-type="string" calcext:value-type="string">
            <text:p>HOW TO USE:</text:p>
          </table:table-cell>
          <table:table-cell table:style-name="ce62" office:value-type="string" calcext:value-type="string">
            <text:p>For this form, all non-bolded cells are used for other parts of this report, and can be modified to change the descriptions of standard score ranges or subtest/composite descriptions. <text:s/>For instance, if you change the for the highest range to 'very superior,' that description will be used elsewhere in the narrative write-up for scores above 129.</text:p>
          </table:table-cell>
          <table:table-cell table:style-name="ce62"/>
          <table:table-cell table:number-columns-repeated="3"/>
          <table:table-cell table:style-name="ce2"/>
          <table:table-cell table:number-columns-repeated="57"/>
        </table:table-row>
        <table:table-row table:style-name="ro1">
          <table:table-cell table:style-name="ce2" office:value-type="string" calcext:value-type="string">
            <text:p>Standard</text:p>
          </table:table-cell>
          <table:table-cell table:style-name="ce13" office:value-type="string" calcext:value-type="string">
            <text:p>Description</text:p>
          </table:table-cell>
          <table:table-cell table:style-name="ce62" office:value-type="string" calcext:value-type="string">
            <text:p>Scaled</text:p>
          </table:table-cell>
          <table:table-cell table:number-columns-repeated="3"/>
          <table:table-cell table:style-name="ce2" office:value-type="string" calcext:value-type="string">
            <text:p>Another Description Scale</text:p>
          </table:table-cell>
          <table:table-cell table:number-columns-repeated="57"/>
        </table:table-row>
        <table:table-row table:style-name="ro1">
          <table:table-cell table:style-name="ce2" office:value-type="string" calcext:value-type="string">
            <text:p>130+</text:p>
          </table:table-cell>
          <table:table-cell table:style-name="ce14" office:value-type="string" calcext:value-type="string">
            <text:p>very high</text:p>
          </table:table-cell>
          <table:table-cell table:style-name="ce62" office:value-type="string" calcext:value-type="string">
            <text:p>16+</text:p>
          </table:table-cell>
          <table:table-cell table:number-columns-repeated="3"/>
          <table:table-cell table:style-name="ce2" office:value-type="string" calcext:value-type="string">
            <text:p>130+</text:p>
          </table:table-cell>
          <table:table-cell table:style-name="ce14" office:value-type="float" office:value="133" calcext:value-type="float">
            <text:p>133</text:p>
          </table:table-cell>
          <table:table-cell table:style-name="ce23" table:formula="of:=ifs([.H3]&gt;=130; &quot;Extremely High&quot;; [.H3] &gt;= 120; &quot;Very High&quot;; [.H3] &gt;= 110; &quot;High Average&quot;; [.H3] &gt;= 90; &quot;Average&quot;; [.H3] &gt;= 80; &quot;Low Average&quot;; [.H3] &gt;= 70; &quot;Very Low&quot;; [.H3] &lt; 70; &quot;Extremely Low&quot;)" office:value-type="string" office:string-value="" calcext:value-type="error">
            <text:p>#NAME?</text:p>
          </table:table-cell>
          <table:table-cell table:style-name="ce61" office:value-type="string" calcext:value-type="string">
            <text:p>Very Superior</text:p>
          </table:table-cell>
          <table:table-cell table:number-columns-repeated="54"/>
        </table:table-row>
        <table:table-row table:style-name="ro1">
          <table:table-cell table:style-name="ce2" office:value-type="string" calcext:value-type="string">
            <text:p>120-129</text:p>
          </table:table-cell>
          <table:table-cell table:style-name="ce14" office:value-type="string" calcext:value-type="string">
            <text:p>high</text:p>
          </table:table-cell>
          <table:table-cell table:style-name="ce62" office:value-type="string" calcext:value-type="string">
            <text:p>14-15</text:p>
          </table:table-cell>
          <table:table-cell table:number-columns-repeated="3"/>
          <table:table-cell table:style-name="ce2" office:value-type="string" calcext:value-type="string">
            <text:p>120-129</text:p>
          </table:table-cell>
          <table:table-cell table:style-name="ce14" office:value-type="float" office:value="122" calcext:value-type="float">
            <text:p>122</text:p>
          </table:table-cell>
          <table:table-cell table:style-name="ce23" table:formula="of:=ifs([.H4]&gt;=130; &quot;Extremely High&quot;; [.H4] &gt;= 120; &quot;Very High&quot;; [.H4] &gt;= 110; &quot;High Average&quot;; [.H4] &gt;= 90; &quot;Average&quot;; [.H4] &gt;= 80; &quot;Low Average&quot;; [.H4] &gt;= 70; &quot;Very Low&quot;; [.H4] &lt; 70; &quot;Extremely Low&quot;)" office:value-type="string" office:string-value="" calcext:value-type="error">
            <text:p>#NAME?</text:p>
          </table:table-cell>
          <table:table-cell table:style-name="ce61" office:value-type="string" calcext:value-type="string">
            <text:p>Superior</text:p>
          </table:table-cell>
          <table:table-cell table:number-columns-repeated="54"/>
        </table:table-row>
        <table:table-row table:style-name="ro1">
          <table:table-cell table:style-name="ce2" office:value-type="string" calcext:value-type="string">
            <text:p>110-119</text:p>
          </table:table-cell>
          <table:table-cell table:style-name="ce14" office:value-type="string" calcext:value-type="string">
            <text:p>high average</text:p>
          </table:table-cell>
          <table:table-cell table:style-name="ce62" office:value-type="float" office:value="13" calcext:value-type="float">
            <text:p>13</text:p>
          </table:table-cell>
          <table:table-cell table:number-columns-repeated="3"/>
          <table:table-cell table:style-name="ce2" office:value-type="string" calcext:value-type="string">
            <text:p>110-119</text:p>
          </table:table-cell>
          <table:table-cell table:style-name="ce14" office:value-type="float" office:value="111" calcext:value-type="float">
            <text:p>111</text:p>
          </table:table-cell>
          <table:table-cell table:style-name="ce23" table:formula="of:=ifs([.H5]&gt;=130; &quot;Extremely High&quot;; [.H5] &gt;= 120; &quot;Very High&quot;; [.H5] &gt;= 110; &quot;High Average&quot;; [.H5] &gt;= 90; &quot;Average&quot;; [.H5] &gt;= 80; &quot;Low Average&quot;; [.H5] &gt;= 70; &quot;Very Low&quot;; [.H5] &lt; 70; &quot;Extremely Low&quot;)" office:value-type="string" office:string-value="" calcext:value-type="error">
            <text:p>#NAME?</text:p>
          </table:table-cell>
          <table:table-cell table:style-name="ce61" office:value-type="string" calcext:value-type="string">
            <text:p>High Average</text:p>
          </table:table-cell>
          <table:table-cell table:number-columns-repeated="54"/>
        </table:table-row>
        <table:table-row table:style-name="ro1">
          <table:table-cell table:style-name="ce2" office:value-type="string" calcext:value-type="string">
            <text:p>90-109</text:p>
          </table:table-cell>
          <table:table-cell table:style-name="ce14" office:value-type="string" calcext:value-type="string">
            <text:p>average</text:p>
          </table:table-cell>
          <table:table-cell table:style-name="ce65" office:value-type="date" office:date-value="2019-08-12" calcext:value-type="date">
            <text:p>8-12</text:p>
          </table:table-cell>
          <table:table-cell table:number-columns-repeated="3"/>
          <table:table-cell table:style-name="ce2" office:value-type="string" calcext:value-type="string">
            <text:p>90-109</text:p>
          </table:table-cell>
          <table:table-cell table:style-name="ce14" office:value-type="float" office:value="99" calcext:value-type="float">
            <text:p>99</text:p>
          </table:table-cell>
          <table:table-cell table:style-name="ce23" table:formula="of:=ifs([.H6]&gt;=130; &quot;Extremely High&quot;; [.H6] &gt;= 120; &quot;Very High&quot;; [.H6] &gt;= 110; &quot;High Average&quot;; [.H6] &gt;= 90; &quot;Average&quot;; [.H6] &gt;= 80; &quot;Low Average&quot;; [.H6] &gt;= 70; &quot;Very Low&quot;; [.H6] &lt; 70; &quot;Extremely Low&quot;)" office:value-type="string" office:string-value="" calcext:value-type="error">
            <text:p>#NAME?</text:p>
          </table:table-cell>
          <table:table-cell table:style-name="ce61" office:value-type="string" calcext:value-type="string">
            <text:p>Average</text:p>
          </table:table-cell>
          <table:table-cell table:number-columns-repeated="54"/>
        </table:table-row>
        <table:table-row table:style-name="ro1">
          <table:table-cell table:style-name="ce2" office:value-type="string" calcext:value-type="string">
            <text:p>80-89</text:p>
          </table:table-cell>
          <table:table-cell table:style-name="ce14" office:value-type="string" calcext:value-type="string">
            <text:p>low average</text:p>
          </table:table-cell>
          <table:table-cell table:style-name="ce62" office:value-type="float" office:value="7" calcext:value-type="float">
            <text:p>7</text:p>
          </table:table-cell>
          <table:table-cell table:number-columns-repeated="3"/>
          <table:table-cell table:style-name="ce2" office:value-type="string" calcext:value-type="string">
            <text:p>80-89</text:p>
          </table:table-cell>
          <table:table-cell table:style-name="ce14" office:value-type="float" office:value="88" calcext:value-type="float">
            <text:p>88</text:p>
          </table:table-cell>
          <table:table-cell table:style-name="ce23" table:formula="of:=ifs([.H7]&gt;=130; &quot;Extremely High&quot;; [.H7] &gt;= 120; &quot;Very High&quot;; [.H7] &gt;= 110; &quot;High Average&quot;; [.H7] &gt;= 90; &quot;Average&quot;; [.H7] &gt;= 80; &quot;Low Average&quot;; [.H7] &gt;= 70; &quot;Very Low&quot;; [.H7] &lt; 70; &quot;Extremely Low&quot;)" office:value-type="string" office:string-value="" calcext:value-type="error">
            <text:p>#NAME?</text:p>
          </table:table-cell>
          <table:table-cell table:style-name="ce61" office:value-type="string" calcext:value-type="string">
            <text:p>Low Average</text:p>
          </table:table-cell>
          <table:table-cell table:number-columns-repeated="54"/>
        </table:table-row>
        <table:table-row table:style-name="ro1">
          <table:table-cell table:style-name="ce2" office:value-type="string" calcext:value-type="string">
            <text:p>70-79</text:p>
          </table:table-cell>
          <table:table-cell table:style-name="ce14" office:value-type="string" calcext:value-type="string">
            <text:p>low</text:p>
          </table:table-cell>
          <table:table-cell table:style-name="ce65" office:value-type="date" office:date-value="2019-05-06" calcext:value-type="date">
            <text:p>5-6</text:p>
          </table:table-cell>
          <table:table-cell table:number-columns-repeated="3"/>
          <table:table-cell table:style-name="ce2" office:value-type="string" calcext:value-type="string">
            <text:p>70-79</text:p>
          </table:table-cell>
          <table:table-cell table:style-name="ce14" office:value-type="float" office:value="77" calcext:value-type="float">
            <text:p>77</text:p>
          </table:table-cell>
          <table:table-cell table:style-name="ce23" table:formula="of:=ifs([.H8]&gt;=130; &quot;Extremely High&quot;; [.H8] &gt;= 120; &quot;Very High&quot;; [.H8] &gt;= 110; &quot;High Average&quot;; [.H8] &gt;= 90; &quot;Average&quot;; [.H8] &gt;= 80; &quot;Low Average&quot;; [.H8] &gt;= 70; &quot;Very Low&quot;; [.H8] &lt; 70; &quot;Extremely Low&quot;)" office:value-type="string" office:string-value="" calcext:value-type="error">
            <text:p>#NAME?</text:p>
          </table:table-cell>
          <table:table-cell table:style-name="ce61" office:value-type="string" calcext:value-type="string">
            <text:p>Borderline</text:p>
          </table:table-cell>
          <table:table-cell table:number-columns-repeated="54"/>
        </table:table-row>
        <table:table-row table:style-name="ro1">
          <table:table-cell table:style-name="ce2" office:value-type="string" calcext:value-type="string">
            <text:p>69-</text:p>
          </table:table-cell>
          <table:table-cell table:style-name="ce14" office:value-type="string" calcext:value-type="string">
            <text:p>very low</text:p>
          </table:table-cell>
          <table:table-cell table:style-name="ce62" office:value-type="string" calcext:value-type="string">
            <text:p>4-</text:p>
          </table:table-cell>
          <table:table-cell table:number-columns-repeated="3"/>
          <table:table-cell table:style-name="ce2" office:value-type="string" calcext:value-type="string">
            <text:p>69-</text:p>
          </table:table-cell>
          <table:table-cell table:style-name="ce14" office:value-type="float" office:value="69" calcext:value-type="float">
            <text:p>69</text:p>
          </table:table-cell>
          <table:table-cell table:style-name="ce23" table:formula="of:=ifs([.H9]&gt;=130; &quot;Extremely High&quot;; [.H9] &gt;= 120; &quot;Very High&quot;; [.H9] &gt;= 110; &quot;High Average&quot;; [.H9] &gt;= 90; &quot;Average&quot;; [.H9] &gt;= 80; &quot;Low Average&quot;; [.H9] &gt;= 70; &quot;Very Low&quot;; [.H9] &lt; 70; &quot;Extremely Low&quot;)" office:value-type="string" office:string-value="" calcext:value-type="error">
            <text:p>#NAME?</text:p>
          </table:table-cell>
          <table:table-cell table:style-name="ce61" office:value-type="string" calcext:value-type="string">
            <text:p>Impaired</text:p>
          </table:table-cell>
          <table:table-cell table:number-columns-repeated="54"/>
        </table:table-row>
        <table:table-row table:style-name="ro1" table:number-rows-repeated="4">
          <table:table-cell table:number-columns-repeated="2"/>
          <table:table-cell table:style-name="ce66"/>
          <table:table-cell table:number-columns-repeated="61"/>
        </table:table-row>
        <table:table-row table:style-name="ro1">
          <table:table-cell table:style-name="ce2" office:value-type="string" calcext:value-type="string">
            <text:p>Subtest/Composite Descriptions:</text:p>
          </table:table-cell>
          <table:table-cell/>
          <table:table-cell table:style-name="ce66"/>
          <table:table-cell table:number-columns-repeated="61"/>
        </table:table-row>
        <table:table-row table:style-name="ro1">
          <table:table-cell table:style-name="ce2" office:value-type="string" calcext:value-type="string">
            <text:p>WISC</text:p>
          </table:table-cell>
          <table:table-cell/>
          <table:table-cell table:style-name="ce66"/>
          <table:table-cell table:style-name="ce2" office:value-type="string" calcext:value-type="string">
            <text:p>WJ-IV Cog</text:p>
          </table:table-cell>
          <table:table-cell table:number-columns-repeated="60"/>
        </table:table-row>
        <table:table-row table:style-name="ro1">
          <table:table-cell table:style-name="ce2" office:value-type="string" calcext:value-type="string">
            <text:p>VCI</text:p>
          </table:table-cell>
          <table:table-cell table:style-name="ce61" office:value-type="string" calcext:value-type="string">
            <text:p>verbal ability</text:p>
          </table:table-cell>
          <table:table-cell table:style-name="ce66"/>
          <table:table-cell table:style-name="ce2" office:value-type="string" calcext:value-type="string">
            <text:p>Gf</text:p>
          </table:table-cell>
          <table:table-cell table:style-name="ce61" office:value-type="string" calcext:value-type="string">
            <text:p>fluid reasoning</text:p>
          </table:table-cell>
          <table:table-cell table:number-columns-repeated="59"/>
        </table:table-row>
        <table:table-row table:style-name="ro1">
          <table:table-cell table:style-name="ce2" office:value-type="string" calcext:value-type="string">
            <text:p>VSI</text:p>
          </table:table-cell>
          <table:table-cell table:style-name="ce61" office:value-type="string" calcext:value-type="string">
            <text:p>visual spatial reasoning</text:p>
          </table:table-cell>
          <table:table-cell table:style-name="ce66"/>
          <table:table-cell table:style-name="ce2" office:value-type="string" calcext:value-type="string">
            <text:p>Gc</text:p>
          </table:table-cell>
          <table:table-cell table:style-name="ce61" office:value-type="string" calcext:value-type="string">
            <text:p>long-term memory for information and verbal knowledge</text:p>
          </table:table-cell>
          <table:table-cell table:number-columns-repeated="59"/>
        </table:table-row>
        <table:table-row table:style-name="ro1">
          <table:table-cell table:style-name="ce2" office:value-type="string" calcext:value-type="string">
            <text:p>FRI</text:p>
          </table:table-cell>
          <table:table-cell table:style-name="ce61" office:value-type="string" calcext:value-type="string">
            <text:p>logical and inferential reasoning</text:p>
          </table:table-cell>
          <table:table-cell table:style-name="ce66"/>
          <table:table-cell table:style-name="ce2" office:value-type="string" calcext:value-type="string">
            <text:p>Gwm</text:p>
          </table:table-cell>
          <table:table-cell table:style-name="ce61" office:value-type="string" calcext:value-type="string">
            <text:p>short-term working memory</text:p>
          </table:table-cell>
          <table:table-cell table:number-columns-repeated="59"/>
        </table:table-row>
        <table:table-row table:style-name="ro1">
          <table:table-cell table:style-name="ce2" office:value-type="string" calcext:value-type="string">
            <text:p>WMI</text:p>
          </table:table-cell>
          <table:table-cell table:style-name="ce61" office:value-type="string" calcext:value-type="string">
            <text:p>short-term memory and mental organization</text:p>
          </table:table-cell>
          <table:table-cell table:style-name="ce66"/>
          <table:table-cell table:style-name="ce2" office:value-type="string" calcext:value-type="string">
            <text:p>Cog Eff</text:p>
          </table:table-cell>
          <table:table-cell table:style-name="ce61" office:value-type="string" calcext:value-type="string">
            <text:p>cognitive processing ability</text:p>
          </table:table-cell>
          <table:table-cell table:number-columns-repeated="59"/>
        </table:table-row>
        <table:table-row table:style-name="ro1">
          <table:table-cell table:style-name="ce2" office:value-type="string" calcext:value-type="string">
            <text:p>PSI</text:p>
          </table:table-cell>
          <table:table-cell table:style-name="ce61" office:value-type="string" calcext:value-type="string">
            <text:p>speed of cognitive processing</text:p>
          </table:table-cell>
          <table:table-cell table:style-name="ce66"/>
          <table:table-cell table:number-columns-repeated="61"/>
        </table:table-row>
        <table:table-row table:style-name="ro1">
          <table:table-cell table:number-columns-repeated="2"/>
          <table:table-cell table:style-name="ce66"/>
          <table:table-cell table:number-columns-repeated="61"/>
        </table:table-row>
        <table:table-row table:style-name="ro1">
          <table:table-cell table:style-name="ce2" office:value-type="string" calcext:value-type="string">
            <text:p>Block Design</text:p>
          </table:table-cell>
          <table:table-cell table:style-name="ce61" office:value-type="string" calcext:value-type="string">
            <text:p>visual abstract reasoning</text:p>
          </table:table-cell>
          <table:table-cell table:style-name="ce66"/>
          <table:table-cell table:style-name="ce2" office:value-type="string" calcext:value-type="string">
            <text:p>Oral Vocabulary</text:p>
          </table:table-cell>
          <table:table-cell table:style-name="ce63" office:value-type="string" calcext:value-type="string">
            <text:p>acquired verbal knowledge</text:p>
          </table:table-cell>
          <table:table-cell table:number-columns-repeated="59"/>
        </table:table-row>
        <table:table-row table:style-name="ro1">
          <table:table-cell table:style-name="ce2" office:value-type="string" calcext:value-type="string">
            <text:p>Similarities</text:p>
          </table:table-cell>
          <table:table-cell table:style-name="ce63" office:value-type="string" calcext:value-type="string">
            <text:p>verbal concept formation</text:p>
          </table:table-cell>
          <table:table-cell table:style-name="ce66"/>
          <table:table-cell table:style-name="ce2" office:value-type="string" calcext:value-type="string">
            <text:p>Number Series</text:p>
          </table:table-cell>
          <table:table-cell table:style-name="ce61" office:value-type="string" calcext:value-type="string">
            <text:p>quantitative inductive reasoning</text:p>
          </table:table-cell>
          <table:table-cell table:number-columns-repeated="59"/>
        </table:table-row>
        <table:table-row table:style-name="ro1">
          <table:table-cell table:style-name="ce2" office:value-type="string" calcext:value-type="string">
            <text:p>Matrix Reasoning</text:p>
          </table:table-cell>
          <table:table-cell table:style-name="ce61" office:value-type="string" calcext:value-type="string">
            <text:p>seriation and pattern recognition</text:p>
          </table:table-cell>
          <table:table-cell table:style-name="ce66"/>
          <table:table-cell table:style-name="ce2" office:value-type="string" calcext:value-type="string">
            <text:p>Verbal Attention</text:p>
          </table:table-cell>
          <table:table-cell table:style-name="ce61" office:value-type="string" calcext:value-type="string">
            <text:p>verbal working memory</text:p>
          </table:table-cell>
          <table:table-cell table:number-columns-repeated="59"/>
        </table:table-row>
        <table:table-row table:style-name="ro1">
          <table:table-cell table:style-name="ce2" office:value-type="string" calcext:value-type="string">
            <text:p>Digit Span</text:p>
          </table:table-cell>
          <table:table-cell table:style-name="ce61" office:value-type="string" calcext:value-type="string">
            <text:p>auditory recall and mental organization</text:p>
          </table:table-cell>
          <table:table-cell table:style-name="ce66"/>
          <table:table-cell table:style-name="ce2" office:value-type="string" calcext:value-type="string">
            <text:p>Letter-Pattern Matching</text:p>
          </table:table-cell>
          <table:table-cell table:style-name="ce61" office:value-type="string" calcext:value-type="string">
            <text:p>speed of visual discrimination</text:p>
          </table:table-cell>
          <table:table-cell table:number-columns-repeated="59"/>
        </table:table-row>
        <table:table-row table:style-name="ro1">
          <table:table-cell table:style-name="ce2" office:value-type="string" calcext:value-type="string">
            <text:p>Coding</text:p>
          </table:table-cell>
          <table:table-cell table:style-name="ce61" office:value-type="string" calcext:value-type="string">
            <text:p>visual memory</text:p>
          </table:table-cell>
          <table:table-cell table:style-name="ce66"/>
          <table:table-cell table:style-name="ce2" office:value-type="string" calcext:value-type="string">
            <text:p>Phonological Processing</text:p>
          </table:table-cell>
          <table:table-cell table:style-name="ce61" office:value-type="string" calcext:value-type="string">
            <text:p>speed of word access and auditory processing</text:p>
          </table:table-cell>
          <table:table-cell table:number-columns-repeated="59"/>
        </table:table-row>
        <table:table-row table:style-name="ro1">
          <table:table-cell table:style-name="ce2" office:value-type="string" calcext:value-type="string">
            <text:p>Vocabulary</text:p>
          </table:table-cell>
          <table:table-cell table:style-name="ce61" office:value-type="string" calcext:value-type="string">
            <text:p>vocabulary and word knowledge</text:p>
          </table:table-cell>
          <table:table-cell table:style-name="ce66"/>
          <table:table-cell table:style-name="ce2" office:value-type="string" calcext:value-type="string">
            <text:p>Story Recall</text:p>
          </table:table-cell>
          <table:table-cell table:style-name="ce61" office:value-type="string" calcext:value-type="string">
            <text:p>ability to recognize meaning and verbal semantic memory</text:p>
          </table:table-cell>
          <table:table-cell table:number-columns-repeated="59"/>
        </table:table-row>
        <table:table-row table:style-name="ro1">
          <table:table-cell table:style-name="ce2" office:value-type="string" calcext:value-type="string">
            <text:p>Figure Weights</text:p>
          </table:table-cell>
          <table:table-cell table:style-name="ce61" office:value-type="string" calcext:value-type="string">
            <text:p>nonverbal quantitative reasoning</text:p>
          </table:table-cell>
          <table:table-cell table:style-name="ce66"/>
          <table:table-cell table:style-name="ce2" office:value-type="string" calcext:value-type="string">
            <text:p>Visualization</text:p>
          </table:table-cell>
          <table:table-cell table:style-name="ce61" office:value-type="string" calcext:value-type="string">
            <text:p>mental rotation and visual synthesis</text:p>
          </table:table-cell>
          <table:table-cell table:number-columns-repeated="59"/>
        </table:table-row>
        <table:table-row table:style-name="ro1">
          <table:table-cell table:style-name="ce2" office:value-type="string" calcext:value-type="string">
            <text:p>Visual Puzzles</text:p>
          </table:table-cell>
          <table:table-cell table:style-name="ce61" office:value-type="string" calcext:value-type="string">
            <text:p>visual transformation and rotation</text:p>
          </table:table-cell>
          <table:table-cell table:style-name="ce66"/>
          <table:table-cell table:style-name="ce2" office:value-type="string" calcext:value-type="string">
            <text:p>General Information</text:p>
          </table:table-cell>
          <table:table-cell table:style-name="ce61" office:value-type="string" calcext:value-type="string">
            <text:p>long-term memory for information and knowledge</text:p>
          </table:table-cell>
          <table:table-cell table:number-columns-repeated="59"/>
        </table:table-row>
        <table:table-row table:style-name="ro1">
          <table:table-cell table:style-name="ce2" office:value-type="string" calcext:value-type="string">
            <text:p>Picture Span</text:p>
          </table:table-cell>
          <table:table-cell table:style-name="ce61" office:value-type="string" calcext:value-type="string">
            <text:p>visual sequential recall</text:p>
          </table:table-cell>
          <table:table-cell table:style-name="ce66"/>
          <table:table-cell table:style-name="ce2" office:value-type="string" calcext:value-type="string">
            <text:p>Concept Formation</text:p>
          </table:table-cell>
          <table:table-cell table:style-name="ce63" office:value-type="string" calcext:value-type="string">
            <text:p>categorical reasoning and induction</text:p>
          </table:table-cell>
          <table:table-cell table:number-columns-repeated="59"/>
        </table:table-row>
        <table:table-row table:style-name="ro1">
          <table:table-cell table:style-name="ce2" office:value-type="string" calcext:value-type="string">
            <text:p>Symbol Search</text:p>
          </table:table-cell>
          <table:table-cell table:style-name="ce61" office:value-type="string" calcext:value-type="string">
            <text:p>speed of visual scan and comparison</text:p>
          </table:table-cell>
          <table:table-cell table:style-name="ce66"/>
          <table:table-cell table:style-name="ce2" office:value-type="string" calcext:value-type="string">
            <text:p>Numbers Reversed</text:p>
          </table:table-cell>
          <table:table-cell table:style-name="ce61" office:value-type="string" calcext:value-type="string">
            <text:p>mental manipulation and attentional capacity</text:p>
          </table:table-cell>
          <table:table-cell table:number-columns-repeated="59"/>
        </table:table-row>
        <table:table-row table:style-name="ro1" table:number-rows-repeated="3">
          <table:table-cell table:number-columns-repeated="2"/>
          <table:table-cell table:style-name="ce66"/>
          <table:table-cell table:number-columns-repeated="61"/>
        </table:table-row>
        <table:table-row table:style-name="ro1">
          <table:table-cell table:style-name="ce61" office:value-type="string" calcext:value-type="string">
            <text:p>WIAT</text:p>
          </table:table-cell>
          <table:table-cell/>
          <table:table-cell table:style-name="ce66"/>
          <table:table-cell table:style-name="ce2" office:value-type="string" calcext:value-type="string">
            <text:p>WJ-IV Ach</text:p>
          </table:table-cell>
          <table:table-cell table:number-columns-repeated="60"/>
        </table:table-row>
        <table:table-row table:style-name="ro1">
          <table:table-cell table:style-name="ce8" office:value-type="string" calcext:value-type="string">
            <text:p>Listening Comprehension</text:p>
          </table:table-cell>
          <table:table-cell table:style-name="ce64" office:value-type="string" calcext:value-type="string">
            <text:p>auditory comprehension and recall</text:p>
          </table:table-cell>
          <table:table-cell table:style-name="ce66"/>
          <table:table-cell table:style-name="ce8" office:value-type="string" calcext:value-type="string">
            <text:p>Letter-Word Identification</text:p>
          </table:table-cell>
          <table:table-cell table:style-name="ce67" table:formula="of:=&quot;word recognition&quot;" office:value-type="string" office:string-value="word recognition" calcext:value-type="string">
            <text:p>word recognition</text:p>
          </table:table-cell>
          <table:table-cell table:number-columns-repeated="59"/>
        </table:table-row>
        <table:table-row table:style-name="ro1">
          <table:table-cell table:style-name="ce8" office:value-type="string" calcext:value-type="string">
            <text:p>Early Reading Skills</text:p>
          </table:table-cell>
          <table:table-cell table:style-name="ce64" office:value-type="string" calcext:value-type="string">
            <text:p>foundational reading skills</text:p>
          </table:table-cell>
          <table:table-cell table:style-name="ce66"/>
          <table:table-cell table:style-name="ce8" office:value-type="string" calcext:value-type="string">
            <text:p>Applied Problems</text:p>
          </table:table-cell>
          <table:table-cell table:style-name="ce61" office:value-type="string" calcext:value-type="string">
            <text:p>verbal math problem solving</text:p>
          </table:table-cell>
          <table:table-cell table:number-columns-repeated="59"/>
        </table:table-row>
        <table:table-row table:style-name="ro1">
          <table:table-cell table:style-name="ce8" office:value-type="string" calcext:value-type="string">
            <text:p>Reading Comprehension</text:p>
          </table:table-cell>
          <table:table-cell table:style-name="ce64" office:value-type="string" calcext:value-type="string">
            <text:p>reading comprehension</text:p>
          </table:table-cell>
          <table:table-cell table:style-name="ce66"/>
          <table:table-cell table:style-name="ce8" office:value-type="string" calcext:value-type="string">
            <text:p>Spelling</text:p>
          </table:table-cell>
          <table:table-cell table:style-name="ce61" office:value-type="string" calcext:value-type="string">
            <text:p>spelling</text:p>
          </table:table-cell>
          <table:table-cell table:number-columns-repeated="59"/>
        </table:table-row>
        <table:table-row table:style-name="ro1">
          <table:table-cell table:style-name="ce8" office:value-type="string" calcext:value-type="string">
            <text:p>Math Problem Solving</text:p>
          </table:table-cell>
          <table:table-cell table:style-name="ce64" office:value-type="string" calcext:value-type="string">
            <text:p>verbal math problem solving</text:p>
          </table:table-cell>
          <table:table-cell table:style-name="ce66"/>
          <table:table-cell table:style-name="ce8" office:value-type="string" calcext:value-type="string">
            <text:p>Passage Comprehension</text:p>
          </table:table-cell>
          <table:table-cell table:style-name="ce67" office:value-type="string" calcext:value-type="string">
            <text:p>ability to use context clues to complete passages of text</text:p>
          </table:table-cell>
          <table:table-cell table:number-columns-repeated="59"/>
        </table:table-row>
        <table:table-row table:style-name="ro1">
          <table:table-cell table:style-name="ce8" office:value-type="string" calcext:value-type="string">
            <text:p>Alphabet Writing Fluency</text:p>
          </table:table-cell>
          <table:table-cell table:style-name="ce64" office:value-type="string" calcext:value-type="string">
            <text:p>speed and accuracy of writing</text:p>
          </table:table-cell>
          <table:table-cell table:style-name="ce66"/>
          <table:table-cell table:style-name="ce8" office:value-type="string" calcext:value-type="string">
            <text:p>Calculation</text:p>
          </table:table-cell>
          <table:table-cell table:style-name="ce61" office:value-type="string" calcext:value-type="string">
            <text:p>written math computation</text:p>
          </table:table-cell>
          <table:table-cell table:number-columns-repeated="59"/>
        </table:table-row>
        <table:table-row table:style-name="ro1">
          <table:table-cell table:style-name="ce8" office:value-type="string" calcext:value-type="string">
            <text:p>Sentence Composition</text:p>
          </table:table-cell>
          <table:table-cell table:style-name="ce64" office:value-type="string" calcext:value-type="string">
            <text:p>ability to compose sentences</text:p>
          </table:table-cell>
          <table:table-cell table:style-name="ce66"/>
          <table:table-cell table:style-name="ce8" office:value-type="string" calcext:value-type="string">
            <text:p>Writing Samples</text:p>
          </table:table-cell>
          <table:table-cell table:style-name="ce61" office:value-type="string" calcext:value-type="string">
            <text:p>ability to write expressively based on text, image, or verbal prompts</text:p>
          </table:table-cell>
          <table:table-cell table:number-columns-repeated="59"/>
        </table:table-row>
        <table:table-row table:style-name="ro1">
          <table:table-cell table:style-name="ce8" office:value-type="string" calcext:value-type="string">
            <text:p>Word Reading</text:p>
          </table:table-cell>
          <table:table-cell table:style-name="ce64" office:value-type="string" calcext:value-type="string">
            <text:p>word recognition</text:p>
          </table:table-cell>
          <table:table-cell table:style-name="ce66"/>
          <table:table-cell table:style-name="ce8" office:value-type="string" calcext:value-type="string">
            <text:p>Word Attack</text:p>
          </table:table-cell>
          <table:table-cell table:style-name="ce67" table:formula="of:=&quot;phonics usage&quot;" office:value-type="string" office:string-value="phonics usage" calcext:value-type="string">
            <text:p>phonics usage</text:p>
          </table:table-cell>
          <table:table-cell table:number-columns-repeated="59"/>
        </table:table-row>
        <table:table-row table:style-name="ro1">
          <table:table-cell table:style-name="ce8" office:value-type="string" calcext:value-type="string">
            <text:p>Essay Composition</text:p>
          </table:table-cell>
          <table:table-cell table:style-name="ce64" office:value-type="string" calcext:value-type="string">
            <text:p>written expression</text:p>
          </table:table-cell>
          <table:table-cell table:style-name="ce66"/>
          <table:table-cell table:style-name="ce8" office:value-type="string" calcext:value-type="string">
            <text:p>Oral Reading</text:p>
          </table:table-cell>
          <table:table-cell table:style-name="ce67" table:formula="of:=&quot;ability to read aloud accurately and expressively&quot;" office:value-type="string" office:string-value="ability to read aloud accurately and expressively" calcext:value-type="string">
            <text:p>ability to read aloud accurately and expressively</text:p>
          </table:table-cell>
          <table:table-cell table:number-columns-repeated="59"/>
        </table:table-row>
        <table:table-row table:style-name="ro1">
          <table:table-cell table:style-name="ce8" office:value-type="string" calcext:value-type="string">
            <text:p>Pseudoword Decoding</text:p>
          </table:table-cell>
          <table:table-cell table:style-name="ce64" office:value-type="string" calcext:value-type="string">
            <text:p>phonics usage</text:p>
          </table:table-cell>
          <table:table-cell table:style-name="ce66"/>
          <table:table-cell table:style-name="ce8" office:value-type="string" calcext:value-type="string">
            <text:p>Sentence Reading Fluency</text:p>
          </table:table-cell>
          <table:table-cell table:style-name="ce68" table:formula="of:=&quot;reading speed&quot;" office:value-type="string" office:string-value="reading speed" calcext:value-type="string">
            <text:p>reading speed</text:p>
          </table:table-cell>
          <table:table-cell table:number-columns-repeated="59"/>
        </table:table-row>
        <table:table-row table:style-name="ro1">
          <table:table-cell table:style-name="ce8" office:value-type="string" calcext:value-type="string">
            <text:p>Numerical Operations</text:p>
          </table:table-cell>
          <table:table-cell table:style-name="ce64" office:value-type="string" calcext:value-type="string">
            <text:p>math computation</text:p>
          </table:table-cell>
          <table:table-cell table:style-name="ce66"/>
          <table:table-cell table:style-name="ce8" office:value-type="string" calcext:value-type="string">
            <text:p>Math Facts Fluency</text:p>
          </table:table-cell>
          <table:table-cell table:style-name="ce61" office:value-type="string" calcext:value-type="string">
            <text:p>speed when completing math facts</text:p>
          </table:table-cell>
          <table:table-cell table:number-columns-repeated="59"/>
        </table:table-row>
        <table:table-row table:style-name="ro1">
          <table:table-cell table:style-name="ce8" office:value-type="string" calcext:value-type="string">
            <text:p>Oral Expression</text:p>
          </table:table-cell>
          <table:table-cell table:style-name="ce64" office:value-type="string" calcext:value-type="string">
            <text:p>oral expression and word retrieval</text:p>
          </table:table-cell>
          <table:table-cell table:style-name="ce66"/>
          <table:table-cell table:style-name="ce8" office:value-type="string" calcext:value-type="string">
            <text:p>Sentence Writing Fluency</text:p>
          </table:table-cell>
          <table:table-cell table:style-name="ce61" office:value-type="string" calcext:value-type="string">
            <text:p>sentence writing speed</text:p>
          </table:table-cell>
          <table:table-cell table:number-columns-repeated="59"/>
        </table:table-row>
        <table:table-row table:style-name="ro1">
          <table:table-cell table:style-name="ce8" office:value-type="string" calcext:value-type="string">
            <text:p>Oral Reading Fluency</text:p>
          </table:table-cell>
          <table:table-cell table:style-name="ce64" office:value-type="string" calcext:value-type="string">
            <text:p>speed and accuracy when reading aloud</text:p>
          </table:table-cell>
          <table:table-cell table:style-name="ce66"/>
          <table:table-cell table:number-columns-repeated="61"/>
        </table:table-row>
        <table:table-row table:style-name="ro1">
          <table:table-cell table:style-name="ce8" office:value-type="string" calcext:value-type="string">
            <text:p>Spelling</text:p>
          </table:table-cell>
          <table:table-cell table:style-name="ce64" office:value-type="string" calcext:value-type="string">
            <text:p>spelling</text:p>
          </table:table-cell>
          <table:table-cell table:style-name="ce66"/>
          <table:table-cell table:number-columns-repeated="61"/>
        </table:table-row>
        <table:table-row table:style-name="ro1">
          <table:table-cell table:style-name="ce8" office:value-type="string" calcext:value-type="string">
            <text:p>Math Fluency - Addition</text:p>
          </table:table-cell>
          <table:table-cell table:style-name="ce64" office:value-type="string" calcext:value-type="string">
            <text:p>speed and accuracy with addition facts</text:p>
          </table:table-cell>
          <table:table-cell table:style-name="ce66"/>
          <table:table-cell table:style-name="ce61" office:value-type="string" calcext:value-type="string">
            <text:p>Science</text:p>
          </table:table-cell>
          <table:table-cell table:style-name="ce61" office:value-type="string" calcext:value-type="string">
            <text:p>knowledge of scientific facts and processes</text:p>
          </table:table-cell>
          <table:table-cell table:number-columns-repeated="59"/>
        </table:table-row>
        <table:table-row table:style-name="ro1">
          <table:table-cell table:style-name="ce8" office:value-type="string" calcext:value-type="string">
            <text:p>Math Fluency - Subtraction</text:p>
          </table:table-cell>
          <table:table-cell table:style-name="ce64" office:value-type="string" calcext:value-type="string">
            <text:p>speed and accuracy with subtraction facts</text:p>
          </table:table-cell>
          <table:table-cell table:style-name="ce66"/>
          <table:table-cell table:style-name="ce61" office:value-type="string" calcext:value-type="string">
            <text:p>Social Studies</text:p>
          </table:table-cell>
          <table:table-cell table:style-name="ce61" office:value-type="string" calcext:value-type="string">
            <text:p>knowledge of civics and geography</text:p>
          </table:table-cell>
          <table:table-cell table:number-columns-repeated="59"/>
        </table:table-row>
        <table:table-row table:style-name="ro1">
          <table:table-cell table:style-name="ce9" office:value-type="string" calcext:value-type="string">
            <text:p>Math Fluency - Multiplication</text:p>
          </table:table-cell>
          <table:table-cell table:style-name="ce64" office:value-type="string" calcext:value-type="string">
            <text:p>speed and accuracy with multiplication</text:p>
          </table:table-cell>
          <table:table-cell table:style-name="ce66"/>
          <table:table-cell table:style-name="ce61" office:value-type="string" calcext:value-type="string">
            <text:p>Humanities</text:p>
          </table:table-cell>
          <table:table-cell table:style-name="ce61" office:value-type="string" calcext:value-type="string">
            <text:p>literary and artistic knowledge</text:p>
          </table:table-cell>
          <table:table-cell table:number-columns-repeated="59"/>
        </table:table-row>
        <table:table-row table:style-name="ro1" table:number-rows-repeated="950">
          <table:table-cell table:number-columns-repeated="2"/>
          <table:table-cell table:style-name="ce66"/>
          <table:table-cell table:number-columns-repeated="61"/>
        </table:table-row>
        <table:table-row table:style-name="ro4" table:number-rows-repeated="1047574">
          <table:table-cell table:number-columns-repeated="64"/>
        </table:table-row>
        <table:table-row table:style-name="ro4">
          <table:table-cell table:number-columns-repeated="64"/>
        </table:table-row>
      </table:table>
      <table:table table:name="MiscSort" table:style-name="ta5">
        <table:table-column table:style-name="co10" table:default-cell-style-name="Default"/>
        <table:table-column table:style-name="co2" table:number-columns-repeated="63" table:default-cell-style-name="Default"/>
        <table:table-row table:style-name="ro1">
          <table:table-cell table:style-name="ce2" office:value-type="string" calcext:value-type="string">
            <text:p>NON-SLD Qualifies:</text:p>
          </table:table-cell>
          <table:table-cell table:style-name="ce73" table:formula="of:=ifs(ISNA([.A2]); &quot;&quot;; ISBLANK([.A3]); [.A2]; ISBLANK([.A4]); [.A2] &amp; &quot; and &quot; &amp; [.A3]; ISBLANK([.A5]);  [.A2] &amp; &quot;, &quot; &amp; [.A3] &amp; &quot;, and &quot; &amp; [.A4])" office:value-type="string" office:string-value="" calcext:value-type="error">
            <text:p>#NAME?</text:p>
          </table:table-cell>
          <table:table-cell/>
          <table:table-cell table:style-name="ce61" office:value-type="string" calcext:value-type="string">
            <text:p>if sld is indicated, pull b9 and insert after?</text:p>
          </table:table-cell>
          <table:table-cell table:number-columns-repeated="60"/>
        </table:table-row>
        <table:table-row table:style-name="ro1">
          <table:table-cell table:style-name="ce69" table:formula="of:=IFERROR(__xludf.dummyfunction(&quot;FILTER(Input!B71:B76, NOT(ISBLANK(Input!C71:C76)))&quot;);&quot;#N/A&quot;)" office:value-type="string" office:string-value="#N/A" calcext:value-type="string">
            <text:p>#N/A</text:p>
          </table:table-cell>
          <table:table-cell table:number-columns-repeated="63"/>
        </table:table-row>
        <table:table-row table:style-name="ro1" table:number-rows-repeated="4">
          <table:table-cell table:style-name="ce70"/>
          <table:table-cell table:number-columns-repeated="63"/>
        </table:table-row>
        <table:table-row table:style-name="ro1">
          <table:table-cell table:style-name="ce71"/>
          <table:table-cell table:number-columns-repeated="63"/>
        </table:table-row>
        <table:table-row table:style-name="ro4">
          <table:table-cell table:number-columns-repeated="64"/>
        </table:table-row>
        <table:table-row table:style-name="ro1">
          <table:table-cell table:style-name="ce2" office:value-type="string" calcext:value-type="string">
            <text:p>SLD Qualifies:</text:p>
          </table:table-cell>
          <table:table-cell table:number-columns-repeated="63"/>
        </table:table-row>
        <table:table-row table:style-name="ro1">
          <table:table-cell table:style-name="ce69" table:formula="of:=IFERROR(__xludf.dummyfunction(&quot;FILTER(Input!B76:B82, NOT(ISBLANK(Input!C76:C82)))&quot;);&quot;reading fluency&quot;)" office:value-type="string" office:string-value="reading fluency" calcext:value-type="string">
            <text:p>reading fluency</text:p>
          </table:table-cell>
          <table:table-cell table:number-columns-repeated="63"/>
        </table:table-row>
        <table:table-row table:style-name="ro1">
          <table:table-cell table:style-name="ce70" table:formula="of:=IFERROR(__xludf.dummyfunction(&quot;&quot;&quot;COMPUTED_VALUE&quot;&quot;&quot;);&quot;basic reading skills&quot;)" office:value-type="string" office:string-value="basic reading skills" calcext:value-type="string">
            <text:p>basic reading skills</text:p>
          </table:table-cell>
          <table:table-cell table:number-columns-repeated="63"/>
        </table:table-row>
        <table:table-row table:style-name="ro1">
          <table:table-cell table:style-name="ce70" table:formula="of:=IFERROR(__xludf.dummyfunction(&quot;&quot;&quot;COMPUTED_VALUE&quot;&quot;&quot;);&quot;math problem solving&quot;)" office:value-type="string" office:string-value="math problem solving" calcext:value-type="string">
            <text:p>math problem solving</text:p>
          </table:table-cell>
          <table:table-cell table:number-columns-repeated="63"/>
        </table:table-row>
        <table:table-row table:style-name="ro1">
          <table:table-cell table:style-name="ce70"/>
          <table:table-cell table:number-columns-repeated="63"/>
        </table:table-row>
        <table:table-row table:style-name="ro1">
          <table:table-cell table:style-name="ce71"/>
          <table:table-cell table:number-columns-repeated="63"/>
        </table:table-row>
        <table:table-row table:style-name="ro1">
          <table:table-cell table:style-name="ce61"/>
          <table:table-cell table:number-columns-repeated="63"/>
        </table:table-row>
        <table:table-row table:style-name="ro1">
          <table:table-cell table:style-name="ce61" office:value-type="string" calcext:value-type="string">
            <text:p>Count all SLD Qualifies</text:p>
          </table:table-cell>
          <table:table-cell table:style-name="ce72" table:formula="of:=IFERROR(__xludf.dummyfunction(&quot;COUNTUNIQUE(A10:A14)&quot;);3)" office:value-type="float" office:value="3" calcext:value-type="float">
            <text:p>3</text:p>
          </table:table-cell>
          <table:table-cell table:number-columns-repeated="62"/>
        </table:table-row>
        <table:table-row table:style-name="ro4">
          <table:table-cell table:number-columns-repeated="64"/>
        </table:table-row>
        <table:table-row table:style-name="ro1">
          <table:table-cell table:style-name="ce61" office:value-type="string" calcext:value-type="string">
            <text:p>All Qualifies</text:p>
          </table:table-cell>
          <table:table-cell table:number-columns-repeated="63"/>
        </table:table-row>
        <table:table-row table:style-name="ro1">
          <table:table-cell table:style-name="ce69" table:formula="of:=IF(ISNA([.A2]); &quot;&quot;; [.A2:.A6])" office:value-type="string" office:string-value="" calcext:value-type="error">
            <text:p>#VALUE!</text:p>
          </table:table-cell>
          <table:table-cell table:number-columns-repeated="63"/>
        </table:table-row>
        <table:table-row table:style-name="ro1" table:number-rows-repeated="3">
          <table:table-cell table:style-name="ce70"/>
          <table:table-cell table:number-columns-repeated="63"/>
        </table:table-row>
        <table:table-row table:style-name="ro1">
          <table:table-cell table:style-name="ce71"/>
          <table:table-cell table:number-columns-repeated="63"/>
        </table:table-row>
        <table:table-row table:style-name="ro1">
          <table:table-cell table:style-name="ce72" table:formula="of:=IF(ISNA([.A10]); &quot;&quot;; &quot; a specific learning disability related to &quot; &amp; ifs(ISBLANK([.A11]); [.A10]; ISBLANK([.A12]); [.A10] &amp; &quot; and &quot; &amp; [.A11]; ISBLANK([.A13]);  [.A10] &amp; &quot;, &quot; &amp; [.A11] &amp; &quot;, and &quot; &amp; [.A12]))" office:value-type="string" office:string-value="" calcext:value-type="error">
            <text:p>#NAME?</text:p>
          </table:table-cell>
          <table:table-cell table:number-columns-repeated="63"/>
        </table:table-row>
        <table:table-row table:style-name="ro4">
          <table:table-cell table:number-columns-repeated="64"/>
        </table:table-row>
        <table:table-row table:style-name="ro1">
          <table:table-cell table:style-name="ce61" office:value-type="string" calcext:value-type="string">
            <text:p>Count All Qualifies</text:p>
          </table:table-cell>
          <table:table-cell table:style-name="ce72" table:formula="of:=IFERROR(__xludf.dummyfunction(&quot;COUNTUNIQUE(A19:A24)&quot;);1)" office:value-type="float" office:value="1" calcext:value-type="float">
            <text:p>1</text:p>
          </table:table-cell>
          <table:table-cell table:number-columns-repeated="62"/>
        </table:table-row>
        <table:table-row table:style-name="ro4" table:number-rows-repeated="1048549">
          <table:table-cell table:number-columns-repeated="64"/>
        </table:table-row>
        <table:table-row table:style-name="ro4">
          <table:table-cell table:number-columns-repeated="64"/>
        </table:table-row>
      </table:table>
      <table:table table:name="WJASort" table:style-name="ta6">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3" table:default-cell-style-name="Default"/>
        <table:table-column table:style-name="co15" table:default-cell-style-name="Default"/>
        <table:table-column table:style-name="co16" table:default-cell-style-name="Default"/>
        <table:table-column table:style-name="co2" table:number-columns-repeated="55" table:default-cell-style-name="Default"/>
        <table:table-row table:style-name="ro8">
          <table:table-cell table:style-name="ce74" office:value-type="string" calcext:value-type="string" table:number-columns-spanned="8" table:number-rows-spanned="1">
            <text:p>Composites</text:p>
          </table:table-cell>
          <table:covered-table-cell table:number-columns-repeated="7"/>
          <table:table-cell/>
          <table:table-cell table:style-name="ce93"/>
          <table:table-cell table:number-columns-repeated="54"/>
        </table:table-row>
        <table:table-row table:style-name="ro8">
          <table:table-cell/>
          <table:table-cell table:style-name="ce62"/>
          <table:table-cell table:style-name="ce2"/>
          <table:table-cell/>
          <table:table-cell table:style-name="ce85" office:value-type="string" calcext:value-type="string" table:number-columns-spanned="3" table:number-rows-spanned="1">
            <text:p>Sorted</text:p>
          </table:table-cell>
          <table:covered-table-cell table:number-columns-repeated="2"/>
          <table:table-cell table:number-columns-repeated="2"/>
          <table:table-cell table:style-name="ce93" table:formula="of:=[$Input.B2] &amp; &quot; was administered the Woodcock Johnson Tests of Achievement, Fourth Edition (WJ-IV Ach). The WJ-IV is a comprehensive, individually administered achievement battery, administered to measure academic skills. Academic achievement, including grades and stand&quot;&amp;&quot;ardized state-wide testing, is considered when assessing any child for special education to determine the presence of a learning disability or the impact of a student's disability on &quot; &amp; [$Input.D3] &amp; &quot; education.&quot;" office:value-type="string" office:string-value="" calcext:value-type="error">
            <text:p>#NAME?</text:p>
          </table:table-cell>
          <table:table-cell table:number-columns-repeated="54"/>
        </table:table-row>
        <table:table-row table:style-name="ro1">
          <table:table-cell table:style-name="ce75"/>
          <table:table-cell table:style-name="ce76" office:value-type="string" calcext:value-type="string">
            <text:p>Standard Score</text:p>
          </table:table-cell>
          <table:table-cell table:style-name="ce79" office:value-type="string" calcext:value-type="string">
            <text:p>Scale</text:p>
          </table:table-cell>
          <table:table-cell table:style-name="ce82" office:value-type="string" calcext:value-type="string">
            <text:p>Subtest Skill</text:p>
          </table:table-cell>
          <table:table-cell table:style-name="ce75"/>
          <table:table-cell table:style-name="ce89" office:value-type="string" calcext:value-type="string">
            <text:p>Standard Score</text:p>
          </table:table-cell>
          <table:table-cell table:style-name="ce79" office:value-type="string" calcext:value-type="string">
            <text:p>Scale</text:p>
          </table:table-cell>
          <table:table-cell table:style-name="ce82" office:value-type="string" calcext:value-type="string">
            <text:p>Subtest Skill</text:p>
          </table:table-cell>
          <table:table-cell table:number-columns-repeated="56"/>
        </table:table-row>
        <table:table-row table:style-name="ro1">
          <table:table-cell table:style-name="ce4" office:value-type="string" calcext:value-type="string">
            <text:p>Broad Reading</text:p>
          </table:table-cell>
          <table:table-cell table:style-name="ce66" table:formula="of:=[$Input.F35]" office:value-type="float" office:value="47" calcext:value-type="float">
            <text:p>47</text:p>
          </table:table-cell>
          <table:table-cell table:style-name="ce80" table:formula="of:=ifs([.B4]&gt;=130; &quot;very high&quot;; [.B4] &gt;= 120; &quot;high&quot;; [.B4] &gt;= 110; &quot;high average&quot;; [.B4] &gt;= 90; &quot;average&quot;; [.B4] &gt;= 80; &quot;low average&quot;; [.B4] &gt;= 70; &quot;low&quot;; [.B4] &lt; 70; &quot;very low&quot;)" office:value-type="string" office:string-value="" calcext:value-type="error">
            <text:p>#NAME?</text:p>
          </table:table-cell>
          <table:table-cell table:style-name="ce83" office:value-type="string" calcext:value-type="string">
            <text:p>overall reading ability</text:p>
          </table:table-cell>
          <table:table-cell table:style-name="ce86" table:number-matrix-columns-spanned="4" table:number-matrix-rows-spanned="3" table:formula="of:=sort([.A4:.D6]; 2; 0)" office:value-type="string" office:string-value="" calcext:value-type="error">
            <text:p>#NAME?</text:p>
          </table:table-cell>
          <table:table-cell table:style-name="ce14" office:value-type="string" office:string-value="" calcext:value-type="error">
            <text:p>#NAME?</text:p>
          </table:table-cell>
          <table:table-cell office:value-type="string" office:string-value="" calcext:value-type="error">
            <text:p>#NAME?</text:p>
          </table:table-cell>
          <table:table-cell table:style-name="ce67" office:value-type="string" office:string-value="" calcext:value-type="error">
            <text:p>#NAME?</text:p>
          </table:table-cell>
          <table:table-cell/>
          <table:table-cell table:style-name="ce63" table:formula="of:=&quot;In reading, &quot; &amp; [$Input.B2] &amp; &quot;'s overall performance is in the &quot; &amp; [.C4] &amp; &quot; range (Broad Reading = &quot; &amp; [.B4] &amp; &quot;).  &quot;" office:value-type="string" office:string-value="" calcext:value-type="error">
            <text:p>#NAME?</text:p>
          </table:table-cell>
          <table:table-cell table:number-columns-repeated="54"/>
        </table:table-row>
        <table:table-row table:style-name="ro1">
          <table:table-cell table:style-name="ce4" office:value-type="string" calcext:value-type="string">
            <text:p>Broad Math</text:p>
          </table:table-cell>
          <table:table-cell table:style-name="ce66" table:formula="of:=[$Input.F36]" office:value-type="float" office:value="77" calcext:value-type="float">
            <text:p>77</text:p>
          </table:table-cell>
          <table:table-cell table:style-name="ce80" table:formula="of:=ifs([.B5]&gt;=130; &quot;very high&quot;; [.B5] &gt;= 120; &quot;high&quot;; [.B5] &gt;= 110; &quot;high average&quot;; [.B5] &gt;= 90; &quot;average&quot;; [.B5] &gt;= 80; &quot;low average&quot;; [.B5] &gt;= 70; &quot;low&quot;; [.B5] &lt; 70; &quot;very low&quot;)" office:value-type="string" office:string-value="" calcext:value-type="error">
            <text:p>#NAME?</text:p>
          </table:table-cell>
          <table:table-cell table:style-name="ce83" office:value-type="string" calcext:value-type="string">
            <text:p>math achievement</text:p>
          </table:table-cell>
          <table:table-cell table:style-name="ce6" office:value-type="string" office:string-value="" calcext:value-type="error">
            <text:p>#NAME?</text:p>
          </table:table-cell>
          <table:table-cell table:style-name="ce14" office:value-type="string" office:string-value="" calcext:value-type="error">
            <text:p>#NAME?</text:p>
          </table:table-cell>
          <table:table-cell office:value-type="string" office:string-value="" calcext:value-type="error">
            <text:p>#NAME?</text:p>
          </table:table-cell>
          <table:table-cell table:style-name="ce67" office:value-type="string" office:string-value="" calcext:value-type="error">
            <text:p>#NAME?</text:p>
          </table:table-cell>
          <table:table-cell/>
          <table:table-cell table:style-name="ce61" table:formula="of:=&quot;Overall in mathematics, &quot; &amp; [$Input.B2] &amp; &quot; performed in the &quot; &amp; [.C5] &amp; &quot; range (Broad Math = &quot; &amp; [.B5] &amp;&quot;).  &quot;" office:value-type="string" office:string-value="" calcext:value-type="error">
            <text:p>#NAME?</text:p>
          </table:table-cell>
          <table:table-cell table:number-columns-repeated="54"/>
        </table:table-row>
        <table:table-row table:style-name="ro1">
          <table:table-cell table:style-name="ce7" office:value-type="string" calcext:value-type="string">
            <text:p>Written Language</text:p>
          </table:table-cell>
          <table:table-cell table:style-name="ce77" table:formula="of:=[$Input.F37]" office:value-type="float" office:value="56" calcext:value-type="float">
            <text:p>56</text:p>
          </table:table-cell>
          <table:table-cell table:style-name="ce81" table:formula="of:=ifs([.B6]&gt;=130; &quot;very high&quot;; [.B6] &gt;= 120; &quot;high&quot;; [.B6] &gt;= 110; &quot;high average&quot;; [.B6] &gt;= 90; &quot;average&quot;; [.B6] &gt;= 80; &quot;low average&quot;; [.B6] &gt;= 70; &quot;low&quot;; [.B6] &lt; 70; &quot;very low&quot;)" office:value-type="string" office:string-value="" calcext:value-type="error">
            <text:p>#NAME?</text:p>
          </table:table-cell>
          <table:table-cell table:style-name="ce84" office:value-type="string" calcext:value-type="string">
            <text:p>written language skills</text:p>
          </table:table-cell>
          <table:table-cell table:style-name="ce31" office:value-type="string" office:string-value="" calcext:value-type="error">
            <text:p>#NAME?</text:p>
          </table:table-cell>
          <table:table-cell table:style-name="ce18" office:value-type="string" office:string-value="" calcext:value-type="error">
            <text:p>#NAME?</text:p>
          </table:table-cell>
          <table:table-cell table:style-name="ce40" office:value-type="string" office:string-value="" calcext:value-type="error">
            <text:p>#NAME?</text:p>
          </table:table-cell>
          <table:table-cell table:style-name="ce68" office:value-type="string" office:string-value="" calcext:value-type="error">
            <text:p>#NAME?</text:p>
          </table:table-cell>
          <table:table-cell/>
          <table:table-cell table:style-name="ce61" table:formula="of:=[$Input.B2] &amp; &quot;'s written language performance is in the &quot; &amp; [.C6] &amp; &quot; range (Written Language = &quot; &amp; [.B6] &amp; &quot;).  &quot;" office:value-type="string" office:string-value="" calcext:value-type="error">
            <text:p>#NAME?</text:p>
          </table:table-cell>
          <table:table-cell table:number-columns-repeated="54"/>
        </table:table-row>
        <table:table-row table:style-name="ro1">
          <table:table-cell/>
          <table:table-cell table:style-name="ce66"/>
          <table:table-cell table:style-name="ce61"/>
          <table:table-cell/>
          <table:table-cell table:style-name="ce13" table:number-columns-repeated="3"/>
          <table:table-cell table:number-columns-repeated="57"/>
        </table:table-row>
        <table:table-row table:style-name="ro8">
          <table:table-cell table:style-name="ce74" office:value-type="string" calcext:value-type="string" table:number-columns-spanned="8" table:number-rows-spanned="1">
            <text:p>Reading</text:p>
          </table:table-cell>
          <table:covered-table-cell table:number-columns-repeated="7"/>
          <table:table-cell table:number-columns-repeated="56"/>
        </table:table-row>
        <table:table-row table:style-name="ro1">
          <table:table-cell/>
          <table:table-cell table:style-name="ce66"/>
          <table:table-cell table:style-name="ce61"/>
          <table:table-cell/>
          <table:table-cell table:style-name="ce85" office:value-type="string" calcext:value-type="string" table:number-columns-spanned="3" table:number-rows-spanned="1">
            <text:p>Sorted</text:p>
          </table:table-cell>
          <table:covered-table-cell table:number-columns-repeated="2"/>
          <table:table-cell table:number-columns-repeated="57"/>
        </table:table-row>
        <table:table-row table:style-name="ro1">
          <table:table-cell table:style-name="ce29" office:value-type="string" calcext:value-type="string">
            <text:p>Reading</text:p>
          </table:table-cell>
          <table:table-cell table:style-name="ce76" office:value-type="string" calcext:value-type="string">
            <text:p>Standard Score</text:p>
          </table:table-cell>
          <table:table-cell table:style-name="ce79" office:value-type="string" calcext:value-type="string">
            <text:p>Scale</text:p>
          </table:table-cell>
          <table:table-cell table:style-name="ce82" office:value-type="string" calcext:value-type="string">
            <text:p>Subtest Skill</text:p>
          </table:table-cell>
          <table:table-cell table:style-name="ce29" office:value-type="string" calcext:value-type="string">
            <text:p>Subtest</text:p>
          </table:table-cell>
          <table:table-cell table:style-name="ce89" office:value-type="string" calcext:value-type="string">
            <text:p>Standard Score</text:p>
          </table:table-cell>
          <table:table-cell table:style-name="ce79" office:value-type="string" calcext:value-type="string">
            <text:p>Scale</text:p>
          </table:table-cell>
          <table:table-cell table:style-name="ce82" office:value-type="string" calcext:value-type="string">
            <text:p>Subtest Skill</text:p>
          </table:table-cell>
          <table:table-cell/>
          <table:table-cell table:style-name="ce13" table:formula="of:=(&quot;# of &quot; &amp; [$DescScales.B3])" office:value-type="string" office:string-value="# of very high" calcext:value-type="string">
            <text:p># of very high</text:p>
          </table:table-cell>
          <table:table-cell table:style-name="ce13" table:formula="of:=(&quot;# of &quot; &amp; [$DescScales.B4])" office:value-type="string" office:string-value="# of high" calcext:value-type="string">
            <text:p># of high</text:p>
          </table:table-cell>
          <table:table-cell table:style-name="ce13" table:formula="of:=(&quot;# of &quot; &amp; [$DescScales.B5])" office:value-type="string" office:string-value="# of high average" calcext:value-type="string">
            <text:p># of high average</text:p>
          </table:table-cell>
          <table:table-cell table:style-name="ce13" table:formula="of:=(&quot;# of &quot; &amp; [$DescScales.B6])" office:value-type="string" office:string-value="# of average" calcext:value-type="string">
            <text:p># of average</text:p>
          </table:table-cell>
          <table:table-cell table:style-name="ce13" table:formula="of:=(&quot;# of &quot; &amp; [$DescScales.B7])" office:value-type="string" office:string-value="# of low average" calcext:value-type="string">
            <text:p># of low average</text:p>
          </table:table-cell>
          <table:table-cell table:style-name="ce13" table:formula="of:=(&quot;# of &quot; &amp; [$DescScales.B8])" office:value-type="string" office:string-value="# of low" calcext:value-type="string">
            <text:p># of low</text:p>
          </table:table-cell>
          <table:table-cell table:style-name="ce13" table:formula="of:=(&quot;# of &quot; &amp; [$DescScales.B9])" office:value-type="string" office:string-value="# of very low" calcext:value-type="string">
            <text:p># of very low</text:p>
          </table:table-cell>
          <table:table-cell/>
          <table:table-cell table:style-name="ce75" table:formula="of:=IFERROR(__xludf.dummyfunction(&quot;FILTER(J10:P18, J11:P11 &gt; 0)&quot;);&quot;# of very low&quot;)" office:value-type="string" office:string-value="# of very low" calcext:value-type="string">
            <text:p># of very low</text:p>
          </table:table-cell>
          <table:table-cell table:style-name="ce178" table:number-columns-repeated="5"/>
          <table:table-cell table:style-name="ce32"/>
          <table:table-cell table:number-columns-repeated="40"/>
        </table:table-row>
        <table:table-row table:style-name="ro1">
          <table:table-cell table:style-name="ce4" office:value-type="string" calcext:value-type="string">
            <text:p>Letter-Word Identification</text:p>
          </table:table-cell>
          <table:table-cell table:style-name="ce66" table:formula="of:=[$Input.F40]" office:value-type="float" office:value="51" calcext:value-type="float">
            <text:p>51</text:p>
          </table:table-cell>
          <table:table-cell table:style-name="ce80" table:formula="of:=ifs([.B11]&gt;=130; &quot;very high&quot;; [.B11] &gt;= 120; &quot;high&quot;; [.B11] &gt;= 110; &quot;high average&quot;; [.B11] &gt;= 90; &quot;average&quot;; [.B11] &gt;= 80; &quot;low average&quot;; [.B11] &gt;= 70; &quot;low&quot;; [.B11] &lt; 70; &quot;very low&quot;)" office:value-type="string" office:string-value="" calcext:value-type="error">
            <text:p>#NAME?</text:p>
          </table:table-cell>
          <table:table-cell table:style-name="ce67" table:formula="of:=[$DescScales.E36] &amp; &quot; (&quot; &amp; [.A11] &amp; &quot; = &quot; &amp; [.B11] &amp; &quot;)&quot;" office:value-type="string" office:string-value="word recognition (Letter-Word Identification = 51)" calcext:value-type="string">
            <text:p>word recognition (Letter-Word Identification = 51)</text:p>
          </table:table-cell>
          <table:table-cell table:style-name="ce86" table:number-matrix-columns-spanned="4" table:number-matrix-rows-spanned="5" table:formula="of:=sort([.A11:.D15]; 2; 0)" office:value-type="string" office:string-value="" calcext:value-type="error">
            <text:p>#NAME?</text:p>
          </table:table-cell>
          <table:table-cell table:style-name="ce90" office:value-type="string" office:string-value="" calcext:value-type="error">
            <text:p>#NAME?</text:p>
          </table:table-cell>
          <table:table-cell table:style-name="ce23" office:value-type="string" office:string-value="" calcext:value-type="error">
            <text:p>#NAME?</text:p>
          </table:table-cell>
          <table:table-cell table:style-name="ce67" office:value-type="string" office:string-value="" calcext:value-type="error">
            <text:p>#NAME?</text:p>
          </table:table-cell>
          <table:table-cell table:style-name="ce61"/>
          <table:table-cell table:style-name="ce14" table:formula="of:=IFERROR(__xludf.dummyfunction(&quot;ROWS(FILTER(G11:H15, G11:G15 = &quot;&quot;very high&quot;&quot;))&quot;);&quot;#N/A&quot;)" office:value-type="string" office:string-value="#N/A" calcext:value-type="string">
            <text:p>#N/A</text:p>
          </table:table-cell>
          <table:table-cell table:style-name="ce14" table:formula="of:=IFERROR(__xludf.dummyfunction(&quot;ROWS(FILTER(G11:H15, G11:G15 = &quot;&quot;high&quot;&quot;))&quot;);&quot;#N/A&quot;)" office:value-type="string" office:string-value="#N/A" calcext:value-type="string">
            <text:p>#N/A</text:p>
          </table:table-cell>
          <table:table-cell table:style-name="ce14" table:formula="of:=IFERROR(__xludf.dummyfunction(&quot;ROWS(FILTER(G11:H15, G11:G15 = &quot;&quot;high average&quot;&quot;))&quot;);&quot;#N/A&quot;)" office:value-type="string" office:string-value="#N/A" calcext:value-type="string">
            <text:p>#N/A</text:p>
          </table:table-cell>
          <table:table-cell table:style-name="ce94" table:formula="of:=IFERROR(__xludf.dummyfunction(&quot;ROWS(FILTER(G11:H15, G11:G15 = &quot;&quot;average&quot;&quot;))&quot;);&quot;#N/A&quot;)" office:value-type="string" office:string-value="#N/A" calcext:value-type="string">
            <text:p>#N/A</text:p>
          </table:table-cell>
          <table:table-cell table:style-name="ce14" table:formula="of:=IFERROR(__xludf.dummyfunction(&quot;ROWS(FILTER(G11:H15, G11:G15 = &quot;&quot;low average&quot;&quot;))&quot;);&quot;#N/A&quot;)" office:value-type="string" office:string-value="#N/A" calcext:value-type="string">
            <text:p>#N/A</text:p>
          </table:table-cell>
          <table:table-cell table:style-name="ce14" table:formula="of:=IFERROR(__xludf.dummyfunction(&quot;ROWS(FILTER(G11:H15, G11:G15 = &quot;&quot;low&quot;&quot;))&quot;);&quot;#N/A&quot;)" office:value-type="string" office:string-value="#N/A" calcext:value-type="string">
            <text:p>#N/A</text:p>
          </table:table-cell>
          <table:table-cell table:style-name="ce14" table:formula="of:=IFERROR(__xludf.dummyfunction(&quot;ROWS(FILTER(G11:H15, G11:G15 = &quot;&quot;very low&quot;&quot;))&quot;);5)" office:value-type="float" office:value="5" calcext:value-type="float">
            <text:p>5</text:p>
          </table:table-cell>
          <table:table-cell/>
          <table:table-cell table:style-name="ce6" table:formula="of:=IFERROR(__xludf.dummyfunction(&quot;&quot;&quot;COMPUTED_VALUE&quot;&quot;&quot;);5)" office:value-type="float" office:value="5" calcext:value-type="float">
            <text:p>5</text:p>
          </table:table-cell>
          <table:table-cell table:number-columns-repeated="5"/>
          <table:table-cell table:style-name="ce42"/>
          <table:table-cell table:number-columns-repeated="40"/>
        </table:table-row>
        <table:table-row table:style-name="ro1">
          <table:table-cell table:style-name="ce4" office:value-type="string" calcext:value-type="string">
            <text:p>Passage Comprehension</text:p>
          </table:table-cell>
          <table:table-cell table:style-name="ce66" table:formula="of:=[$Input.F43]" office:value-type="float" office:value="54" calcext:value-type="float">
            <text:p>54</text:p>
          </table:table-cell>
          <table:table-cell table:style-name="ce80" table:formula="of:=ifs([.B12]&gt;=130; &quot;very high&quot;; [.B12] &gt;= 120; &quot;high&quot;; [.B12] &gt;= 110; &quot;high average&quot;; [.B12] &gt;= 90; &quot;average&quot;; [.B12] &gt;= 80; &quot;low average&quot;; [.B12] &gt;= 70; &quot;low&quot;; [.B12] &lt; 70; &quot;very low&quot;)" office:value-type="string" office:string-value="" calcext:value-type="error">
            <text:p>#NAME?</text:p>
          </table:table-cell>
          <table:table-cell table:style-name="ce67" table:formula="of:=[$DescScales.E39] &amp; &quot; (&quot; &amp; [.A12] &amp; &quot; = &quot; &amp; [.B12] &amp; &quot;)&quot;" office:value-type="string" office:string-value="ability to use context clues to complete passages of text (Passage Comprehension = 54)" calcext:value-type="string">
            <text:p>ability to use context clues to complete passages of text (Passage Comprehension = 54)</text:p>
          </table:table-cell>
          <table:table-cell table:style-name="ce87" office:value-type="string" office:string-value="" calcext:value-type="error">
            <text:p>#NAME?</text:p>
          </table:table-cell>
          <table:table-cell table:style-name="ce90" office:value-type="string" office:string-value="" calcext:value-type="error">
            <text:p>#NAME?</text:p>
          </table:table-cell>
          <table:table-cell table:style-name="ce23" office:value-type="string" office:string-value="" calcext:value-type="error">
            <text:p>#NAME?</text:p>
          </table:table-cell>
          <table:table-cell table:style-name="ce67" office:value-type="string" office:string-value="" calcext:value-type="error">
            <text:p>#NAME?</text:p>
          </table:table-cell>
          <table:table-cell table:style-name="ce61"/>
          <table:table-cell table:style-name="ce2" table:formula="of:=[$DescScales.B3]" office:value-type="string" office:string-value="very high" calcext:value-type="string">
            <text:p>very high</text:p>
          </table:table-cell>
          <table:table-cell table:style-name="ce2" table:formula="of:=[$DescScales.B4]" office:value-type="string" office:string-value="high" calcext:value-type="string">
            <text:p>high</text:p>
          </table:table-cell>
          <table:table-cell table:style-name="ce2" table:formula="of:=[$DescScales.B5]" office:value-type="string" office:string-value="high average" calcext:value-type="string">
            <text:p>high average</text:p>
          </table:table-cell>
          <table:table-cell table:style-name="ce2" table:formula="of:=[$DescScales.B6]" office:value-type="string" office:string-value="average" calcext:value-type="string">
            <text:p>average</text:p>
          </table:table-cell>
          <table:table-cell table:style-name="ce2" table:formula="of:=[$DescScales.B7]" office:value-type="string" office:string-value="low average" calcext:value-type="string">
            <text:p>low average</text:p>
          </table:table-cell>
          <table:table-cell table:style-name="ce2" table:formula="of:=[$DescScales.B8]" office:value-type="string" office:string-value="low" calcext:value-type="string">
            <text:p>low</text:p>
          </table:table-cell>
          <table:table-cell table:style-name="ce95" table:formula="of:=[$DescScales.B9]" office:value-type="string" office:string-value="very low" calcext:value-type="string">
            <text:p>very low</text:p>
          </table:table-cell>
          <table:table-cell/>
          <table:table-cell table:style-name="ce6" table:formula="of:=IFERROR(__xludf.dummyfunction(&quot;&quot;&quot;COMPUTED_VALUE&quot;&quot;&quot;);&quot;very low&quot;)" office:value-type="string" office:string-value="very low" calcext:value-type="string">
            <text:p>very low</text:p>
          </table:table-cell>
          <table:table-cell table:number-columns-repeated="5"/>
          <table:table-cell table:style-name="ce42"/>
          <table:table-cell table:number-columns-repeated="40"/>
        </table:table-row>
        <table:table-row table:style-name="ro1">
          <table:table-cell table:style-name="ce4" office:value-type="string" calcext:value-type="string">
            <text:p>Word Attack</text:p>
          </table:table-cell>
          <table:table-cell table:style-name="ce66" table:formula="of:=[$Input.F46]" office:value-type="float" office:value="51" calcext:value-type="float">
            <text:p>51</text:p>
          </table:table-cell>
          <table:table-cell table:style-name="ce80" table:formula="of:=ifs([.B13]&gt;=130; &quot;very high&quot;; [.B13] &gt;= 120; &quot;high&quot;; [.B13] &gt;= 110; &quot;high average&quot;; [.B13] &gt;= 90; &quot;average&quot;; [.B13] &gt;= 80; &quot;low average&quot;; [.B13] &gt;= 70; &quot;low&quot;; [.B13] &lt; 70; &quot;very low&quot;)" office:value-type="string" office:string-value="" calcext:value-type="error">
            <text:p>#NAME?</text:p>
          </table:table-cell>
          <table:table-cell table:style-name="ce67" table:formula="of:=[$DescScales.E42] &amp; &quot; (&quot; &amp; [.A13] &amp; &quot; = &quot; &amp; [.B13] &amp; &quot;)&quot;" office:value-type="string" office:string-value="phonics usage (Word Attack = 51)" calcext:value-type="string">
            <text:p>phonics usage (Word Attack = 51)</text:p>
          </table:table-cell>
          <table:table-cell table:style-name="ce87" office:value-type="string" office:string-value="" calcext:value-type="error">
            <text:p>#NAME?</text:p>
          </table:table-cell>
          <table:table-cell table:style-name="ce90" office:value-type="string" office:string-value="" calcext:value-type="error">
            <text:p>#NAME?</text:p>
          </table:table-cell>
          <table:table-cell table:style-name="ce23" office:value-type="string" office:string-value="" calcext:value-type="error">
            <text:p>#NAME?</text:p>
          </table:table-cell>
          <table:table-cell table:style-name="ce67" office:value-type="string" office:string-value="" calcext:value-type="error">
            <text:p>#NAME?</text:p>
          </table:table-cell>
          <table:table-cell table:style-name="ce61"/>
          <table:table-cell table:style-name="ce30" table:formula="of:=IFERROR(__xludf.dummyfunction(&quot;FILTER(H11:H15, G11:G15 = &quot;&quot;very high&quot;&quot;)&quot;);&quot;#N/A&quot;)" office:value-type="string" office:string-value="#N/A" calcext:value-type="string">
            <text:p>#N/A</text:p>
          </table:table-cell>
          <table:table-cell table:style-name="ce39" table:formula="of:=IFERROR(__xludf.dummyfunction(&quot;FILTER(H11:H15, G11:G15 = &quot;&quot;high&quot;&quot;)&quot;);&quot;#N/A&quot;)" office:value-type="string" office:string-value="#N/A" calcext:value-type="string">
            <text:p>#N/A</text:p>
          </table:table-cell>
          <table:table-cell table:style-name="ce39" table:formula="of:=IFERROR(__xludf.dummyfunction(&quot;FILTER(H11:H15, G11:G15 = &quot;&quot;high average&quot;&quot;)&quot;);&quot;#N/A&quot;)" office:value-type="string" office:string-value="#N/A" calcext:value-type="string">
            <text:p>#N/A</text:p>
          </table:table-cell>
          <table:table-cell table:style-name="ce39" table:formula="of:=IFERROR(__xludf.dummyfunction(&quot;FILTER(H11:H15, G11:G15 = &quot;&quot;average&quot;&quot;)&quot;);&quot;#N/A&quot;)" office:value-type="string" office:string-value="#N/A" calcext:value-type="string">
            <text:p>#N/A</text:p>
          </table:table-cell>
          <table:table-cell table:style-name="ce39" table:formula="of:=IFERROR(__xludf.dummyfunction(&quot;FILTER(H11:H15, G11:G15 = &quot;&quot;low average&quot;&quot;)&quot;);&quot;#N/A&quot;)" office:value-type="string" office:string-value="#N/A" calcext:value-type="string">
            <text:p>#N/A</text:p>
          </table:table-cell>
          <table:table-cell table:style-name="ce39" table:formula="of:=IFERROR(__xludf.dummyfunction(&quot;FILTER(H11:H15, G11:G15 = &quot;&quot;low&quot;&quot;)&quot;);&quot;#N/A&quot;)" office:value-type="string" office:string-value="#N/A" calcext:value-type="string">
            <text:p>#N/A</text:p>
          </table:table-cell>
          <table:table-cell table:style-name="ce41" table:formula="of:=IFERROR(__xludf.dummyfunction(&quot;FILTER(H11:H15, G11:G15 = &quot;&quot;very low&quot;&quot;)&quot;);&quot;ability to use context clues to complete passages of text (Passage Comprehension = 54)&quot;)" office:value-type="string" office:string-value="ability to use context clues to complete passages of text (Passage Comprehension = 54)" calcext:value-type="string">
            <text:p>ability to use context clues to complete passages of text (Passage Comprehension = 54)</text:p>
          </table:table-cell>
          <table:table-cell/>
          <table:table-cell table:style-name="ce6" table:formula="of:=IFERROR(__xludf.dummyfunction(&quot;&quot;&quot;COMPUTED_VALUE&quot;&quot;&quot;);&quot;ability to use context clues to complete passages of text (Passage Comprehension = 54)&quot;)" office:value-type="string" office:string-value="ability to use context clues to complete passages of text (Passage Comprehension = 54)" calcext:value-type="string">
            <text:p>ability to use context clues to complete passages of text (Passage Comprehension = 54)</text:p>
          </table:table-cell>
          <table:table-cell table:number-columns-repeated="5"/>
          <table:table-cell table:style-name="ce42"/>
          <table:table-cell table:number-columns-repeated="40"/>
        </table:table-row>
        <table:table-row table:style-name="ro1">
          <table:table-cell table:style-name="ce4" office:value-type="string" calcext:value-type="string">
            <text:p>Oral Reading</text:p>
          </table:table-cell>
          <table:table-cell table:style-name="ce78" table:formula="of:=[$Input.F47]" office:value-type="float" office:value="0" calcext:value-type="float">
            <text:p>0</text:p>
          </table:table-cell>
          <table:table-cell table:style-name="ce80" table:formula="of:=ifs([.B14]&gt;=130; &quot;very high&quot;; [.B14] &gt;= 120; &quot;high&quot;; [.B14] &gt;= 110; &quot;high average&quot;; [.B14] &gt;= 90; &quot;average&quot;; [.B14] &gt;= 80; &quot;low average&quot;; [.B14] &gt;= 70; &quot;low&quot;; [.B14] &lt; 70; &quot;very low&quot;)" office:value-type="string" office:string-value="" calcext:value-type="error">
            <text:p>#NAME?</text:p>
          </table:table-cell>
          <table:table-cell table:style-name="ce67" table:formula="of:=[$DescScales.E43] &amp; &quot; (&quot; &amp; [.A14] &amp; &quot; = &quot; &amp; [.B14] &amp; &quot;)&quot;" office:value-type="string" office:string-value="ability to read aloud accurately and expressively (Oral Reading = 0)" calcext:value-type="string">
            <text:p>ability to read aloud accurately and expressively (Oral Reading = 0)</text:p>
          </table:table-cell>
          <table:table-cell table:style-name="ce87" office:value-type="string" office:string-value="" calcext:value-type="error">
            <text:p>#NAME?</text:p>
          </table:table-cell>
          <table:table-cell table:style-name="ce90" office:value-type="string" office:string-value="" calcext:value-type="error">
            <text:p>#NAME?</text:p>
          </table:table-cell>
          <table:table-cell table:style-name="ce23" office:value-type="string" office:string-value="" calcext:value-type="error">
            <text:p>#NAME?</text:p>
          </table:table-cell>
          <table:table-cell table:style-name="ce67" office:value-type="string" office:string-value="" calcext:value-type="error">
            <text:p>#NAME?</text:p>
          </table:table-cell>
          <table:table-cell table:style-name="ce61"/>
          <table:table-cell table:style-name="ce8"/>
          <table:table-cell table:style-name="ce61" table:number-columns-repeated="5"/>
          <table:table-cell table:style-name="ce67" table:formula="of:=IFERROR(__xludf.dummyfunction(&quot;&quot;&quot;COMPUTED_VALUE&quot;&quot;&quot;);&quot;word recognition (Letter-Word Identification = 51)&quot;)" office:value-type="string" office:string-value="word recognition (Letter-Word Identification = 51)" calcext:value-type="string">
            <text:p>word recognition (Letter-Word Identification = 51)</text:p>
          </table:table-cell>
          <table:table-cell/>
          <table:table-cell table:style-name="ce6" table:formula="of:=IFERROR(__xludf.dummyfunction(&quot;&quot;&quot;COMPUTED_VALUE&quot;&quot;&quot;);&quot;word recognition (Letter-Word Identification = 51)&quot;)" office:value-type="string" office:string-value="word recognition (Letter-Word Identification = 51)" calcext:value-type="string">
            <text:p>word recognition (Letter-Word Identification = 51)</text:p>
          </table:table-cell>
          <table:table-cell table:number-columns-repeated="5"/>
          <table:table-cell table:style-name="ce42"/>
          <table:table-cell table:number-columns-repeated="40"/>
        </table:table-row>
        <table:table-row table:style-name="ro1">
          <table:table-cell table:style-name="ce7" office:value-type="string" calcext:value-type="string">
            <text:p>Sentence Reading</text:p>
          </table:table-cell>
          <table:table-cell table:style-name="ce77" table:formula="of:=[$Input.F48]" office:value-type="float" office:value="0" calcext:value-type="float">
            <text:p>0</text:p>
          </table:table-cell>
          <table:table-cell table:style-name="ce81" table:formula="of:=ifs([.B15]&gt;=130; &quot;very high&quot;; [.B15] &gt;= 120; &quot;high&quot;; [.B15] &gt;= 110; &quot;high average&quot;; [.B15] &gt;= 90; &quot;average&quot;; [.B15] &gt;= 80; &quot;low average&quot;; [.B15] &gt;= 70; &quot;low&quot;; [.B15] &lt; 70; &quot;very low&quot;)" office:value-type="string" office:string-value="" calcext:value-type="error">
            <text:p>#NAME?</text:p>
          </table:table-cell>
          <table:table-cell table:style-name="ce68" table:formula="of:=[$DescScales.E43] &amp; &quot; (&quot; &amp; [.A15] &amp; &quot; = &quot; &amp; [.B15] &amp; &quot;)&quot;" office:value-type="string" office:string-value="ability to read aloud accurately and expressively (Sentence Reading = 0)" calcext:value-type="string">
            <text:p>ability to read aloud accurately and expressively (Sentence Reading = 0)</text:p>
          </table:table-cell>
          <table:table-cell table:style-name="ce88" office:value-type="string" office:string-value="" calcext:value-type="error">
            <text:p>#NAME?</text:p>
          </table:table-cell>
          <table:table-cell table:style-name="ce91" office:value-type="string" office:string-value="" calcext:value-type="error">
            <text:p>#NAME?</text:p>
          </table:table-cell>
          <table:table-cell table:style-name="ce27" office:value-type="string" office:string-value="" calcext:value-type="error">
            <text:p>#NAME?</text:p>
          </table:table-cell>
          <table:table-cell table:style-name="ce68" office:value-type="string" office:string-value="" calcext:value-type="error">
            <text:p>#NAME?</text:p>
          </table:table-cell>
          <table:table-cell table:style-name="ce61"/>
          <table:table-cell table:style-name="ce8"/>
          <table:table-cell table:style-name="ce61" table:number-columns-repeated="5"/>
          <table:table-cell table:style-name="ce67" table:formula="of:=IFERROR(__xludf.dummyfunction(&quot;&quot;&quot;COMPUTED_VALUE&quot;&quot;&quot;);&quot;phonics usage (Word Attack = 51)&quot;)" office:value-type="string" office:string-value="phonics usage (Word Attack = 51)" calcext:value-type="string">
            <text:p>phonics usage (Word Attack = 51)</text:p>
          </table:table-cell>
          <table:table-cell/>
          <table:table-cell table:style-name="ce6" table:formula="of:=IFERROR(__xludf.dummyfunction(&quot;&quot;&quot;COMPUTED_VALUE&quot;&quot;&quot;);&quot;phonics usage (Word Attack = 51)&quot;)" office:value-type="string" office:string-value="phonics usage (Word Attack = 51)" calcext:value-type="string">
            <text:p>phonics usage (Word Attack = 51)</text:p>
          </table:table-cell>
          <table:table-cell table:number-columns-repeated="5"/>
          <table:table-cell table:style-name="ce42"/>
          <table:table-cell table:number-columns-repeated="40"/>
        </table:table-row>
        <table:table-row table:style-name="ro1">
          <table:table-cell/>
          <table:table-cell table:style-name="ce66"/>
          <table:table-cell table:style-name="ce61"/>
          <table:table-cell table:number-columns-repeated="2"/>
          <table:table-cell table:style-name="ce14"/>
          <table:table-cell table:number-columns-repeated="3"/>
          <table:table-cell table:style-name="ce8"/>
          <table:table-cell table:style-name="ce61" table:number-columns-repeated="5"/>
          <table:table-cell table:style-name="ce67" table:formula="of:=IFERROR(__xludf.dummyfunction(&quot;&quot;&quot;COMPUTED_VALUE&quot;&quot;&quot;);&quot;ability to read aloud accurately and expressively (Oral Reading = )&quot;)" office:value-type="string" office:string-value="ability to read aloud accurately and expressively (Oral Reading = )" calcext:value-type="string">
            <text:p>ability to read aloud accurately and expressively (Oral Reading = )</text:p>
          </table:table-cell>
          <table:table-cell/>
          <table:table-cell table:style-name="ce6" table:formula="of:=IFERROR(__xludf.dummyfunction(&quot;&quot;&quot;COMPUTED_VALUE&quot;&quot;&quot;);&quot;ability to read aloud accurately and expressively (Oral Reading = )&quot;)" office:value-type="string" office:string-value="ability to read aloud accurately and expressively (Oral Reading = )" calcext:value-type="string">
            <text:p>ability to read aloud accurately and expressively (Oral Reading = )</text:p>
          </table:table-cell>
          <table:table-cell table:number-columns-repeated="5"/>
          <table:table-cell table:style-name="ce42"/>
          <table:table-cell table:number-columns-repeated="40"/>
        </table:table-row>
        <table:table-row table:style-name="ro1">
          <table:table-cell/>
          <table:table-cell table:style-name="ce66"/>
          <table:table-cell table:style-name="ce61"/>
          <table:table-cell table:style-name="ce67" table:formula="of:=[$DescScales.E44] &amp; &quot; (&quot; &amp; [.A17] &amp; &quot; = &quot; &amp; [.B17] &amp; &quot;)&quot;" office:value-type="string" office:string-value="reading speed ( = )" calcext:value-type="string">
            <text:p>reading speed ( = )</text:p>
          </table:table-cell>
          <table:table-cell table:number-columns-repeated="5"/>
          <table:table-cell table:style-name="ce9"/>
          <table:table-cell table:style-name="ce92" table:number-columns-repeated="5"/>
          <table:table-cell table:style-name="ce68" table:formula="of:=IFERROR(__xludf.dummyfunction(&quot;&quot;&quot;COMPUTED_VALUE&quot;&quot;&quot;);&quot;ability to read aloud accurately and expressively (Sentence Reading = )&quot;)" office:value-type="string" office:string-value="ability to read aloud accurately and expressively (Sentence Reading = )" calcext:value-type="string">
            <text:p>ability to read aloud accurately and expressively (Sentence Reading = )</text:p>
          </table:table-cell>
          <table:table-cell/>
          <table:table-cell table:style-name="ce6" table:formula="of:=IFERROR(__xludf.dummyfunction(&quot;&quot;&quot;COMPUTED_VALUE&quot;&quot;&quot;);&quot;ability to read aloud accurately and expressively (Sentence Reading = )&quot;)" office:value-type="string" office:string-value="ability to read aloud accurately and expressively (Sentence Reading = )" calcext:value-type="string">
            <text:p>ability to read aloud accurately and expressively (Sentence Reading = )</text:p>
          </table:table-cell>
          <table:table-cell table:number-columns-repeated="5"/>
          <table:table-cell table:style-name="ce42"/>
          <table:table-cell/>
          <table:table-cell table:formula="of:=CONCATENATE([.R17:.X17])" office:value-type="string" office:string-value="" calcext:value-type="error">
            <text:p>#VALUE!</text:p>
          </table:table-cell>
          <table:table-cell table:number-columns-repeated="38"/>
        </table:table-row>
        <table:table-row table:style-name="ro1">
          <table:table-cell table:style-name="ce2"/>
          <table:table-cell table:style-name="ce62"/>
          <table:table-cell table:style-name="ce2"/>
          <table:table-cell/>
          <table:table-cell table:style-name="ce13" table:number-columns-repeated="3"/>
          <table:table-cell table:number-columns-repeated="2"/>
          <table:table-cell table:style-name="ce61" table:formula="of:=ifs([.J11]=1; [$Input.B2] &amp; &quot;'s &quot; &amp; [.J13] &amp; &quot; is in the &quot; &amp; [.J12] &amp; &quot; range. &quot;; [.J11]=2; [$Input.B2] &amp; &quot;'s &quot; &amp; [.J13] &amp; &quot; and &quot; &amp; [$Input.D3] &amp; &quot; &quot; &amp; [.J14] &amp; &quot; are in the &quot; &amp; [.J12] &amp; &quot; range. &quot;; [.J11] = 3; [$Input.B2] &amp; &quot;'s &quot; &amp; [.J13] &amp; &quot;, &quot; &amp; [$Input.D3] &amp; &quot; &quot; &amp; [.J14] &amp; &quot;, and &quot; &amp; [$Input.D3] &amp; &quot; &quot; &amp; [.J15] &amp; &quot; are in the &quot; &amp; [.J12] &amp; &quot; range. &quot;; [.J11] = 4; [$Input.B2] &amp; &quot;'s &quot; &amp; [.J13] &amp; &quot;, &quot; &amp; [$Input.D3] &amp; &quot; &quot; &amp; [.J14] &amp; &quot;, &quot; &amp; [$Input.D3] &amp; &quot; &quot; &amp; [.J15] &amp; &quot;, and &quot; &amp; [$Input.D3] &amp; &quot; &quot; &amp; [.J16] &amp; &quot; are in the &quot; &amp; [.J12] &amp; &quot; range. &quot;; [.J11] = 5; [$Input.B2] &amp; &quot;'s &quot; &amp; [.J13] &amp; &quot;, &quot; &amp; [$Input.D3] &amp; &quot; &quot; &amp; [.J14] &amp; &quot;, &quot; &amp; [$Input.D3] &amp; &quot; &quot; &amp; [.J15] &amp; &quot;, &quot; &amp; [$Input.D3] &amp; &quot; &quot; &amp; [.J16] &amp; &quot;, and &quot; &amp; [$Input.D3] &amp; &quot; &quot; &amp; [.J17] &amp; &quot; are in the &quot; &amp; [.J12] &amp; &quot; range. &quot;)" office:value-type="string" office:string-value="" calcext:value-type="error">
            <text:p>#NAME?</text:p>
          </table:table-cell>
          <table:table-cell table:style-name="ce61" table:formula="of:=ifs([.K11]=1; [$Input.B2] &amp; &quot;'s &quot; &amp; [.K13] &amp; &quot; is in the &quot; &amp; [.K12] &amp; &quot; range. &quot;; [.K11]=2; [$Input.B2] &amp; &quot;'s &quot; &amp; [.K13] &amp; &quot; and &quot; &amp; [$Input.D3] &amp; &quot; &quot; &amp; [.K14] &amp; &quot; are in the &quot; &amp; [.K12] &amp; &quot; range. &quot;; [.K11] = 3; [$Input.B2] &amp; &quot;'s &quot; &amp; [.K13] &amp; &quot;, &quot; &amp; [$Input.D3] &amp; &quot; &quot; &amp; [.K14] &amp; &quot;, and &quot; &amp; [$Input.D3] &amp; &quot; &quot; &amp; [.K15] &amp; &quot; are in the &quot; &amp; [.K12] &amp; &quot; range. &quot;; [.K11] = 4; [$Input.B2] &amp; &quot;'s &quot; &amp; [.K13] &amp; &quot;, &quot; &amp; [$Input.D3] &amp; &quot; &quot; &amp; [.K14] &amp; &quot;, &quot; &amp; [$Input.D3] &amp; &quot; &quot; &amp; [.K15] &amp; &quot;, and &quot; &amp; [$Input.D3] &amp; &quot; &quot; &amp; [.K16] &amp; &quot; are in the &quot; &amp; [.K12] &amp; &quot; range. &quot;; [.K11] = 5; [$Input.B2] &amp; &quot;'s &quot; &amp; [.K13] &amp; &quot;, &quot; &amp; [$Input.D3] &amp; &quot; &quot; &amp; [.K14] &amp; &quot;, &quot; &amp; [$Input.D3] &amp; &quot; &quot; &amp; [.K15] &amp; &quot;, &quot; &amp; [$Input.D3] &amp; &quot; &quot; &amp; [.K16] &amp; &quot;, and &quot; &amp; [$Input.D3] &amp; &quot; &quot; &amp; [.K17] &amp; &quot; are in the &quot; &amp; [.K12] &amp; &quot; range. &quot;)" office:value-type="string" office:string-value="" calcext:value-type="error">
            <text:p>#NAME?</text:p>
          </table:table-cell>
          <table:table-cell table:style-name="ce61" table:formula="of:=ifs([.L11]=1; [$Input.B2] &amp; &quot;'s &quot; &amp; [.L13] &amp; &quot; is in the &quot; &amp; [.L12] &amp; &quot; range. &quot;; [.L11]=2; [$Input.B2] &amp; &quot;'s &quot; &amp; [.L13] &amp; &quot; and &quot; &amp; [$Input.D3] &amp; &quot; &quot; &amp; [.L14] &amp; &quot; are in the &quot; &amp; [.L12] &amp; &quot; range. &quot;; [.L11] = 3; [$Input.B2] &amp; &quot;'s &quot; &amp; [.L13] &amp; &quot;, &quot; &amp; [$Input.D3] &amp; &quot; &quot; &amp; [.L14] &amp; &quot;, and &quot; &amp; [$Input.D3] &amp; &quot; &quot; &amp; [.L15] &amp; &quot; are in the &quot; &amp; [.L12] &amp; &quot; range. &quot;; [.L11] = 4; [$Input.B2] &amp; &quot;'s &quot; &amp; [.L13] &amp; &quot;, &quot; &amp; [$Input.D3] &amp; &quot; &quot; &amp; [.L14] &amp; &quot;, &quot; &amp; [$Input.D3] &amp; &quot; &quot; &amp; [.L15] &amp; &quot;, and &quot; &amp; [$Input.D3] &amp; &quot; &quot; &amp; [.L16] &amp; &quot; are in the &quot; &amp; [.L12] &amp; &quot; range. &quot;; [.L11] = 5; [$Input.B2] &amp; &quot;'s &quot; &amp; [.L13] &amp; &quot;, &quot; &amp; [$Input.D3] &amp; &quot; &quot; &amp; [.L14] &amp; &quot;, &quot; &amp; [$Input.D3] &amp; &quot; &quot; &amp; [.L15] &amp; &quot;, &quot; &amp; [$Input.D3] &amp; &quot; &quot; &amp; [.L16] &amp; &quot;, and &quot; &amp; [$Input.D3] &amp; &quot; &quot; &amp; [.L17] &amp; &quot; are in the &quot; &amp; [.L12] &amp; &quot; range. &quot;)" office:value-type="string" office:string-value="" calcext:value-type="error">
            <text:p>#NAME?</text:p>
          </table:table-cell>
          <table:table-cell table:style-name="ce61" table:formula="of:=ifs([.M11]=1; [$Input.B2] &amp; &quot;'s &quot; &amp; [.M13] &amp; &quot; is in the &quot; &amp; [.M12] &amp; &quot; range. &quot;; [.M11]=2; [$Input.B2] &amp; &quot;'s &quot; &amp; [.M13] &amp; &quot; and &quot; &amp; [$Input.D3] &amp; &quot; &quot; &amp; [.M14] &amp; &quot; are in the &quot; &amp; [.M12] &amp; &quot; range. &quot;; [.M11] = 3; [$Input.B2] &amp; &quot;'s &quot; &amp; [.M13] &amp; &quot;, &quot; &amp; [$Input.D3] &amp; &quot; &quot; &amp; [.M14] &amp; &quot;, and &quot; &amp; [$Input.D3] &amp; &quot; &quot; &amp; [.M15] &amp; &quot; are in the &quot; &amp; [.M12] &amp; &quot; range. &quot;; [.M11] = 4; [$Input.B2] &amp; &quot;'s &quot; &amp; [.M13] &amp; &quot;, &quot; &amp; [$Input.D3] &amp; &quot; &quot; &amp; [.M14] &amp; &quot;, &quot; &amp; [$Input.D3] &amp; &quot; &quot; &amp; [.M15] &amp; &quot;, and &quot; &amp; [$Input.D3] &amp; &quot; &quot; &amp; [.M16] &amp; &quot; are in the &quot; &amp; [.M12] &amp; &quot; range. &quot;; [.M11] = 5; [$Input.B2] &amp; &quot;'s &quot; &amp; [.M13] &amp; &quot;, &quot; &amp; [$Input.D3] &amp; &quot; &quot; &amp; [.M14] &amp; &quot;, &quot; &amp; [$Input.D3] &amp; &quot; &quot; &amp; [.M15] &amp; &quot;, &quot; &amp; [$Input.D3] &amp; &quot; &quot; &amp; [.M16] &amp; &quot;, and &quot; &amp; [$Input.D3] &amp; &quot; &quot; &amp; [.M17] &amp; &quot; are in the &quot; &amp; [.M12] &amp; &quot; range. &quot;)" office:value-type="string" office:string-value="" calcext:value-type="error">
            <text:p>#NAME?</text:p>
          </table:table-cell>
          <table:table-cell table:style-name="ce61" table:formula="of:=ifs([.N11]=1; [$Input.B2] &amp; &quot;'s &quot; &amp; [.N13] &amp; &quot; is in the &quot; &amp; [.N12] &amp; &quot; range. &quot;; [.N11]=2; [$Input.B2] &amp; &quot;'s &quot; &amp; [.N13] &amp; &quot; and &quot; &amp; [$Input.D3] &amp; &quot; &quot; &amp; [.N14] &amp; &quot; are in the &quot; &amp; [.N12] &amp; &quot; range. &quot;; [.N11] = 3; [$Input.B2] &amp; &quot;'s &quot; &amp; [.N13] &amp; &quot;, &quot; &amp; [$Input.D3] &amp; &quot; &quot; &amp; [.N14] &amp; &quot;, and &quot; &amp; [$Input.D3] &amp; &quot; &quot; &amp; [.N15] &amp; &quot; are in the &quot; &amp; [.N12] &amp; &quot; range. &quot;; [.N11] = 4; [$Input.B2] &amp; &quot;'s &quot; &amp; [.N13] &amp; &quot;, &quot; &amp; [$Input.D3] &amp; &quot; &quot; &amp; [.N14] &amp; &quot;, &quot; &amp; [$Input.D3] &amp; &quot; &quot; &amp; [.N15] &amp; &quot;, and &quot; &amp; [$Input.D3] &amp; &quot; &quot; &amp; [.N16] &amp; &quot; are in the &quot; &amp; [.N12] &amp; &quot; range. &quot;; [.N11] = 5; [$Input.B2] &amp; &quot;'s &quot; &amp; [.N13] &amp; &quot;, &quot; &amp; [$Input.D3] &amp; &quot; &quot; &amp; [.N14] &amp; &quot;, &quot; &amp; [$Input.D3] &amp; &quot; &quot; &amp; [.N15] &amp; &quot;, &quot; &amp; [$Input.D3] &amp; &quot; &quot; &amp; [.N16] &amp; &quot;, and &quot; &amp; [$Input.D3] &amp; &quot; &quot; &amp; [.N17] &amp; &quot; are in the &quot; &amp; [.N12] &amp; &quot; range. &quot;)" office:value-type="string" office:string-value="" calcext:value-type="error">
            <text:p>#NAME?</text:p>
          </table:table-cell>
          <table:table-cell table:style-name="ce61" table:formula="of:=ifs([.O11]=1; [$Input.B2] &amp; &quot;'s &quot; &amp; [.O13] &amp; &quot; is in the &quot; &amp; [.O12] &amp; &quot; range. &quot;; [.O11]=2; [$Input.B2] &amp; &quot;'s &quot; &amp; [.O13] &amp; &quot; and &quot; &amp; [$Input.D3] &amp; &quot; &quot; &amp; [.O14] &amp; &quot; are in the &quot; &amp; [.O12] &amp; &quot; range. &quot;; [.O11] = 3; [$Input.B2] &amp; &quot;'s &quot; &amp; [.O13] &amp; &quot;, &quot; &amp; [$Input.D3] &amp; &quot; &quot; &amp; [.O14] &amp; &quot;, and &quot; &amp; [$Input.D3] &amp; &quot; &quot; &amp; [.O15] &amp; &quot; are in the &quot; &amp; [.O12] &amp; &quot; range. &quot;; [.O11] = 4; [$Input.B2] &amp; &quot;'s &quot; &amp; [.O13] &amp; &quot;, &quot; &amp; [$Input.D3] &amp; &quot; &quot; &amp; [.O14] &amp; &quot;, &quot; &amp; [$Input.D3] &amp; &quot; &quot; &amp; [.O15] &amp; &quot;, and &quot; &amp; [$Input.D3] &amp; &quot; &quot; &amp; [.O16] &amp; &quot; are in the &quot; &amp; [.O12] &amp; &quot; range. &quot;; [.O11] = 5; [$Input.B2] &amp; &quot;'s &quot; &amp; [.O13] &amp; &quot;, &quot; &amp; [$Input.D3] &amp; &quot; &quot; &amp; [.O14] &amp; &quot;, &quot; &amp; [$Input.D3] &amp; &quot; &quot; &amp; [.O15] &amp; &quot;, &quot; &amp; [$Input.D3] &amp; &quot; &quot; &amp; [.O16] &amp; &quot;, and &quot; &amp; [$Input.D3] &amp; &quot; &quot; &amp; [.O17] &amp; &quot; are in the &quot; &amp; [.O12] &amp; &quot; range. &quot;)" office:value-type="string" office:string-value="" calcext:value-type="error">
            <text:p>#NAME?</text:p>
          </table:table-cell>
          <table:table-cell table:style-name="ce61" table:formula="of:=ifs([.P11]=1; [$Input.B2] &amp; &quot;'s &quot; &amp; [.P13] &amp; &quot; is in the &quot; &amp; [.P12] &amp; &quot; range. &quot;; [.P11]=2; [$Input.B2] &amp; &quot;'s &quot; &amp; [.P13] &amp; &quot; and &quot; &amp; [$Input.D3] &amp; &quot; &quot; &amp; [.P14] &amp; &quot; are in the &quot; &amp; [.P12] &amp; &quot; range. &quot;; [.P11] = 3; [$Input.B2] &amp; &quot;'s &quot; &amp; [.P13] &amp; &quot;, &quot; &amp; [$Input.D3] &amp; &quot; &quot; &amp; [.P14] &amp; &quot;, and &quot; &amp; [$Input.D3] &amp; &quot; &quot; &amp; [.P15] &amp; &quot; are in the &quot; &amp; [.P12] &amp; &quot; range. &quot;; [.P11] = 4; [$Input.B2] &amp; &quot;'s &quot; &amp; [.P13] &amp; &quot;, &quot; &amp; [$Input.D3] &amp; &quot; &quot; &amp; [.P14] &amp; &quot;, &quot; &amp; [$Input.D3] &amp; &quot; &quot; &amp; [.P15] &amp; &quot;, and &quot; &amp; [$Input.D3] &amp; &quot; &quot; &amp; [.P16] &amp; &quot; are in the &quot; &amp; [.P12] &amp; &quot; range. &quot;; [.P11] = 5; [$Input.B2] &amp; &quot;'s &quot; &amp; [.P13] &amp; &quot;, &quot; &amp; [$Input.D3] &amp; &quot; &quot; &amp; [.P14] &amp; &quot;, &quot; &amp; [$Input.D3] &amp; &quot; &quot; &amp; [.P15] &amp; &quot;, &quot; &amp; [$Input.D3] &amp; &quot; &quot; &amp; [.P16] &amp; &quot;, and &quot; &amp; [$Input.D3] &amp; &quot; &quot; &amp; [.P17] &amp; &quot; are in the &quot; &amp; [.P12] &amp; &quot; range. &quot;)" office:value-type="string" office:string-value="" calcext:value-type="error">
            <text:p>#NAME?</text:p>
          </table:table-cell>
          <table:table-cell table:style-name="ce2" office:value-type="string" calcext:value-type="string">
            <text:p>Sentences</text:p>
          </table:table-cell>
          <table:table-cell table:style-name="ce31" table:formula="of:=IFERROR(__xludf.dummyfunction(&quot;&quot;&quot;COMPUTED_VALUE&quot;&quot;&quot;);&quot;Jimmy's ability to use context clues to complete passages of text (Passage Comprehension = 54), his word recognition (Letter-Word Identification = 51), his phonics usage (Word Attack = 51), his ability to read aloud accurately and expressively (Oral Readi&quot;&amp;&quot;ng = ), and his ability to read aloud accurately and expressively (Sentence Reading = ) are in the very low range. &quot;)" office:value-type="string" office:string-value="Jimmy's ability to use context clues to complete passages of text (Passage Comprehension = 54), his word recognition (Letter-Word Identification = 51), his phonics usage (Word Attack = 51), his ability to read aloud accurately and expressively (Oral Reading = ), and his ability to read aloud accurately and expressively (Sentence Reading = ) are in the very low range. " calcext:value-type="string">
            <text:p>Jimmy's ability to use context clues to complete passages of text (Passage Comprehension = 54), his word recognition (Letter-Word Identification = 51), his phonics usage (Word Attack = 51), his ability to read aloud accurately and expressively (Oral Reading = ), and his ability to read aloud accurately and expressively (Sentence Reading = ) are in the very low range. </text:p>
          </table:table-cell>
          <table:table-cell table:style-name="ce40" table:number-columns-repeated="5"/>
          <table:table-cell table:style-name="ce43"/>
          <table:table-cell table:number-columns-repeated="40"/>
        </table:table-row>
        <table:table-row table:style-name="ro8">
          <table:table-cell table:style-name="ce74" office:value-type="string" calcext:value-type="string" table:number-columns-spanned="8" table:number-rows-spanned="1">
            <text:p>Math</text:p>
          </table:table-cell>
          <table:covered-table-cell table:number-columns-repeated="7"/>
          <table:table-cell table:number-columns-repeated="8"/>
          <table:table-cell table:style-name="ce2" office:value-type="string" calcext:value-type="string">
            <text:p>Paragraph</text:p>
          </table:table-cell>
          <table:table-cell table:formula="of:=CONCATENATE([.J4] &amp; [.R18] &amp; [.S18] &amp; [.T18] &amp; [.U18] &amp; [.V18] &amp; [.W18] &amp; [.X18])" office:value-type="string" office:string-value="" calcext:value-type="error">
            <text:p>#NAME?</text:p>
          </table:table-cell>
          <table:table-cell table:number-columns-repeated="46"/>
        </table:table-row>
        <table:table-row table:style-name="ro1">
          <table:table-cell table:style-name="ce2"/>
          <table:table-cell table:style-name="ce62"/>
          <table:table-cell table:style-name="ce2"/>
          <table:table-cell/>
          <table:table-cell table:style-name="ce85" office:value-type="string" calcext:value-type="string" table:number-columns-spanned="3" table:number-rows-spanned="1">
            <text:p>Sorted</text:p>
          </table:table-cell>
          <table:covered-table-cell table:number-columns-repeated="2"/>
          <table:table-cell table:style-name="ce2"/>
          <table:table-cell/>
          <table:table-cell table:style-name="ce14" table:number-columns-repeated="7"/>
          <table:table-cell table:number-columns-repeated="48"/>
        </table:table-row>
        <table:table-row table:style-name="ro1">
          <table:table-cell table:style-name="ce29" office:value-type="string" calcext:value-type="string">
            <text:p>Math</text:p>
          </table:table-cell>
          <table:table-cell table:style-name="ce76" office:value-type="string" calcext:value-type="string">
            <text:p>Standard Score</text:p>
          </table:table-cell>
          <table:table-cell table:style-name="ce79" office:value-type="string" calcext:value-type="string">
            <text:p>Scale</text:p>
          </table:table-cell>
          <table:table-cell table:style-name="ce82" office:value-type="string" calcext:value-type="string">
            <text:p>Subtest Skill</text:p>
          </table:table-cell>
          <table:table-cell table:style-name="ce29" office:value-type="string" calcext:value-type="string">
            <text:p>Subtest</text:p>
          </table:table-cell>
          <table:table-cell table:style-name="ce89" office:value-type="string" calcext:value-type="string">
            <text:p>Standard Score</text:p>
          </table:table-cell>
          <table:table-cell table:style-name="ce79" office:value-type="string" calcext:value-type="string">
            <text:p>Scale</text:p>
          </table:table-cell>
          <table:table-cell table:style-name="ce82" office:value-type="string" calcext:value-type="string">
            <text:p>Subtest Skill</text:p>
          </table:table-cell>
          <table:table-cell/>
          <table:table-cell table:style-name="ce13" table:formula="of:=(&quot;# of &quot; &amp; [$DescScales.B3])" office:value-type="string" office:string-value="# of very high" calcext:value-type="string">
            <text:p># of very high</text:p>
          </table:table-cell>
          <table:table-cell table:style-name="ce13" table:formula="of:=(&quot;# of &quot; &amp; [$DescScales.B4])" office:value-type="string" office:string-value="# of high" calcext:value-type="string">
            <text:p># of high</text:p>
          </table:table-cell>
          <table:table-cell table:style-name="ce13" table:formula="of:=(&quot;# of &quot; &amp; [$DescScales.B5])" office:value-type="string" office:string-value="# of high average" calcext:value-type="string">
            <text:p># of high average</text:p>
          </table:table-cell>
          <table:table-cell table:style-name="ce13" table:formula="of:=(&quot;# of &quot; &amp; [$DescScales.B6])" office:value-type="string" office:string-value="# of average" calcext:value-type="string">
            <text:p># of average</text:p>
          </table:table-cell>
          <table:table-cell table:style-name="ce13" table:formula="of:=(&quot;# of &quot; &amp; [$DescScales.B7])" office:value-type="string" office:string-value="# of low average" calcext:value-type="string">
            <text:p># of low average</text:p>
          </table:table-cell>
          <table:table-cell table:style-name="ce13" table:formula="of:=(&quot;# of &quot; &amp; [$DescScales.B8])" office:value-type="string" office:string-value="# of low" calcext:value-type="string">
            <text:p># of low</text:p>
          </table:table-cell>
          <table:table-cell table:style-name="ce13" table:formula="of:=(&quot;# of &quot; &amp; [$DescScales.B9])" office:value-type="string" office:string-value="# of very low" calcext:value-type="string">
            <text:p># of very low</text:p>
          </table:table-cell>
          <table:table-cell/>
          <table:table-cell table:style-name="ce75" table:formula="of:=IFERROR(__xludf.dummyfunction(&quot;FILTER(J21:P27, J22:P22 &gt; 0)&quot;);&quot;# of low&quot;)" office:value-type="string" office:string-value="# of low" calcext:value-type="string">
            <text:p># of low</text:p>
          </table:table-cell>
          <table:table-cell table:style-name="ce178" table:formula="of:=IFERROR(__xludf.dummyfunction(&quot;&quot;&quot;COMPUTED_VALUE&quot;&quot;&quot;);&quot;# of very low&quot;)" office:value-type="string" office:string-value="# of very low" calcext:value-type="string">
            <text:p># of very low</text:p>
          </table:table-cell>
          <table:table-cell table:style-name="ce178" table:number-columns-repeated="4"/>
          <table:table-cell table:style-name="ce32"/>
          <table:table-cell table:number-columns-repeated="40"/>
        </table:table-row>
        <table:table-row table:style-name="ro1">
          <table:table-cell table:style-name="ce4" office:value-type="string" calcext:value-type="string">
            <text:p>Applied Problems</text:p>
          </table:table-cell>
          <table:table-cell table:style-name="ce66" table:formula="of:=[$Input.F41]" office:value-type="float" office:value="73" calcext:value-type="float">
            <text:p>73</text:p>
          </table:table-cell>
          <table:table-cell table:style-name="ce80" table:formula="of:=ifs([.B22]&gt;=130; &quot;very high&quot;; [.B22] &gt;= 120; &quot;high&quot;; [.B22] &gt;= 110; &quot;high average&quot;; [.B22] &gt;= 90; &quot;average&quot;; [.B22] &gt;= 80; &quot;low average&quot;; [.B22] &gt;= 70; &quot;low&quot;; [.B22] &lt; 70; &quot;very low&quot;)" office:value-type="string" office:string-value="" calcext:value-type="error">
            <text:p>#NAME?</text:p>
          </table:table-cell>
          <table:table-cell table:style-name="ce67" table:formula="of:=[$DescScales.E37] &amp; &quot; (&quot; &amp; [.A22] &amp; &quot; = &quot; &amp; [.B22] &amp; &quot;)&quot;" office:value-type="string" office:string-value="verbal math problem solving (Applied Problems = 73)" calcext:value-type="string">
            <text:p>verbal math problem solving (Applied Problems = 73)</text:p>
          </table:table-cell>
          <table:table-cell table:style-name="ce86" table:number-matrix-columns-spanned="4" table:number-matrix-rows-spanned="3" table:formula="of:=sort([.A22:.D24]; 2; 0)" office:value-type="string" office:string-value="" calcext:value-type="error">
            <text:p>#NAME?</text:p>
          </table:table-cell>
          <table:table-cell table:style-name="ce14" office:value-type="string" office:string-value="" calcext:value-type="error">
            <text:p>#NAME?</text:p>
          </table:table-cell>
          <table:table-cell table:style-name="ce61" office:value-type="string" office:string-value="" calcext:value-type="error">
            <text:p>#NAME?</text:p>
          </table:table-cell>
          <table:table-cell table:style-name="ce67" office:value-type="string" office:string-value="" calcext:value-type="error">
            <text:p>#NAME?</text:p>
          </table:table-cell>
          <table:table-cell/>
          <table:table-cell table:style-name="ce14" table:formula="of:=IFERROR(__xludf.dummyfunction(&quot;ROWS(FILTER(G22:H24, G22:G24 = &quot;&quot;very high&quot;&quot;))&quot;);&quot;#N/A&quot;)" office:value-type="string" office:string-value="#N/A" calcext:value-type="string">
            <text:p>#N/A</text:p>
          </table:table-cell>
          <table:table-cell table:formula="of:=IFERROR(__xludf.dummyfunction(&quot;ROWS(FILTER(G22:H24, G22:G24 = &quot;&quot;high&quot;&quot;))&quot;);&quot;#N/A&quot;)" office:value-type="string" office:string-value="#N/A" calcext:value-type="string">
            <text:p>#N/A</text:p>
          </table:table-cell>
          <table:table-cell table:formula="of:=IFERROR(__xludf.dummyfunction(&quot;ROWS(FILTER(G22:H24, G22:G24 = &quot;&quot;high average&quot;&quot;))&quot;);&quot;#N/A&quot;)" office:value-type="string" office:string-value="#N/A" calcext:value-type="string">
            <text:p>#N/A</text:p>
          </table:table-cell>
          <table:table-cell table:formula="of:=IFERROR(__xludf.dummyfunction(&quot;ROWS(FILTER(G22:H24, G22:G24 = &quot;&quot;average&quot;&quot;))&quot;);&quot;#N/A&quot;)" office:value-type="string" office:string-value="#N/A" calcext:value-type="string">
            <text:p>#N/A</text:p>
          </table:table-cell>
          <table:table-cell table:formula="of:=IFERROR(__xludf.dummyfunction(&quot;ROWS(FILTER(G22:H24, G22:G24 = &quot;&quot;low average&quot;&quot;))&quot;);&quot;#N/A&quot;)" office:value-type="string" office:string-value="#N/A" calcext:value-type="string">
            <text:p>#N/A</text:p>
          </table:table-cell>
          <table:table-cell table:formula="of:=IFERROR(__xludf.dummyfunction(&quot;ROWS(FILTER(G22:H24, G22:G24 = &quot;&quot;low&quot;&quot;))&quot;);2)" office:value-type="float" office:value="2" calcext:value-type="float">
            <text:p>2</text:p>
          </table:table-cell>
          <table:table-cell table:formula="of:=IFERROR(__xludf.dummyfunction(&quot;ROWS(FILTER(G22:H24, G22:G24 = &quot;&quot;very low&quot;&quot;))&quot;);1)" office:value-type="float" office:value="1" calcext:value-type="float">
            <text:p>1</text:p>
          </table:table-cell>
          <table:table-cell/>
          <table:table-cell table:style-name="ce6" table:formula="of:=IFERROR(__xludf.dummyfunction(&quot;&quot;&quot;COMPUTED_VALUE&quot;&quot;&quot;);2)" office:value-type="float" office:value="2" calcext:value-type="float">
            <text:p>2</text:p>
          </table:table-cell>
          <table:table-cell table:formula="of:=IFERROR(__xludf.dummyfunction(&quot;&quot;&quot;COMPUTED_VALUE&quot;&quot;&quot;);1)" office:value-type="float" office:value="1" calcext:value-type="float">
            <text:p>1</text:p>
          </table:table-cell>
          <table:table-cell table:number-columns-repeated="4"/>
          <table:table-cell table:style-name="ce42"/>
          <table:table-cell table:number-columns-repeated="40"/>
        </table:table-row>
        <table:table-row table:style-name="ro1">
          <table:table-cell table:style-name="ce4" office:value-type="string" calcext:value-type="string">
            <text:p>Calculation</text:p>
          </table:table-cell>
          <table:table-cell table:style-name="ce66" table:formula="of:=[$Input.F44]" office:value-type="float" office:value="79" calcext:value-type="float">
            <text:p>79</text:p>
          </table:table-cell>
          <table:table-cell table:style-name="ce80" table:formula="of:=ifs([.B23]&gt;=130; &quot;very high&quot;; [.B23] &gt;= 120; &quot;high&quot;; [.B23] &gt;= 110; &quot;high average&quot;; [.B23] &gt;= 90; &quot;average&quot;; [.B23] &gt;= 80; &quot;low average&quot;; [.B23] &gt;= 70; &quot;low&quot;; [.B23] &lt; 70; &quot;very low&quot;)" office:value-type="string" office:string-value="" calcext:value-type="error">
            <text:p>#NAME?</text:p>
          </table:table-cell>
          <table:table-cell table:style-name="ce67" table:formula="of:=[$DescScales.E40] &amp; &quot; (&quot; &amp; [.A23] &amp; &quot; = &quot; &amp; [.B23] &amp; &quot;)&quot;" office:value-type="string" office:string-value="written math computation (Calculation = 79)" calcext:value-type="string">
            <text:p>written math computation (Calculation = 79)</text:p>
          </table:table-cell>
          <table:table-cell table:style-name="ce8" office:value-type="string" office:string-value="" calcext:value-type="error">
            <text:p>#NAME?</text:p>
          </table:table-cell>
          <table:table-cell table:style-name="ce14" office:value-type="string" office:string-value="" calcext:value-type="error">
            <text:p>#NAME?</text:p>
          </table:table-cell>
          <table:table-cell table:style-name="ce61" office:value-type="string" office:string-value="" calcext:value-type="error">
            <text:p>#NAME?</text:p>
          </table:table-cell>
          <table:table-cell table:style-name="ce67" office:value-type="string" office:string-value="" calcext:value-type="error">
            <text:p>#NAME?</text:p>
          </table:table-cell>
          <table:table-cell/>
          <table:table-cell table:style-name="ce2" table:formula="of:=[$DescScales.B3]" office:value-type="string" office:string-value="very high" calcext:value-type="string">
            <text:p>very high</text:p>
          </table:table-cell>
          <table:table-cell table:style-name="ce2" table:formula="of:=[$DescScales.B4]" office:value-type="string" office:string-value="high" calcext:value-type="string">
            <text:p>high</text:p>
          </table:table-cell>
          <table:table-cell table:style-name="ce2" table:formula="of:=[$DescScales.B5]" office:value-type="string" office:string-value="high average" calcext:value-type="string">
            <text:p>high average</text:p>
          </table:table-cell>
          <table:table-cell table:style-name="ce2" table:formula="of:=[$DescScales.B6]" office:value-type="string" office:string-value="average" calcext:value-type="string">
            <text:p>average</text:p>
          </table:table-cell>
          <table:table-cell table:style-name="ce2" table:formula="of:=[$DescScales.B7]" office:value-type="string" office:string-value="low average" calcext:value-type="string">
            <text:p>low average</text:p>
          </table:table-cell>
          <table:table-cell table:style-name="ce2" table:formula="of:=[$DescScales.B8]" office:value-type="string" office:string-value="low" calcext:value-type="string">
            <text:p>low</text:p>
          </table:table-cell>
          <table:table-cell table:style-name="ce95" table:formula="of:=[$DescScales.B9]" office:value-type="string" office:string-value="very low" calcext:value-type="string">
            <text:p>very low</text:p>
          </table:table-cell>
          <table:table-cell/>
          <table:table-cell table:style-name="ce6" table:formula="of:=IFERROR(__xludf.dummyfunction(&quot;&quot;&quot;COMPUTED_VALUE&quot;&quot;&quot;);&quot;low&quot;)" office:value-type="string" office:string-value="low" calcext:value-type="string">
            <text:p>low</text:p>
          </table:table-cell>
          <table:table-cell table:formula="of:=IFERROR(__xludf.dummyfunction(&quot;&quot;&quot;COMPUTED_VALUE&quot;&quot;&quot;);&quot;very low&quot;)" office:value-type="string" office:string-value="very low" calcext:value-type="string">
            <text:p>very low</text:p>
          </table:table-cell>
          <table:table-cell table:number-columns-repeated="4"/>
          <table:table-cell table:style-name="ce42"/>
          <table:table-cell table:number-columns-repeated="40"/>
        </table:table-row>
        <table:table-row table:style-name="ro1">
          <table:table-cell table:style-name="ce7" office:value-type="string" calcext:value-type="string">
            <text:p>Math Facts Fluency</text:p>
          </table:table-cell>
          <table:table-cell table:style-name="ce77" table:formula="of:=[$Input.F49]" office:value-type="float" office:value="0" calcext:value-type="float">
            <text:p>0</text:p>
          </table:table-cell>
          <table:table-cell table:style-name="ce81" table:formula="of:=ifs([.B24]&gt;=130; &quot;very high&quot;; [.B24] &gt;= 120; &quot;high&quot;; [.B24] &gt;= 110; &quot;high average&quot;; [.B24] &gt;= 90; &quot;average&quot;; [.B24] &gt;= 80; &quot;low average&quot;; [.B24] &gt;= 70; &quot;low&quot;; [.B24] &lt; 70; &quot;very low&quot;)" office:value-type="string" office:string-value="" calcext:value-type="error">
            <text:p>#NAME?</text:p>
          </table:table-cell>
          <table:table-cell table:style-name="ce68" table:formula="of:=[$DescScales.E45] &amp; &quot; (&quot; &amp; [.A24] &amp; &quot; = &quot; &amp; [.B24] &amp; &quot;)&quot;" office:value-type="string" office:string-value="speed when completing math facts (Math Facts Fluency = 0)" calcext:value-type="string">
            <text:p>speed when completing math facts (Math Facts Fluency = 0)</text:p>
          </table:table-cell>
          <table:table-cell table:style-name="ce9" office:value-type="string" office:string-value="" calcext:value-type="error">
            <text:p>#NAME?</text:p>
          </table:table-cell>
          <table:table-cell table:style-name="ce18" office:value-type="string" office:string-value="" calcext:value-type="error">
            <text:p>#NAME?</text:p>
          </table:table-cell>
          <table:table-cell table:style-name="ce92" office:value-type="string" office:string-value="" calcext:value-type="error">
            <text:p>#NAME?</text:p>
          </table:table-cell>
          <table:table-cell table:style-name="ce68" office:value-type="string" office:string-value="" calcext:value-type="error">
            <text:p>#NAME?</text:p>
          </table:table-cell>
          <table:table-cell/>
          <table:table-cell table:style-name="ce30" table:formula="of:=IFERROR(__xludf.dummyfunction(&quot;FILTER(H22:H24, G22:G24 = &quot;&quot;very high&quot;&quot;)&quot;);&quot;#N/A&quot;)" office:value-type="string" office:string-value="#N/A" calcext:value-type="string">
            <text:p>#N/A</text:p>
          </table:table-cell>
          <table:table-cell table:style-name="ce39" table:formula="of:=IFERROR(__xludf.dummyfunction(&quot;FILTER(H22:H24, G22:G24 = &quot;&quot;high&quot;&quot;)&quot;);&quot;#N/A&quot;)" office:value-type="string" office:string-value="#N/A" calcext:value-type="string">
            <text:p>#N/A</text:p>
          </table:table-cell>
          <table:table-cell table:style-name="ce39" table:formula="of:=IFERROR(__xludf.dummyfunction(&quot;FILTER(H22:H24, G22:G24 = &quot;&quot;high average&quot;&quot;)&quot;);&quot;#N/A&quot;)" office:value-type="string" office:string-value="#N/A" calcext:value-type="string">
            <text:p>#N/A</text:p>
          </table:table-cell>
          <table:table-cell table:style-name="ce39" table:formula="of:=IFERROR(__xludf.dummyfunction(&quot;FILTER(H22:H24, G22:G24 = &quot;&quot;average&quot;&quot;)&quot;);&quot;#N/A&quot;)" office:value-type="string" office:string-value="#N/A" calcext:value-type="string">
            <text:p>#N/A</text:p>
          </table:table-cell>
          <table:table-cell table:style-name="ce39" table:formula="of:=IFERROR(__xludf.dummyfunction(&quot;FILTER(H22:H24, G22:G24 = &quot;&quot;low average&quot;&quot;)&quot;);&quot;#N/A&quot;)" office:value-type="string" office:string-value="#N/A" calcext:value-type="string">
            <text:p>#N/A</text:p>
          </table:table-cell>
          <table:table-cell table:style-name="ce39" table:formula="of:=IFERROR(__xludf.dummyfunction(&quot;FILTER(H22:H24, G22:G24 = &quot;&quot;low&quot;&quot;)&quot;);&quot;written math computation (Calculation = 79)&quot;)" office:value-type="string" office:string-value="written math computation (Calculation = 79)" calcext:value-type="string">
            <text:p>written math computation (Calculation = 79)</text:p>
          </table:table-cell>
          <table:table-cell table:style-name="ce41" table:formula="of:=IFERROR(__xludf.dummyfunction(&quot;FILTER(H22:H24, G22:G24 = &quot;&quot;very low&quot;&quot;)&quot;);&quot;speed when completing math facts (Math Facts Fluency = )&quot;)" office:value-type="string" office:string-value="speed when completing math facts (Math Facts Fluency = )" calcext:value-type="string">
            <text:p>speed when completing math facts (Math Facts Fluency = )</text:p>
          </table:table-cell>
          <table:table-cell/>
          <table:table-cell table:style-name="ce6" table:formula="of:=IFERROR(__xludf.dummyfunction(&quot;&quot;&quot;COMPUTED_VALUE&quot;&quot;&quot;);&quot;written math computation (Calculation = 79)&quot;)" office:value-type="string" office:string-value="written math computation (Calculation = 79)" calcext:value-type="string">
            <text:p>written math computation (Calculation = 79)</text:p>
          </table:table-cell>
          <table:table-cell table:formula="of:=IFERROR(__xludf.dummyfunction(&quot;&quot;&quot;COMPUTED_VALUE&quot;&quot;&quot;);&quot;speed when completing math facts (Math Facts Fluency = )&quot;)" office:value-type="string" office:string-value="speed when completing math facts (Math Facts Fluency = )" calcext:value-type="string">
            <text:p>speed when completing math facts (Math Facts Fluency = )</text:p>
          </table:table-cell>
          <table:table-cell table:number-columns-repeated="4"/>
          <table:table-cell table:style-name="ce42"/>
          <table:table-cell table:number-columns-repeated="40"/>
        </table:table-row>
        <table:table-row table:style-name="ro1">
          <table:table-cell table:style-name="ce61"/>
          <table:table-cell table:style-name="ce66"/>
          <table:table-cell table:style-name="ce61" table:number-columns-repeated="6"/>
          <table:table-cell/>
          <table:table-cell table:style-name="ce8"/>
          <table:table-cell table:style-name="ce61" table:number-columns-repeated="4"/>
          <table:table-cell table:style-name="ce61" table:formula="of:=IFERROR(__xludf.dummyfunction(&quot;&quot;&quot;COMPUTED_VALUE&quot;&quot;&quot;);&quot;verbal math problem solving (Applied Problems = 73)&quot;)" office:value-type="string" office:string-value="verbal math problem solving (Applied Problems = 73)" calcext:value-type="string">
            <text:p>verbal math problem solving (Applied Problems = 73)</text:p>
          </table:table-cell>
          <table:table-cell table:style-name="ce67"/>
          <table:table-cell/>
          <table:table-cell table:style-name="ce6" table:formula="of:=IFERROR(__xludf.dummyfunction(&quot;&quot;&quot;COMPUTED_VALUE&quot;&quot;&quot;);&quot;verbal math problem solving (Applied Problems = 73)&quot;)" office:value-type="string" office:string-value="verbal math problem solving (Applied Problems = 73)" calcext:value-type="string">
            <text:p>verbal math problem solving (Applied Problems = 73)</text:p>
          </table:table-cell>
          <table:table-cell table:number-columns-repeated="5"/>
          <table:table-cell table:style-name="ce42"/>
          <table:table-cell table:number-columns-repeated="40"/>
        </table:table-row>
        <table:table-row table:style-name="ro1">
          <table:table-cell table:style-name="ce61" table:number-columns-repeated="8"/>
          <table:table-cell/>
          <table:table-cell table:style-name="ce9"/>
          <table:table-cell table:style-name="ce92" table:number-columns-repeated="5"/>
          <table:table-cell table:style-name="ce68"/>
          <table:table-cell/>
          <table:table-cell table:style-name="ce6"/>
          <table:table-cell table:number-columns-repeated="5"/>
          <table:table-cell table:style-name="ce42"/>
          <table:table-cell table:number-columns-repeated="40"/>
        </table:table-row>
        <table:table-row table:style-name="ro1">
          <table:table-cell table:style-name="ce61" table:number-columns-repeated="8"/>
          <table:table-cell/>
          <table:table-cell table:style-name="ce61" table:formula="of:=ifs([.J22]=1; [$Input.B2] &amp; &quot;'s &quot; &amp; [.J24] &amp; &quot; is in the &quot; &amp; [.J23] &amp; &quot; range. &quot;; [.J22]=2; [$Input.B2] &amp; &quot;'s &quot; &amp; [.J24] &amp; &quot; and &quot; &amp; [$Input.D3] &amp; &quot; &quot; &amp; [.J25] &amp; &quot; are in the &quot; &amp; [.J23] &amp; &quot; range. &quot;; [.J22] = 3; [$Input.B2] &amp; &quot;'s &quot; &amp; [.J24] &amp; &quot;, &quot; &amp; [$Input.D3] &amp; &quot; &quot; &amp; [.J25] &amp; &quot;, and &quot; &amp; [$Input.D3] &amp; &quot; &quot; &amp; [.J26] &amp; &quot; are in the &quot; &amp; [.J23] &amp; &quot; range. &quot;)" office:value-type="string" office:string-value="" calcext:value-type="error">
            <text:p>#NAME?</text:p>
          </table:table-cell>
          <table:table-cell table:style-name="ce61" table:formula="of:=ifs([.K22]=1; [$Input.B2] &amp; &quot;'s &quot; &amp; [.K24] &amp; &quot; is in the &quot; &amp; [.K23] &amp; &quot; range. &quot;; [.K22]=2; [$Input.B2] &amp; &quot;'s &quot; &amp; [.K24] &amp; &quot; and &quot; &amp; [$Input.D3] &amp; &quot; &quot; &amp; [.K25] &amp; &quot; are in the &quot; &amp; [.K23] &amp; &quot; range. &quot;; [.K22] = 3; [$Input.B2] &amp; &quot;'s &quot; &amp; [.K24] &amp; &quot;, &quot; &amp; [$Input.D3] &amp; &quot; &quot; &amp; [.K25] &amp; &quot;, and &quot; &amp; [$Input.D3] &amp; &quot; &quot; &amp; [.K26] &amp; &quot; are in the &quot; &amp; [.K23] &amp; &quot; range. &quot;)" office:value-type="string" office:string-value="" calcext:value-type="error">
            <text:p>#NAME?</text:p>
          </table:table-cell>
          <table:table-cell table:style-name="ce61" table:formula="of:=ifs([.L22]=1; [$Input.B2] &amp; &quot;'s &quot; &amp; [.L24] &amp; &quot; is in the &quot; &amp; [.L23] &amp; &quot; range. &quot;; [.L22]=2; [$Input.B2] &amp; &quot;'s &quot; &amp; [.L24] &amp; &quot; and &quot; &amp; [$Input.D3] &amp; &quot; &quot; &amp; [.L25] &amp; &quot; are in the &quot; &amp; [.L23] &amp; &quot; range. &quot;; [.L22] = 3; [$Input.B2] &amp; &quot;'s &quot; &amp; [.L24] &amp; &quot;, &quot; &amp; [$Input.D3] &amp; &quot; &quot; &amp; [.L25] &amp; &quot;, and &quot; &amp; [$Input.D3] &amp; &quot; &quot; &amp; [.L26] &amp; &quot; are in the &quot; &amp; [.L23] &amp; &quot; range. &quot;)" office:value-type="string" office:string-value="" calcext:value-type="error">
            <text:p>#NAME?</text:p>
          </table:table-cell>
          <table:table-cell table:style-name="ce61" table:formula="of:=ifs([.M22]=1; [$Input.B2] &amp; &quot;'s &quot; &amp; [.M24] &amp; &quot; is in the &quot; &amp; [.M23] &amp; &quot; range. &quot;; [.M22]=2; [$Input.B2] &amp; &quot;'s &quot; &amp; [.M24] &amp; &quot; and &quot; &amp; [$Input.D3] &amp; &quot; &quot; &amp; [.M25] &amp; &quot; are in the &quot; &amp; [.M23] &amp; &quot; range. &quot;; [.M22] = 3; [$Input.B2] &amp; &quot;'s &quot; &amp; [.M24] &amp; &quot;, &quot; &amp; [$Input.D3] &amp; &quot; &quot; &amp; [.M25] &amp; &quot;, and &quot; &amp; [$Input.D3] &amp; &quot; &quot; &amp; [.M26] &amp; &quot; are in the &quot; &amp; [.M23] &amp; &quot; range. &quot;)" office:value-type="string" office:string-value="" calcext:value-type="error">
            <text:p>#NAME?</text:p>
          </table:table-cell>
          <table:table-cell table:style-name="ce61" table:formula="of:=ifs([.N22]=1; [$Input.B2] &amp; &quot;'s &quot; &amp; [.N24] &amp; &quot; is in the &quot; &amp; [.N23] &amp; &quot; range. &quot;; [.N22]=2; [$Input.B2] &amp; &quot;'s &quot; &amp; [.N24] &amp; &quot; and &quot; &amp; [$Input.D3] &amp; &quot; &quot; &amp; [.N25] &amp; &quot; are in the &quot; &amp; [.N23] &amp; &quot; range. &quot;; [.N22] = 3; [$Input.B2] &amp; &quot;'s &quot; &amp; [.N24] &amp; &quot;, &quot; &amp; [$Input.D3] &amp; &quot; &quot; &amp; [.N25] &amp; &quot;, and &quot; &amp; [$Input.D3] &amp; &quot; &quot; &amp; [.N26] &amp; &quot; are in the &quot; &amp; [.N23] &amp; &quot; range. &quot;)" office:value-type="string" office:string-value="" calcext:value-type="error">
            <text:p>#NAME?</text:p>
          </table:table-cell>
          <table:table-cell table:style-name="ce61" table:formula="of:=ifs([.O22]=1; [$Input.B2] &amp; &quot;'s &quot; &amp; [.O24] &amp; &quot; is in the &quot; &amp; [.O23] &amp; &quot; range. &quot;; [.O22]=2; [$Input.B2] &amp; &quot;'s &quot; &amp; [.O24] &amp; &quot; and &quot; &amp; [$Input.D3] &amp; &quot; &quot; &amp; [.O25] &amp; &quot; are in the &quot; &amp; [.O23] &amp; &quot; range. &quot;; [.O22] = 3; [$Input.B2] &amp; &quot;'s &quot; &amp; [.O24] &amp; &quot;, &quot; &amp; [$Input.D3] &amp; &quot; &quot; &amp; [.O25] &amp; &quot;, and &quot; &amp; [$Input.D3] &amp; &quot; &quot; &amp; [.O26] &amp; &quot; are in the &quot; &amp; [.O23] &amp; &quot; range. &quot;)" office:value-type="string" office:string-value="" calcext:value-type="error">
            <text:p>#NAME?</text:p>
          </table:table-cell>
          <table:table-cell table:style-name="ce61" table:formula="of:=ifs([.P22]=1; [$Input.B2] &amp; &quot;'s &quot; &amp; [.P24] &amp; &quot; is in the &quot; &amp; [.P23] &amp; &quot; range. &quot;; [.P22]=2; [$Input.B2] &amp; &quot;'s &quot; &amp; [.P24] &amp; &quot; and &quot; &amp; [$Input.D3] &amp; &quot; &quot; &amp; [.P25] &amp; &quot; are in the &quot; &amp; [.P23] &amp; &quot; range. &quot;; [.P22] = 3; [$Input.B2] &amp; &quot;'s &quot; &amp; [.P24] &amp; &quot;, &quot; &amp; [$Input.D3] &amp; &quot; &quot; &amp; [.P25] &amp; &quot;, and &quot; &amp; [$Input.D3] &amp; &quot; &quot; &amp; [.P26] &amp; &quot; are in the &quot; &amp; [.P23] &amp; &quot; range. &quot;)" office:value-type="string" office:string-value="" calcext:value-type="error">
            <text:p>#NAME?</text:p>
          </table:table-cell>
          <table:table-cell table:style-name="ce11" office:value-type="string" calcext:value-type="string">
            <text:p>Sentences</text:p>
          </table:table-cell>
          <table:table-cell table:style-name="ce31" table:formula="of:=IFERROR(__xludf.dummyfunction(&quot;&quot;&quot;COMPUTED_VALUE&quot;&quot;&quot;);&quot;Jimmy's written math computation (Calculation = 79) and his verbal math problem solving (Applied Problems = 73) are in the low range. &quot;)" office:value-type="string" office:string-value="Jimmy's written math computation (Calculation = 79) and his verbal math problem solving (Applied Problems = 73) are in the low range. " calcext:value-type="string">
            <text:p>Jimmy's written math computation (Calculation = 79) and his verbal math problem solving (Applied Problems = 73) are in the low range. </text:p>
          </table:table-cell>
          <table:table-cell table:style-name="ce40" table:formula="of:=IFERROR(__xludf.dummyfunction(&quot;&quot;&quot;COMPUTED_VALUE&quot;&quot;&quot;);&quot;Jimmy's speed when completing math facts (Math Facts Fluency = ) is in the very low range. &quot;)" office:value-type="string" office:string-value="Jimmy's speed when completing math facts (Math Facts Fluency = ) is in the very low range. " calcext:value-type="string">
            <text:p>Jimmy's speed when completing math facts (Math Facts Fluency = ) is in the very low range. </text:p>
          </table:table-cell>
          <table:table-cell table:style-name="ce40" table:number-columns-repeated="4"/>
          <table:table-cell table:style-name="ce43"/>
          <table:table-cell table:number-columns-repeated="40"/>
        </table:table-row>
        <table:table-row table:style-name="ro1">
          <table:table-cell table:style-name="ce61" table:number-columns-repeated="8"/>
          <table:table-cell table:number-columns-repeated="8"/>
          <table:table-cell table:style-name="ce11" office:value-type="string" calcext:value-type="string">
            <text:p>Paragraph</text:p>
          </table:table-cell>
          <table:table-cell table:formula="of:=CONCATENATE([.J5] &amp; [.R27] &amp; [.S27] &amp; [.T27] &amp; [.U27] &amp; [.V27] &amp; [.W27] &amp; [.X27])" office:value-type="string" office:string-value="" calcext:value-type="error">
            <text:p>#NAME?</text:p>
          </table:table-cell>
          <table:table-cell table:number-columns-repeated="46"/>
        </table:table-row>
        <table:table-row table:style-name="ro1">
          <table:table-cell table:style-name="ce61" table:number-columns-repeated="8"/>
          <table:table-cell table:number-columns-repeated="56"/>
        </table:table-row>
        <table:table-row table:style-name="ro8">
          <table:table-cell table:style-name="ce74" office:value-type="string" calcext:value-type="string" table:number-columns-spanned="8" table:number-rows-spanned="1">
            <text:p>Written Language</text:p>
          </table:table-cell>
          <table:covered-table-cell table:number-columns-repeated="7"/>
          <table:table-cell table:number-columns-repeated="56"/>
        </table:table-row>
        <table:table-row table:style-name="ro1">
          <table:table-cell table:style-name="ce61"/>
          <table:table-cell table:style-name="ce66"/>
          <table:table-cell table:style-name="ce61" table:number-columns-repeated="2"/>
          <table:table-cell table:style-name="ce85" office:value-type="string" calcext:value-type="string" table:number-columns-spanned="3" table:number-rows-spanned="1">
            <text:p>Sorted</text:p>
          </table:table-cell>
          <table:covered-table-cell table:number-columns-repeated="2"/>
          <table:table-cell table:style-name="ce61"/>
          <table:table-cell table:number-columns-repeated="56"/>
        </table:table-row>
        <table:table-row table:style-name="ro1">
          <table:table-cell table:style-name="ce29" office:value-type="string" calcext:value-type="string">
            <text:p>Writing</text:p>
          </table:table-cell>
          <table:table-cell table:style-name="ce76" office:value-type="string" calcext:value-type="string">
            <text:p>Standard Score</text:p>
          </table:table-cell>
          <table:table-cell table:style-name="ce79" office:value-type="string" calcext:value-type="string">
            <text:p>Scale</text:p>
          </table:table-cell>
          <table:table-cell table:style-name="ce82" office:value-type="string" calcext:value-type="string">
            <text:p>Subtest Skill</text:p>
          </table:table-cell>
          <table:table-cell table:style-name="ce29" office:value-type="string" calcext:value-type="string">
            <text:p>Subtest</text:p>
          </table:table-cell>
          <table:table-cell table:style-name="ce89" office:value-type="string" calcext:value-type="string">
            <text:p>Standard Score</text:p>
          </table:table-cell>
          <table:table-cell table:style-name="ce79" office:value-type="string" calcext:value-type="string">
            <text:p>Scale</text:p>
          </table:table-cell>
          <table:table-cell table:style-name="ce82" office:value-type="string" calcext:value-type="string">
            <text:p>Subtest Skill</text:p>
          </table:table-cell>
          <table:table-cell/>
          <table:table-cell table:style-name="ce13" table:formula="of:=(&quot;# of &quot; &amp; [$DescScales.B3])" office:value-type="string" office:string-value="# of very high" calcext:value-type="string">
            <text:p># of very high</text:p>
          </table:table-cell>
          <table:table-cell table:style-name="ce13" table:formula="of:=(&quot;# of &quot; &amp; [$DescScales.B4])" office:value-type="string" office:string-value="# of high" calcext:value-type="string">
            <text:p># of high</text:p>
          </table:table-cell>
          <table:table-cell table:style-name="ce13" table:formula="of:=(&quot;# of &quot; &amp; [$DescScales.B5])" office:value-type="string" office:string-value="# of high average" calcext:value-type="string">
            <text:p># of high average</text:p>
          </table:table-cell>
          <table:table-cell table:style-name="ce13" table:formula="of:=(&quot;# of &quot; &amp; [$DescScales.B6])" office:value-type="string" office:string-value="# of average" calcext:value-type="string">
            <text:p># of average</text:p>
          </table:table-cell>
          <table:table-cell table:style-name="ce13" table:formula="of:=(&quot;# of &quot; &amp; [$DescScales.B7])" office:value-type="string" office:string-value="# of low average" calcext:value-type="string">
            <text:p># of low average</text:p>
          </table:table-cell>
          <table:table-cell table:style-name="ce13" table:formula="of:=(&quot;# of &quot; &amp; [$DescScales.B8])" office:value-type="string" office:string-value="# of low" calcext:value-type="string">
            <text:p># of low</text:p>
          </table:table-cell>
          <table:table-cell table:style-name="ce13" table:formula="of:=(&quot;# of &quot; &amp; [$DescScales.B9])" office:value-type="string" office:string-value="# of very low" calcext:value-type="string">
            <text:p># of very low</text:p>
          </table:table-cell>
          <table:table-cell/>
          <table:table-cell table:style-name="ce75" table:formula="of:=IFERROR(__xludf.dummyfunction(&quot;FILTER(J32:P37, J33:P33 &gt; 0)&quot;);&quot;# of very low&quot;)" office:value-type="string" office:string-value="# of very low" calcext:value-type="string">
            <text:p># of very low</text:p>
          </table:table-cell>
          <table:table-cell table:style-name="ce178" table:number-columns-repeated="5"/>
          <table:table-cell table:style-name="ce32"/>
          <table:table-cell table:number-columns-repeated="40"/>
        </table:table-row>
        <table:table-row table:style-name="ro1">
          <table:table-cell table:style-name="ce4" office:value-type="string" calcext:value-type="string">
            <text:p>Spelling</text:p>
          </table:table-cell>
          <table:table-cell table:style-name="ce66" table:formula="of:=[$Input.F42]" office:value-type="float" office:value="57" calcext:value-type="float">
            <text:p>57</text:p>
          </table:table-cell>
          <table:table-cell table:style-name="ce80" table:formula="of:=ifs([.B33]&gt;=130; &quot;very high&quot;; [.B33] &gt;= 120; &quot;high&quot;; [.B33] &gt;= 110; &quot;high average&quot;; [.B33] &gt;= 90; &quot;average&quot;; [.B33] &gt;= 80; &quot;low average&quot;; [.B33] &gt;= 70; &quot;low&quot;; [.B33] &lt; 70; &quot;very low&quot;)" office:value-type="string" office:string-value="" calcext:value-type="error">
            <text:p>#NAME?</text:p>
          </table:table-cell>
          <table:table-cell table:style-name="ce67" table:formula="of:=[$DescScales.E38] &amp; &quot; (&quot; &amp; [.A33] &amp; &quot; = &quot; &amp; [.B33] &amp; &quot;)&quot;" office:value-type="string" office:string-value="spelling (Spelling = 57)" calcext:value-type="string">
            <text:p>spelling (Spelling = 57)</text:p>
          </table:table-cell>
          <table:table-cell table:style-name="ce86" table:number-matrix-columns-spanned="4" table:number-matrix-rows-spanned="2" table:formula="of:=sort([.A33:.D34]; 2; 0)" office:value-type="string" office:string-value="" calcext:value-type="error">
            <text:p>#NAME?</text:p>
          </table:table-cell>
          <table:table-cell table:style-name="ce61" office:value-type="string" office:string-value="" calcext:value-type="error">
            <text:p>#NAME?</text:p>
          </table:table-cell>
          <table:table-cell table:style-name="ce61" office:value-type="string" office:string-value="" calcext:value-type="error">
            <text:p>#NAME?</text:p>
          </table:table-cell>
          <table:table-cell table:style-name="ce67" office:value-type="string" office:string-value="" calcext:value-type="error">
            <text:p>#NAME?</text:p>
          </table:table-cell>
          <table:table-cell/>
          <table:table-cell table:style-name="ce14" table:formula="of:=IFERROR(__xludf.dummyfunction(&quot;ROWS(FILTER(G33:H34, G33:G34 = &quot;&quot;very high&quot;&quot;))&quot;);&quot;#N/A&quot;)" office:value-type="string" office:string-value="#N/A" calcext:value-type="string">
            <text:p>#N/A</text:p>
          </table:table-cell>
          <table:table-cell table:style-name="ce78" table:formula="of:=IFERROR(__xludf.dummyfunction(&quot;ROWS(FILTER(G33:H34, G33:G34 = &quot;&quot;high&quot;&quot;))&quot;);&quot;#N/A&quot;)" office:value-type="string" office:string-value="#N/A" calcext:value-type="string">
            <text:p>#N/A</text:p>
          </table:table-cell>
          <table:table-cell table:formula="of:=IFERROR(__xludf.dummyfunction(&quot;ROWS(FILTER(G33:H34, G33:G34 = &quot;&quot;high average&quot;&quot;))&quot;);&quot;#N/A&quot;)" office:value-type="string" office:string-value="#N/A" calcext:value-type="string">
            <text:p>#N/A</text:p>
          </table:table-cell>
          <table:table-cell table:formula="of:=IFERROR(__xludf.dummyfunction(&quot;ROWS(FILTER(G33:H34, G33:G34 = &quot;&quot;average&quot;&quot;))&quot;);&quot;#N/A&quot;)" office:value-type="string" office:string-value="#N/A" calcext:value-type="string">
            <text:p>#N/A</text:p>
          </table:table-cell>
          <table:table-cell table:formula="of:=IFERROR(__xludf.dummyfunction(&quot;ROWS(FILTER(G33:H34, G33:G34 = &quot;&quot;low average&quot;&quot;))&quot;);&quot;#N/A&quot;)" office:value-type="string" office:string-value="#N/A" calcext:value-type="string">
            <text:p>#N/A</text:p>
          </table:table-cell>
          <table:table-cell table:formula="of:=IFERROR(__xludf.dummyfunction(&quot;ROWS(FILTER(G33:H34, G33:G34 = &quot;&quot;low&quot;&quot;))&quot;);&quot;#N/A&quot;)" office:value-type="string" office:string-value="#N/A" calcext:value-type="string">
            <text:p>#N/A</text:p>
          </table:table-cell>
          <table:table-cell table:formula="of:=IFERROR(__xludf.dummyfunction(&quot;ROWS(FILTER(G33:H34, G33:G34 = &quot;&quot;very low&quot;&quot;))&quot;);2)" office:value-type="float" office:value="2" calcext:value-type="float">
            <text:p>2</text:p>
          </table:table-cell>
          <table:table-cell/>
          <table:table-cell table:style-name="ce6" table:formula="of:=IFERROR(__xludf.dummyfunction(&quot;&quot;&quot;COMPUTED_VALUE&quot;&quot;&quot;);2)" office:value-type="float" office:value="2" calcext:value-type="float">
            <text:p>2</text:p>
          </table:table-cell>
          <table:table-cell table:number-columns-repeated="5"/>
          <table:table-cell table:style-name="ce42"/>
          <table:table-cell table:number-columns-repeated="40"/>
        </table:table-row>
        <table:table-row table:style-name="ro1">
          <table:table-cell table:style-name="ce7" office:value-type="string" calcext:value-type="string">
            <text:p>Writing Samples</text:p>
          </table:table-cell>
          <table:table-cell table:style-name="ce77" table:formula="of:=[$Input.F45]" office:value-type="float" office:value="62" calcext:value-type="float">
            <text:p>62</text:p>
          </table:table-cell>
          <table:table-cell table:style-name="ce81" table:formula="of:=ifs([.B34]&gt;=130; &quot;very high&quot;; [.B34] &gt;= 120; &quot;high&quot;; [.B34] &gt;= 110; &quot;high average&quot;; [.B34] &gt;= 90; &quot;average&quot;; [.B34] &gt;= 80; &quot;low average&quot;; [.B34] &gt;= 70; &quot;low&quot;; [.B34] &lt; 70; &quot;very low&quot;)" office:value-type="string" office:string-value="" calcext:value-type="error">
            <text:p>#NAME?</text:p>
          </table:table-cell>
          <table:table-cell table:style-name="ce68" table:formula="of:=[$DescScales.E41] &amp; &quot; (&quot; &amp; [.A34] &amp; &quot; = &quot; &amp; [.B34] &amp; &quot;)&quot;" office:value-type="string" office:string-value="ability to write expressively based on text, image, or verbal prompts (Writing Samples = 62)" calcext:value-type="string">
            <text:p>ability to write expressively based on text, image, or verbal prompts (Writing Samples = 62)</text:p>
          </table:table-cell>
          <table:table-cell table:style-name="ce9" office:value-type="string" office:string-value="" calcext:value-type="error">
            <text:p>#NAME?</text:p>
          </table:table-cell>
          <table:table-cell table:style-name="ce92" office:value-type="string" office:string-value="" calcext:value-type="error">
            <text:p>#NAME?</text:p>
          </table:table-cell>
          <table:table-cell table:style-name="ce92" office:value-type="string" office:string-value="" calcext:value-type="error">
            <text:p>#NAME?</text:p>
          </table:table-cell>
          <table:table-cell table:style-name="ce68" office:value-type="string" office:string-value="" calcext:value-type="error">
            <text:p>#NAME?</text:p>
          </table:table-cell>
          <table:table-cell/>
          <table:table-cell table:style-name="ce2" table:formula="of:=[$DescScales.B3]" office:value-type="string" office:string-value="very high" calcext:value-type="string">
            <text:p>very high</text:p>
          </table:table-cell>
          <table:table-cell table:style-name="ce2" table:formula="of:=[$DescScales.B4]" office:value-type="string" office:string-value="high" calcext:value-type="string">
            <text:p>high</text:p>
          </table:table-cell>
          <table:table-cell table:style-name="ce2" table:formula="of:=[$DescScales.B5]" office:value-type="string" office:string-value="high average" calcext:value-type="string">
            <text:p>high average</text:p>
          </table:table-cell>
          <table:table-cell table:style-name="ce2" table:formula="of:=[$DescScales.B6]" office:value-type="string" office:string-value="average" calcext:value-type="string">
            <text:p>average</text:p>
          </table:table-cell>
          <table:table-cell table:style-name="ce2" table:formula="of:=[$DescScales.B7]" office:value-type="string" office:string-value="low average" calcext:value-type="string">
            <text:p>low average</text:p>
          </table:table-cell>
          <table:table-cell table:style-name="ce2" table:formula="of:=[$DescScales.B8]" office:value-type="string" office:string-value="low" calcext:value-type="string">
            <text:p>low</text:p>
          </table:table-cell>
          <table:table-cell table:style-name="ce95" table:formula="of:=[$DescScales.B9]" office:value-type="string" office:string-value="very low" calcext:value-type="string">
            <text:p>very low</text:p>
          </table:table-cell>
          <table:table-cell/>
          <table:table-cell table:style-name="ce6" table:formula="of:=IFERROR(__xludf.dummyfunction(&quot;&quot;&quot;COMPUTED_VALUE&quot;&quot;&quot;);&quot;very low&quot;)" office:value-type="string" office:string-value="very low" calcext:value-type="string">
            <text:p>very low</text:p>
          </table:table-cell>
          <table:table-cell table:number-columns-repeated="5"/>
          <table:table-cell table:style-name="ce42"/>
          <table:table-cell table:number-columns-repeated="40"/>
        </table:table-row>
        <table:table-row table:style-name="ro1">
          <table:table-cell/>
          <table:table-cell table:style-name="ce66"/>
          <table:table-cell table:style-name="ce61"/>
          <table:table-cell table:number-columns-repeated="6"/>
          <table:table-cell table:style-name="ce75" table:formula="of:=IFERROR(__xludf.dummyfunction(&quot;FILTER(H33:H34, G33:G34 = &quot;&quot;very high&quot;&quot;)&quot;);&quot;#N/A&quot;)" office:value-type="string" office:string-value="#N/A" calcext:value-type="string">
            <text:p>#N/A</text:p>
          </table:table-cell>
          <table:table-cell table:style-name="ce178" table:formula="of:=IFERROR(__xludf.dummyfunction(&quot;FILTER(H33:H34, G33:G34 = &quot;&quot;high&quot;&quot;)&quot;);&quot;#N/A&quot;)" office:value-type="string" office:string-value="#N/A" calcext:value-type="string">
            <text:p>#N/A</text:p>
          </table:table-cell>
          <table:table-cell table:style-name="ce178" table:formula="of:=IFERROR(__xludf.dummyfunction(&quot;FILTER(H33:H34, G33:G34 = &quot;&quot;high average&quot;&quot;)&quot;);&quot;#N/A&quot;)" office:value-type="string" office:string-value="#N/A" calcext:value-type="string">
            <text:p>#N/A</text:p>
          </table:table-cell>
          <table:table-cell table:style-name="ce178" table:formula="of:=IFERROR(__xludf.dummyfunction(&quot;FILTER(H33:H34, G33:G34 = &quot;&quot;average&quot;&quot;)&quot;);&quot;#N/A&quot;)" office:value-type="string" office:string-value="#N/A" calcext:value-type="string">
            <text:p>#N/A</text:p>
          </table:table-cell>
          <table:table-cell table:style-name="ce178" table:formula="of:=IFERROR(__xludf.dummyfunction(&quot;FILTER(H33:H34, G33:G34 = &quot;&quot;low average&quot;&quot;)&quot;);&quot;#N/A&quot;)" office:value-type="string" office:string-value="#N/A" calcext:value-type="string">
            <text:p>#N/A</text:p>
          </table:table-cell>
          <table:table-cell table:style-name="ce178" table:formula="of:=IFERROR(__xludf.dummyfunction(&quot;FILTER(H33:H34, G33:G34 = &quot;&quot;low&quot;&quot;)&quot;);&quot;#N/A&quot;)" office:value-type="string" office:string-value="#N/A" calcext:value-type="string">
            <text:p>#N/A</text:p>
          </table:table-cell>
          <table:table-cell table:style-name="ce32" table:formula="of:=IFERROR(__xludf.dummyfunction(&quot;FILTER(H33:H34, G33:G34 = &quot;&quot;very low&quot;&quot;)&quot;);&quot;ability to write expressively based on text, image, or verbal prompts (Writing Samples = 62)&quot;)" office:value-type="string" office:string-value="ability to write expressively based on text, image, or verbal prompts (Writing Samples = 62)" calcext:value-type="string">
            <text:p>ability to write expressively based on text, image, or verbal prompts (Writing Samples = 62)</text:p>
          </table:table-cell>
          <table:table-cell/>
          <table:table-cell table:style-name="ce6" table:formula="of:=IFERROR(__xludf.dummyfunction(&quot;&quot;&quot;COMPUTED_VALUE&quot;&quot;&quot;);&quot;ability to write expressively based on text, image, or verbal prompts (Writing Samples = 62)&quot;)" office:value-type="string" office:string-value="ability to write expressively based on text, image, or verbal prompts (Writing Samples = 62)" calcext:value-type="string">
            <text:p>ability to write expressively based on text, image, or verbal prompts (Writing Samples = 62)</text:p>
          </table:table-cell>
          <table:table-cell table:number-columns-repeated="5"/>
          <table:table-cell table:style-name="ce42"/>
          <table:table-cell table:number-columns-repeated="40"/>
        </table:table-row>
        <table:table-row table:style-name="ro1">
          <table:table-cell/>
          <table:table-cell table:style-name="ce66"/>
          <table:table-cell table:style-name="ce61"/>
          <table:table-cell table:number-columns-repeated="6"/>
          <table:table-cell table:style-name="ce31"/>
          <table:table-cell table:style-name="ce40" table:number-columns-repeated="5"/>
          <table:table-cell table:style-name="ce43" table:formula="of:=IFERROR(__xludf.dummyfunction(&quot;&quot;&quot;COMPUTED_VALUE&quot;&quot;&quot;);&quot;spelling (Spelling = 57)&quot;)" office:value-type="string" office:string-value="spelling (Spelling = 57)" calcext:value-type="string">
            <text:p>spelling (Spelling = 57)</text:p>
          </table:table-cell>
          <table:table-cell/>
          <table:table-cell table:style-name="ce6" table:formula="of:=IFERROR(__xludf.dummyfunction(&quot;&quot;&quot;COMPUTED_VALUE&quot;&quot;&quot;);&quot;spelling (Spelling = 57)&quot;)" office:value-type="string" office:string-value="spelling (Spelling = 57)" calcext:value-type="string">
            <text:p>spelling (Spelling = 57)</text:p>
          </table:table-cell>
          <table:table-cell table:number-columns-repeated="5"/>
          <table:table-cell table:style-name="ce42"/>
          <table:table-cell table:number-columns-repeated="40"/>
        </table:table-row>
        <table:table-row table:style-name="ro1">
          <table:table-cell/>
          <table:table-cell table:style-name="ce66"/>
          <table:table-cell table:style-name="ce61"/>
          <table:table-cell table:number-columns-repeated="6"/>
          <table:table-cell table:style-name="ce61" table:formula="of:=ifs([.J33]=1; [$Input.B2] &amp; &quot;'s &quot; &amp; [.J35] &amp; &quot; is in the &quot; &amp; [.J34] &amp; &quot; range. &quot;; [.J33]=2; [$Input.B2] &amp; &quot;'s &quot; &amp; [.J35] &amp; &quot; and &quot; &amp; [$Input.D3] &amp; &quot; &quot; &amp; [.J36] &amp; &quot; are in the &quot; &amp; [.J34] &amp; &quot; range. &quot;)" office:value-type="string" office:string-value="" calcext:value-type="error">
            <text:p>#NAME?</text:p>
          </table:table-cell>
          <table:table-cell table:style-name="ce61" table:formula="of:=ifs([.K33]=1; [$Input.B2] &amp; &quot;'s &quot; &amp; [.K35] &amp; &quot; is in the &quot; &amp; [.K34] &amp; &quot; range. &quot;; [.K33]=2; [$Input.B2] &amp; &quot;'s &quot; &amp; [.K35] &amp; &quot; and &quot; &amp; [$Input.D3] &amp; &quot; &quot; &amp; [.K36] &amp; &quot; are in the &quot; &amp; [.K34] &amp; &quot; range. &quot;)" office:value-type="string" office:string-value="" calcext:value-type="error">
            <text:p>#NAME?</text:p>
          </table:table-cell>
          <table:table-cell table:style-name="ce61" table:formula="of:=ifs([.L33]=1; [$Input.B2] &amp; &quot;'s &quot; &amp; [.L35] &amp; &quot; is in the &quot; &amp; [.L34] &amp; &quot; range. &quot;; [.L33]=2; [$Input.B2] &amp; &quot;'s &quot; &amp; [.L35] &amp; &quot; and &quot; &amp; [$Input.D3] &amp; &quot; &quot; &amp; [.L36] &amp; &quot; are in the &quot; &amp; [.L34] &amp; &quot; range. &quot;)" office:value-type="string" office:string-value="" calcext:value-type="error">
            <text:p>#NAME?</text:p>
          </table:table-cell>
          <table:table-cell table:style-name="ce61" table:formula="of:=ifs([.M33]=1; [$Input.B2] &amp; &quot;'s &quot; &amp; [.M35] &amp; &quot; is in the &quot; &amp; [.M34] &amp; &quot; range. &quot;; [.M33]=2; [$Input.B2] &amp; &quot;'s &quot; &amp; [.M35] &amp; &quot; and &quot; &amp; [$Input.D3] &amp; &quot; &quot; &amp; [.M36] &amp; &quot; are in the &quot; &amp; [.M34] &amp; &quot; range. &quot;)" office:value-type="string" office:string-value="" calcext:value-type="error">
            <text:p>#NAME?</text:p>
          </table:table-cell>
          <table:table-cell table:style-name="ce61" table:formula="of:=ifs([.N33]=1; [$Input.B2] &amp; &quot;'s &quot; &amp; [.N35] &amp; &quot; is in the &quot; &amp; [.N34] &amp; &quot; range. &quot;; [.N33]=2; [$Input.B2] &amp; &quot;'s &quot; &amp; [.N35] &amp; &quot; and &quot; &amp; [$Input.D3] &amp; &quot; &quot; &amp; [.N36] &amp; &quot; are in the &quot; &amp; [.N34] &amp; &quot; range. &quot;)" office:value-type="string" office:string-value="" calcext:value-type="error">
            <text:p>#NAME?</text:p>
          </table:table-cell>
          <table:table-cell table:style-name="ce61" table:formula="of:=ifs([.O33]=1; [$Input.B2] &amp; &quot;'s &quot; &amp; [.O35] &amp; &quot; is in the &quot; &amp; [.O34] &amp; &quot; range. &quot;; [.O33]=2; [$Input.B2] &amp; &quot;'s &quot; &amp; [.O35] &amp; &quot; and &quot; &amp; [$Input.D3] &amp; &quot; &quot; &amp; [.O36] &amp; &quot; are in the &quot; &amp; [.O34] &amp; &quot; range. &quot;)" office:value-type="string" office:string-value="" calcext:value-type="error">
            <text:p>#NAME?</text:p>
          </table:table-cell>
          <table:table-cell table:style-name="ce61" table:formula="of:=ifs([.P33]=1; [$Input.B2] &amp; &quot;'s &quot; &amp; [.P35] &amp; &quot; is in the &quot; &amp; [.P34] &amp; &quot; range. &quot;; [.P33]=2; [$Input.B2] &amp; &quot;'s &quot; &amp; [.P35] &amp; &quot; and &quot; &amp; [$Input.D3] &amp; &quot; &quot; &amp; [.P36] &amp; &quot; are in the &quot; &amp; [.P34] &amp; &quot; range. &quot;)" office:value-type="string" office:string-value="" calcext:value-type="error">
            <text:p>#NAME?</text:p>
          </table:table-cell>
          <table:table-cell table:style-name="ce11" office:value-type="string" calcext:value-type="string">
            <text:p>Sentences</text:p>
          </table:table-cell>
          <table:table-cell table:style-name="ce31" table:formula="of:=IFERROR(__xludf.dummyfunction(&quot;&quot;&quot;COMPUTED_VALUE&quot;&quot;&quot;);&quot;Jimmy's ability to write expressively based on text, image, or verbal prompts (Writing Samples = 62) and his spelling (Spelling = 57) are in the very low range. &quot;)" office:value-type="string" office:string-value="Jimmy's ability to write expressively based on text, image, or verbal prompts (Writing Samples = 62) and his spelling (Spelling = 57) are in the very low range. " calcext:value-type="string">
            <text:p>Jimmy's ability to write expressively based on text, image, or verbal prompts (Writing Samples = 62) and his spelling (Spelling = 57) are in the very low range. </text:p>
          </table:table-cell>
          <table:table-cell table:style-name="ce40" table:number-columns-repeated="5"/>
          <table:table-cell table:style-name="ce43"/>
          <table:table-cell table:number-columns-repeated="40"/>
        </table:table-row>
        <table:table-row table:style-name="ro1">
          <table:table-cell/>
          <table:table-cell table:style-name="ce66"/>
          <table:table-cell table:style-name="ce61"/>
          <table:table-cell table:number-columns-repeated="13"/>
          <table:table-cell table:style-name="ce11" office:value-type="string" calcext:value-type="string">
            <text:p>Paragraph</text:p>
          </table:table-cell>
          <table:table-cell table:formula="of:=CONCATENATE([.J6] &amp; [.R37] &amp; [.S37] &amp; [.T37] &amp; [.U37] &amp; [.V37] &amp; [.W37] &amp; [.X37])" office:value-type="string" office:string-value="" calcext:value-type="error">
            <text:p>#NAME?</text:p>
          </table:table-cell>
          <table:table-cell table:number-columns-repeated="46"/>
        </table:table-row>
        <table:table-row table:style-name="ro1" table:number-rows-repeated="973">
          <table:table-cell/>
          <table:table-cell table:style-name="ce66"/>
          <table:table-cell table:style-name="ce61"/>
          <table:table-cell table:number-columns-repeated="61"/>
        </table:table-row>
        <table:table-row table:style-name="ro4" table:number-rows-repeated="1047564">
          <table:table-cell table:number-columns-repeated="64"/>
        </table:table-row>
        <table:table-row table:style-name="ro4">
          <table:table-cell table:number-columns-repeated="64"/>
        </table:table-row>
      </table:table>
      <table:table table:name="WISCSort" table:style-name="ta7">
        <table:table-column table:style-name="co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 table:default-cell-style-name="Default"/>
        <table:table-column table:style-name="co22" table:default-cell-style-name="Default"/>
        <table:table-column table:style-name="co23" table:default-cell-style-name="Default"/>
        <table:table-column table:style-name="co2" table:number-columns-repeated="55" table:default-cell-style-name="Default"/>
        <table:table-row table:style-name="ro1">
          <table:table-cell/>
          <table:table-cell table:style-name="ce99"/>
          <table:table-cell table:number-columns-repeated="2"/>
          <table:table-cell table:style-name="ce24"/>
          <table:table-cell table:style-name="ce108" office:value-type="string" calcext:value-type="string">
            <text:p>1st Par</text:p>
          </table:table-cell>
          <table:table-cell table:style-name="ce25" table:formula="of:=[$Input.B2] &amp; &quot; was administered the Wechsler Intelligence Scale for Children – Fifth Edition (WISC-V) by school psychologist Charles Christiansen. The WISC-V is an individually administered standardized assessment that employs various problem-solving tasks (both verbal&quot;&amp;&quot; and nonverbal) in order to measure current levels of cognitive functioning. General cognitive skills assessed include verbal and nonverbal reasoning, memory, and speed of mental operations. Performance on these various tasks is used to determine general &quot;&amp;&quot;intellectual functioning (Full Scale Intelligence Quotient – FSIQ).&quot;" office:value-type="string" office:string-value="Jimmy was administered the Wechsler Intelligence Scale for Children – Fifth Edition (WISC-V) by school psychologist Charles Christiansen. The WISC-V is an individually administered standardized assessment that employs various problem-solving tasks (both verbal and nonverbal) in order to measure current levels of cognitive functioning. General cognitive skills assessed include verbal and nonverbal reasoning, memory, and speed of mental operations. Performance on these various tasks is used to determine general intellectual functioning (Full Scale Intelligence Quotient – FSIQ)." calcext:value-type="string">
            <text:p>Jimmy was administered the Wechsler Intelligence Scale for Children – Fifth Edition (WISC-V) by school psychologist Charles Christiansen. The WISC-V is an individually administered standardized assessment that employs various problem-solving tasks (both verbal and nonverbal) in order to measure current levels of cognitive functioning. General cognitive skills assessed include verbal and nonverbal reasoning, memory, and speed of mental operations. Performance on these various tasks is used to determine general intellectual functioning (Full Scale Intelligence Quotient – FSIQ).</text:p>
          </table:table-cell>
          <table:table-cell table:number-columns-repeated="5"/>
          <table:table-cell table:style-name="ce2" office:value-type="string" calcext:value-type="string">
            <text:p>All Used</text:p>
          </table:table-cell>
          <table:table-cell table:style-name="ce2" office:value-type="string" calcext:value-type="string">
            <text:p>Middles:</text:p>
          </table:table-cell>
          <table:table-cell table:style-name="ce2" office:value-type="string" calcext:value-type="string">
            <text:p>All from Mids:</text:p>
          </table:table-cell>
          <table:table-cell table:style-name="ce111"/>
          <table:table-cell table:style-name="ce2" office:value-type="string" calcext:value-type="string">
            <text:p>MiddlesFiltered</text:p>
          </table:table-cell>
          <table:table-cell table:style-name="ce61"/>
          <table:table-cell/>
          <table:table-cell table:style-name="ce30" table:formula="of:=(&quot;# of &quot; &amp; [$DescScales.B3])" office:value-type="string" office:string-value="# of very high" calcext:value-type="string">
            <text:p># of very high</text:p>
          </table:table-cell>
          <table:table-cell table:style-name="ce39" table:formula="of:=(&quot;# of &quot; &amp; [$DescScales.B4])" office:value-type="string" office:string-value="# of high" calcext:value-type="string">
            <text:p># of high</text:p>
          </table:table-cell>
          <table:table-cell table:style-name="ce39" table:formula="of:=(&quot;# of &quot; &amp; [$DescScales.B5])" office:value-type="string" office:string-value="# of high average" calcext:value-type="string">
            <text:p># of high average</text:p>
          </table:table-cell>
          <table:table-cell table:style-name="ce39" table:formula="of:=(&quot;# of &quot; &amp; [$DescScales.B6])" office:value-type="string" office:string-value="# of average" calcext:value-type="string">
            <text:p># of average</text:p>
          </table:table-cell>
          <table:table-cell table:style-name="ce39" table:formula="of:=(&quot;# of &quot; &amp; [$DescScales.B7])" office:value-type="string" office:string-value="# of low average" calcext:value-type="string">
            <text:p># of low average</text:p>
          </table:table-cell>
          <table:table-cell table:style-name="ce39" table:formula="of:=(&quot;# of &quot; &amp; [$DescScales.B8])" office:value-type="string" office:string-value="# of low" calcext:value-type="string">
            <text:p># of low</text:p>
          </table:table-cell>
          <table:table-cell table:style-name="ce41" table:formula="of:=(&quot;# of &quot; &amp; [$DescScales.B9])" office:value-type="string" office:string-value="# of very low" calcext:value-type="string">
            <text:p># of very low</text:p>
          </table:table-cell>
          <table:table-cell/>
          <table:table-cell table:style-name="ce128" table:formula="of:=IFERROR(__xludf.dummyfunction(&quot;FILTER(T1:Z9, T2:Z2 &gt; 0)&quot;);&quot;# of average&quot;)" office:value-type="string" office:string-value="# of average" calcext:value-type="string">
            <text:p># of average</text:p>
          </table:table-cell>
          <table:table-cell table:style-name="ce39" table:formula="of:=IFERROR(__xludf.dummyfunction(&quot;&quot;&quot;COMPUTED_VALUE&quot;&quot;&quot;);&quot;# of low average&quot;)" office:value-type="string" office:string-value="# of low average" calcext:value-type="string">
            <text:p># of low average</text:p>
          </table:table-cell>
          <table:table-cell table:style-name="ce39" table:formula="of:=IFERROR(__xludf.dummyfunction(&quot;&quot;&quot;COMPUTED_VALUE&quot;&quot;&quot;);&quot;# of low&quot;)" office:value-type="string" office:string-value="# of low" calcext:value-type="string">
            <text:p># of low</text:p>
          </table:table-cell>
          <table:table-cell table:style-name="ce39" table:formula="of:=IFERROR(__xludf.dummyfunction(&quot;&quot;&quot;COMPUTED_VALUE&quot;&quot;&quot;);&quot;# of very low&quot;)" office:value-type="string" office:string-value="# of very low" calcext:value-type="string">
            <text:p># of very low</text:p>
          </table:table-cell>
          <table:table-cell table:style-name="ce39" table:number-columns-repeated="2"/>
          <table:table-cell table:style-name="ce41"/>
          <table:table-cell table:style-name="ce61" table:number-columns-repeated="2"/>
          <table:table-cell table:number-columns-repeated="28"/>
        </table:table-row>
        <table:table-row table:style-name="ro1">
          <table:table-cell/>
          <table:table-cell table:style-name="ce99"/>
          <table:table-cell/>
          <table:table-cell table:style-name="ce61"/>
          <table:table-cell table:style-name="ce24"/>
          <table:table-cell table:style-name="ce108" office:value-type="string" calcext:value-type="string">
            <text:p>2nd Par</text:p>
          </table:table-cell>
          <table:table-cell table:style-name="ce25" table:formula="of:=&quot;The administration of the WISC-V indicates that &quot; &amp; [$Input.B2] &amp; &quot; is functioning in the &quot; &amp; [.C5] &amp;&quot; level of intellectual ability (FSIQ = &quot; &amp; [.B5] &amp; &quot;). &quot; &amp; [$Input.E4] &amp; &quot; performed as well as or better than &quot; &amp; [$Input.D13] &amp; &quot;% of &quot; &amp; [$Input.D3] &amp; &quot; same-age peers. &quot; &amp; [.AB10] &amp; [$Input.B2] &amp; &quot; demonstrates specific cognitive skills that range from &quot; &amp; [.I38] &amp; &quot; to &quot; &amp; [.I29] &amp; &quot;.&quot;" office:value-type="string" office:string-value="" calcext:value-type="error">
            <text:p>#NAME?</text:p>
          </table:table-cell>
          <table:table-cell table:style-name="ce61" table:formula="of:=&quot;The administration of the WISC-V indicates that &quot; &amp; [$Input.B2] &amp; &quot; is functioning in the &quot; &amp; [.C5] &amp;&quot; level of intellectual ability (FSIQ = &quot; &amp; [.B5] &amp; &quot;). &quot; &amp; [$Input.E4] &amp; &quot; performed as well as or better than &quot; &amp; [$Input.D13] &amp; &quot;% of &quot; &amp; [$Input.D3] &amp; &quot; same-age peers. &quot; &amp; [.AB10] &amp; [$Input.B2] &amp; &quot; demonstrates specific cognitive skills that range from &quot; &amp; [.I38] &amp; &quot; to &quot; &amp; [.I29] &amp; &quot;.&quot;" office:value-type="string" office:string-value="" calcext:value-type="error">
            <text:p>#NAME?</text:p>
          </table:table-cell>
          <table:table-cell table:number-columns-repeated="4"/>
          <table:table-cell table:style-name="ce117" table:formula="of:=IFERROR(__xludf.dummyfunction(&quot;UNIQUE(I5:I9)&quot;);&quot;average&quot;)" office:value-type="string" office:string-value="average" calcext:value-type="string">
            <text:p>average</text:p>
          </table:table-cell>
          <table:table-cell table:style-name="ce69" table:formula="of:=IFERROR(__xludf.dummyfunction(&quot;FILTER(M2:M9, NOT(EXACT(M2:M9, I5)), NOT(EXACT(M2:M9, I9) ))&quot;);&quot;low average&quot;)" office:value-type="string" office:string-value="low average" calcext:value-type="string">
            <text:p>low average</text:p>
          </table:table-cell>
          <table:table-cell table:style-name="ce30" table:formula="of:=IFERROR(__xludf.dummyfunction(&quot;FILTER(I6:J8, EXACT(I6:I8, N2))&quot;);&quot;low average&quot;)" office:value-type="string" office:string-value="low average" calcext:value-type="string">
            <text:p>low average</text:p>
          </table:table-cell>
          <table:table-cell table:style-name="ce32" table:formula="of:=IFERROR(__xludf.dummyfunction(&quot;&quot;&quot;COMPUTED_VALUE&quot;&quot;&quot;);&quot;speed of cognitive processing&quot;)" office:value-type="string" office:string-value="speed of cognitive processing" calcext:value-type="string">
            <text:p>speed of cognitive processing</text:p>
          </table:table-cell>
          <table:table-cell table:style-name="ce30" table:formula="of:=IFERROR(__xludf.dummyfunction(&quot;FILTER(O2:P10, NOT(ISERROR(O2:O10)), NOT(ISBLANK(O2:O10)))&quot;);&quot;low average&quot;)" office:value-type="string" office:string-value="low average" calcext:value-type="string">
            <text:p>low average</text:p>
          </table:table-cell>
          <table:table-cell table:style-name="ce41" table:formula="of:=IFERROR(__xludf.dummyfunction(&quot;&quot;&quot;COMPUTED_VALUE&quot;&quot;&quot;);&quot;speed of cognitive processing&quot;)" office:value-type="string" office:string-value="speed of cognitive processing" calcext:value-type="string">
            <text:p>speed of cognitive processing</text:p>
          </table:table-cell>
          <table:table-cell/>
          <table:table-cell table:style-name="ce125" table:formula="of:=IFERROR(__xludf.dummyfunction(&quot;ROWS(FILTER(I5:J9, I5:I9 = T3))&quot;);&quot;#N/A&quot;)" office:value-type="string" office:string-value="#N/A" calcext:value-type="string">
            <text:p>#N/A</text:p>
          </table:table-cell>
          <table:table-cell table:style-name="ce61" table:formula="of:=IFERROR(__xludf.dummyfunction(&quot;ROWS(FILTER(I5:J9, I5:I9 = U3))&quot;);&quot;#N/A&quot;)" office:value-type="string" office:string-value="#N/A" calcext:value-type="string">
            <text:p>#N/A</text:p>
          </table:table-cell>
          <table:table-cell table:style-name="ce61" table:formula="of:=IFERROR(__xludf.dummyfunction(&quot;ROWS(FILTER(I5:J9, I5:I9 = V3))&quot;);&quot;#N/A&quot;)" office:value-type="string" office:string-value="#N/A" calcext:value-type="string">
            <text:p>#N/A</text:p>
          </table:table-cell>
          <table:table-cell table:style-name="ce61" table:formula="of:=IFERROR(__xludf.dummyfunction(&quot;ROWS(FILTER(I5:J9, I5:I9 = W3))&quot;);1)" office:value-type="float" office:value="1" calcext:value-type="float">
            <text:p>1</text:p>
          </table:table-cell>
          <table:table-cell table:style-name="ce61" table:formula="of:=IFERROR(__xludf.dummyfunction(&quot;ROWS(FILTER(I5:J9, I5:I9 = X3))&quot;);1)" office:value-type="float" office:value="1" calcext:value-type="float">
            <text:p>1</text:p>
          </table:table-cell>
          <table:table-cell table:style-name="ce61" table:formula="of:=IFERROR(__xludf.dummyfunction(&quot;ROWS(FILTER(I5:J9, I5:I9 = Y3))&quot;);2)" office:value-type="float" office:value="2" calcext:value-type="float">
            <text:p>2</text:p>
          </table:table-cell>
          <table:table-cell table:style-name="ce67" table:formula="of:=IFERROR(__xludf.dummyfunction(&quot;ROWS(FILTER(I5:J9, I5:I9 = Z3))&quot;);1)" office:value-type="float" office:value="1" calcext:value-type="float">
            <text:p>1</text:p>
          </table:table-cell>
          <table:table-cell/>
          <table:table-cell table:style-name="ce8" table:formula="of:=IFERROR(__xludf.dummyfunction(&quot;&quot;&quot;COMPUTED_VALUE&quot;&quot;&quot;);1)" office:value-type="float" office:value="1" calcext:value-type="float">
            <text:p>1</text:p>
          </table:table-cell>
          <table:table-cell table:style-name="ce61" table:formula="of:=IFERROR(__xludf.dummyfunction(&quot;&quot;&quot;COMPUTED_VALUE&quot;&quot;&quot;);1)" office:value-type="float" office:value="1" calcext:value-type="float">
            <text:p>1</text:p>
          </table:table-cell>
          <table:table-cell table:style-name="ce61" table:formula="of:=IFERROR(__xludf.dummyfunction(&quot;&quot;&quot;COMPUTED_VALUE&quot;&quot;&quot;);2)" office:value-type="float" office:value="2" calcext:value-type="float">
            <text:p>2</text:p>
          </table:table-cell>
          <table:table-cell table:style-name="ce61" table:formula="of:=IFERROR(__xludf.dummyfunction(&quot;&quot;&quot;COMPUTED_VALUE&quot;&quot;&quot;);1)" office:value-type="float" office:value="1" calcext:value-type="float">
            <text:p>1</text:p>
          </table:table-cell>
          <table:table-cell table:style-name="ce61" table:number-columns-repeated="2"/>
          <table:table-cell table:style-name="ce67"/>
          <table:table-cell table:style-name="ce61" table:number-columns-repeated="2"/>
          <table:table-cell table:number-columns-repeated="28"/>
        </table:table-row>
        <table:table-row table:style-name="ro6">
          <table:table-cell/>
          <table:table-cell table:style-name="ce100" office:value-type="string" calcext:value-type="string" table:number-columns-spanned="3" table:number-rows-spanned="1">
            <text:p>WISC Unsorted</text:p>
          </table:table-cell>
          <table:covered-table-cell table:number-columns-repeated="2"/>
          <table:table-cell table:style-name="ce17"/>
          <table:table-cell table:style-name="ce85" office:value-type="string" calcext:value-type="string" table:number-columns-spanned="5" table:number-rows-spanned="1">
            <text:p>WISC Sorted</text:p>
          </table:table-cell>
          <table:covered-table-cell table:number-columns-repeated="4"/>
          <table:table-cell table:style-name="ce2" office:value-type="string" calcext:value-type="string">
            <text:p>Top Range</text:p>
          </table:table-cell>
          <table:table-cell table:formula="of:=ifs([.I5]=[.I9]; 5; [.I5]=[.I8]; 4; [.I5]=[.I7]; 3; [.I5]=[.I6]; 2; NOT([.I5]=[.I6]); 1)" office:value-type="string" office:string-value="" calcext:value-type="error">
            <text:p>#NAME?</text:p>
          </table:table-cell>
          <table:table-cell table:style-name="ce118" table:formula="of:=IFERROR(__xludf.dummyfunction(&quot;&quot;&quot;COMPUTED_VALUE&quot;&quot;&quot;);&quot;low average&quot;)" office:value-type="string" office:string-value="low average" calcext:value-type="string">
            <text:p>low average</text:p>
          </table:table-cell>
          <table:table-cell table:style-name="ce70" table:formula="of:=IFERROR(__xludf.dummyfunction(&quot;&quot;&quot;COMPUTED_VALUE&quot;&quot;&quot;);&quot;low&quot;)" office:value-type="string" office:string-value="low" calcext:value-type="string">
            <text:p>low</text:p>
          </table:table-cell>
          <table:table-cell table:style-name="ce6"/>
          <table:table-cell table:style-name="ce42"/>
          <table:table-cell table:style-name="ce8" table:formula="of:=IFERROR(__xludf.dummyfunction(&quot;&quot;&quot;COMPUTED_VALUE&quot;&quot;&quot;);&quot;low&quot;)" office:value-type="string" office:string-value="low" calcext:value-type="string">
            <text:p>low</text:p>
          </table:table-cell>
          <table:table-cell table:style-name="ce67" table:formula="of:=IFERROR(__xludf.dummyfunction(&quot;&quot;&quot;COMPUTED_VALUE&quot;&quot;&quot;);&quot;short-term memory and mental organization&quot;)" office:value-type="string" office:string-value="short-term memory and mental organization" calcext:value-type="string">
            <text:p>short-term memory and mental organization</text:p>
          </table:table-cell>
          <table:table-cell/>
          <table:table-cell table:style-name="ce8" table:formula="of:=[$DescScales.B3]" office:value-type="string" office:string-value="very high" calcext:value-type="string">
            <text:p>very high</text:p>
          </table:table-cell>
          <table:table-cell table:style-name="ce61" table:formula="of:=[$DescScales.B4]" office:value-type="string" office:string-value="high" calcext:value-type="string">
            <text:p>high</text:p>
          </table:table-cell>
          <table:table-cell table:style-name="ce61" table:formula="of:=[$DescScales.B5]" office:value-type="string" office:string-value="high average" calcext:value-type="string">
            <text:p>high average</text:p>
          </table:table-cell>
          <table:table-cell table:style-name="ce61" table:formula="of:=[$DescScales.B6]" office:value-type="string" office:string-value="average" calcext:value-type="string">
            <text:p>average</text:p>
          </table:table-cell>
          <table:table-cell table:style-name="ce61" table:formula="of:=[$DescScales.B7]" office:value-type="string" office:string-value="low average" calcext:value-type="string">
            <text:p>low average</text:p>
          </table:table-cell>
          <table:table-cell table:style-name="ce61" table:formula="of:=[$DescScales.B8]" office:value-type="string" office:string-value="low" calcext:value-type="string">
            <text:p>low</text:p>
          </table:table-cell>
          <table:table-cell table:style-name="ce127" table:formula="of:=[$DescScales.B9]" office:value-type="string" office:string-value="very low" calcext:value-type="string">
            <text:p>very low</text:p>
          </table:table-cell>
          <table:table-cell/>
          <table:table-cell table:style-name="ce8" table:formula="of:=IFERROR(__xludf.dummyfunction(&quot;&quot;&quot;COMPUTED_VALUE&quot;&quot;&quot;);&quot;average&quot;)" office:value-type="string" office:string-value="average" calcext:value-type="string">
            <text:p>average</text:p>
          </table:table-cell>
          <table:table-cell table:style-name="ce61" table:formula="of:=IFERROR(__xludf.dummyfunction(&quot;&quot;&quot;COMPUTED_VALUE&quot;&quot;&quot;);&quot;low average&quot;)" office:value-type="string" office:string-value="low average" calcext:value-type="string">
            <text:p>low average</text:p>
          </table:table-cell>
          <table:table-cell table:style-name="ce61" table:formula="of:=IFERROR(__xludf.dummyfunction(&quot;&quot;&quot;COMPUTED_VALUE&quot;&quot;&quot;);&quot;low&quot;)" office:value-type="string" office:string-value="low" calcext:value-type="string">
            <text:p>low</text:p>
          </table:table-cell>
          <table:table-cell table:style-name="ce61" table:formula="of:=IFERROR(__xludf.dummyfunction(&quot;&quot;&quot;COMPUTED_VALUE&quot;&quot;&quot;);&quot;very low&quot;)" office:value-type="string" office:string-value="very low" calcext:value-type="string">
            <text:p>very low</text:p>
          </table:table-cell>
          <table:table-cell table:style-name="ce61" table:number-columns-repeated="2"/>
          <table:table-cell table:style-name="ce67"/>
          <table:table-cell table:style-name="ce61" table:number-columns-repeated="2"/>
          <table:table-cell table:number-columns-repeated="28"/>
        </table:table-row>
        <table:table-row table:style-name="ro3">
          <table:table-cell table:style-name="ce2"/>
          <table:table-cell table:style-name="ce101" office:value-type="string" calcext:value-type="string">
            <text:p>Standard Score</text:p>
          </table:table-cell>
          <table:table-cell table:style-name="ce2" office:value-type="string" calcext:value-type="string">
            <text:p>Range</text:p>
          </table:table-cell>
          <table:table-cell table:style-name="ce2" office:value-type="string" calcext:value-type="string">
            <text:p>Description</text:p>
          </table:table-cell>
          <table:table-cell table:style-name="ce24"/>
          <table:table-cell table:style-name="ce2" office:value-type="string" calcext:value-type="string">
            <text:p>Composites Sorted</text:p>
          </table:table-cell>
          <table:table-cell/>
          <table:table-cell table:style-name="ce2" office:value-type="string" calcext:value-type="string">
            <text:p>Standard Score</text:p>
          </table:table-cell>
          <table:table-cell table:style-name="ce2" office:value-type="string" calcext:value-type="string">
            <text:p>Range</text:p>
          </table:table-cell>
          <table:table-cell table:style-name="ce2" office:value-type="string" calcext:value-type="string">
            <text:p>Description</text:p>
          </table:table-cell>
          <table:table-cell table:style-name="ce2" office:value-type="string" calcext:value-type="string">
            <text:p>Bottom Range</text:p>
          </table:table-cell>
          <table:table-cell table:style-name="ce116" table:formula="of:=ifs([.I9]=[.I5]; 5; [.I9]=[.I6]; 4; [.I9]=[.I7]; 3; [.I9]=[.I8]; 2; NOT([.I9]=[.I8]); 1)" office:value-type="string" office:string-value="" calcext:value-type="error">
            <text:p>#NAME?</text:p>
          </table:table-cell>
          <table:table-cell table:style-name="ce118" table:formula="of:=IFERROR(__xludf.dummyfunction(&quot;&quot;&quot;COMPUTED_VALUE&quot;&quot;&quot;);&quot;low&quot;)" office:value-type="string" office:string-value="low" calcext:value-type="string">
            <text:p>low</text:p>
          </table:table-cell>
          <table:table-cell table:style-name="ce70"/>
          <table:table-cell table:style-name="ce123"/>
          <table:table-cell table:style-name="ce67"/>
          <table:table-cell table:style-name="ce9" table:formula="of:=IFERROR(__xludf.dummyfunction(&quot;&quot;&quot;COMPUTED_VALUE&quot;&quot;&quot;);&quot;low&quot;)" office:value-type="string" office:string-value="low" calcext:value-type="string">
            <text:p>low</text:p>
          </table:table-cell>
          <table:table-cell table:style-name="ce68" table:formula="of:=IFERROR(__xludf.dummyfunction(&quot;&quot;&quot;COMPUTED_VALUE&quot;&quot;&quot;);&quot;logical and inferential reasoning&quot;)" office:value-type="string" office:string-value="logical and inferential reasoning" calcext:value-type="string">
            <text:p>logical and inferential reasoning</text:p>
          </table:table-cell>
          <table:table-cell table:style-name="ce61"/>
          <table:table-cell table:style-name="ce8" table:formula="of:=IFERROR(__xludf.dummyfunction(&quot;FILTER(J5:J9, I5:I9 = T3)&quot;);&quot;#N/A&quot;)" office:value-type="string" office:string-value="#N/A" calcext:value-type="string">
            <text:p>#N/A</text:p>
          </table:table-cell>
          <table:table-cell table:style-name="ce61" table:formula="of:=IFERROR(__xludf.dummyfunction(&quot;FILTER(J5:J9, I5:I9 = U3)&quot;);&quot;#N/A&quot;)" office:value-type="string" office:string-value="#N/A" calcext:value-type="string">
            <text:p>#N/A</text:p>
          </table:table-cell>
          <table:table-cell table:style-name="ce61" table:formula="of:=IFERROR(__xludf.dummyfunction(&quot;FILTER(J5:J9, I5:I9 = V3)&quot;);&quot;#N/A&quot;)" office:value-type="string" office:string-value="#N/A" calcext:value-type="string">
            <text:p>#N/A</text:p>
          </table:table-cell>
          <table:table-cell table:style-name="ce61" table:formula="of:=IFERROR(__xludf.dummyfunction(&quot;FILTER(J5:J9, I5:I9 = W3)&quot;);&quot;verbal ability&quot;)" office:value-type="string" office:string-value="verbal ability" calcext:value-type="string">
            <text:p>verbal ability</text:p>
          </table:table-cell>
          <table:table-cell table:style-name="ce61" table:formula="of:=IFERROR(__xludf.dummyfunction(&quot;FILTER(J5:J9, I5:I9 = X3)&quot;);&quot;speed of cognitive processing&quot;)" office:value-type="string" office:string-value="speed of cognitive processing" calcext:value-type="string">
            <text:p>speed of cognitive processing</text:p>
          </table:table-cell>
          <table:table-cell table:style-name="ce61" table:formula="of:=IFERROR(__xludf.dummyfunction(&quot;FILTER(J5:J9, I5:I9 = Y3)&quot;);&quot;short-term memory and mental organization&quot;)" office:value-type="string" office:string-value="short-term memory and mental organization" calcext:value-type="string">
            <text:p>short-term memory and mental organization</text:p>
          </table:table-cell>
          <table:table-cell table:style-name="ce67" table:formula="of:=IFERROR(__xludf.dummyfunction(&quot;FILTER(J5:J9, I5:I9 = Z3)&quot;);&quot;visual spatial reasoning&quot;)" office:value-type="string" office:string-value="visual spatial reasoning" calcext:value-type="string">
            <text:p>visual spatial reasoning</text:p>
          </table:table-cell>
          <table:table-cell/>
          <table:table-cell table:style-name="ce8" table:formula="of:=IFERROR(__xludf.dummyfunction(&quot;&quot;&quot;COMPUTED_VALUE&quot;&quot;&quot;);&quot;verbal ability&quot;)" office:value-type="string" office:string-value="verbal ability" calcext:value-type="string">
            <text:p>verbal ability</text:p>
          </table:table-cell>
          <table:table-cell table:style-name="ce61" table:formula="of:=IFERROR(__xludf.dummyfunction(&quot;&quot;&quot;COMPUTED_VALUE&quot;&quot;&quot;);&quot;speed of cognitive processing&quot;)" office:value-type="string" office:string-value="speed of cognitive processing" calcext:value-type="string">
            <text:p>speed of cognitive processing</text:p>
          </table:table-cell>
          <table:table-cell table:style-name="ce61" table:formula="of:=IFERROR(__xludf.dummyfunction(&quot;&quot;&quot;COMPUTED_VALUE&quot;&quot;&quot;);&quot;short-term memory and mental organization&quot;)" office:value-type="string" office:string-value="short-term memory and mental organization" calcext:value-type="string">
            <text:p>short-term memory and mental organization</text:p>
          </table:table-cell>
          <table:table-cell table:style-name="ce61" table:formula="of:=IFERROR(__xludf.dummyfunction(&quot;&quot;&quot;COMPUTED_VALUE&quot;&quot;&quot;);&quot;visual spatial reasoning&quot;)" office:value-type="string" office:string-value="visual spatial reasoning" calcext:value-type="string">
            <text:p>visual spatial reasoning</text:p>
          </table:table-cell>
          <table:table-cell table:style-name="ce61" table:number-columns-repeated="2"/>
          <table:table-cell table:style-name="ce67"/>
          <table:table-cell table:style-name="ce61" table:number-columns-repeated="2"/>
          <table:table-cell table:number-columns-repeated="28"/>
        </table:table-row>
        <table:table-row table:style-name="ro12">
          <table:table-cell table:style-name="ce96" table:formula="of:=[$Input.A13]" office:value-type="string" office:string-value="FSIQ" calcext:value-type="string">
            <text:p>FSIQ</text:p>
          </table:table-cell>
          <table:table-cell table:style-name="ce102" table:formula="of:=[$Input.B13]" office:value-type="float" office:value="76" calcext:value-type="float">
            <text:p>76</text:p>
          </table:table-cell>
          <table:table-cell table:style-name="ce102" table:formula="of:=[$Input.C13]" office:value-type="string" office:string-value="" calcext:value-type="error">
            <text:p>#NAME?</text:p>
          </table:table-cell>
          <table:table-cell table:style-name="ce61"/>
          <table:table-cell table:style-name="ce24"/>
          <table:table-cell table:style-name="ce272" office:value-type="string" calcext:value-type="string" table:number-columns-spanned="1" table:number-rows-spanned="5">
            <text:p>Composites</text:p>
          </table:table-cell>
          <table:table-cell table:style-name="ce61" table:number-matrix-columns-spanned="4" table:number-matrix-rows-spanned="5" table:formula="of:=sort([.A6:.D10]; 2; 0)"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2"/>
          <table:table-cell/>
          <table:table-cell table:style-name="ce118" table:formula="of:=IFERROR(__xludf.dummyfunction(&quot;&quot;&quot;COMPUTED_VALUE&quot;&quot;&quot;);&quot;very low&quot;)" office:value-type="string" office:string-value="very low" calcext:value-type="string">
            <text:p>very low</text:p>
          </table:table-cell>
          <table:table-cell table:style-name="ce70"/>
          <table:table-cell table:style-name="ce123" table:formula="of:=IFERROR(__xludf.dummyfunction(&quot;FILTER(I6:J8, EXACT(I6:I8, N3))&quot;);&quot;low&quot;)" office:value-type="string" office:string-value="low" calcext:value-type="string">
            <text:p>low</text:p>
          </table:table-cell>
          <table:table-cell table:style-name="ce67" table:formula="of:=IFERROR(__xludf.dummyfunction(&quot;&quot;&quot;COMPUTED_VALUE&quot;&quot;&quot;);&quot;short-term memory and mental organization&quot;)" office:value-type="string" office:string-value="short-term memory and mental organization" calcext:value-type="string">
            <text:p>short-term memory and mental organization</text:p>
          </table:table-cell>
          <table:table-cell table:style-name="ce61" table:number-columns-repeated="3"/>
          <table:table-cell table:style-name="ce8"/>
          <table:table-cell table:style-name="ce61" table:number-columns-repeated="4"/>
          <table:table-cell table:style-name="ce61" table:formula="of:=IFERROR(__xludf.dummyfunction(&quot;&quot;&quot;COMPUTED_VALUE&quot;&quot;&quot;);&quot;logical and inferential reasoning&quot;)" office:value-type="string" office:string-value="logical and inferential reasoning" calcext:value-type="string">
            <text:p>logical and inferential reasoning</text:p>
          </table:table-cell>
          <table:table-cell table:style-name="ce67"/>
          <table:table-cell/>
          <table:table-cell table:style-name="ce8"/>
          <table:table-cell table:style-name="ce61"/>
          <table:table-cell table:style-name="ce61" table:formula="of:=IFERROR(__xludf.dummyfunction(&quot;&quot;&quot;COMPUTED_VALUE&quot;&quot;&quot;);&quot;logical and inferential reasoning&quot;)" office:value-type="string" office:string-value="logical and inferential reasoning" calcext:value-type="string">
            <text:p>logical and inferential reasoning</text:p>
          </table:table-cell>
          <table:table-cell table:style-name="ce61" table:number-columns-repeated="3"/>
          <table:table-cell table:style-name="ce67"/>
          <table:table-cell table:style-name="ce61" table:number-columns-repeated="2"/>
          <table:table-cell table:number-columns-repeated="28"/>
        </table:table-row>
        <table:table-row table:style-name="ro12">
          <table:table-cell table:style-name="ce96" table:formula="of:=[$Input.A14]" office:value-type="string" office:string-value="VCI" calcext:value-type="string">
            <text:p>VCI</text:p>
          </table:table-cell>
          <table:table-cell table:style-name="ce102" table:formula="of:=[$Input.B14]" office:value-type="float" office:value="98" calcext:value-type="float">
            <text:p>98</text:p>
          </table:table-cell>
          <table:table-cell table:style-name="ce102" table:formula="of:=[$Input.C14]" office:value-type="string" office:string-value="" calcext:value-type="error">
            <text:p>#NAME?</text:p>
          </table:table-cell>
          <table:table-cell table:style-name="ce61" table:formula="of:=[$DescScales.B16]" office:value-type="string" office:string-value="verbal ability" calcext:value-type="string">
            <text:p>verbal ability</text:p>
          </table:table-cell>
          <table:table-cell table:style-name="ce24"/>
          <table:covered-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2" office:value-type="string" calcext:value-type="string">
            <text:p>Top Sentence</text:p>
          </table:table-cell>
          <table:table-cell table:style-name="ce2" office:value-type="string" calcext:value-type="string">
            <text:p>Bottom Sentence</text:p>
          </table:table-cell>
          <table:table-cell table:style-name="ce70"/>
          <table:table-cell table:style-name="ce120"/>
          <table:table-cell table:style-name="ce124" table:formula="of:=IFERROR(__xludf.dummyfunction(&quot;&quot;&quot;COMPUTED_VALUE&quot;&quot;&quot;);&quot;low&quot;)" office:value-type="string" office:string-value="low" calcext:value-type="string">
            <text:p>low</text:p>
          </table:table-cell>
          <table:table-cell table:style-name="ce67" table:formula="of:=IFERROR(__xludf.dummyfunction(&quot;&quot;&quot;COMPUTED_VALUE&quot;&quot;&quot;);&quot;logical and inferential reasoning&quot;)" office:value-type="string" office:string-value="logical and inferential reasoning" calcext:value-type="string">
            <text:p>logical and inferential reasoning</text:p>
          </table:table-cell>
          <table:table-cell table:style-name="ce61" table:number-columns-repeated="3"/>
          <table:table-cell table:style-name="ce8"/>
          <table:table-cell table:style-name="ce61" table:number-columns-repeated="5"/>
          <table:table-cell table:style-name="ce67"/>
          <table:table-cell/>
          <table:table-cell table:style-name="ce8"/>
          <table:table-cell table:style-name="ce61" table:number-columns-repeated="5"/>
          <table:table-cell table:style-name="ce67"/>
          <table:table-cell table:style-name="ce61" table:number-columns-repeated="2"/>
          <table:table-cell table:number-columns-repeated="28"/>
        </table:table-row>
        <table:table-row table:style-name="ro12">
          <table:table-cell table:style-name="ce96" table:formula="of:=[$Input.A15]" office:value-type="string" office:string-value="VSI" calcext:value-type="string">
            <text:p>VSI</text:p>
          </table:table-cell>
          <table:table-cell table:style-name="ce102" table:formula="of:=[$Input.B15]" office:value-type="float" office:value="67" calcext:value-type="float">
            <text:p>67</text:p>
          </table:table-cell>
          <table:table-cell table:style-name="ce102" table:formula="of:=[$Input.C15]" office:value-type="string" office:string-value="" calcext:value-type="error">
            <text:p>#NAME?</text:p>
          </table:table-cell>
          <table:table-cell table:style-name="ce61" table:formula="of:=[$DescScales.B17]" office:value-type="string" office:string-value="visual spatial reasoning" calcext:value-type="string">
            <text:p>visual spatial reasoning</text:p>
          </table:table-cell>
          <table:table-cell table:style-name="ce24"/>
          <table:covered-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66" table:formula="of:=ifs([.L3]=5; [$Input.B2] &amp; &quot;'s &quot; &amp; [.J5] &amp; &quot;, &quot; &amp; [.J6] &amp; &quot;, &quot; &amp; [.J7] &amp; &quot;, &quot; &amp; [.J8] &amp; &quot; and, &quot; &amp; [.J9] &amp; &quot; are &quot; &amp; [.I5] &amp; &quot;.  &quot;; [.L3]=4; [$Input.B2] &amp; &quot;'s &quot; &amp; [.J5] &amp; &quot;, &quot; &amp; [.J6] &amp; &quot;, &quot; &amp; [.J7] &amp; &quot; and &quot; &amp; [.J8] &amp; &quot; are &quot; &amp; [.I5] &amp; &quot;.  &quot;; [.L3]=3;   [$Input.B2] &amp; &quot;'s &quot; &amp; [.J5] &amp; &quot;, &quot; &amp; [.J6] &amp; &quot;, and &quot; &amp; [.J7] &amp; &quot; are &quot; &amp; [.I5] &amp; &quot;.  &quot;; [.L3]=2; [$Input.B2] &amp; &quot;'s &quot; &amp; [.J5] &amp; &quot; and &quot; &amp; [.J6] &amp; &quot; are &quot; &amp; [.I5] &amp; &quot;.  &quot;; [.L3]=1; [$Input.B2] &amp; &quot;'s &quot; &amp; [.J5] &amp; &quot; is &quot; &amp; [.I5] &amp; &quot;.  &quot;)" office:value-type="string" office:string-value="" calcext:value-type="error">
            <text:p>#NAME?</text:p>
          </table:table-cell>
          <table:table-cell table:style-name="ce61" table:formula="of:=ifs([.L4]=5; [$Input.B2] &amp; &quot;'s &quot; &amp; [.J5] &amp; &quot;, &quot; &amp; [.J6] &amp; &quot;, &quot; &amp; [.J7] &amp; &quot;, &quot; &amp; [.J8] &amp; &quot; and, &quot; &amp; [.J9] &amp; &quot; are &quot; &amp; [.I9] &amp; &quot;.  &quot;; [.L4]=4; [$Input.B2] &amp; &quot;'s &quot; &amp; [.J6] &amp; &quot;, &quot; &amp; [.J7] &amp; &quot;, &quot; &amp; [.J8] &amp; &quot; and &quot; &amp; [.J9] &amp; &quot; are &quot; &amp; [.I9] &amp; &quot;.  &quot;; [.L4]=3;   [$Input.B2] &amp; &quot;'s &quot; &amp; [.J7] &amp; &quot;, &quot; &amp; [.J8] &amp; &quot;, and &quot; &amp; [.J9] &amp; &quot; are &quot; &amp; [.I9] &amp; &quot;.  &quot;; [.L4]=2; [$Input.B2] &amp; &quot;'s &quot; &amp; [.J8] &amp; &quot; and &quot; &amp; [.J9] &amp; &quot; are &quot; &amp; [.I9] &amp; &quot;.  &quot;; [.L4]=1; [$Input.B2] &amp; &quot;'s &quot; &amp; [.J9] &amp; &quot; is &quot; &amp; [.I9] &amp; &quot;.  &quot;)" office:value-type="string" office:string-value="" calcext:value-type="error">
            <text:p>#NAME?</text:p>
          </table:table-cell>
          <table:table-cell table:style-name="ce70"/>
          <table:table-cell table:style-name="ce61"/>
          <table:table-cell table:style-name="ce123"/>
          <table:table-cell table:style-name="ce67"/>
          <table:table-cell table:style-name="ce61" table:number-columns-repeated="3"/>
          <table:table-cell table:style-name="ce8"/>
          <table:table-cell table:style-name="ce61" table:number-columns-repeated="5"/>
          <table:table-cell table:style-name="ce67"/>
          <table:table-cell/>
          <table:table-cell table:style-name="ce8"/>
          <table:table-cell table:style-name="ce61" table:number-columns-repeated="5"/>
          <table:table-cell table:style-name="ce67"/>
          <table:table-cell table:style-name="ce61" table:number-columns-repeated="2"/>
          <table:table-cell table:number-columns-repeated="28"/>
        </table:table-row>
        <table:table-row table:style-name="ro12">
          <table:table-cell table:style-name="ce96" table:formula="of:=[$Input.A16]" office:value-type="string" office:string-value="FRI" calcext:value-type="string">
            <text:p>FRI</text:p>
          </table:table-cell>
          <table:table-cell table:style-name="ce102" table:formula="of:=[$Input.B16]" office:value-type="float" office:value="74" calcext:value-type="float">
            <text:p>74</text:p>
          </table:table-cell>
          <table:table-cell table:style-name="ce102" table:formula="of:=[$Input.C16]" office:value-type="string" office:string-value="" calcext:value-type="error">
            <text:p>#NAME?</text:p>
          </table:table-cell>
          <table:table-cell table:style-name="ce61" table:formula="of:=[$DescScales.B18]" office:value-type="string" office:string-value="logical and inferential reasoning" calcext:value-type="string">
            <text:p>logical and inferential reasoning</text:p>
          </table:table-cell>
          <table:table-cell table:style-name="ce24"/>
          <table:covered-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number-columns-repeated="2"/>
          <table:table-cell table:style-name="ce71"/>
          <table:table-cell/>
          <table:table-cell table:style-name="ce6" table:formula="of:=IFERROR(__xludf.dummyfunction(&quot;FILTER(I6:J8, EXACT(I6:I8, N4))&quot;);&quot;#N/A&quot;)" office:value-type="string" office:string-value="#N/A" calcext:value-type="string">
            <text:p>#N/A</text:p>
          </table:table-cell>
          <table:table-cell table:style-name="ce42"/>
          <table:table-cell table:number-columns-repeated="3"/>
          <table:table-cell table:style-name="ce8"/>
          <table:table-cell table:style-name="ce61" table:number-columns-repeated="5"/>
          <table:table-cell table:style-name="ce67"/>
          <table:table-cell/>
          <table:table-cell table:style-name="ce8"/>
          <table:table-cell table:style-name="ce61" table:number-columns-repeated="5"/>
          <table:table-cell table:style-name="ce67"/>
          <table:table-cell table:style-name="ce61" table:number-columns-repeated="2"/>
          <table:table-cell table:number-columns-repeated="28"/>
        </table:table-row>
        <table:table-row table:style-name="ro12">
          <table:table-cell table:style-name="ce96" table:formula="of:=[$Input.A17]" office:value-type="string" office:string-value="WMI" calcext:value-type="string">
            <text:p>WMI</text:p>
          </table:table-cell>
          <table:table-cell table:style-name="ce102" table:formula="of:=[$Input.B17]" office:value-type="float" office:value="76" calcext:value-type="float">
            <text:p>76</text:p>
          </table:table-cell>
          <table:table-cell table:style-name="ce102" table:formula="of:=[$Input.C17]" office:value-type="string" office:string-value="" calcext:value-type="error">
            <text:p>#NAME?</text:p>
          </table:table-cell>
          <table:table-cell table:style-name="ce61" table:formula="of:=[$DescScales.B19]" office:value-type="string" office:string-value="short-term memory and mental organization" calcext:value-type="string">
            <text:p>short-term memory and mental organization</text:p>
          </table:table-cell>
          <table:table-cell table:style-name="ce24"/>
          <table:covered-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number-columns-repeated="2"/>
          <table:table-cell table:style-name="ce2" table:number-columns-repeated="2"/>
          <table:table-cell table:style-name="ce6"/>
          <table:table-cell table:style-name="ce42"/>
          <table:table-cell table:number-columns-repeated="3"/>
          <table:table-cell table:style-name="ce8" table:formula="of:=IF(OR(EXACT([.T3]; [.M3]); EXACT([.T3]; [.M5])); [.T10]; [.T11])" office:value-type="string" office:string-value="" calcext:value-type="error">
            <text:p>#NAME?</text:p>
          </table:table-cell>
          <table:table-cell table:style-name="ce61" table:formula="of:=IF(OR(EXACT([.U3]; [.M3]); EXACT([.U3]; [.M5])); [.U10]; [.U11])" office:value-type="string" office:string-value="" calcext:value-type="error">
            <text:p>#NAME?</text:p>
          </table:table-cell>
          <table:table-cell table:style-name="ce61" table:formula="of:=IF(OR(EXACT([.V3]; [.M3]); EXACT([.V3]; [.M5])); [.V10]; [.V11])" office:value-type="string" office:string-value="" calcext:value-type="error">
            <text:p>#NAME?</text:p>
          </table:table-cell>
          <table:table-cell table:style-name="ce61" table:formula="of:=IF(OR(EXACT([.W3]; [.M3]); EXACT([.W3]; [.M5])); [.W10]; [.W11])" office:value-type="string" office:string-value="" calcext:value-type="error">
            <text:p>#NAME?</text:p>
          </table:table-cell>
          <table:table-cell table:style-name="ce61" table:formula="of:=IF(OR(EXACT([.X3]; [.M3]); EXACT([.X3]; [.M5])); [.X10]; [.X11])" office:value-type="string" office:string-value="" calcext:value-type="error">
            <text:p>#NAME?</text:p>
          </table:table-cell>
          <table:table-cell table:style-name="ce61" table:formula="of:=IF(OR(EXACT([.Y3]; [.M3]); EXACT([.Y3]; [.M5])); [.Y10]; [.Y11])" office:value-type="string" office:string-value="" calcext:value-type="error">
            <text:p>#NAME?</text:p>
          </table:table-cell>
          <table:table-cell table:style-name="ce67" table:formula="of:=IF(OR(EXACT([.Z3]; [.M3]); EXACT([.Z3]; [.M5])); [.Z10]; [.Z11])" office:value-type="string" office:string-value="" calcext:value-type="error">
            <text:p>#NAME?</text:p>
          </table:table-cell>
          <table:table-cell table:style-name="ce2" office:value-type="string" calcext:value-type="string">
            <text:p>Sentences</text:p>
          </table:table-cell>
          <table:table-cell table:style-name="ce8" table:formula="of:=IFERROR(__xludf.dummyfunction(&quot;&quot;&quot;COMPUTED_VALUE&quot;&quot;&quot;);&quot;Jimmy's verbal ability is in the average range. &quot;)" office:value-type="string" office:string-value="Jimmy's verbal ability is in the average range. " calcext:value-type="string">
            <text:p>Jimmy's verbal ability is in the average range. </text:p>
          </table:table-cell>
          <table:table-cell table:style-name="ce61" table:formula="of:=IFERROR(__xludf.dummyfunction(&quot;&quot;&quot;COMPUTED_VALUE&quot;&quot;&quot;);&quot;His speed of cognitive processing is in the low average range. &quot;)" office:value-type="string" office:string-value="His speed of cognitive processing is in the low average range. " calcext:value-type="string">
            <text:p>His speed of cognitive processing is in the low average range. </text:p>
          </table:table-cell>
          <table:table-cell table:style-name="ce61" table:formula="of:=IFERROR(__xludf.dummyfunction(&quot;&quot;&quot;COMPUTED_VALUE&quot;&quot;&quot;);&quot;Jimmy's short-term memory and mental organization and his logical and inferential reasoning are in the low range. &quot;)" office:value-type="string" office:string-value="Jimmy's short-term memory and mental organization and his logical and inferential reasoning are in the low range. " calcext:value-type="string">
            <text:p>Jimmy's short-term memory and mental organization and his logical and inferential reasoning are in the low range. </text:p>
          </table:table-cell>
          <table:table-cell table:style-name="ce61" table:formula="of:=IFERROR(__xludf.dummyfunction(&quot;&quot;&quot;COMPUTED_VALUE&quot;&quot;&quot;);&quot;His visual spatial reasoning is in the very low range. &quot;)" office:value-type="string" office:string-value="His visual spatial reasoning is in the very low range. " calcext:value-type="string">
            <text:p>His visual spatial reasoning is in the very low range. </text:p>
          </table:table-cell>
          <table:table-cell table:style-name="ce61" table:number-columns-repeated="2"/>
          <table:table-cell table:style-name="ce67"/>
          <table:table-cell table:style-name="ce61" table:number-columns-repeated="2"/>
          <table:table-cell table:number-columns-repeated="28"/>
        </table:table-row>
        <table:table-row table:style-name="ro12">
          <table:table-cell table:style-name="ce97" table:formula="of:=[$Input.A18]" office:value-type="string" office:string-value="PSI" calcext:value-type="string">
            <text:p>PSI</text:p>
          </table:table-cell>
          <table:table-cell table:style-name="ce103" table:formula="of:=[$Input.B18]" office:value-type="float" office:value="80" calcext:value-type="float">
            <text:p>80</text:p>
          </table:table-cell>
          <table:table-cell table:style-name="ce102" table:formula="of:=[$Input.C18]" office:value-type="string" office:string-value="" calcext:value-type="error">
            <text:p>#NAME?</text:p>
          </table:table-cell>
          <table:table-cell table:style-name="ce92" table:formula="of:=[$DescScales.B20]" office:value-type="string" office:string-value="speed of cognitive processing" calcext:value-type="string">
            <text:p>speed of cognitive processing</text:p>
          </table:table-cell>
          <table:table-cell table:style-name="ce106"/>
          <table:table-cell table:style-name="ce110"/>
          <table:table-cell table:style-name="ce113"/>
          <table:table-cell table:style-name="ce40" table:number-columns-repeated="5"/>
          <table:table-cell table:style-name="ce92" table:number-columns-repeated="2"/>
          <table:table-cell table:style-name="ce31"/>
          <table:table-cell table:style-name="ce43"/>
          <table:table-cell table:number-columns-repeated="3"/>
          <table:table-cell table:style-name="ce8" table:formula="of:=ifs([.T2]=1; [$Input.D4] &amp; &quot; &quot; &amp; [.T4] &amp; &quot; is in the &quot; &amp; [.T3] &amp; &quot; range. &quot;; [.T2]=2; [$Input.D4] &amp; &quot; &quot; &amp; [.T4] &amp; &quot; and &quot; &amp; [$Input.D3] &amp; &quot; &quot; &amp; [.T5] &amp; &quot; are in the &quot; &amp; [.T3] &amp; &quot; range. &quot;; [.T2] = 3; [$Input.D4] &amp; &quot; &quot; &amp; [.T4] &amp; &quot;, &quot; &amp; [$Input.D3] &amp; &quot; &quot; &amp; [.T5] &amp; &quot;, and &quot; &amp; [$Input.D3] &amp; &quot; &quot; &amp; [.T6] &amp; &quot; are in the &quot; &amp; [.T3] &amp; &quot; range. &quot;; [.T2] = 4; [$Input.D4] &amp; &quot; &quot; &amp; [.T4] &amp; &quot;, &quot; &amp; [$Input.D3] &amp; &quot; &quot; &amp; [.T5] &amp; &quot;, &quot; &amp; [$Input.D3] &amp; &quot; &quot; &amp; [.T6] &amp; &quot;, and &quot; &amp; [$Input.D3] &amp; &quot; &quot; &amp; [.T7] &amp; &quot; are in the &quot; &amp; [.T3] &amp; &quot; range. &quot;; [.T2] = 5; [$Input.D4] &amp; &quot; &quot; &amp; [.T4] &amp; &quot;, &quot; &amp; [$Input.D3] &amp; &quot; &quot; &amp; [.T5] &amp; &quot;, &quot; &amp; [$Input.D3] &amp; &quot; &quot; &amp; [.T6] &amp; &quot;, &quot; &amp; [$Input.D3] &amp; &quot; &quot; &amp; [.T7] &amp; &quot;, and &quot; &amp; [$Input.D3] &amp; &quot; &quot; &amp; [.T8] &amp; &quot; are in the &quot; &amp; [.T3] &amp; &quot; range. &quot;)" office:value-type="string" office:string-value="" calcext:value-type="error">
            <text:p>#NAME?</text:p>
          </table:table-cell>
          <table:table-cell table:style-name="ce61" table:formula="of:=ifs([.U2]=1; [$Input.D4] &amp; &quot; &quot; &amp; [.U4] &amp; &quot; is in the &quot; &amp; [.U3] &amp; &quot; range. &quot;; [.U2]=2; [$Input.D4] &amp; &quot; &quot; &amp; [.U4] &amp; &quot; and &quot; &amp; [$Input.D3] &amp; &quot; &quot; &amp; [.U5] &amp; &quot; are in the &quot; &amp; [.U3] &amp; &quot; range. &quot;; [.U2] = 3; [$Input.D4] &amp; &quot; &quot; &amp; [.U4] &amp; &quot;, &quot; &amp; [$Input.D3] &amp; &quot; &quot; &amp; [.U5] &amp; &quot;, and &quot; &amp; [$Input.D3] &amp; &quot; &quot; &amp; [.U6] &amp; &quot; are in the &quot; &amp; [.U3] &amp; &quot; range. &quot;; [.U2] = 4; [$Input.D4] &amp; &quot; &quot; &amp; [.U4] &amp; &quot;, &quot; &amp; [$Input.D3] &amp; &quot; &quot; &amp; [.U5] &amp; &quot;, &quot; &amp; [$Input.D3] &amp; &quot; &quot; &amp; [.U6] &amp; &quot;, and &quot; &amp; [$Input.D3] &amp; &quot; &quot; &amp; [.U7] &amp; &quot; are in the &quot; &amp; [.U3] &amp; &quot; range. &quot;; [.U2] = 5; [$Input.D4] &amp; &quot; &quot; &amp; [.U4] &amp; &quot;, &quot; &amp; [$Input.D3] &amp; &quot; &quot; &amp; [.U5] &amp; &quot;, &quot; &amp; [$Input.D3] &amp; &quot; &quot; &amp; [.U6] &amp; &quot;, &quot; &amp; [$Input.D3] &amp; &quot; &quot; &amp; [.U7] &amp; &quot;, and &quot; &amp; [$Input.D3] &amp; &quot; &quot; &amp; [.U8] &amp; &quot; are in the &quot; &amp; [.U3] &amp; &quot; range. &quot;)" office:value-type="string" office:string-value="" calcext:value-type="error">
            <text:p>#NAME?</text:p>
          </table:table-cell>
          <table:table-cell table:style-name="ce61" table:formula="of:=ifs([.V2]=1; [$Input.D4] &amp; &quot; &quot; &amp; [.V4] &amp; &quot; is in the &quot; &amp; [.V3] &amp; &quot; range. &quot;; [.V2]=2; [$Input.D4] &amp; &quot; &quot; &amp; [.V4] &amp; &quot; and &quot; &amp; [$Input.D3] &amp; &quot; &quot; &amp; [.V5] &amp; &quot; are in the &quot; &amp; [.V3] &amp; &quot; range. &quot;; [.V2] = 3; [$Input.D4] &amp; &quot; &quot; &amp; [.V4] &amp; &quot;, &quot; &amp; [$Input.D3] &amp; &quot; &quot; &amp; [.V5] &amp; &quot;, and &quot; &amp; [$Input.D3] &amp; &quot; &quot; &amp; [.V6] &amp; &quot; are in the &quot; &amp; [.V3] &amp; &quot; range. &quot;; [.V2] = 4; [$Input.D4] &amp; &quot; &quot; &amp; [.V4] &amp; &quot;, &quot; &amp; [$Input.D3] &amp; &quot; &quot; &amp; [.V5] &amp; &quot;, &quot; &amp; [$Input.D3] &amp; &quot; &quot; &amp; [.V6] &amp; &quot;, and &quot; &amp; [$Input.D3] &amp; &quot; &quot; &amp; [.V7] &amp; &quot; are in the &quot; &amp; [.V3] &amp; &quot; range. &quot;; [.V2] = 5; [$Input.D4] &amp; &quot; &quot; &amp; [.V4] &amp; &quot;, &quot; &amp; [$Input.D3] &amp; &quot; &quot; &amp; [.V5] &amp; &quot;, &quot; &amp; [$Input.D3] &amp; &quot; &quot; &amp; [.V6] &amp; &quot;, &quot; &amp; [$Input.D3] &amp; &quot; &quot; &amp; [.V7] &amp; &quot;, and &quot; &amp; [$Input.D3] &amp; &quot; &quot; &amp; [.V8] &amp; &quot; are in the &quot; &amp; [.V3] &amp; &quot; range. &quot;)" office:value-type="string" office:string-value="" calcext:value-type="error">
            <text:p>#NAME?</text:p>
          </table:table-cell>
          <table:table-cell table:style-name="ce61" table:formula="of:=ifs([.W2]=1; [$Input.D4] &amp; &quot; &quot; &amp; [.W4] &amp; &quot; is in the &quot; &amp; [.W3] &amp; &quot; range. &quot;; [.W2]=2; [$Input.D4] &amp; &quot; &quot; &amp; [.W4] &amp; &quot; and &quot; &amp; [$Input.D3] &amp; &quot; &quot; &amp; [.W5] &amp; &quot; are in the &quot; &amp; [.W3] &amp; &quot; range. &quot;; [.W2] = 3; [$Input.D4] &amp; &quot; &quot; &amp; [.W4] &amp; &quot;, &quot; &amp; [$Input.D3] &amp; &quot; &quot; &amp; [.W5] &amp; &quot;, and &quot; &amp; [$Input.D3] &amp; &quot; &quot; &amp; [.W6] &amp; &quot; are in the &quot; &amp; [.W3] &amp; &quot; range. &quot;; [.W2] = 4; [$Input.D4] &amp; &quot; &quot; &amp; [.W4] &amp; &quot;, &quot; &amp; [$Input.D3] &amp; &quot; &quot; &amp; [.W5] &amp; &quot;, &quot; &amp; [$Input.D3] &amp; &quot; &quot; &amp; [.W6] &amp; &quot;, and &quot; &amp; [$Input.D3] &amp; &quot; &quot; &amp; [.W7] &amp; &quot; are in the &quot; &amp; [.W3] &amp; &quot; range. &quot;; [.W2] = 5; [$Input.D4] &amp; &quot; &quot; &amp; [.W4] &amp; &quot;, &quot; &amp; [$Input.D3] &amp; &quot; &quot; &amp; [.W5] &amp; &quot;, &quot; &amp; [$Input.D3] &amp; &quot; &quot; &amp; [.W6] &amp; &quot;, &quot; &amp; [$Input.D3] &amp; &quot; &quot; &amp; [.W7] &amp; &quot;, and &quot; &amp; [$Input.D3] &amp; &quot; &quot; &amp; [.W8] &amp; &quot; are in the &quot; &amp; [.W3] &amp; &quot; range. &quot;)" office:value-type="string" office:string-value="" calcext:value-type="error">
            <text:p>#NAME?</text:p>
          </table:table-cell>
          <table:table-cell table:style-name="ce61" table:formula="of:=ifs([.X2]=1; [$Input.D4] &amp; &quot; &quot; &amp; [.X4] &amp; &quot; is in the &quot; &amp; [.X3] &amp; &quot; range. &quot;; [.X2]=2; [$Input.D4] &amp; &quot; &quot; &amp; [.X4] &amp; &quot; and &quot; &amp; [$Input.D3] &amp; &quot; &quot; &amp; [.X5] &amp; &quot; are in the &quot; &amp; [.X3] &amp; &quot; range. &quot;; [.X2] = 3; [$Input.D4] &amp; &quot; &quot; &amp; [.X4] &amp; &quot;, &quot; &amp; [$Input.D3] &amp; &quot; &quot; &amp; [.X5] &amp; &quot;, and &quot; &amp; [$Input.D3] &amp; &quot; &quot; &amp; [.X6] &amp; &quot; are in the &quot; &amp; [.X3] &amp; &quot; range. &quot;; [.X2] = 4; [$Input.D4] &amp; &quot; &quot; &amp; [.X4] &amp; &quot;, &quot; &amp; [$Input.D3] &amp; &quot; &quot; &amp; [.X5] &amp; &quot;, &quot; &amp; [$Input.D3] &amp; &quot; &quot; &amp; [.X6] &amp; &quot;, and &quot; &amp; [$Input.D3] &amp; &quot; &quot; &amp; [.X7] &amp; &quot; are in the &quot; &amp; [.X3] &amp; &quot; range. &quot;; [.X2] = 5; [$Input.D4] &amp; &quot; &quot; &amp; [.X4] &amp; &quot;, &quot; &amp; [$Input.D3] &amp; &quot; &quot; &amp; [.X5] &amp; &quot;, &quot; &amp; [$Input.D3] &amp; &quot; &quot; &amp; [.X6] &amp; &quot;, &quot; &amp; [$Input.D3] &amp; &quot; &quot; &amp; [.X7] &amp; &quot;, and &quot; &amp; [$Input.D3] &amp; &quot; &quot; &amp; [.X8] &amp; &quot; are in the &quot; &amp; [.X3] &amp; &quot; range. &quot;)" office:value-type="string" office:string-value="" calcext:value-type="error">
            <text:p>#NAME?</text:p>
          </table:table-cell>
          <table:table-cell table:style-name="ce61" table:formula="of:=ifs([.Y2]=1; [$Input.D4] &amp; &quot; &quot; &amp; [.Y4] &amp; &quot; is in the &quot; &amp; [.Y3] &amp; &quot; range. &quot;; [.Y2]=2; [$Input.D4] &amp; &quot; &quot; &amp; [.Y4] &amp; &quot; and &quot; &amp; [$Input.D3] &amp; &quot; &quot; &amp; [.Y5] &amp; &quot; are in the &quot; &amp; [.Y3] &amp; &quot; range. &quot;; [.Y2] = 3; [$Input.D4] &amp; &quot; &quot; &amp; [.Y4] &amp; &quot;, &quot; &amp; [$Input.D3] &amp; &quot; &quot; &amp; [.Y5] &amp; &quot;, and &quot; &amp; [$Input.D3] &amp; &quot; &quot; &amp; [.Y6] &amp; &quot; are in the &quot; &amp; [.Y3] &amp; &quot; range. &quot;; [.Y2] = 4; [$Input.D4] &amp; &quot; &quot; &amp; [.Y4] &amp; &quot;, &quot; &amp; [$Input.D3] &amp; &quot; &quot; &amp; [.Y5] &amp; &quot;, &quot; &amp; [$Input.D3] &amp; &quot; &quot; &amp; [.Y6] &amp; &quot;, and &quot; &amp; [$Input.D3] &amp; &quot; &quot; &amp; [.Y7] &amp; &quot; are in the &quot; &amp; [.Y3] &amp; &quot; range. &quot;; [.Y2] = 5; [$Input.D4] &amp; &quot; &quot; &amp; [.Y4] &amp; &quot;, &quot; &amp; [$Input.D3] &amp; &quot; &quot; &amp; [.Y5] &amp; &quot;, &quot; &amp; [$Input.D3] &amp; &quot; &quot; &amp; [.Y6] &amp; &quot;, &quot; &amp; [$Input.D3] &amp; &quot; &quot; &amp; [.Y7] &amp; &quot;, and &quot; &amp; [$Input.D3] &amp; &quot; &quot; &amp; [.Y8] &amp; &quot; are in the &quot; &amp; [.Y3] &amp; &quot; range. &quot;)" office:value-type="string" office:string-value="" calcext:value-type="error">
            <text:p>#NAME?</text:p>
          </table:table-cell>
          <table:table-cell table:style-name="ce67" table:formula="of:=ifs([.Z2]=1; [$Input.D4] &amp; &quot; &quot; &amp; [.Z4] &amp; &quot; is in the &quot; &amp; [.Z3] &amp; &quot; range. &quot;; [.Z2]=2; [$Input.D4] &amp; &quot; &quot; &amp; [.Z4] &amp; &quot; and &quot; &amp; [$Input.D3] &amp; &quot; &quot; &amp; [.Z5] &amp; &quot; are in the &quot; &amp; [.Z3] &amp; &quot; range. &quot;; [.Z2] = 3; [$Input.D4] &amp; &quot; &quot; &amp; [.Z4] &amp; &quot;, &quot; &amp; [$Input.D3] &amp; &quot; &quot; &amp; [.Z5] &amp; &quot;, and &quot; &amp; [$Input.D3] &amp; &quot; &quot; &amp; [.Z6] &amp; &quot; are in the &quot; &amp; [.Z3] &amp; &quot; range. &quot;; [.Z2] = 4; [$Input.D4] &amp; &quot; &quot; &amp; [.Z4] &amp; &quot;, &quot; &amp; [$Input.D3] &amp; &quot; &quot; &amp; [.Z5] &amp; &quot;, &quot; &amp; [$Input.D3] &amp; &quot; &quot; &amp; [.Z6] &amp; &quot;, and &quot; &amp; [$Input.D3] &amp; &quot; &quot; &amp; [.Z7] &amp; &quot; are in the &quot; &amp; [.Z3] &amp; &quot; range. &quot;; [.Z2] = 5; [$Input.D4] &amp; &quot; &quot; &amp; [.Z4] &amp; &quot;, &quot; &amp; [$Input.D3] &amp; &quot; &quot; &amp; [.Z5] &amp; &quot;, &quot; &amp; [$Input.D3] &amp; &quot; &quot; &amp; [.Z6] &amp; &quot;, &quot; &amp; [$Input.D3] &amp; &quot; &quot; &amp; [.Z7] &amp; &quot;, and &quot; &amp; [$Input.D3] &amp; &quot; &quot; &amp; [.Z8] &amp; &quot; are in the &quot; &amp; [.Z3] &amp; &quot; range. &quot;)" office:value-type="string" office:string-value="" calcext:value-type="error">
            <text:p>#NAME?</text:p>
          </table:table-cell>
          <table:table-cell table:style-name="ce98" office:value-type="string" calcext:value-type="string">
            <text:p>Paragraph</text:p>
          </table:table-cell>
          <table:table-cell table:style-name="ce9" table:formula="of:=CONCATENATE([.AB9] &amp; [.AC9] &amp; [.AD9] &amp; [.AE9] &amp; [.AF9] &amp; [.AG9] &amp; [.AH9])" office:value-type="string" office:string-value="Jimmy's verbal ability is in the average range. His speed of cognitive processing is in the low average range. Jimmy's short-term memory and mental organization and his logical and inferential reasoning are in the low range. His visual spatial reasoning is in the very low range. " calcext:value-type="string">
            <text:p>Jimmy's verbal ability is in the average range. His speed of cognitive processing is in the low average range. Jimmy's short-term memory and mental organization and his logical and inferential reasoning are in the low range. His visual spatial reasoning is in the very low range. </text:p>
          </table:table-cell>
          <table:table-cell table:style-name="ce92" table:number-columns-repeated="5"/>
          <table:table-cell table:style-name="ce68"/>
          <table:table-cell table:number-columns-repeated="30"/>
        </table:table-row>
        <table:table-row table:style-name="ro1">
          <table:table-cell/>
          <table:table-cell table:style-name="ce99"/>
          <table:table-cell table:style-name="ce2" office:value-type="string" calcext:value-type="string">
            <text:p>Subtests Unsorted</text:p>
          </table:table-cell>
          <table:table-cell table:style-name="ce61"/>
          <table:table-cell table:style-name="ce24"/>
          <table:table-cell table:style-name="ce111"/>
          <table:table-cell table:style-name="ce114" office:value-type="string" calcext:value-type="string" table:number-columns-spanned="4" table:number-rows-spanned="1">
            <text:p>Sorted Subtests w/in Composites</text:p>
          </table:table-cell>
          <table:covered-table-cell table:number-columns-repeated="3"/>
          <table:table-cell table:number-columns-repeated="2"/>
          <table:table-cell table:style-name="ce2" office:value-type="string" calcext:value-type="string">
            <text:p>Match Found</text:p>
          </table:table-cell>
          <table:table-cell table:style-name="ce2" office:value-type="string" calcext:value-type="string">
            <text:p>Match Picked</text:p>
          </table:table-cell>
          <table:table-cell table:style-name="ce2" office:value-type="string" calcext:value-type="string">
            <text:p>Paragraph Joined</text:p>
          </table:table-cell>
          <table:table-cell table:number-columns-repeated="4"/>
          <table:table-cell table:style-name="ce126" table:formula="of:=ifs([.T2]=1; [$Input.B2] &amp; &quot;'s &quot; &amp; [.T4] &amp; &quot; is in the &quot; &amp; [.T3] &amp; &quot; range. &quot;; [.T2]=2; [$Input.B2] &amp; &quot;'s &quot; &amp; [.T4] &amp; &quot; and &quot; &amp; [$Input.D3] &amp; &quot; &quot; &amp; [.T5] &amp; &quot; are in the &quot; &amp; [.T3] &amp; &quot; range. &quot;; [.T2] = 3; [$Input.B2] &amp; &quot;'s &quot; &amp; [.T4] &amp; &quot;, &quot; &amp; [$Input.D3] &amp; &quot; &quot; &amp; [.T5] &amp; &quot;, and &quot; &amp; [$Input.D3] &amp; &quot; &quot; &amp; [.T6] &amp; &quot; are in the &quot; &amp; [.T3] &amp; &quot; range. &quot;; [.T2] = 4; [$Input.B2] &amp; &quot;'s &quot; &amp; [.T4] &amp; &quot;, &quot; &amp; [$Input.D3] &amp; &quot; &quot; &amp; [.T5] &amp; &quot;, &quot; &amp; [$Input.D3] &amp; &quot; &quot; &amp; [.T6] &amp; &quot;, and &quot; &amp; [$Input.D3] &amp; &quot; &quot; &amp; [.T7] &amp; &quot; are in the &quot; &amp; [.T3] &amp; &quot; range. &quot;; [.T2] = 5; [$Input.B2] &amp; &quot;'s &quot; &amp; [.T4] &amp; &quot;, &quot; &amp; [$Input.D3] &amp; &quot; &quot; &amp; [.T5] &amp; &quot;, &quot; &amp; [$Input.D3] &amp; &quot; &quot; &amp; [.T6] &amp; &quot;, &quot; &amp; [$Input.D3] &amp; &quot; &quot; &amp; [.T7] &amp; &quot;, and &quot; &amp; [$Input.D3] &amp; &quot; &quot; &amp; [.T8] &amp; &quot; are in the &quot; &amp; [.T3] &amp; &quot; range. &quot;)" office:value-type="string" office:string-value="" calcext:value-type="error">
            <text:p>#NAME?</text:p>
          </table:table-cell>
          <table:table-cell table:style-name="ce92" table:formula="of:=ifs([.U2]=1; [$Input.B2] &amp; &quot;'s &quot; &amp; [.U4] &amp; &quot; is in the &quot; &amp; [.U3] &amp; &quot; range. &quot;; [.U2]=2; [$Input.B2] &amp; &quot;'s &quot; &amp; [.U4] &amp; &quot; and &quot; &amp; [$Input.D3] &amp; &quot; &quot; &amp; [.U5] &amp; &quot; are in the &quot; &amp; [.U3] &amp; &quot; range. &quot;; [.U2] = 3; [$Input.B2] &amp; &quot;'s &quot; &amp; [.U4] &amp; &quot;, &quot; &amp; [$Input.D3] &amp; &quot; &quot; &amp; [.U5] &amp; &quot;, and &quot; &amp; [$Input.D3] &amp; &quot; &quot; &amp; [.U6] &amp; &quot; are in the &quot; &amp; [.U3] &amp; &quot; range. &quot;; [.U2] = 4; [$Input.B2] &amp; &quot;'s &quot; &amp; [.U4] &amp; &quot;, &quot; &amp; [$Input.D3] &amp; &quot; &quot; &amp; [.U5] &amp; &quot;, &quot; &amp; [$Input.D3] &amp; &quot; &quot; &amp; [.U6] &amp; &quot;, and &quot; &amp; [$Input.D3] &amp; &quot; &quot; &amp; [.U7] &amp; &quot; are in the &quot; &amp; [.U3] &amp; &quot; range. &quot;; [.U2] = 5; [$Input.B2] &amp; &quot;'s &quot; &amp; [.U4] &amp; &quot;, &quot; &amp; [$Input.D3] &amp; &quot; &quot; &amp; [.U5] &amp; &quot;, &quot; &amp; [$Input.D3] &amp; &quot; &quot; &amp; [.U6] &amp; &quot;, &quot; &amp; [$Input.D3] &amp; &quot; &quot; &amp; [.U7] &amp; &quot;, and &quot; &amp; [$Input.D3] &amp; &quot; &quot; &amp; [.U8] &amp; &quot; are in the &quot; &amp; [.U3] &amp; &quot; range. &quot;)" office:value-type="string" office:string-value="" calcext:value-type="error">
            <text:p>#NAME?</text:p>
          </table:table-cell>
          <table:table-cell table:style-name="ce92" table:formula="of:=ifs([.V2]=1; [$Input.B2] &amp; &quot;'s &quot; &amp; [.V4] &amp; &quot; is in the &quot; &amp; [.V3] &amp; &quot; range. &quot;; [.V2]=2; [$Input.B2] &amp; &quot;'s &quot; &amp; [.V4] &amp; &quot; and &quot; &amp; [$Input.D3] &amp; &quot; &quot; &amp; [.V5] &amp; &quot; are in the &quot; &amp; [.V3] &amp; &quot; range. &quot;; [.V2] = 3; [$Input.B2] &amp; &quot;'s &quot; &amp; [.V4] &amp; &quot;, &quot; &amp; [$Input.D3] &amp; &quot; &quot; &amp; [.V5] &amp; &quot;, and &quot; &amp; [$Input.D3] &amp; &quot; &quot; &amp; [.V6] &amp; &quot; are in the &quot; &amp; [.V3] &amp; &quot; range. &quot;; [.V2] = 4; [$Input.B2] &amp; &quot;'s &quot; &amp; [.V4] &amp; &quot;, &quot; &amp; [$Input.D3] &amp; &quot; &quot; &amp; [.V5] &amp; &quot;, &quot; &amp; [$Input.D3] &amp; &quot; &quot; &amp; [.V6] &amp; &quot;, and &quot; &amp; [$Input.D3] &amp; &quot; &quot; &amp; [.V7] &amp; &quot; are in the &quot; &amp; [.V3] &amp; &quot; range. &quot;; [.V2] = 5; [$Input.B2] &amp; &quot;'s &quot; &amp; [.V4] &amp; &quot;, &quot; &amp; [$Input.D3] &amp; &quot; &quot; &amp; [.V5] &amp; &quot;, &quot; &amp; [$Input.D3] &amp; &quot; &quot; &amp; [.V6] &amp; &quot;, &quot; &amp; [$Input.D3] &amp; &quot; &quot; &amp; [.V7] &amp; &quot;, and &quot; &amp; [$Input.D3] &amp; &quot; &quot; &amp; [.V8] &amp; &quot; are in the &quot; &amp; [.V3] &amp; &quot; range. &quot;)" office:value-type="string" office:string-value="" calcext:value-type="error">
            <text:p>#NAME?</text:p>
          </table:table-cell>
          <table:table-cell table:style-name="ce92" table:formula="of:=ifs([.W2]=1; [$Input.B2] &amp; &quot;'s &quot; &amp; [.W4] &amp; &quot; is in the &quot; &amp; [.W3] &amp; &quot; range. &quot;; [.W2]=2; [$Input.B2] &amp; &quot;'s &quot; &amp; [.W4] &amp; &quot; and &quot; &amp; [$Input.D3] &amp; &quot; &quot; &amp; [.W5] &amp; &quot; are in the &quot; &amp; [.W3] &amp; &quot; range. &quot;; [.W2] = 3; [$Input.B2] &amp; &quot;'s &quot; &amp; [.W4] &amp; &quot;, &quot; &amp; [$Input.D3] &amp; &quot; &quot; &amp; [.W5] &amp; &quot;, and &quot; &amp; [$Input.D3] &amp; &quot; &quot; &amp; [.W6] &amp; &quot; are in the &quot; &amp; [.W3] &amp; &quot; range. &quot;; [.W2] = 4; [$Input.B2] &amp; &quot;'s &quot; &amp; [.W4] &amp; &quot;, &quot; &amp; [$Input.D3] &amp; &quot; &quot; &amp; [.W5] &amp; &quot;, &quot; &amp; [$Input.D3] &amp; &quot; &quot; &amp; [.W6] &amp; &quot;, and &quot; &amp; [$Input.D3] &amp; &quot; &quot; &amp; [.W7] &amp; &quot; are in the &quot; &amp; [.W3] &amp; &quot; range. &quot;; [.W2] = 5; [$Input.B2] &amp; &quot;'s &quot; &amp; [.W4] &amp; &quot;, &quot; &amp; [$Input.D3] &amp; &quot; &quot; &amp; [.W5] &amp; &quot;, &quot; &amp; [$Input.D3] &amp; &quot; &quot; &amp; [.W6] &amp; &quot;, &quot; &amp; [$Input.D3] &amp; &quot; &quot; &amp; [.W7] &amp; &quot;, and &quot; &amp; [$Input.D3] &amp; &quot; &quot; &amp; [.W8] &amp; &quot; are in the &quot; &amp; [.W3] &amp; &quot; range. &quot;)" office:value-type="string" office:string-value="" calcext:value-type="error">
            <text:p>#NAME?</text:p>
          </table:table-cell>
          <table:table-cell table:style-name="ce92" table:formula="of:=ifs([.X2]=1; [$Input.B2] &amp; &quot;'s &quot; &amp; [.X4] &amp; &quot; is in the &quot; &amp; [.X3] &amp; &quot; range. &quot;; [.X2]=2; [$Input.B2] &amp; &quot;'s &quot; &amp; [.X4] &amp; &quot; and &quot; &amp; [$Input.D3] &amp; &quot; &quot; &amp; [.X5] &amp; &quot; are in the &quot; &amp; [.X3] &amp; &quot; range. &quot;; [.X2] = 3; [$Input.B2] &amp; &quot;'s &quot; &amp; [.X4] &amp; &quot;, &quot; &amp; [$Input.D3] &amp; &quot; &quot; &amp; [.X5] &amp; &quot;, and &quot; &amp; [$Input.D3] &amp; &quot; &quot; &amp; [.X6] &amp; &quot; are in the &quot; &amp; [.X3] &amp; &quot; range. &quot;; [.X2] = 4; [$Input.B2] &amp; &quot;'s &quot; &amp; [.X4] &amp; &quot;, &quot; &amp; [$Input.D3] &amp; &quot; &quot; &amp; [.X5] &amp; &quot;, &quot; &amp; [$Input.D3] &amp; &quot; &quot; &amp; [.X6] &amp; &quot;, and &quot; &amp; [$Input.D3] &amp; &quot; &quot; &amp; [.X7] &amp; &quot; are in the &quot; &amp; [.X3] &amp; &quot; range. &quot;; [.X2] = 5; [$Input.B2] &amp; &quot;'s &quot; &amp; [.X4] &amp; &quot;, &quot; &amp; [$Input.D3] &amp; &quot; &quot; &amp; [.X5] &amp; &quot;, &quot; &amp; [$Input.D3] &amp; &quot; &quot; &amp; [.X6] &amp; &quot;, &quot; &amp; [$Input.D3] &amp; &quot; &quot; &amp; [.X7] &amp; &quot;, and &quot; &amp; [$Input.D3] &amp; &quot; &quot; &amp; [.X8] &amp; &quot; are in the &quot; &amp; [.X3] &amp; &quot; range. &quot;)" office:value-type="string" office:string-value="" calcext:value-type="error">
            <text:p>#NAME?</text:p>
          </table:table-cell>
          <table:table-cell table:style-name="ce92" table:formula="of:=ifs([.Y2]=1; [$Input.B2] &amp; &quot;'s &quot; &amp; [.Y4] &amp; &quot; is in the &quot; &amp; [.Y3] &amp; &quot; range. &quot;; [.Y2]=2; [$Input.B2] &amp; &quot;'s &quot; &amp; [.Y4] &amp; &quot; and &quot; &amp; [$Input.D3] &amp; &quot; &quot; &amp; [.Y5] &amp; &quot; are in the &quot; &amp; [.Y3] &amp; &quot; range. &quot;; [.Y2] = 3; [$Input.B2] &amp; &quot;'s &quot; &amp; [.Y4] &amp; &quot;, &quot; &amp; [$Input.D3] &amp; &quot; &quot; &amp; [.Y5] &amp; &quot;, and &quot; &amp; [$Input.D3] &amp; &quot; &quot; &amp; [.Y6] &amp; &quot; are in the &quot; &amp; [.Y3] &amp; &quot; range. &quot;; [.Y2] = 4; [$Input.B2] &amp; &quot;'s &quot; &amp; [.Y4] &amp; &quot;, &quot; &amp; [$Input.D3] &amp; &quot; &quot; &amp; [.Y5] &amp; &quot;, &quot; &amp; [$Input.D3] &amp; &quot; &quot; &amp; [.Y6] &amp; &quot;, and &quot; &amp; [$Input.D3] &amp; &quot; &quot; &amp; [.Y7] &amp; &quot; are in the &quot; &amp; [.Y3] &amp; &quot; range. &quot;; [.Y2] = 5; [$Input.B2] &amp; &quot;'s &quot; &amp; [.Y4] &amp; &quot;, &quot; &amp; [$Input.D3] &amp; &quot; &quot; &amp; [.Y5] &amp; &quot;, &quot; &amp; [$Input.D3] &amp; &quot; &quot; &amp; [.Y6] &amp; &quot;, &quot; &amp; [$Input.D3] &amp; &quot; &quot; &amp; [.Y7] &amp; &quot;, and &quot; &amp; [$Input.D3] &amp; &quot; &quot; &amp; [.Y8] &amp; &quot; are in the &quot; &amp; [.Y3] &amp; &quot; range. &quot;)" office:value-type="string" office:string-value="" calcext:value-type="error">
            <text:p>#NAME?</text:p>
          </table:table-cell>
          <table:table-cell table:style-name="ce68" table:formula="of:=ifs([.Z2]=1; [$Input.B2] &amp; &quot;'s &quot; &amp; [.Z4] &amp; &quot; is in the &quot; &amp; [.Z3] &amp; &quot; range. &quot;; [.Z2]=2; [$Input.B2] &amp; &quot;'s &quot; &amp; [.Z4] &amp; &quot; and &quot; &amp; [$Input.D3] &amp; &quot; &quot; &amp; [.Z5] &amp; &quot; are in the &quot; &amp; [.Z3] &amp; &quot; range. &quot;; [.Z2] = 3; [$Input.B2] &amp; &quot;'s &quot; &amp; [.Z4] &amp; &quot;, &quot; &amp; [$Input.D3] &amp; &quot; &quot; &amp; [.Z5] &amp; &quot;, and &quot; &amp; [$Input.D3] &amp; &quot; &quot; &amp; [.Z6] &amp; &quot; are in the &quot; &amp; [.Z3] &amp; &quot; range. &quot;; [.Z2] = 4; [$Input.B2] &amp; &quot;'s &quot; &amp; [.Z4] &amp; &quot;, &quot; &amp; [$Input.D3] &amp; &quot; &quot; &amp; [.Z5] &amp; &quot;, &quot; &amp; [$Input.D3] &amp; &quot; &quot; &amp; [.Z6] &amp; &quot;, and &quot; &amp; [$Input.D3] &amp; &quot; &quot; &amp; [.Z7] &amp; &quot; are in the &quot; &amp; [.Z3] &amp; &quot; range. &quot;; [.Z2] = 5; [$Input.B2] &amp; &quot;'s &quot; &amp; [.Z4] &amp; &quot;, &quot; &amp; [$Input.D3] &amp; &quot; &quot; &amp; [.Z5] &amp; &quot;, &quot; &amp; [$Input.D3] &amp; &quot; &quot; &amp; [.Z6] &amp; &quot;, &quot; &amp; [$Input.D3] &amp; &quot; &quot; &amp; [.Z7] &amp; &quot;, and &quot; &amp; [$Input.D3] &amp; &quot; &quot; &amp; [.Z8] &amp; &quot; are in the &quot; &amp; [.Z3] &amp; &quot; range. &quot;)" office:value-type="string" office:string-value="" calcext:value-type="error">
            <text:p>#NAME?</text:p>
          </table:table-cell>
          <table:table-cell table:number-columns-repeated="38"/>
        </table:table-row>
        <table:table-row table:style-name="ro3">
          <table:table-cell/>
          <table:table-cell table:style-name="ce101" office:value-type="string" calcext:value-type="string">
            <text:p>Scaled Score</text:p>
          </table:table-cell>
          <table:table-cell table:style-name="ce2" office:value-type="string" calcext:value-type="string">
            <text:p>Range</text:p>
          </table:table-cell>
          <table:table-cell table:style-name="ce2" office:value-type="string" calcext:value-type="string">
            <text:p>Description</text:p>
          </table:table-cell>
          <table:table-cell table:style-name="ce24"/>
          <table:table-cell table:style-name="ce2" office:value-type="string" calcext:value-type="string">
            <text:p>Sorted within Composite</text:p>
          </table:table-cell>
          <table:table-cell/>
          <table:table-cell table:style-name="ce2" office:value-type="string" calcext:value-type="string">
            <text:p>Scaled Score</text:p>
          </table:table-cell>
          <table:table-cell table:style-name="ce2" office:value-type="string" calcext:value-type="string">
            <text:p>Range</text:p>
          </table:table-cell>
          <table:table-cell table:style-name="ce2" office:value-type="string" calcext:value-type="string">
            <text:p>Description</text:p>
          </table:table-cell>
          <table:table-cell table:style-name="ce2" office:value-type="string" calcext:value-type="string">
            <text:p>Does it Match?</text:p>
          </table:table-cell>
          <table:table-cell table:style-name="ce2" office:value-type="string" calcext:value-type="string">
            <text:p>VCI Top</text:p>
          </table:table-cell>
          <table:table-cell table:style-name="ce61" table:formula="of:=[$Input.B2] &amp; &quot;'s verbal ability, as measured by the Verbal Comprehension Index (VCI), is in the &quot; &amp; [$Input.C14] &amp;  &quot; range (VCI = &quot; &amp;  [$Input.B14] &amp; &quot;). These tasks require &quot; &amp; [$Input.F3] &amp; &quot; to listen to open-ended questions and produce spoken responses.  &quot; &amp; [$Input.B2] &amp; &quot;'s performance on these tasks is based on &quot;&amp; [$Input.D3] &amp; &quot; word knowledge, language comprehension, long-term information retrieval, and reasoning abilities.  &quot;" office:value-type="string" office:string-value="" calcext:value-type="error">
            <text:p>#NAME?</text:p>
          </table:table-cell>
          <table:table-cell table:style-name="ce25" table:formula="of:=ifs(NOT([.M14]=0); [.M14];  NOT([.M13]=0); [.M13])" office:value-type="string" office:string-value="" calcext:value-type="error">
            <text:p>#NAME?</text:p>
          </table:table-cell>
          <table:table-cell table:style-name="ce61" table:formula="of:=CONCATENATE([.M12]; [.N12])" office:value-type="string" office:string-value="" calcext:value-type="error">
            <text:p>#NAME?</text:p>
          </table:table-cell>
          <table:table-cell table:number-columns-repeated="49"/>
        </table:table-row>
        <table:table-row table:style-name="ro6">
          <table:table-cell table:style-name="ce2" office:value-type="string" calcext:value-type="string">
            <text:p>Similarities</text:p>
          </table:table-cell>
          <table:table-cell table:style-name="ce104" table:formula="of:=[$Input.B21]" office:value-type="float" office:value="10" calcext:value-type="float">
            <text:p>10</text:p>
          </table:table-cell>
          <table:table-cell table:style-name="ce104" table:formula="of:=[$Input.C21]" office:value-type="string" office:string-value="" calcext:value-type="error">
            <text:p>#NAME?</text:p>
          </table:table-cell>
          <table:table-cell table:style-name="ce61" table:formula="of:=[$DescScales.B23]" office:value-type="string" office:string-value="verbal concept formation" calcext:value-type="string">
            <text:p>verbal concept formation</text:p>
          </table:table-cell>
          <table:table-cell table:style-name="ce107"/>
          <table:table-cell table:style-name="ce272" office:value-type="string" calcext:value-type="string" table:number-columns-spanned="1" table:number-rows-spanned="2">
            <text:p>VCI</text:p>
          </table:table-cell>
          <table:table-cell table:number-matrix-columns-spanned="4" table:number-matrix-rows-spanned="2" table:formula="of:=sort([.A13:.D14]; 2; 0)"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formula="of:=IF([.I13]=[.I14]; 1)" office:value-type="string" office:string-value="" calcext:value-type="error">
            <text:p>#NAME?</text:p>
          </table:table-cell>
          <table:table-cell table:style-name="ce2" office:value-type="string" calcext:value-type="string">
            <text:p>VCI Match</text:p>
          </table:table-cell>
          <table:table-cell table:style-name="ce61" table:formula="of:=IF(([.K13]=1); [$Input.D4] &amp; &quot; &quot; &amp; [.J13] &amp; &quot; and &quot; &amp; [$Input.D3] &amp; &quot; &quot; &amp; [.J14] &amp; &quot; are in the &quot; &amp; [.I13] &amp; &quot; range.  &quot;)" office:value-type="string" office:string-value="" calcext:value-type="error">
            <text:p>#NAME?</text:p>
          </table:table-cell>
          <table:table-cell table:style-name="ce121"/>
          <table:table-cell table:style-name="ce61"/>
          <table:table-cell table:number-columns-repeated="49"/>
        </table:table-row>
        <table:table-row table:style-name="ro6">
          <table:table-cell table:style-name="ce2" office:value-type="string" calcext:value-type="string">
            <text:p>Vocabulary</text:p>
          </table:table-cell>
          <table:table-cell table:style-name="ce104" table:formula="of:=[$Input.B22]" office:value-type="float" office:value="9" calcext:value-type="float">
            <text:p>9</text:p>
          </table:table-cell>
          <table:table-cell table:style-name="ce104" table:formula="of:=[$Input.C22]" office:value-type="string" office:string-value="" calcext:value-type="error">
            <text:p>#NAME?</text:p>
          </table:table-cell>
          <table:table-cell table:style-name="ce61" table:formula="of:=[$DescScales.B27]" office:value-type="string" office:string-value="vocabulary and word knowledge" calcext:value-type="string">
            <text:p>vocabulary and word knowledge</text:p>
          </table:table-cell>
          <table:table-cell table:style-name="ce24"/>
          <table:covered-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table-cell table:style-name="ce2" office:value-type="string" calcext:value-type="string">
            <text:p>VCI No Match</text:p>
          </table:table-cell>
          <table:table-cell table:style-name="ce61" table:formula="of:=IF(([.K13]=0); [$Input.D4] &amp; &quot; &quot; &amp; [.J13] &amp; &quot; is in the &quot; &amp; [.I13] &amp; &quot; range and &quot; &amp; [$Input.D3] &amp; &quot; &quot; &amp; [.J14] &amp; &quot; is in the &quot; &amp; [.I14] &amp; &quot; range.  &quot;)" office:value-type="string" office:string-value="" calcext:value-type="error">
            <text:p>#NAME?</text:p>
          </table:table-cell>
          <table:table-cell table:style-name="ce121"/>
          <table:table-cell table:style-name="ce61"/>
          <table:table-cell table:number-columns-repeated="49"/>
        </table:table-row>
        <table:table-row table:style-name="ro1">
          <table:table-cell/>
          <table:table-cell table:style-name="ce104"/>
          <table:table-cell table:style-name="ce25"/>
          <table:table-cell table:style-name="ce61"/>
          <table:table-cell table:style-name="ce24"/>
          <table:table-cell table:style-name="ce111"/>
          <table:table-cell table:number-columns-repeated="3"/>
          <table:table-cell table:style-name="ce61"/>
          <table:table-cell table:style-name="ce90"/>
          <table:table-cell table:style-name="ce2" office:value-type="string" calcext:value-type="string">
            <text:p>VSI Top</text:p>
          </table:table-cell>
          <table:table-cell table:style-name="ce119" table:formula="of:=[$Input.B2] &amp; &quot;'s visual spatial skills, as measured by the Visual Spatial Index (VSI), are in the &quot; &amp; [.C7] &amp; &quot; range (VSI = &quot; &amp; [.B7] &amp; &quot;).  Tasks included in this index involve reproducing patterns with blocks and rearranging mental puzzles. These tasks measure &quot; &amp; [$Input.B2] &amp; &quot;'s visual perception and discrimination, reasoning with visual stimuli, and fine motor dexterity.  &quot;" office:value-type="string" office:string-value="" calcext:value-type="error">
            <text:p>#NAME?</text:p>
          </table:table-cell>
          <table:table-cell table:style-name="ce25" table:formula="of:=ifs(NOT([.M17]=0); [.M17];  NOT([.M16]=0); [.M16])" office:value-type="string" office:string-value="" calcext:value-type="error">
            <text:p>#NAME?</text:p>
          </table:table-cell>
          <table:table-cell table:style-name="ce61" table:formula="of:=CONCATENATE([.M15]; [.N15])" office:value-type="string" office:string-value="" calcext:value-type="error">
            <text:p>#NAME?</text:p>
          </table:table-cell>
          <table:table-cell table:number-columns-repeated="49"/>
        </table:table-row>
        <table:table-row table:style-name="ro6">
          <table:table-cell table:style-name="ce2" office:value-type="string" calcext:value-type="string">
            <text:p>Block Design</text:p>
          </table:table-cell>
          <table:table-cell table:style-name="ce104" table:formula="of:=[$Input.B23]" office:value-type="float" office:value="3" calcext:value-type="float">
            <text:p>3</text:p>
          </table:table-cell>
          <table:table-cell table:style-name="ce104" table:formula="of:=[$Input.C23]" office:value-type="string" office:string-value="" calcext:value-type="error">
            <text:p>#NAME?</text:p>
          </table:table-cell>
          <table:table-cell table:style-name="ce61" table:formula="of:=[$DescScales.B22]" office:value-type="string" office:string-value="visual abstract reasoning" calcext:value-type="string">
            <text:p>visual abstract reasoning</text:p>
          </table:table-cell>
          <table:table-cell table:style-name="ce107"/>
          <table:table-cell table:style-name="ce272" office:value-type="string" calcext:value-type="string" table:number-columns-spanned="1" table:number-rows-spanned="2">
            <text:p>VSI</text:p>
          </table:table-cell>
          <table:table-cell table:number-matrix-columns-spanned="4" table:number-matrix-rows-spanned="2" table:formula="of:=sort([.A16:.D17]; 2; 0)"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formula="of:=IF([.I16]=[.I17]; 1)" office:value-type="string" office:string-value="" calcext:value-type="error">
            <text:p>#NAME?</text:p>
          </table:table-cell>
          <table:table-cell table:style-name="ce2" office:value-type="string" calcext:value-type="string">
            <text:p>VSI Match</text:p>
          </table:table-cell>
          <table:table-cell table:style-name="ce61" table:formula="of:=IF(([.K16]=1); [$Input.D4] &amp; &quot; &quot; &amp; [.J16] &amp; &quot; and &quot; &amp; [$Input.D3] &amp; &quot; &quot; &amp; [.J17] &amp; &quot; are in the &quot; &amp; [.I16] &amp; &quot; range.  &quot;)" office:value-type="string" office:string-value="" calcext:value-type="error">
            <text:p>#NAME?</text:p>
          </table:table-cell>
          <table:table-cell table:style-name="ce121"/>
          <table:table-cell table:style-name="ce61"/>
          <table:table-cell table:number-columns-repeated="49"/>
        </table:table-row>
        <table:table-row table:style-name="ro6">
          <table:table-cell table:style-name="ce2" office:value-type="string" calcext:value-type="string">
            <text:p>Visual Puzzles</text:p>
          </table:table-cell>
          <table:table-cell table:style-name="ce104" table:formula="of:=[$Input.B24]" office:value-type="float" office:value="5" calcext:value-type="float">
            <text:p>5</text:p>
          </table:table-cell>
          <table:table-cell table:style-name="ce104" table:formula="of:=[$Input.C24]" office:value-type="string" office:string-value="" calcext:value-type="error">
            <text:p>#NAME?</text:p>
          </table:table-cell>
          <table:table-cell table:style-name="ce61" table:formula="of:=[$DescScales.B29]" office:value-type="string" office:string-value="visual transformation and rotation" calcext:value-type="string">
            <text:p>visual transformation and rotation</text:p>
          </table:table-cell>
          <table:table-cell table:style-name="ce24"/>
          <table:covered-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table-cell table:style-name="ce2" office:value-type="string" calcext:value-type="string">
            <text:p>VSI No Match</text:p>
          </table:table-cell>
          <table:table-cell table:style-name="ce61" table:formula="of:=IF(([.K16]=0); [$Input.D4] &amp; &quot; &quot; &amp; [.J16] &amp; &quot; is in the &quot; &amp; [.I16] &amp; &quot; range and &quot; &amp; [$Input.D3] &amp; &quot; &quot; &amp; [.J17] &amp; &quot; is in the &quot; &amp; [.I17] &amp; &quot; range.  &quot;)" office:value-type="string" office:string-value="" calcext:value-type="error">
            <text:p>#NAME?</text:p>
          </table:table-cell>
          <table:table-cell table:style-name="ce121"/>
          <table:table-cell table:style-name="ce61"/>
          <table:table-cell table:number-columns-repeated="49"/>
        </table:table-row>
        <table:table-row table:style-name="ro1">
          <table:table-cell/>
          <table:table-cell table:style-name="ce104"/>
          <table:table-cell table:style-name="ce25"/>
          <table:table-cell table:style-name="ce61"/>
          <table:table-cell table:style-name="ce24"/>
          <table:table-cell table:style-name="ce111"/>
          <table:table-cell table:number-columns-repeated="3"/>
          <table:table-cell table:style-name="ce61"/>
          <table:table-cell table:style-name="ce90"/>
          <table:table-cell table:style-name="ce2" office:value-type="string" calcext:value-type="string">
            <text:p>FRI Top</text:p>
          </table:table-cell>
          <table:table-cell table:style-name="ce119" table:formula="of:=[$Input.B2] &amp; &quot;'s logical and categorical reasoning is measured by the Fluid Reasoning Index (FRI).  &quot; &amp; [$Input.D4] &amp; &quot; skills in this area are in the &quot; &amp; [.C8] &amp; &quot; range (FRI = &quot; &amp; [.B8] &amp; &quot;). Tasks included in this index are nonverbal activities like pattern completion and inductive comparison that require logical thinking to complete sequences or determine value.  &quot;" office:value-type="string" office:string-value="" calcext:value-type="error">
            <text:p>#NAME?</text:p>
          </table:table-cell>
          <table:table-cell table:style-name="ce25" table:formula="of:=ifs(NOT([.M20]=0); [.M20];  NOT([.M19]=0); [.M19])" office:value-type="string" office:string-value="" calcext:value-type="error">
            <text:p>#NAME?</text:p>
          </table:table-cell>
          <table:table-cell table:style-name="ce61" table:formula="of:=CONCATENATE([.M18]; [.N18])" office:value-type="string" office:string-value="" calcext:value-type="error">
            <text:p>#NAME?</text:p>
          </table:table-cell>
          <table:table-cell table:number-columns-repeated="49"/>
        </table:table-row>
        <table:table-row table:style-name="ro6">
          <table:table-cell table:style-name="ce2" office:value-type="string" calcext:value-type="string">
            <text:p>Matrix Reasoning</text:p>
          </table:table-cell>
          <table:table-cell table:style-name="ce104" table:formula="of:=[$Input.B25]" office:value-type="float" office:value="4" calcext:value-type="float">
            <text:p>4</text:p>
          </table:table-cell>
          <table:table-cell table:style-name="ce104" table:formula="of:=[$Input.C25]" office:value-type="string" office:string-value="" calcext:value-type="error">
            <text:p>#NAME?</text:p>
          </table:table-cell>
          <table:table-cell table:style-name="ce61" table:formula="of:=[$DescScales.B24]" office:value-type="string" office:string-value="seriation and pattern recognition" calcext:value-type="string">
            <text:p>seriation and pattern recognition</text:p>
          </table:table-cell>
          <table:table-cell table:style-name="ce107"/>
          <table:table-cell table:style-name="ce272" office:value-type="string" calcext:value-type="string" table:number-columns-spanned="1" table:number-rows-spanned="2">
            <text:p>FRI</text:p>
          </table:table-cell>
          <table:table-cell table:number-matrix-columns-spanned="4" table:number-matrix-rows-spanned="2" table:formula="of:=sort([.A19:.D20]; 2; 0)"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115" table:formula="of:=IF([.I19]=[.I20]; 1)" office:value-type="string" office:string-value="" calcext:value-type="error">
            <text:p>#NAME?</text:p>
          </table:table-cell>
          <table:table-cell table:style-name="ce2" office:value-type="string" calcext:value-type="string">
            <text:p>FRI Match</text:p>
          </table:table-cell>
          <table:table-cell table:style-name="ce61" table:formula="of:=IF(([.K19]=1); [$Input.D4] &amp; &quot; &quot; &amp; [.J19] &amp; &quot; and &quot; &amp; [$Input.D3] &amp; &quot; &quot; &amp; [.J20] &amp; &quot; are in the &quot; &amp; [.I19] &amp; &quot; range.  &quot;)" office:value-type="string" office:string-value="" calcext:value-type="error">
            <text:p>#NAME?</text:p>
          </table:table-cell>
          <table:table-cell table:style-name="ce121"/>
          <table:table-cell table:style-name="ce61"/>
          <table:table-cell table:number-columns-repeated="49"/>
        </table:table-row>
        <table:table-row table:style-name="ro6">
          <table:table-cell table:style-name="ce2" office:value-type="string" calcext:value-type="string">
            <text:p>Figure Weights</text:p>
          </table:table-cell>
          <table:table-cell table:style-name="ce104" table:formula="of:=[$Input.B26]" office:value-type="float" office:value="7" calcext:value-type="float">
            <text:p>7</text:p>
          </table:table-cell>
          <table:table-cell table:style-name="ce104" table:formula="of:=[$Input.C26]" office:value-type="string" office:string-value="" calcext:value-type="error">
            <text:p>#NAME?</text:p>
          </table:table-cell>
          <table:table-cell table:style-name="ce61" table:formula="of:=[$DescScales.B28]" office:value-type="string" office:string-value="nonverbal quantitative reasoning" calcext:value-type="string">
            <text:p>nonverbal quantitative reasoning</text:p>
          </table:table-cell>
          <table:table-cell table:style-name="ce24"/>
          <table:covered-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table-cell table:style-name="ce2" office:value-type="string" calcext:value-type="string">
            <text:p>FRI No Match</text:p>
          </table:table-cell>
          <table:table-cell table:style-name="ce61" table:formula="of:=IF(([.K19]=0); [$Input.D4] &amp; &quot; &quot; &amp; [.J19] &amp; &quot; is in the &quot; &amp; [.I19] &amp; &quot; range and &quot; &amp; [$Input.D3] &amp; &quot; &quot; &amp; [.J20] &amp; &quot; is in the &quot; &amp; [.I20] &amp; &quot; range.  &quot;)" office:value-type="string" office:string-value="" calcext:value-type="error">
            <text:p>#NAME?</text:p>
          </table:table-cell>
          <table:table-cell table:style-name="ce121"/>
          <table:table-cell table:style-name="ce61"/>
          <table:table-cell table:number-columns-repeated="49"/>
        </table:table-row>
        <table:table-row table:style-name="ro1">
          <table:table-cell/>
          <table:table-cell table:style-name="ce104"/>
          <table:table-cell table:style-name="ce25"/>
          <table:table-cell table:style-name="ce61"/>
          <table:table-cell table:style-name="ce24"/>
          <table:table-cell table:style-name="ce111"/>
          <table:table-cell table:number-columns-repeated="3"/>
          <table:table-cell table:style-name="ce61"/>
          <table:table-cell table:style-name="ce90"/>
          <table:table-cell table:style-name="ce2" office:value-type="string" calcext:value-type="string">
            <text:p>WMI Top</text:p>
          </table:table-cell>
          <table:table-cell table:style-name="ce119" table:formula="of:=[$Input.B2] &amp; &quot;'s working memory, as measured by the Working Memory Index (WMI), is in the &quot; &amp; [.C9] &amp; &quot; range (WMI = &quot; &amp; [.B9] &amp; &quot;). Working memory is the cognitive process of temporarily storing and then transforming or sorting information in the memory. It is a key element in all reasoning ability and strongly related to reading comprehension, math problem solving, and vocabulary &quot;&amp;&quot;acquisition.  &quot;" office:value-type="string" office:string-value="" calcext:value-type="error">
            <text:p>#NAME?</text:p>
          </table:table-cell>
          <table:table-cell table:style-name="ce25" table:formula="of:=ifs(NOT([.M23]=0); [.M23];  NOT([.M22]=0); [.M22])" office:value-type="string" office:string-value="" calcext:value-type="error">
            <text:p>#NAME?</text:p>
          </table:table-cell>
          <table:table-cell table:style-name="ce61" table:formula="of:=CONCATENATE([.M21]; [.N21])" office:value-type="string" office:string-value="" calcext:value-type="error">
            <text:p>#NAME?</text:p>
          </table:table-cell>
          <table:table-cell table:number-columns-repeated="49"/>
        </table:table-row>
        <table:table-row table:style-name="ro6">
          <table:table-cell table:style-name="ce2" office:value-type="string" calcext:value-type="string">
            <text:p>Digit Span</text:p>
          </table:table-cell>
          <table:table-cell table:style-name="ce104" table:formula="of:=[$Input.B27]" office:value-type="float" office:value="5" calcext:value-type="float">
            <text:p>5</text:p>
          </table:table-cell>
          <table:table-cell table:style-name="ce104" table:formula="of:=[$Input.C27]" office:value-type="string" office:string-value="" calcext:value-type="error">
            <text:p>#NAME?</text:p>
          </table:table-cell>
          <table:table-cell table:style-name="ce61" table:formula="of:=[$DescScales.B25]" office:value-type="string" office:string-value="auditory recall and mental organization" calcext:value-type="string">
            <text:p>auditory recall and mental organization</text:p>
          </table:table-cell>
          <table:table-cell table:style-name="ce107"/>
          <table:table-cell table:style-name="ce272" office:value-type="string" calcext:value-type="string" table:number-columns-spanned="1" table:number-rows-spanned="2">
            <text:p>WMI</text:p>
          </table:table-cell>
          <table:table-cell table:number-matrix-columns-spanned="4" table:number-matrix-rows-spanned="2" table:formula="of:=sort([.A22:.D23]; 2; 0)"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formula="of:=IF([.I22]=[.I23]; 1)" office:value-type="string" office:string-value="" calcext:value-type="error">
            <text:p>#NAME?</text:p>
          </table:table-cell>
          <table:table-cell table:style-name="ce2" office:value-type="string" calcext:value-type="string">
            <text:p>WMI Match</text:p>
          </table:table-cell>
          <table:table-cell table:style-name="ce61" table:formula="of:=IF(([.K22]=1); [$Input.D4] &amp; &quot; &quot; &amp; [.J22] &amp; &quot; and &quot; &amp; [$Input.D3] &amp; &quot; &quot; &amp; [.J23] &amp; &quot; are in the &quot; &amp; [.I22] &amp; &quot; range.  &quot;)" office:value-type="string" office:string-value="" calcext:value-type="error">
            <text:p>#NAME?</text:p>
          </table:table-cell>
          <table:table-cell table:style-name="ce121"/>
          <table:table-cell table:style-name="ce61"/>
          <table:table-cell table:number-columns-repeated="49"/>
        </table:table-row>
        <table:table-row table:style-name="ro6">
          <table:table-cell table:style-name="ce2" office:value-type="string" calcext:value-type="string">
            <text:p>Picture Span</text:p>
          </table:table-cell>
          <table:table-cell table:style-name="ce104" table:formula="of:=[$Input.B28]" office:value-type="float" office:value="7" calcext:value-type="float">
            <text:p>7</text:p>
          </table:table-cell>
          <table:table-cell table:style-name="ce104" table:formula="of:=[$Input.C28]" office:value-type="string" office:string-value="" calcext:value-type="error">
            <text:p>#NAME?</text:p>
          </table:table-cell>
          <table:table-cell table:style-name="ce61" table:formula="of:=[$DescScales.B30]" office:value-type="string" office:string-value="visual sequential recall" calcext:value-type="string">
            <text:p>visual sequential recall</text:p>
          </table:table-cell>
          <table:table-cell table:style-name="ce24"/>
          <table:covered-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table-cell table:style-name="ce2" office:value-type="string" calcext:value-type="string">
            <text:p>WMI No Match</text:p>
          </table:table-cell>
          <table:table-cell table:style-name="ce61" table:formula="of:=IF(([.K22]=0); [$Input.D4] &amp; &quot; &quot; &amp; [.J22] &amp; &quot; is in the &quot; &amp; [.I22] &amp; &quot; range and &quot; &amp; [$Input.D3] &amp; &quot; &quot; &amp; [.J23] &amp; &quot; is in the &quot; &amp; [.I23] &amp; &quot; range.  &quot;)" office:value-type="string" office:string-value="" calcext:value-type="error">
            <text:p>#NAME?</text:p>
          </table:table-cell>
          <table:table-cell table:style-name="ce121"/>
          <table:table-cell table:style-name="ce61"/>
          <table:table-cell table:number-columns-repeated="49"/>
        </table:table-row>
        <table:table-row table:style-name="ro1">
          <table:table-cell/>
          <table:table-cell table:style-name="ce104"/>
          <table:table-cell table:style-name="ce25"/>
          <table:table-cell table:style-name="ce61"/>
          <table:table-cell table:style-name="ce24"/>
          <table:table-cell table:style-name="ce111"/>
          <table:table-cell table:number-columns-repeated="3"/>
          <table:table-cell table:style-name="ce61"/>
          <table:table-cell table:style-name="ce90"/>
          <table:table-cell table:style-name="ce2" office:value-type="string" calcext:value-type="string">
            <text:p>PRI Top</text:p>
          </table:table-cell>
          <table:table-cell table:style-name="ce119" table:formula="of:=[$Input.B2] &amp; &quot;'s speed of mental operations, as measured by the Processing Speed Index (PSI), is in the &quot; &amp; [.C10] &amp; &quot; range (PSI = &quot; &amp; [.B10] &amp; &quot;). Processing speed measures low-level cognitive skill fluency, including short-term memory, visual attention-to-detail, and concentration. Performance on these tasks can be reliant on fine motor skill control in younger children.  &quot;" office:value-type="string" office:string-value="" calcext:value-type="error">
            <text:p>#NAME?</text:p>
          </table:table-cell>
          <table:table-cell table:style-name="ce25" table:formula="of:=ifs(NOT([.M26]=0); [.M26];  NOT([.M25]=0); [.M25])" office:value-type="string" office:string-value="" calcext:value-type="error">
            <text:p>#NAME?</text:p>
          </table:table-cell>
          <table:table-cell table:style-name="ce61" table:formula="of:=CONCATENATE([.M24]; [.N24])" office:value-type="string" office:string-value="" calcext:value-type="error">
            <text:p>#NAME?</text:p>
          </table:table-cell>
          <table:table-cell table:number-columns-repeated="49"/>
        </table:table-row>
        <table:table-row table:style-name="ro6">
          <table:table-cell table:style-name="ce2" office:value-type="string" calcext:value-type="string">
            <text:p>Coding</text:p>
          </table:table-cell>
          <table:table-cell table:style-name="ce104" table:formula="of:=[$Input.B29]" office:value-type="float" office:value="9" calcext:value-type="float">
            <text:p>9</text:p>
          </table:table-cell>
          <table:table-cell table:style-name="ce104" table:formula="of:=[$Input.C29]" office:value-type="string" office:string-value="" calcext:value-type="error">
            <text:p>#NAME?</text:p>
          </table:table-cell>
          <table:table-cell table:style-name="ce61" table:formula="of:=[$DescScales.B26]" office:value-type="string" office:string-value="visual memory" calcext:value-type="string">
            <text:p>visual memory</text:p>
          </table:table-cell>
          <table:table-cell table:style-name="ce107"/>
          <table:table-cell table:style-name="ce112" office:value-type="string" calcext:value-type="string" table:number-columns-spanned="1" table:number-rows-spanned="2">
            <text:p>PRI</text:p>
          </table:table-cell>
          <table:table-cell table:number-matrix-columns-spanned="4" table:number-matrix-rows-spanned="2" table:formula="of:=sort([.A25:.D26]; 2; 0)"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formula="of:=IF([.I25]=[.I26]; 1)" office:value-type="string" office:string-value="" calcext:value-type="error">
            <text:p>#NAME?</text:p>
          </table:table-cell>
          <table:table-cell table:style-name="ce2" office:value-type="string" calcext:value-type="string">
            <text:p>PRI Match</text:p>
          </table:table-cell>
          <table:table-cell table:style-name="ce61" table:formula="of:=IF(([.K25]=1); [$Input.D4] &amp; &quot; &quot; &amp; [.J25] &amp; &quot; and &quot; &amp; [$Input.D3] &amp; &quot; &quot; &amp; [.J26] &amp; &quot; are in the &quot; &amp; [.I25] &amp; &quot; range.  &quot;)" office:value-type="string" office:string-value="" calcext:value-type="error">
            <text:p>#NAME?</text:p>
          </table:table-cell>
          <table:table-cell table:style-name="ce121"/>
          <table:table-cell table:style-name="ce61"/>
          <table:table-cell table:number-columns-repeated="49"/>
        </table:table-row>
        <table:table-row table:style-name="ro6">
          <table:table-cell table:style-name="ce98" office:value-type="string" calcext:value-type="string">
            <text:p>Symbol Search</text:p>
          </table:table-cell>
          <table:table-cell table:style-name="ce105" table:formula="of:=[$Input.B30]" office:value-type="float" office:value="4" calcext:value-type="float">
            <text:p>4</text:p>
          </table:table-cell>
          <table:table-cell table:style-name="ce105" table:formula="of:=[$Input.C30]" office:value-type="string" office:string-value="" calcext:value-type="error">
            <text:p>#NAME?</text:p>
          </table:table-cell>
          <table:table-cell table:style-name="ce92" table:formula="of:=[$DescScales.B31]" office:value-type="string" office:string-value="speed of visual scan and comparison" calcext:value-type="string">
            <text:p>speed of visual scan and comparison</text:p>
          </table:table-cell>
          <table:table-cell table:style-name="ce106"/>
          <table:covered-table-cell table:style-name="ce40"/>
          <table:table-cell table:style-name="ce40" office:value-type="string" office:string-value="" calcext:value-type="error">
            <text:p>#NAME?</text:p>
          </table:table-cell>
          <table:table-cell table:style-name="ce40" office:value-type="string" office:string-value="" calcext:value-type="error">
            <text:p>#NAME?</text:p>
          </table:table-cell>
          <table:table-cell table:style-name="ce40" office:value-type="string" office:string-value="" calcext:value-type="error">
            <text:p>#NAME?</text:p>
          </table:table-cell>
          <table:table-cell table:style-name="ce91" office:value-type="string" office:string-value="" calcext:value-type="error">
            <text:p>#NAME?</text:p>
          </table:table-cell>
          <table:table-cell table:style-name="ce40"/>
          <table:table-cell table:style-name="ce2" office:value-type="string" calcext:value-type="string">
            <text:p>PRI No Match</text:p>
          </table:table-cell>
          <table:table-cell table:style-name="ce61" table:formula="of:=IF(([.K25]=0); [$Input.D4] &amp; &quot; &quot; &amp; [.J25] &amp; &quot; is in the &quot; &amp; [.I25] &amp; &quot; range and &quot; &amp; [$Input.D3] &amp; &quot; &quot; &amp; [.J26] &amp; &quot; is in the &quot; &amp; [.I26] &amp; &quot; range.  &quot;)" office:value-type="string" office:string-value="" calcext:value-type="error">
            <text:p>#NAME?</text:p>
          </table:table-cell>
          <table:table-cell table:style-name="ce122"/>
          <table:table-cell table:style-name="ce92"/>
          <table:table-cell table:style-name="ce40" table:number-columns-repeated="15"/>
          <table:table-cell table:number-columns-repeated="34"/>
        </table:table-row>
        <table:table-row table:style-name="ro1">
          <table:table-cell/>
          <table:table-cell table:style-name="ce99"/>
          <table:table-cell table:style-name="ce25"/>
          <table:table-cell table:style-name="ce61"/>
          <table:table-cell table:style-name="ce24"/>
          <table:table-cell table:style-name="ce111"/>
          <table:table-cell table:number-columns-repeated="58"/>
        </table:table-row>
        <table:table-row table:style-name="ro1">
          <table:table-cell/>
          <table:table-cell table:style-name="ce99"/>
          <table:table-cell table:style-name="ce25"/>
          <table:table-cell table:style-name="ce61"/>
          <table:table-cell table:style-name="ce24"/>
          <table:table-cell table:style-name="ce2" office:value-type="string" calcext:value-type="string">
            <text:p>Overall Sort</text:p>
          </table:table-cell>
          <table:table-cell table:number-columns-repeated="58"/>
        </table:table-row>
        <table:table-row table:style-name="ro1">
          <table:table-cell table:number-columns-repeated="3"/>
          <table:table-cell table:style-name="ce61"/>
          <table:table-cell table:style-name="ce24"/>
          <table:table-cell table:style-name="ce111"/>
          <table:table-cell table:style-name="ce25" table:number-matrix-columns-spanned="3" table:number-matrix-rows-spanned="14" table:formula="of:=sort([.A13:.C26]; 2; 0)"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55"/>
        </table:table-row>
        <table:table-row table:style-name="ro1">
          <table:table-cell table:number-columns-repeated="3"/>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55"/>
        </table:table-row>
        <table:table-row table:style-name="ro1">
          <table:table-cell table:number-columns-repeated="3"/>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55"/>
        </table:table-row>
        <table:table-row table:style-name="ro1">
          <table:table-cell table:number-columns-repeated="3"/>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55"/>
        </table:table-row>
        <table:table-row table:style-name="ro1">
          <table:table-cell table:number-columns-repeated="3"/>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55"/>
        </table:table-row>
        <table:table-row table:style-name="ro1">
          <table:table-cell table:number-columns-repeated="3"/>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55"/>
        </table:table-row>
        <table:table-row table:style-name="ro1">
          <table:table-cell table:number-columns-repeated="3"/>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55"/>
        </table:table-row>
        <table:table-row table:style-name="ro1">
          <table:table-cell table:number-columns-repeated="3"/>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55"/>
        </table:table-row>
        <table:table-row table:style-name="ro1">
          <table:table-cell table:number-columns-repeated="3"/>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55"/>
        </table:table-row>
        <table:table-row table:style-name="ro1">
          <table:table-cell table:number-columns-repeated="3"/>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55"/>
        </table:table-row>
        <table:table-row table:style-name="ro1">
          <table:table-cell table:number-columns-repeated="3"/>
          <table:table-cell table:style-name="ce61"/>
          <table:table-cell table:style-name="ce24"/>
          <table:table-cell table:style-name="ce111"/>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55"/>
        </table:table-row>
        <table:table-row table:style-name="ro1">
          <table:table-cell table:number-columns-repeated="3"/>
          <table:table-cell table:style-name="ce61"/>
          <table:table-cell table:style-name="ce24"/>
          <table:table-cell table:style-name="ce111"/>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55"/>
        </table:table-row>
        <table:table-row table:style-name="ro1">
          <table:table-cell table:number-columns-repeated="3"/>
          <table:table-cell table:style-name="ce61"/>
          <table:table-cell table:style-name="ce24"/>
          <table:table-cell table:style-name="ce111"/>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55"/>
        </table:table-row>
        <table:table-row table:style-name="ro1">
          <table:table-cell table:number-columns-repeated="3"/>
          <table:table-cell table:style-name="ce92"/>
          <table:table-cell table:style-name="ce106"/>
          <table:table-cell table:style-name="ce113"/>
          <table:table-cell table:style-name="ce40" office:value-type="string" office:string-value="" calcext:value-type="error">
            <text:p>#NAME?</text:p>
          </table:table-cell>
          <table:table-cell table:style-name="ce40" office:value-type="string" office:string-value="" calcext:value-type="error">
            <text:p>#NAME?</text:p>
          </table:table-cell>
          <table:table-cell table:style-name="ce40" office:value-type="string" office:string-value="" calcext:value-type="error">
            <text:p>#NAME?</text:p>
          </table:table-cell>
          <table:table-cell table:style-name="ce40" table:number-columns-repeated="21"/>
          <table:table-cell table:number-columns-repeated="34"/>
        </table:table-row>
        <table:table-row table:style-name="ro1" table:number-rows-repeated="958">
          <table:table-cell/>
          <table:table-cell table:style-name="ce99"/>
          <table:table-cell/>
          <table:table-cell table:style-name="ce61"/>
          <table:table-cell table:style-name="ce24"/>
          <table:table-cell table:style-name="ce111"/>
          <table:table-cell table:number-columns-repeated="58"/>
        </table:table-row>
        <table:table-row table:style-name="ro4" table:number-rows-repeated="1047575">
          <table:table-cell table:number-columns-repeated="64"/>
        </table:table-row>
        <table:table-row table:style-name="ro4">
          <table:table-cell table:number-columns-repeated="64"/>
        </table:table-row>
      </table:table>
      <table:table table:name="WIATSort" table:style-name="ta8">
        <table:table-column table:style-name="co2" table:number-columns-repeated="64" table:default-cell-style-name="Default"/>
        <table:table-row table:style-name="ro8">
          <table:table-cell table:number-columns-repeated="6"/>
          <table:table-cell table:style-name="ce60" table:formula="of:=[$Input.D5] &amp; &quot; achievement was assessed using the Wechsler Individual Achievement Test, Third Edition (WIAT-III).  The WIAT-III is a comprehensive, individually administered achievement battery, administered to measure academic skills. When classifying a learning disab&quot;&amp;&quot;ility, achievement test results are interpreted relative to a student’s assessed cognitive potential to determine if there is a significant discrepancy between a student’s achievement and cognitive ability in relation to the student's age or the state sta&quot;&amp;&quot;ndards for &quot; &amp; [$Input.D3] &amp; &quot; grade. Academic achievement, including grades and standardized state-wide testing, is considered when assessing any child for special education to determine the presence of a learning disability or the impact of a student's disability on &quot; &amp; [$Input.D3] &amp; &quot; education.&quot;" office:value-type="string" office:string-value="" calcext:value-type="error">
            <text:p>#NAME?</text:p>
          </table:table-cell>
          <table:table-cell table:number-columns-repeated="57"/>
        </table:table-row>
        <table:table-row table:style-name="ro13">
          <table:table-cell table:style-name="ce23" table:formula="of:=[$Input.A34]" office:value-type="float" office:value="0" calcext:value-type="float">
            <text:p>0</text:p>
          </table:table-cell>
          <table:table-cell table:style-name="ce133" table:formula="of:=[$Input.B34]" office:value-type="string" office:string-value="Standard Score" calcext:value-type="string">
            <text:p>Standard Score</text:p>
          </table:table-cell>
          <table:table-cell table:style-name="ce133" table:formula="of:=[$Input.C34]" office:value-type="string" office:string-value="Range" calcext:value-type="string">
            <text:p>Range</text:p>
          </table:table-cell>
          <table:table-cell table:style-name="ce137" office:value-type="string" calcext:value-type="string">
            <text:p>Subtest Skill</text:p>
          </table:table-cell>
          <table:table-cell table:number-columns-repeated="2"/>
          <table:table-cell table:formula="of:=[.O31]" office:value-type="string" office:string-value="Jimmy's reading comprehension (Reading Comprehension = 90) and his speed and accuracy when reading aloud (Oral Reading Fluency = 93) are in the average range. " calcext:value-type="string">
            <text:p>Jimmy's reading comprehension (Reading Comprehension = 90) and his speed and accuracy when reading aloud (Oral Reading Fluency = 93) are in the average range. </text:p>
          </table:table-cell>
          <table:table-cell table:number-columns-repeated="57"/>
        </table:table-row>
        <table:table-row table:style-name="ro13">
          <table:table-cell table:style-name="ce129" table:formula="of:=[$Input.A35]" office:value-type="string" office:string-value="Listening Comprehension" calcext:value-type="string">
            <text:p>Listening Comprehension</text:p>
          </table:table-cell>
          <table:table-cell table:style-name="ce129" table:formula="of:=[$Input.B35]" office:value-type="float" office:value="0" calcext:value-type="float">
            <text:p>0</text:p>
          </table:table-cell>
          <table:table-cell table:style-name="ce129" table:formula="of:=[$Input.C35]" office:value-type="string" office:string-value="" calcext:value-type="error">
            <text:p>#NAME?</text:p>
          </table:table-cell>
          <table:table-cell table:style-name="ce64" table:formula="of:=[$DescScales.B36] &amp; &quot; (&quot; &amp; [.A3] &amp; &quot; = &quot; &amp; [.B3] &amp; &quot;)&quot;" office:value-type="string" office:string-value="auditory comprehension and recall (Listening Comprehension = 0)" calcext:value-type="string">
            <text:p>auditory comprehension and recall (Listening Comprehension = 0)</text:p>
          </table:table-cell>
          <table:table-cell table:number-columns-repeated="2"/>
          <table:table-cell table:formula="of:=[.O42]" office:value-type="string" office:string-value="Jimmy's verbal math problem solving (Math Problem Solving = 73) is in the low range. Jimmy's math computation (Numerical Operations = 68) is in the very low range. " calcext:value-type="string">
            <text:p>Jimmy's verbal math problem solving (Math Problem Solving = 73) is in the low range. Jimmy's math computation (Numerical Operations = 68) is in the very low range. </text:p>
          </table:table-cell>
          <table:table-cell table:number-columns-repeated="57"/>
        </table:table-row>
        <table:table-row table:style-name="ro13">
          <table:table-cell table:style-name="ce129" table:formula="of:=[$Input.A36]" office:value-type="string" office:string-value="Early Reading Skills" calcext:value-type="string">
            <text:p>Early Reading Skills</text:p>
          </table:table-cell>
          <table:table-cell table:style-name="ce129" table:formula="of:=[$Input.B36]" office:value-type="float" office:value="0" calcext:value-type="float">
            <text:p>0</text:p>
          </table:table-cell>
          <table:table-cell table:style-name="ce129" table:formula="of:=[$Input.C36]" office:value-type="string" office:string-value="" calcext:value-type="error">
            <text:p>#NAME?</text:p>
          </table:table-cell>
          <table:table-cell table:style-name="ce64" table:formula="of:=[$DescScales.B37] &amp; &quot; (&quot; &amp; [.A4] &amp; &quot; = &quot; &amp; [.B4] &amp; &quot;)&quot;" office:value-type="string" office:string-value="foundational reading skills (Early Reading Skills = 0)" calcext:value-type="string">
            <text:p>foundational reading skills (Early Reading Skills = 0)</text:p>
          </table:table-cell>
          <table:table-cell table:number-columns-repeated="2"/>
          <table:table-cell table:formula="of:=[.O52]" office:value-type="string" office:string-value="Jimmy's ability to compose sentences (Sentence Composition = 80) and his spelling (Spelling = 85) are in the low average range. " calcext:value-type="string">
            <text:p>Jimmy's ability to compose sentences (Sentence Composition = 80) and his spelling (Spelling = 85) are in the low average range. </text:p>
          </table:table-cell>
          <table:table-cell table:number-columns-repeated="57"/>
        </table:table-row>
        <table:table-row table:style-name="ro13">
          <table:table-cell table:style-name="ce129" table:formula="of:=[$Input.A37]" office:value-type="string" office:string-value="Reading Comprehension" calcext:value-type="string">
            <text:p>Reading Comprehension</text:p>
          </table:table-cell>
          <table:table-cell table:style-name="ce129" table:formula="of:=[$Input.B37]" office:value-type="float" office:value="90" calcext:value-type="float">
            <text:p>90</text:p>
          </table:table-cell>
          <table:table-cell table:style-name="ce129" table:formula="of:=[$Input.C37]" office:value-type="string" office:string-value="" calcext:value-type="error">
            <text:p>#NAME?</text:p>
          </table:table-cell>
          <table:table-cell table:style-name="ce64" table:formula="of:=[$DescScales.B38] &amp; &quot; (&quot; &amp; [.A5] &amp; &quot; = &quot; &amp; [.B5] &amp; &quot;)&quot;" office:value-type="string" office:string-value="reading comprehension (Reading Comprehension = 90)" calcext:value-type="string">
            <text:p>reading comprehension (Reading Comprehension = 90)</text:p>
          </table:table-cell>
          <table:table-cell table:number-columns-repeated="2"/>
          <table:table-cell table:formula="of:=[.O60]">
            <text:p/>
          </table:table-cell>
          <table:table-cell table:number-columns-repeated="57"/>
        </table:table-row>
        <table:table-row table:style-name="ro13">
          <table:table-cell table:style-name="ce129" table:formula="of:=[$Input.A38]" office:value-type="string" office:string-value="Math Problem Solving" calcext:value-type="string">
            <text:p>Math Problem Solving</text:p>
          </table:table-cell>
          <table:table-cell table:style-name="ce129" table:formula="of:=[$Input.B38]" office:value-type="float" office:value="73" calcext:value-type="float">
            <text:p>73</text:p>
          </table:table-cell>
          <table:table-cell table:style-name="ce129" table:formula="of:=[$Input.C38]" office:value-type="string" office:string-value="" calcext:value-type="error">
            <text:p>#NAME?</text:p>
          </table:table-cell>
          <table:table-cell table:style-name="ce64" table:formula="of:=[$DescScales.B39] &amp; &quot; (&quot; &amp; [.A6] &amp; &quot; = &quot; &amp; [.B6] &amp; &quot;)&quot;" office:value-type="string" office:string-value="verbal math problem solving (Math Problem Solving = 73)" calcext:value-type="string">
            <text:p>verbal math problem solving (Math Problem Solving = 73)</text:p>
          </table:table-cell>
          <table:table-cell table:number-columns-repeated="60"/>
        </table:table-row>
        <table:table-row table:style-name="ro13">
          <table:table-cell table:style-name="ce129" table:formula="of:=[$Input.A39]" office:value-type="string" office:string-value="Alphabet Writing Fluency" calcext:value-type="string">
            <text:p>Alphabet Writing Fluency</text:p>
          </table:table-cell>
          <table:table-cell table:style-name="ce129" table:formula="of:=[$Input.B39]" office:value-type="float" office:value="0" calcext:value-type="float">
            <text:p>0</text:p>
          </table:table-cell>
          <table:table-cell table:style-name="ce129" table:formula="of:=[$Input.C39]" office:value-type="string" office:string-value="" calcext:value-type="error">
            <text:p>#NAME?</text:p>
          </table:table-cell>
          <table:table-cell table:style-name="ce64" table:formula="of:=[$DescScales.B40] &amp; &quot; (&quot; &amp; [.A7] &amp; &quot; = &quot; &amp; [.B7] &amp; &quot;)&quot;" office:value-type="string" office:string-value="speed and accuracy of writing (Alphabet Writing Fluency = 0)" calcext:value-type="string">
            <text:p>speed and accuracy of writing (Alphabet Writing Fluency = 0)</text:p>
          </table:table-cell>
          <table:table-cell table:number-columns-repeated="60"/>
        </table:table-row>
        <table:table-row table:style-name="ro13">
          <table:table-cell table:style-name="ce129" table:formula="of:=[$Input.A40]" office:value-type="string" office:string-value="Sentence Composition" calcext:value-type="string">
            <text:p>Sentence Composition</text:p>
          </table:table-cell>
          <table:table-cell table:style-name="ce129" table:formula="of:=[$Input.B40]" office:value-type="float" office:value="80" calcext:value-type="float">
            <text:p>80</text:p>
          </table:table-cell>
          <table:table-cell table:style-name="ce129" table:formula="of:=[$Input.C40]" office:value-type="string" office:string-value="" calcext:value-type="error">
            <text:p>#NAME?</text:p>
          </table:table-cell>
          <table:table-cell table:style-name="ce64" table:formula="of:=[$DescScales.B41] &amp; &quot; (&quot; &amp; [.A8] &amp; &quot; = &quot; &amp; [.B8] &amp; &quot;)&quot;" office:value-type="string" office:string-value="ability to compose sentences (Sentence Composition = 80)" calcext:value-type="string">
            <text:p>ability to compose sentences (Sentence Composition = 80)</text:p>
          </table:table-cell>
          <table:table-cell table:number-columns-repeated="60"/>
        </table:table-row>
        <table:table-row table:style-name="ro13">
          <table:table-cell table:style-name="ce129" table:formula="of:=[$Input.A41]" office:value-type="string" office:string-value="Word Reading" calcext:value-type="string">
            <text:p>Word Reading</text:p>
          </table:table-cell>
          <table:table-cell table:style-name="ce129" table:formula="of:=[$Input.B41]" office:value-type="float" office:value="0" calcext:value-type="float">
            <text:p>0</text:p>
          </table:table-cell>
          <table:table-cell table:style-name="ce129" table:formula="of:=[$Input.C41]" office:value-type="string" office:string-value="" calcext:value-type="error">
            <text:p>#NAME?</text:p>
          </table:table-cell>
          <table:table-cell table:style-name="ce64" table:formula="of:=[$DescScales.B42] &amp; &quot; (&quot; &amp; [.A9] &amp; &quot; = &quot; &amp; [.B9] &amp; &quot;)&quot;" office:value-type="string" office:string-value="word recognition (Word Reading = 0)" calcext:value-type="string">
            <text:p>word recognition (Word Reading = 0)</text:p>
          </table:table-cell>
          <table:table-cell table:number-columns-repeated="60"/>
        </table:table-row>
        <table:table-row table:style-name="ro13">
          <table:table-cell table:style-name="ce129" table:formula="of:=[$Input.A42]" office:value-type="string" office:string-value="Essay Composition" calcext:value-type="string">
            <text:p>Essay Composition</text:p>
          </table:table-cell>
          <table:table-cell table:style-name="ce129" table:formula="of:=[$Input.B42]" office:value-type="float" office:value="0" calcext:value-type="float">
            <text:p>0</text:p>
          </table:table-cell>
          <table:table-cell table:style-name="ce129" table:formula="of:=[$Input.C42]" office:value-type="string" office:string-value="" calcext:value-type="error">
            <text:p>#NAME?</text:p>
          </table:table-cell>
          <table:table-cell table:style-name="ce64" table:formula="of:=[$DescScales.B43] &amp; &quot; (&quot; &amp; [.A10] &amp; &quot; = &quot; &amp; [.B10] &amp; &quot;)&quot;" office:value-type="string" office:string-value="written expression (Essay Composition = 0)" calcext:value-type="string">
            <text:p>written expression (Essay Composition = 0)</text:p>
          </table:table-cell>
          <table:table-cell table:number-columns-repeated="60"/>
        </table:table-row>
        <table:table-row table:style-name="ro13">
          <table:table-cell table:style-name="ce129" table:formula="of:=[$Input.A43]" office:value-type="string" office:string-value="Pseudoword Decoding" calcext:value-type="string">
            <text:p>Pseudoword Decoding</text:p>
          </table:table-cell>
          <table:table-cell table:style-name="ce129" table:formula="of:=[$Input.B43]" office:value-type="float" office:value="0" calcext:value-type="float">
            <text:p>0</text:p>
          </table:table-cell>
          <table:table-cell table:style-name="ce129" table:formula="of:=[$Input.C43]" office:value-type="string" office:string-value="" calcext:value-type="error">
            <text:p>#NAME?</text:p>
          </table:table-cell>
          <table:table-cell table:style-name="ce64" table:formula="of:=[$DescScales.B44] &amp; &quot; (&quot; &amp; [.A11] &amp; &quot; = &quot; &amp; [.B11] &amp; &quot;)&quot;" office:value-type="string" office:string-value="phonics usage (Pseudoword Decoding = 0)" calcext:value-type="string">
            <text:p>phonics usage (Pseudoword Decoding = 0)</text:p>
          </table:table-cell>
          <table:table-cell table:number-columns-repeated="60"/>
        </table:table-row>
        <table:table-row table:style-name="ro13">
          <table:table-cell table:style-name="ce129" table:formula="of:=[$Input.A44]" office:value-type="string" office:string-value="Numerical Operations" calcext:value-type="string">
            <text:p>Numerical Operations</text:p>
          </table:table-cell>
          <table:table-cell table:style-name="ce129" table:formula="of:=[$Input.B44]" office:value-type="float" office:value="68" calcext:value-type="float">
            <text:p>68</text:p>
          </table:table-cell>
          <table:table-cell table:style-name="ce129" table:formula="of:=[$Input.C44]" office:value-type="string" office:string-value="" calcext:value-type="error">
            <text:p>#NAME?</text:p>
          </table:table-cell>
          <table:table-cell table:style-name="ce64" table:formula="of:=[$DescScales.B45] &amp; &quot; (&quot; &amp; [.A12] &amp; &quot; = &quot; &amp; [.B12] &amp; &quot;)&quot;" office:value-type="string" office:string-value="math computation (Numerical Operations = 68)" calcext:value-type="string">
            <text:p>math computation (Numerical Operations = 68)</text:p>
          </table:table-cell>
          <table:table-cell table:number-columns-repeated="60"/>
        </table:table-row>
        <table:table-row table:style-name="ro13">
          <table:table-cell table:style-name="ce129" table:formula="of:=[$Input.A45]" office:value-type="string" office:string-value="Oral Expression" calcext:value-type="string">
            <text:p>Oral Expression</text:p>
          </table:table-cell>
          <table:table-cell table:style-name="ce129" table:formula="of:=[$Input.B45]" office:value-type="float" office:value="0" calcext:value-type="float">
            <text:p>0</text:p>
          </table:table-cell>
          <table:table-cell table:style-name="ce129" table:formula="of:=[$Input.C45]" office:value-type="string" office:string-value="" calcext:value-type="error">
            <text:p>#NAME?</text:p>
          </table:table-cell>
          <table:table-cell table:style-name="ce64" table:formula="of:=[$DescScales.B46] &amp; &quot; (&quot; &amp; [.A13] &amp; &quot; = &quot; &amp; [.B13] &amp; &quot;)&quot;" office:value-type="string" office:string-value="oral expression and word retrieval (Oral Expression = 0)" calcext:value-type="string">
            <text:p>oral expression and word retrieval (Oral Expression = 0)</text:p>
          </table:table-cell>
          <table:table-cell table:number-columns-repeated="60"/>
        </table:table-row>
        <table:table-row table:style-name="ro13">
          <table:table-cell table:style-name="ce129" table:formula="of:=[$Input.A46]" office:value-type="string" office:string-value="Oral Reading Fluency" calcext:value-type="string">
            <text:p>Oral Reading Fluency</text:p>
          </table:table-cell>
          <table:table-cell table:style-name="ce129" table:formula="of:=[$Input.B46]" office:value-type="float" office:value="93" calcext:value-type="float">
            <text:p>93</text:p>
          </table:table-cell>
          <table:table-cell table:style-name="ce129" table:formula="of:=[$Input.C46]" office:value-type="string" office:string-value="" calcext:value-type="error">
            <text:p>#NAME?</text:p>
          </table:table-cell>
          <table:table-cell table:style-name="ce64" table:formula="of:=[$DescScales.B47] &amp; &quot; (&quot; &amp; [.A14] &amp; &quot; = &quot; &amp; [.B14] &amp; &quot;)&quot;" office:value-type="string" office:string-value="speed and accuracy when reading aloud (Oral Reading Fluency = 93)" calcext:value-type="string">
            <text:p>speed and accuracy when reading aloud (Oral Reading Fluency = 93)</text:p>
          </table:table-cell>
          <table:table-cell table:number-columns-repeated="60"/>
        </table:table-row>
        <table:table-row table:style-name="ro13">
          <table:table-cell table:style-name="ce129" table:formula="of:=[$Input.A47]" office:value-type="string" office:string-value="Spelling" calcext:value-type="string">
            <text:p>Spelling</text:p>
          </table:table-cell>
          <table:table-cell table:style-name="ce129" table:formula="of:=[$Input.B47]" office:value-type="float" office:value="85" calcext:value-type="float">
            <text:p>85</text:p>
          </table:table-cell>
          <table:table-cell table:style-name="ce129" table:formula="of:=[$Input.C47]" office:value-type="string" office:string-value="" calcext:value-type="error">
            <text:p>#NAME?</text:p>
          </table:table-cell>
          <table:table-cell table:style-name="ce64" table:formula="of:=[$DescScales.B48] &amp; &quot; (&quot; &amp; [.A15] &amp; &quot; = &quot; &amp; [.B15] &amp; &quot;)&quot;" office:value-type="string" office:string-value="spelling (Spelling = 85)" calcext:value-type="string">
            <text:p>spelling (Spelling = 85)</text:p>
          </table:table-cell>
          <table:table-cell table:number-columns-repeated="60"/>
        </table:table-row>
        <table:table-row table:style-name="ro13">
          <table:table-cell table:style-name="ce129" table:formula="of:=[$Input.A48]" office:value-type="string" office:string-value="Math Fluency - Addition" calcext:value-type="string">
            <text:p>Math Fluency - Addition</text:p>
          </table:table-cell>
          <table:table-cell table:style-name="ce129" table:formula="of:=[$Input.B48]" office:value-type="float" office:value="0" calcext:value-type="float">
            <text:p>0</text:p>
          </table:table-cell>
          <table:table-cell table:style-name="ce129" table:formula="of:=[$Input.C48]" office:value-type="string" office:string-value="" calcext:value-type="error">
            <text:p>#NAME?</text:p>
          </table:table-cell>
          <table:table-cell table:style-name="ce64" table:formula="of:=[$DescScales.B49] &amp; &quot; (&quot; &amp; [.A16] &amp; &quot; = &quot; &amp; [.B16] &amp; &quot;)&quot;" office:value-type="string" office:string-value="speed and accuracy with addition facts (Math Fluency - Addition = 0)" calcext:value-type="string">
            <text:p>speed and accuracy with addition facts (Math Fluency - Addition = 0)</text:p>
          </table:table-cell>
          <table:table-cell table:number-columns-repeated="60"/>
        </table:table-row>
        <table:table-row table:style-name="ro13">
          <table:table-cell table:style-name="ce129" table:formula="of:=[$Input.A49]" office:value-type="string" office:string-value="Math Fluency - Subtraction" calcext:value-type="string">
            <text:p>Math Fluency - Subtraction</text:p>
          </table:table-cell>
          <table:table-cell table:style-name="ce129" table:formula="of:=[$Input.B49]" office:value-type="float" office:value="0" calcext:value-type="float">
            <text:p>0</text:p>
          </table:table-cell>
          <table:table-cell table:style-name="ce129" table:formula="of:=[$Input.C49]" office:value-type="string" office:string-value="" calcext:value-type="error">
            <text:p>#NAME?</text:p>
          </table:table-cell>
          <table:table-cell table:style-name="ce64" table:formula="of:=[$DescScales.B50] &amp; &quot; (&quot; &amp; [.A17] &amp; &quot; = &quot; &amp; [.B17] &amp; &quot;)&quot;" office:value-type="string" office:string-value="speed and accuracy with subtraction facts (Math Fluency - Subtraction = 0)" calcext:value-type="string">
            <text:p>speed and accuracy with subtraction facts (Math Fluency - Subtraction = 0)</text:p>
          </table:table-cell>
          <table:table-cell table:number-columns-repeated="60"/>
        </table:table-row>
        <table:table-row table:style-name="ro13">
          <table:table-cell table:style-name="ce129" table:formula="of:=[$Input.A50]" office:value-type="string" office:string-value="Math Fluency - Multiplication" calcext:value-type="string">
            <text:p>Math Fluency - Multiplication</text:p>
          </table:table-cell>
          <table:table-cell table:style-name="ce129" table:formula="of:=[$Input.B50]" office:value-type="float" office:value="0" calcext:value-type="float">
            <text:p>0</text:p>
          </table:table-cell>
          <table:table-cell table:style-name="ce129" table:formula="of:=[$Input.C50]" office:value-type="string" office:string-value="" calcext:value-type="error">
            <text:p>#NAME?</text:p>
          </table:table-cell>
          <table:table-cell table:style-name="ce64" table:formula="of:=[$DescScales.B51] &amp; &quot; (&quot; &amp; [.A18] &amp; &quot; = &quot; &amp; [.B18] &amp; &quot;)&quot;" office:value-type="string" office:string-value="speed and accuracy with multiplication (Math Fluency - Multiplication = 0)" calcext:value-type="string">
            <text:p>speed and accuracy with multiplication (Math Fluency - Multiplication = 0)</text:p>
          </table:table-cell>
          <table:table-cell table:number-columns-repeated="60"/>
        </table:table-row>
        <table:table-row table:style-name="ro13" table:number-rows-repeated="3">
          <table:table-cell table:style-name="ce129" table:number-columns-repeated="4"/>
          <table:table-cell table:number-columns-repeated="60"/>
        </table:table-row>
        <table:table-row table:style-name="ro1">
          <table:table-cell table:style-name="ce129" table:number-columns-repeated="4"/>
          <table:table-cell table:number-columns-repeated="2"/>
          <table:table-cell table:style-name="ce21" table:formula="of:=(&quot;# of &quot; &amp; [$DescScales.B3])" office:value-type="string" office:string-value="# of very high" calcext:value-type="string">
            <text:p># of very high</text:p>
          </table:table-cell>
          <table:table-cell table:style-name="ce21" table:formula="of:=(&quot;# of &quot; &amp; [$DescScales.B4])" office:value-type="string" office:string-value="# of high" calcext:value-type="string">
            <text:p># of high</text:p>
          </table:table-cell>
          <table:table-cell table:style-name="ce21" table:formula="of:=(&quot;# of &quot; &amp; [$DescScales.B5])" office:value-type="string" office:string-value="# of high average" calcext:value-type="string">
            <text:p># of high average</text:p>
          </table:table-cell>
          <table:table-cell table:style-name="ce21" table:formula="of:=(&quot;# of &quot; &amp; [$DescScales.B6])" office:value-type="string" office:string-value="# of average" calcext:value-type="string">
            <text:p># of average</text:p>
          </table:table-cell>
          <table:table-cell table:style-name="ce21" table:formula="of:=(&quot;# of &quot; &amp; [$DescScales.B7])" office:value-type="string" office:string-value="# of low average" calcext:value-type="string">
            <text:p># of low average</text:p>
          </table:table-cell>
          <table:table-cell table:style-name="ce21" table:formula="of:=(&quot;# of &quot; &amp; [$DescScales.B8])" office:value-type="string" office:string-value="# of low" calcext:value-type="string">
            <text:p># of low</text:p>
          </table:table-cell>
          <table:table-cell table:style-name="ce21" table:formula="of:=(&quot;# of &quot; &amp; [$DescScales.B9])" office:value-type="string" office:string-value="# of very low" calcext:value-type="string">
            <text:p># of very low</text:p>
          </table:table-cell>
          <table:table-cell/>
          <table:table-cell table:style-name="ce75" table:formula="of:=IFERROR(__xludf.dummyfunction(&quot;FILTER(G22:M30, G23:M23 &gt; 0)&quot;);&quot;# of average&quot;)" office:value-type="string" office:string-value="# of average" calcext:value-type="string">
            <text:p># of average</text:p>
          </table:table-cell>
          <table:table-cell table:style-name="ce178" table:number-columns-repeated="5"/>
          <table:table-cell table:style-name="ce32"/>
          <table:table-cell table:number-columns-repeated="43"/>
        </table:table-row>
        <table:table-row table:style-name="ro1">
          <table:table-cell table:style-name="ce130" office:value-type="string" calcext:value-type="string">
            <text:p>Reading</text:p>
          </table:table-cell>
          <table:table-cell table:style-name="ce134" table:number-columns-repeated="2"/>
          <table:table-cell table:style-name="ce138"/>
          <table:table-cell table:number-columns-repeated="2"/>
          <table:table-cell table:style-name="ce144" table:formula="of:=IFERROR(__xludf.dummyfunction(&quot;ROWS(FILTER(C25:C29, C25:C29 = DescScales!B3))&quot;);&quot;#N/A&quot;)" office:value-type="string" office:string-value="#N/A" calcext:value-type="string">
            <text:p>#N/A</text:p>
          </table:table-cell>
          <table:table-cell table:style-name="ce144" table:formula="of:=IFERROR(__xludf.dummyfunction(&quot;ROWS(FILTER(C25:C29, C25:C29 = DescScales!B4))&quot;);&quot;#N/A&quot;)" office:value-type="string" office:string-value="#N/A" calcext:value-type="string">
            <text:p>#N/A</text:p>
          </table:table-cell>
          <table:table-cell table:style-name="ce144" table:formula="of:=IFERROR(__xludf.dummyfunction(&quot;ROWS(FILTER(C25:C29, C25:C29 = DescScales!B5))&quot;);&quot;#N/A&quot;)" office:value-type="string" office:string-value="#N/A" calcext:value-type="string">
            <text:p>#N/A</text:p>
          </table:table-cell>
          <table:table-cell table:style-name="ce144" table:formula="of:=IFERROR(__xludf.dummyfunction(&quot;ROWS(FILTER(C25:C29, C25:C29 = DescScales!B6))&quot;);2)" office:value-type="float" office:value="2" calcext:value-type="float">
            <text:p>2</text:p>
          </table:table-cell>
          <table:table-cell table:style-name="ce144" table:formula="of:=IFERROR(__xludf.dummyfunction(&quot;ROWS(FILTER(C25:C29, C25:C29 = DescScales!B7))&quot;);&quot;#N/A&quot;)" office:value-type="string" office:string-value="#N/A" calcext:value-type="string">
            <text:p>#N/A</text:p>
          </table:table-cell>
          <table:table-cell table:style-name="ce144" table:formula="of:=IFERROR(__xludf.dummyfunction(&quot;ROWS(FILTER(C25:C29, C25:C29 = DescScales!B8))&quot;);&quot;#N/A&quot;)" office:value-type="string" office:string-value="#N/A" calcext:value-type="string">
            <text:p>#N/A</text:p>
          </table:table-cell>
          <table:table-cell table:style-name="ce145" table:formula="of:=IFERROR(__xludf.dummyfunction(&quot;ROWS(FILTER(C25:C29, C25:C29 = DescScales!B9))&quot;);&quot;#N/A&quot;)" office:value-type="string" office:string-value="#N/A" calcext:value-type="string">
            <text:p>#N/A</text:p>
          </table:table-cell>
          <table:table-cell/>
          <table:table-cell table:style-name="ce6" table:formula="of:=IFERROR(__xludf.dummyfunction(&quot;&quot;&quot;COMPUTED_VALUE&quot;&quot;&quot;);2)" office:value-type="float" office:value="2" calcext:value-type="float">
            <text:p>2</text:p>
          </table:table-cell>
          <table:table-cell table:number-columns-repeated="5"/>
          <table:table-cell table:style-name="ce42"/>
          <table:table-cell table:number-columns-repeated="43"/>
        </table:table-row>
        <table:table-row table:style-name="ro1">
          <table:table-cell table:style-name="ce131"/>
          <table:table-cell table:style-name="ce135" table:formula="of:=[$Input.B34]" office:value-type="string" office:string-value="Standard Score" calcext:value-type="string">
            <text:p>Standard Score</text:p>
          </table:table-cell>
          <table:table-cell table:style-name="ce135" table:formula="of:=[$Input.C34]" office:value-type="string" office:string-value="Range" calcext:value-type="string">
            <text:p>Range</text:p>
          </table:table-cell>
          <table:table-cell table:style-name="ce139" table:formula="of:=[$Input.D34]" office:value-type="string" office:string-value="%ile" calcext:value-type="string">
            <text:p>%ile</text:p>
          </table:table-cell>
          <table:table-cell table:number-columns-repeated="2"/>
          <table:table-cell table:style-name="ce61" table:formula="of:=[$DescScales.B3]" office:value-type="string" office:string-value="very high" calcext:value-type="string">
            <text:p>very high</text:p>
          </table:table-cell>
          <table:table-cell table:style-name="ce61" table:formula="of:=[$DescScales.B4]" office:value-type="string" office:string-value="high" calcext:value-type="string">
            <text:p>high</text:p>
          </table:table-cell>
          <table:table-cell table:style-name="ce61" table:formula="of:=[$DescScales.B5]" office:value-type="string" office:string-value="high average" calcext:value-type="string">
            <text:p>high average</text:p>
          </table:table-cell>
          <table:table-cell table:style-name="ce61" table:formula="of:=[$DescScales.B6]" office:value-type="string" office:string-value="average" calcext:value-type="string">
            <text:p>average</text:p>
          </table:table-cell>
          <table:table-cell table:style-name="ce61" table:formula="of:=[$DescScales.B7]" office:value-type="string" office:string-value="low average" calcext:value-type="string">
            <text:p>low average</text:p>
          </table:table-cell>
          <table:table-cell table:style-name="ce61" table:formula="of:=[$DescScales.B8]" office:value-type="string" office:string-value="low" calcext:value-type="string">
            <text:p>low</text:p>
          </table:table-cell>
          <table:table-cell table:style-name="ce61" table:formula="of:=[$DescScales.B9]" office:value-type="string" office:string-value="very low" calcext:value-type="string">
            <text:p>very low</text:p>
          </table:table-cell>
          <table:table-cell/>
          <table:table-cell table:style-name="ce6" table:formula="of:=IFERROR(__xludf.dummyfunction(&quot;&quot;&quot;COMPUTED_VALUE&quot;&quot;&quot;);&quot;average&quot;)" office:value-type="string" office:string-value="average" calcext:value-type="string">
            <text:p>average</text:p>
          </table:table-cell>
          <table:table-cell table:number-columns-repeated="5"/>
          <table:table-cell table:style-name="ce42"/>
          <table:table-cell table:number-columns-repeated="43"/>
        </table:table-row>
        <table:table-row table:style-name="ro1">
          <table:table-cell table:style-name="ce86" table:formula="of:=[$Input.A36]" office:value-type="string" office:string-value="Early Reading Skills" calcext:value-type="string">
            <text:p>Early Reading Skills</text:p>
          </table:table-cell>
          <table:table-cell table:style-name="ce25" table:formula="of:=[$Input.B36]" office:value-type="float" office:value="0" calcext:value-type="float">
            <text:p>0</text:p>
          </table:table-cell>
          <table:table-cell table:style-name="ce25" table:formula="of:=[$Input.C36]" office:value-type="string" office:string-value="" calcext:value-type="error">
            <text:p>#NAME?</text:p>
          </table:table-cell>
          <table:table-cell table:style-name="ce140" table:formula="of:=[$Input.D36]" office:value-type="float" office:value="0" calcext:value-type="float">
            <text:p>0</text:p>
          </table:table-cell>
          <table:table-cell table:formula="of:=[.D4]" office:value-type="string" office:string-value="foundational reading skills (Early Reading Skills = 0)" calcext:value-type="string">
            <text:p>foundational reading skills (Early Reading Skills = 0)</text:p>
          </table:table-cell>
          <table:table-cell/>
          <table:table-cell table:style-name="ce30" table:formula="of:=IFERROR(__xludf.dummyfunction(&quot;FILTER(E25:E29, C25:C29 = DescScales!B3)&quot;);&quot;#N/A&quot;)" office:value-type="string" office:string-value="#N/A" calcext:value-type="string">
            <text:p>#N/A</text:p>
          </table:table-cell>
          <table:table-cell table:style-name="ce39" table:formula="of:=IFERROR(__xludf.dummyfunction(&quot;FILTER(E25:E29, C25:C29 = DescScales!B4)&quot;);&quot;#N/A&quot;)" office:value-type="string" office:string-value="#N/A" calcext:value-type="string">
            <text:p>#N/A</text:p>
          </table:table-cell>
          <table:table-cell table:style-name="ce39" table:formula="of:=IFERROR(__xludf.dummyfunction(&quot;FILTER(E25:E29, C25:C29 = DescScales!B5)&quot;);&quot;#N/A&quot;)" office:value-type="string" office:string-value="#N/A" calcext:value-type="string">
            <text:p>#N/A</text:p>
          </table:table-cell>
          <table:table-cell table:style-name="ce39" table:formula="of:=IFERROR(__xludf.dummyfunction(&quot;FILTER(E25:E29, C25:C29 = DescScales!B6)&quot;);&quot;reading comprehension (Reading Comprehension = 90)&quot;)" office:value-type="string" office:string-value="reading comprehension (Reading Comprehension = 90)" calcext:value-type="string">
            <text:p>reading comprehension (Reading Comprehension = 90)</text:p>
          </table:table-cell>
          <table:table-cell table:style-name="ce39" table:formula="of:=IFERROR(__xludf.dummyfunction(&quot;FILTER(E25:E29, C25:C29 = DescScales!B7)&quot;);&quot;#N/A&quot;)" office:value-type="string" office:string-value="#N/A" calcext:value-type="string">
            <text:p>#N/A</text:p>
          </table:table-cell>
          <table:table-cell table:style-name="ce39" table:formula="of:=IFERROR(__xludf.dummyfunction(&quot;FILTER(E25:E29, C25:C29 = DescScales!B8)&quot;);&quot;#N/A&quot;)" office:value-type="string" office:string-value="#N/A" calcext:value-type="string">
            <text:p>#N/A</text:p>
          </table:table-cell>
          <table:table-cell table:style-name="ce41" table:formula="of:=IFERROR(__xludf.dummyfunction(&quot;FILTER(E25:E29, C25:C29 = DescScales!B9)&quot;);&quot;#N/A&quot;)" office:value-type="string" office:string-value="#N/A" calcext:value-type="string">
            <text:p>#N/A</text:p>
          </table:table-cell>
          <table:table-cell/>
          <table:table-cell table:style-name="ce6" table:formula="of:=IFERROR(__xludf.dummyfunction(&quot;&quot;&quot;COMPUTED_VALUE&quot;&quot;&quot;);&quot;reading comprehension (Reading Comprehension = 90)&quot;)" office:value-type="string" office:string-value="reading comprehension (Reading Comprehension = 90)" calcext:value-type="string">
            <text:p>reading comprehension (Reading Comprehension = 90)</text:p>
          </table:table-cell>
          <table:table-cell table:number-columns-repeated="5"/>
          <table:table-cell table:style-name="ce42"/>
          <table:table-cell table:number-columns-repeated="43"/>
        </table:table-row>
        <table:table-row table:style-name="ro1">
          <table:table-cell table:style-name="ce86" table:formula="of:=[$Input.A37]" office:value-type="string" office:string-value="Reading Comprehension" calcext:value-type="string">
            <text:p>Reading Comprehension</text:p>
          </table:table-cell>
          <table:table-cell table:style-name="ce25" table:formula="of:=[$Input.B37]" office:value-type="float" office:value="90" calcext:value-type="float">
            <text:p>90</text:p>
          </table:table-cell>
          <table:table-cell table:style-name="ce25" table:formula="of:=[$Input.C37]" office:value-type="string" office:string-value="" calcext:value-type="error">
            <text:p>#NAME?</text:p>
          </table:table-cell>
          <table:table-cell table:style-name="ce140" table:formula="of:=[$Input.D37]" office:value-type="float" office:value="25" calcext:value-type="float">
            <text:p>25</text:p>
          </table:table-cell>
          <table:table-cell table:formula="of:=[.D5]" office:value-type="string" office:string-value="reading comprehension (Reading Comprehension = 90)" calcext:value-type="string">
            <text:p>reading comprehension (Reading Comprehension = 90)</text:p>
          </table:table-cell>
          <table:table-cell/>
          <table:table-cell table:style-name="ce8"/>
          <table:table-cell table:style-name="ce61" table:number-columns-repeated="2"/>
          <table:table-cell table:style-name="ce61" table:formula="of:=IFERROR(__xludf.dummyfunction(&quot;&quot;&quot;COMPUTED_VALUE&quot;&quot;&quot;);&quot;speed and accuracy when reading aloud (Oral Reading Fluency = 93)&quot;)" office:value-type="string" office:string-value="speed and accuracy when reading aloud (Oral Reading Fluency = 93)" calcext:value-type="string">
            <text:p>speed and accuracy when reading aloud (Oral Reading Fluency = 93)</text:p>
          </table:table-cell>
          <table:table-cell table:style-name="ce61" table:number-columns-repeated="2"/>
          <table:table-cell table:style-name="ce67"/>
          <table:table-cell/>
          <table:table-cell table:style-name="ce6" table:formula="of:=IFERROR(__xludf.dummyfunction(&quot;&quot;&quot;COMPUTED_VALUE&quot;&quot;&quot;);&quot;speed and accuracy when reading aloud (Oral Reading Fluency = 93)&quot;)" office:value-type="string" office:string-value="speed and accuracy when reading aloud (Oral Reading Fluency = 93)" calcext:value-type="string">
            <text:p>speed and accuracy when reading aloud (Oral Reading Fluency = 93)</text:p>
          </table:table-cell>
          <table:table-cell table:number-columns-repeated="5"/>
          <table:table-cell table:style-name="ce42"/>
          <table:table-cell table:number-columns-repeated="43"/>
        </table:table-row>
        <table:table-row table:style-name="ro1">
          <table:table-cell table:style-name="ce86" table:formula="of:=[$Input.A41]" office:value-type="string" office:string-value="Word Reading" calcext:value-type="string">
            <text:p>Word Reading</text:p>
          </table:table-cell>
          <table:table-cell table:style-name="ce25" table:formula="of:=[$Input.B41]" office:value-type="float" office:value="0" calcext:value-type="float">
            <text:p>0</text:p>
          </table:table-cell>
          <table:table-cell table:style-name="ce25" table:formula="of:=[$Input.C41]" office:value-type="string" office:string-value="" calcext:value-type="error">
            <text:p>#NAME?</text:p>
          </table:table-cell>
          <table:table-cell table:style-name="ce140" table:formula="of:=[$Input.D41]" office:value-type="float" office:value="0" calcext:value-type="float">
            <text:p>0</text:p>
          </table:table-cell>
          <table:table-cell table:formula="of:=[.D9]" office:value-type="string" office:string-value="word recognition (Word Reading = 0)" calcext:value-type="string">
            <text:p>word recognition (Word Reading = 0)</text:p>
          </table:table-cell>
          <table:table-cell/>
          <table:table-cell table:style-name="ce8"/>
          <table:table-cell table:style-name="ce61" table:number-columns-repeated="5"/>
          <table:table-cell table:style-name="ce67"/>
          <table:table-cell/>
          <table:table-cell table:style-name="ce6"/>
          <table:table-cell table:number-columns-repeated="5"/>
          <table:table-cell table:style-name="ce42"/>
          <table:table-cell table:number-columns-repeated="43"/>
        </table:table-row>
        <table:table-row table:style-name="ro1">
          <table:table-cell table:style-name="ce131" table:formula="of:=[$Input.A43]" office:value-type="string" office:string-value="Pseudoword Decoding" calcext:value-type="string">
            <text:p>Pseudoword Decoding</text:p>
          </table:table-cell>
          <table:table-cell table:style-name="ce129" table:formula="of:=[$Input.B43]" office:value-type="float" office:value="0" calcext:value-type="float">
            <text:p>0</text:p>
          </table:table-cell>
          <table:table-cell table:style-name="ce129" table:formula="of:=[$Input.C43]" office:value-type="string" office:string-value="" calcext:value-type="error">
            <text:p>#NAME?</text:p>
          </table:table-cell>
          <table:table-cell table:style-name="ce141" table:formula="of:=[$Input.D43]" office:value-type="float" office:value="0" calcext:value-type="float">
            <text:p>0</text:p>
          </table:table-cell>
          <table:table-cell table:formula="of:=[.D11]" office:value-type="string" office:string-value="phonics usage (Pseudoword Decoding = 0)" calcext:value-type="string">
            <text:p>phonics usage (Pseudoword Decoding = 0)</text:p>
          </table:table-cell>
          <table:table-cell/>
          <table:table-cell table:style-name="ce8"/>
          <table:table-cell table:style-name="ce61" table:number-columns-repeated="5"/>
          <table:table-cell table:style-name="ce67"/>
          <table:table-cell/>
          <table:table-cell table:style-name="ce6"/>
          <table:table-cell table:number-columns-repeated="5"/>
          <table:table-cell table:style-name="ce42"/>
          <table:table-cell table:number-columns-repeated="43"/>
        </table:table-row>
        <table:table-row table:style-name="ro1">
          <table:table-cell table:style-name="ce132" table:formula="of:=[$Input.A46]" office:value-type="string" office:string-value="Oral Reading Fluency" calcext:value-type="string">
            <text:p>Oral Reading Fluency</text:p>
          </table:table-cell>
          <table:table-cell table:style-name="ce26" table:formula="of:=[$Input.B46]" office:value-type="float" office:value="93" calcext:value-type="float">
            <text:p>93</text:p>
          </table:table-cell>
          <table:table-cell table:style-name="ce26" table:formula="of:=[$Input.C46]" office:value-type="string" office:string-value="" calcext:value-type="error">
            <text:p>#NAME?</text:p>
          </table:table-cell>
          <table:table-cell table:style-name="ce142" table:formula="of:=[$Input.D46]" office:value-type="float" office:value="32" calcext:value-type="float">
            <text:p>32</text:p>
          </table:table-cell>
          <table:table-cell table:formula="of:=[.D14]" office:value-type="string" office:string-value="speed and accuracy when reading aloud (Oral Reading Fluency = 93)" calcext:value-type="string">
            <text:p>speed and accuracy when reading aloud (Oral Reading Fluency = 93)</text:p>
          </table:table-cell>
          <table:table-cell/>
          <table:table-cell table:style-name="ce9"/>
          <table:table-cell table:style-name="ce92" table:number-columns-repeated="5"/>
          <table:table-cell table:style-name="ce68"/>
          <table:table-cell/>
          <table:table-cell table:style-name="ce31"/>
          <table:table-cell table:style-name="ce40" table:number-columns-repeated="5"/>
          <table:table-cell table:style-name="ce43"/>
          <table:table-cell table:number-columns-repeated="43"/>
        </table:table-row>
        <table:table-row table:style-name="ro1">
          <table:table-cell table:style-name="ce129" table:number-columns-repeated="4"/>
          <table:table-cell table:number-columns-repeated="2"/>
          <table:table-cell table:style-name="ce78" table:formula="of:=ifs([.G23]=1; [$Input.B2] &amp; &quot;'s &quot; &amp; [.G25] &amp; &quot; is in the &quot; &amp; [.G24] &amp; &quot; range. &quot;; [.G23]=2; [$Input.B2] &amp; &quot;'s &quot; &amp; [.G25] &amp; &quot; and &quot; &amp; [$Input.D3] &amp; &quot; &quot; &amp; [.G26] &amp; &quot; are in the &quot; &amp; [.G24] &amp; &quot; range. &quot;; [.G23] = 3; [$Input.B2] &amp; &quot;'s &quot; &amp; [.G25] &amp; &quot;, &quot; &amp; [$Input.D3] &amp; &quot; &quot; &amp; [.G26] &amp; &quot;, and &quot; &amp; [$Input.D3] &amp; &quot; &quot; &amp; [.G27] &amp; &quot; are in the &quot; &amp; [.G24] &amp; &quot; range. &quot;; [.G23] = 4; [$Input.B2] &amp; &quot;'s &quot; &amp; [.G25] &amp; &quot;, &quot; &amp; [$Input.D3] &amp; &quot; &quot; &amp; [.G26] &amp; &quot;, &quot; &amp; [$Input.D3] &amp; &quot; &quot; &amp; [.G27] &amp; &quot;, and &quot; &amp; [$Input.D3] &amp; &quot; &quot; &amp; [.G28] &amp; &quot; are in the &quot; &amp; [.G24] &amp; &quot; range. &quot;; [.G23] = 5; [$Input.B2] &amp; &quot;'s &quot; &amp; [.G25] &amp; &quot;, &quot; &amp; [$Input.D3] &amp; &quot; &quot; &amp; [.G26] &amp; &quot;, &quot; &amp; [$Input.D3] &amp; &quot; &quot; &amp; [.G27] &amp; &quot;, &quot; &amp; [$Input.D3] &amp; &quot; &quot; &amp; [.G28] &amp; &quot;, and &quot; &amp; [$Input.D3] &amp; &quot; &quot; &amp; [.G29] &amp; &quot; are in the &quot; &amp; [.G24] &amp; &quot; range. &quot;)" office:value-type="string" office:string-value="" calcext:value-type="error">
            <text:p>#NAME?</text:p>
          </table:table-cell>
          <table:table-cell table:style-name="ce78" table:formula="of:=ifs([.H23]=1; [$Input.B2] &amp; &quot;'s &quot; &amp; [.H25] &amp; &quot; is in the &quot; &amp; [.H24] &amp; &quot; range. &quot;; [.H23]=2; [$Input.B2] &amp; &quot;'s &quot; &amp; [.H25] &amp; &quot; and &quot; &amp; [$Input.D3] &amp; &quot; &quot; &amp; [.H26] &amp; &quot; are in the &quot; &amp; [.H24] &amp; &quot; range. &quot;; [.H23] = 3; [$Input.C2] &amp; &quot;'s &quot; &amp; [.H25] &amp; &quot;, &quot; &amp; [$Input.D3] &amp; &quot; &quot; &amp; [.H26] &amp; &quot;, and &quot; &amp; [$Input.D3] &amp; &quot; &quot; &amp; [.H27] &amp; &quot; are in the &quot; &amp; [.H24] &amp; &quot; range. &quot;; [.H23] = 4; [$Input.B2] &amp; &quot;'s &quot; &amp; [.H25] &amp; &quot;, &quot; &amp; [$Input.D3] &amp; &quot; &quot; &amp; [.H26] &amp; &quot;, &quot; &amp; [$Input.D3] &amp; &quot; &quot; &amp; [.H27] &amp; &quot;, and &quot; &amp; [$Input.D3] &amp; &quot; &quot; &amp; [.H28] &amp; &quot; are in the &quot; &amp; [.H24] &amp; &quot; range. &quot;; [.H23] = 5; [$Input.B2] &amp; &quot;'s &quot; &amp; [.H25] &amp; &quot;, &quot; &amp; [$Input.D3] &amp; &quot; &quot; &amp; [.H26] &amp; &quot;, &quot; &amp; [$Input.D3] &amp; &quot; &quot; &amp; [.H27] &amp; &quot;, &quot; &amp; [$Input.D3] &amp; &quot; &quot; &amp; [.H28] &amp; &quot;, and &quot; &amp; [$Input.D3] &amp; &quot; &quot; &amp; [.H29] &amp; &quot; are in the &quot; &amp; [.H24] &amp; &quot; range. &quot;)" office:value-type="string" office:string-value="" calcext:value-type="error">
            <text:p>#NAME?</text:p>
          </table:table-cell>
          <table:table-cell table:style-name="ce78" table:formula="of:=ifs([.I23]=1; [$Input.B2] &amp; &quot;'s &quot; &amp; [.I25] &amp; &quot; is in the &quot; &amp; [.I24] &amp; &quot; range. &quot;; [.I23]=2; [$Input.B2] &amp; &quot;'s &quot; &amp; [.I25] &amp; &quot; and &quot; &amp; [$Input.D3] &amp; &quot; &quot; &amp; [.I26] &amp; &quot; are in the &quot; &amp; [.I24] &amp; &quot; range. &quot;; [.I23] = 3; [$Input.B2] &amp; &quot;'s &quot; &amp; [.I25] &amp; &quot;, &quot; &amp; [$Input.D3] &amp; &quot; &quot; &amp; [.I26] &amp; &quot;, and &quot; &amp; [$Input.D3] &amp; &quot; &quot; &amp; [.I27] &amp; &quot; are in the &quot; &amp; [.I24] &amp; &quot; range. &quot;; [.I23] = 4; [$Input.B2] &amp; &quot;'s &quot; &amp; [.I25] &amp; &quot;, &quot; &amp; [$Input.D3] &amp; &quot; &quot; &amp; [.I26] &amp; &quot;, &quot; &amp; [$Input.D3] &amp; &quot; &quot; &amp; [.I27] &amp; &quot;, and &quot; &amp; [$Input.D3] &amp; &quot; &quot; &amp; [.I28] &amp; &quot; are in the &quot; &amp; [.I24] &amp; &quot; range. &quot;; [.I23] = 5; [$Input.B2] &amp; &quot;'s &quot; &amp; [.I25] &amp; &quot;, &quot; &amp; [$Input.D3] &amp; &quot; &quot; &amp; [.I26] &amp; &quot;, &quot; &amp; [$Input.D3] &amp; &quot; &quot; &amp; [.I27] &amp; &quot;, &quot; &amp; [$Input.D3] &amp; &quot; &quot; &amp; [.I28] &amp; &quot;, and &quot; &amp; [$Input.D3] &amp; &quot; &quot; &amp; [.I29] &amp; &quot; are in the &quot; &amp; [.I24] &amp; &quot; range. &quot;)" office:value-type="string" office:string-value="" calcext:value-type="error">
            <text:p>#NAME?</text:p>
          </table:table-cell>
          <table:table-cell table:style-name="ce78" table:formula="of:=ifs([.J23]=1; [$Input.B2] &amp; &quot;'s &quot; &amp; [.J25] &amp; &quot; is in the &quot; &amp; [.J24] &amp; &quot; range. &quot;; [.J23]=2; [$Input.B2] &amp; &quot;'s &quot; &amp; [.J25] &amp; &quot; and &quot; &amp; [$Input.D3] &amp; &quot; &quot; &amp; [.J26] &amp; &quot; are in the &quot; &amp; [.J24] &amp; &quot; range. &quot;; [.J23] = 3; [$Input.B2] &amp; &quot;'s &quot; &amp; [.J25] &amp; &quot;, &quot; &amp; [$Input.D3] &amp; &quot; &quot; &amp; [.J26] &amp; &quot;, and &quot; &amp; [$Input.D3] &amp; &quot; &quot; &amp; [.J27] &amp; &quot; are in the &quot; &amp; [.J24] &amp; &quot; range. &quot;; [.J23] = 4; [$Input.B2] &amp; &quot;'s &quot; &amp; [.J25] &amp; &quot;, &quot; &amp; [$Input.D3] &amp; &quot; &quot; &amp; [.J26] &amp; &quot;, &quot; &amp; [$Input.D3] &amp; &quot; &quot; &amp; [.J27] &amp; &quot;, and &quot; &amp; [$Input.D3] &amp; &quot; &quot; &amp; [.J28] &amp; &quot; are in the &quot; &amp; [.J24] &amp; &quot; range. &quot;; [.J23] = 5; [$Input.B2] &amp; &quot;'s &quot; &amp; [.J25] &amp; &quot;, &quot; &amp; [$Input.D3] &amp; &quot; &quot; &amp; [.J26] &amp; &quot;, &quot; &amp; [$Input.D3] &amp; &quot; &quot; &amp; [.J27] &amp; &quot;, &quot; &amp; [$Input.D3] &amp; &quot; &quot; &amp; [.J28] &amp; &quot;, and &quot; &amp; [$Input.D3] &amp; &quot; &quot; &amp; [.J29] &amp; &quot; are in the &quot; &amp; [.J24] &amp; &quot; range. &quot;)" office:value-type="string" office:string-value="" calcext:value-type="error">
            <text:p>#NAME?</text:p>
          </table:table-cell>
          <table:table-cell table:style-name="ce78" table:formula="of:=ifs([.K23]=1; [$Input.B2] &amp; &quot;'s &quot; &amp; [.K25] &amp; &quot; is in the &quot; &amp; [.K24] &amp; &quot; range. &quot;; [.K23]=2; [$Input.B2] &amp; &quot;'s &quot; &amp; [.K25] &amp; &quot; and &quot; &amp; [$Input.D3] &amp; &quot; &quot; &amp; [.K26] &amp; &quot; are in the &quot; &amp; [.K24] &amp; &quot; range. &quot;; [.K23] = 3; [$Input.B2] &amp; &quot;'s &quot; &amp; [.K25] &amp; &quot;, &quot; &amp; [$Input.D3] &amp; &quot; &quot; &amp; [.K26] &amp; &quot;, and &quot; &amp; [$Input.D3] &amp; &quot; &quot; &amp; [.K27] &amp; &quot; are in the &quot; &amp; [.K24] &amp; &quot; range. &quot;; [.K23] = 4; [$Input.B2] &amp; &quot;'s &quot; &amp; [.K25] &amp; &quot;, &quot; &amp; [$Input.D3] &amp; &quot; &quot; &amp; [.K26] &amp; &quot;, &quot; &amp; [$Input.D3] &amp; &quot; &quot; &amp; [.K27] &amp; &quot;, and &quot; &amp; [$Input.D3] &amp; &quot; &quot; &amp; [.K28] &amp; &quot; are in the &quot; &amp; [.K24] &amp; &quot; range. &quot;; [.K23] = 5; [$Input.B2] &amp; &quot;'s &quot; &amp; [.K25] &amp; &quot;, &quot; &amp; [$Input.D3] &amp; &quot; &quot; &amp; [.K26] &amp; &quot;, &quot; &amp; [$Input.D3] &amp; &quot; &quot; &amp; [.K27] &amp; &quot;, &quot; &amp; [$Input.D3] &amp; &quot; &quot; &amp; [.K28] &amp; &quot;, and &quot; &amp; [$Input.D3] &amp; &quot; &quot; &amp; [.K29] &amp; &quot; are in the &quot; &amp; [.K24] &amp; &quot; range. &quot;)" office:value-type="string" office:string-value="" calcext:value-type="error">
            <text:p>#NAME?</text:p>
          </table:table-cell>
          <table:table-cell table:style-name="ce78" table:formula="of:=ifs([.L23]=1; [$Input.B2] &amp; &quot;'s &quot; &amp; [.L25] &amp; &quot; is in the &quot; &amp; [.L24] &amp; &quot; range. &quot;; [.L23]=2; [$Input.B2] &amp; &quot;'s &quot; &amp; [.L25] &amp; &quot; and &quot; &amp; [$Input.D3] &amp; &quot; &quot; &amp; [.L26] &amp; &quot; are in the &quot; &amp; [.L24] &amp; &quot; range. &quot;; [.L23] = 3; [$Input.B2] &amp; &quot;'s &quot; &amp; [.L25] &amp; &quot;, &quot; &amp; [$Input.D3] &amp; &quot; &quot; &amp; [.L26] &amp; &quot;, and &quot; &amp; [$Input.D3] &amp; &quot; &quot; &amp; [.L27] &amp; &quot; are in the &quot; &amp; [.L24] &amp; &quot; range. &quot;; [.L23] = 4; [$Input.B2] &amp; &quot;'s &quot; &amp; [.L25] &amp; &quot;, &quot; &amp; [$Input.D3] &amp; &quot; &quot; &amp; [.L26] &amp; &quot;, &quot; &amp; [$Input.D3] &amp; &quot; &quot; &amp; [.L27] &amp; &quot;, and &quot; &amp; [$Input.D3] &amp; &quot; &quot; &amp; [.L28] &amp; &quot; are in the &quot; &amp; [.L24] &amp; &quot; range. &quot;; [.L23] = 5; [$Input.B2] &amp; &quot;'s &quot; &amp; [.L25] &amp; &quot;, &quot; &amp; [$Input.D3] &amp; &quot; &quot; &amp; [.L26] &amp; &quot;, &quot; &amp; [$Input.D3] &amp; &quot; &quot; &amp; [.L27] &amp; &quot;, &quot; &amp; [$Input.D3] &amp; &quot; &quot; &amp; [.L28] &amp; &quot;, and &quot; &amp; [$Input.D3] &amp; &quot; &quot; &amp; [.L29] &amp; &quot; are in the &quot; &amp; [.L24] &amp; &quot; range. &quot;)" office:value-type="string" office:string-value="" calcext:value-type="error">
            <text:p>#NAME?</text:p>
          </table:table-cell>
          <table:table-cell table:style-name="ce78" table:formula="of:=ifs([.M23]=1; [$Input.B2] &amp; &quot;'s &quot; &amp; [.M25] &amp; &quot; is in the &quot; &amp; [.M24] &amp; &quot; range. &quot;; [.M23]=2; [$Input.B2] &amp; &quot;'s &quot; &amp; [.M25] &amp; &quot; and &quot; &amp; [$Input.D3] &amp; &quot; &quot; &amp; [.M26] &amp; &quot; are in the &quot; &amp; [.M24] &amp; &quot; range. &quot;; [.M23] = 3; [$Input.B2] &amp; &quot;'s &quot; &amp; [.M25] &amp; &quot;, &quot; &amp; [$Input.D3] &amp; &quot; &quot; &amp; [.M26] &amp; &quot;, and &quot; &amp; [$Input.D3] &amp; &quot; &quot; &amp; [.M27] &amp; &quot; are in the &quot; &amp; [.M24] &amp; &quot; range. &quot;; [.M23] = 4; [$Input.B2] &amp; &quot;'s &quot; &amp; [.M25] &amp; &quot;, &quot; &amp; [$Input.D3] &amp; &quot; &quot; &amp; [.M26] &amp; &quot;, &quot; &amp; [$Input.D3] &amp; &quot; &quot; &amp; [.M27] &amp; &quot;, and &quot; &amp; [$Input.D3] &amp; &quot; &quot; &amp; [.M28] &amp; &quot; are in the &quot; &amp; [.M24] &amp; &quot; range. &quot;; [.M23] = 5; [$Input.B2] &amp; &quot;'s &quot; &amp; [.M25] &amp; &quot;, &quot; &amp; [$Input.D3] &amp; &quot; &quot; &amp; [.M26] &amp; &quot;, &quot; &amp; [$Input.D3] &amp; &quot; &quot; &amp; [.M27] &amp; &quot;, &quot; &amp; [$Input.D3] &amp; &quot; &quot; &amp; [.M28] &amp; &quot;, and &quot; &amp; [$Input.D3] &amp; &quot; &quot; &amp; [.M29] &amp; &quot; are in the &quot; &amp; [.M24] &amp; &quot; range. &quot;)" office:value-type="string" office:string-value="" calcext:value-type="error">
            <text:p>#NAME?</text:p>
          </table:table-cell>
          <table:table-cell table:style-name="ce2" office:value-type="string" calcext:value-type="string">
            <text:p>Sentences</text:p>
          </table:table-cell>
          <table:table-cell table:formula="of:=IFERROR(__xludf.dummyfunction(&quot;&quot;&quot;COMPUTED_VALUE&quot;&quot;&quot;);&quot;Jimmy's reading comprehension (Reading Comprehension = 90) and his speed and accuracy when reading aloud (Oral Reading Fluency = 93) are in the average range. &quot;)" office:value-type="string" office:string-value="Jimmy's reading comprehension (Reading Comprehension = 90) and his speed and accuracy when reading aloud (Oral Reading Fluency = 93) are in the average range. " calcext:value-type="string">
            <text:p>Jimmy's reading comprehension (Reading Comprehension = 90) and his speed and accuracy when reading aloud (Oral Reading Fluency = 93) are in the average range. </text:p>
          </table:table-cell>
          <table:table-cell table:number-columns-repeated="49"/>
        </table:table-row>
        <table:table-row table:style-name="ro1">
          <table:table-cell table:style-name="ce129" table:number-columns-repeated="4"/>
          <table:table-cell table:number-columns-repeated="2"/>
          <table:table-cell table:style-name="ce61" table:number-columns-repeated="7"/>
          <table:table-cell table:style-name="ce2" office:value-type="string" calcext:value-type="string">
            <text:p>Paragraph</text:p>
          </table:table-cell>
          <table:table-cell table:formula="of:=CONCATENATE([.O30] &amp; [.P30] &amp; [.Q30] &amp; [.R30] &amp; [.S30] &amp; [.T30] &amp; [.U30])" office:value-type="string" office:string-value="Jimmy's reading comprehension (Reading Comprehension = 90) and his speed and accuracy when reading aloud (Oral Reading Fluency = 93) are in the average range. " calcext:value-type="string">
            <text:p>Jimmy's reading comprehension (Reading Comprehension = 90) and his speed and accuracy when reading aloud (Oral Reading Fluency = 93) are in the average range. </text:p>
          </table:table-cell>
          <table:table-cell table:number-columns-repeated="49"/>
        </table:table-row>
        <table:table-row table:style-name="ro1">
          <table:table-cell table:style-name="ce129" table:number-columns-repeated="4"/>
          <table:table-cell table:number-columns-repeated="2"/>
          <table:table-cell table:style-name="ce61" table:number-columns-repeated="7"/>
          <table:table-cell table:style-name="ce111"/>
          <table:table-cell table:number-columns-repeated="50"/>
        </table:table-row>
        <table:table-row table:style-name="ro1">
          <table:table-cell table:style-name="ce129" table:number-columns-repeated="4"/>
          <table:table-cell table:number-columns-repeated="2"/>
          <table:table-cell table:style-name="ce13" table:formula="of:=(&quot;# of &quot; &amp; [$DescScales.B3])" office:value-type="string" office:string-value="# of very high" calcext:value-type="string">
            <text:p># of very high</text:p>
          </table:table-cell>
          <table:table-cell table:style-name="ce13" table:formula="of:=(&quot;# of &quot; &amp; [$DescScales.B4])" office:value-type="string" office:string-value="# of high" calcext:value-type="string">
            <text:p># of high</text:p>
          </table:table-cell>
          <table:table-cell table:style-name="ce13" table:formula="of:=(&quot;# of &quot; &amp; [$DescScales.B5])" office:value-type="string" office:string-value="# of high average" calcext:value-type="string">
            <text:p># of high average</text:p>
          </table:table-cell>
          <table:table-cell table:style-name="ce13" table:formula="of:=(&quot;# of &quot; &amp; [$DescScales.B6])" office:value-type="string" office:string-value="# of average" calcext:value-type="string">
            <text:p># of average</text:p>
          </table:table-cell>
          <table:table-cell table:style-name="ce13" table:formula="of:=(&quot;# of &quot; &amp; [$DescScales.B7])" office:value-type="string" office:string-value="# of low average" calcext:value-type="string">
            <text:p># of low average</text:p>
          </table:table-cell>
          <table:table-cell table:style-name="ce13" table:formula="of:=(&quot;# of &quot; &amp; [$DescScales.B8])" office:value-type="string" office:string-value="# of low" calcext:value-type="string">
            <text:p># of low</text:p>
          </table:table-cell>
          <table:table-cell table:style-name="ce13" table:formula="of:=(&quot;# of &quot; &amp; [$DescScales.B9])" office:value-type="string" office:string-value="# of very low" calcext:value-type="string">
            <text:p># of very low</text:p>
          </table:table-cell>
          <table:table-cell table:style-name="ce111"/>
          <table:table-cell table:style-name="ce75" table:formula="of:=IFERROR(__xludf.dummyfunction(&quot;FILTER(G33:M41, G34:M34 &gt; 0)&quot;);&quot;# of low&quot;)" office:value-type="string" office:string-value="# of low" calcext:value-type="string">
            <text:p># of low</text:p>
          </table:table-cell>
          <table:table-cell table:style-name="ce178" table:formula="of:=IFERROR(__xludf.dummyfunction(&quot;&quot;&quot;COMPUTED_VALUE&quot;&quot;&quot;);&quot;# of very low&quot;)" office:value-type="string" office:string-value="# of very low" calcext:value-type="string">
            <text:p># of very low</text:p>
          </table:table-cell>
          <table:table-cell table:style-name="ce178" table:number-columns-repeated="4"/>
          <table:table-cell table:style-name="ce32"/>
          <table:table-cell table:number-columns-repeated="43"/>
        </table:table-row>
        <table:table-row table:style-name="ro1">
          <table:table-cell table:style-name="ce130" office:value-type="string" calcext:value-type="string">
            <text:p>Math</text:p>
          </table:table-cell>
          <table:table-cell table:style-name="ce134" table:number-columns-repeated="2"/>
          <table:table-cell table:style-name="ce138"/>
          <table:table-cell table:number-columns-repeated="2"/>
          <table:table-cell table:style-name="ce144" table:formula="of:=IFERROR(__xludf.dummyfunction(&quot;ROWS(FILTER(C36:C40, C36:C40 = DescScales!B3))&quot;);&quot;#N/A&quot;)" office:value-type="string" office:string-value="#N/A" calcext:value-type="string">
            <text:p>#N/A</text:p>
          </table:table-cell>
          <table:table-cell table:style-name="ce144" table:formula="of:=IFERROR(__xludf.dummyfunction(&quot;ROWS(FILTER(C36:C40, C36:C40 = DescScales!B4))&quot;);&quot;#N/A&quot;)" office:value-type="string" office:string-value="#N/A" calcext:value-type="string">
            <text:p>#N/A</text:p>
          </table:table-cell>
          <table:table-cell table:style-name="ce144" table:formula="of:=IFERROR(__xludf.dummyfunction(&quot;ROWS(FILTER(C36:C40, C36:C40 = DescScales!B5))&quot;);&quot;#N/A&quot;)" office:value-type="string" office:string-value="#N/A" calcext:value-type="string">
            <text:p>#N/A</text:p>
          </table:table-cell>
          <table:table-cell table:style-name="ce144" table:formula="of:=IFERROR(__xludf.dummyfunction(&quot;ROWS(FILTER(C36:C40, C36:C40 = DescScales!B6))&quot;);&quot;#N/A&quot;)" office:value-type="string" office:string-value="#N/A" calcext:value-type="string">
            <text:p>#N/A</text:p>
          </table:table-cell>
          <table:table-cell table:style-name="ce144" table:formula="of:=IFERROR(__xludf.dummyfunction(&quot;ROWS(FILTER(C36:C40, C36:C40 = DescScales!B7))&quot;);&quot;#N/A&quot;)" office:value-type="string" office:string-value="#N/A" calcext:value-type="string">
            <text:p>#N/A</text:p>
          </table:table-cell>
          <table:table-cell table:style-name="ce144" table:formula="of:=IFERROR(__xludf.dummyfunction(&quot;ROWS(FILTER(C36:C40, C36:C40 = DescScales!B8))&quot;);1)" office:value-type="float" office:value="1" calcext:value-type="float">
            <text:p>1</text:p>
          </table:table-cell>
          <table:table-cell table:style-name="ce145" table:formula="of:=IFERROR(__xludf.dummyfunction(&quot;ROWS(FILTER(C36:C40, C36:C40 = DescScales!B9))&quot;);1)" office:value-type="float" office:value="1" calcext:value-type="float">
            <text:p>1</text:p>
          </table:table-cell>
          <table:table-cell table:style-name="ce111"/>
          <table:table-cell table:style-name="ce6" table:formula="of:=IFERROR(__xludf.dummyfunction(&quot;&quot;&quot;COMPUTED_VALUE&quot;&quot;&quot;);1)" office:value-type="float" office:value="1" calcext:value-type="float">
            <text:p>1</text:p>
          </table:table-cell>
          <table:table-cell table:formula="of:=IFERROR(__xludf.dummyfunction(&quot;&quot;&quot;COMPUTED_VALUE&quot;&quot;&quot;);1)" office:value-type="float" office:value="1" calcext:value-type="float">
            <text:p>1</text:p>
          </table:table-cell>
          <table:table-cell table:number-columns-repeated="4"/>
          <table:table-cell table:style-name="ce42"/>
          <table:table-cell table:number-columns-repeated="43"/>
        </table:table-row>
        <table:table-row table:style-name="ro1">
          <table:table-cell table:style-name="ce131"/>
          <table:table-cell table:style-name="ce135" table:formula="of:=[$Input.B34]" office:value-type="string" office:string-value="Standard Score" calcext:value-type="string">
            <text:p>Standard Score</text:p>
          </table:table-cell>
          <table:table-cell table:style-name="ce135" table:formula="of:=[$Input.C34]" office:value-type="string" office:string-value="Range" calcext:value-type="string">
            <text:p>Range</text:p>
          </table:table-cell>
          <table:table-cell table:style-name="ce139" table:formula="of:=[$Input.D34]" office:value-type="string" office:string-value="%ile" calcext:value-type="string">
            <text:p>%ile</text:p>
          </table:table-cell>
          <table:table-cell table:number-columns-repeated="2"/>
          <table:table-cell table:style-name="ce61" table:formula="of:=[$DescScales.B3]" office:value-type="string" office:string-value="very high" calcext:value-type="string">
            <text:p>very high</text:p>
          </table:table-cell>
          <table:table-cell table:style-name="ce61" table:formula="of:=[$DescScales.B4]" office:value-type="string" office:string-value="high" calcext:value-type="string">
            <text:p>high</text:p>
          </table:table-cell>
          <table:table-cell table:style-name="ce61" table:formula="of:=[$DescScales.B5]" office:value-type="string" office:string-value="high average" calcext:value-type="string">
            <text:p>high average</text:p>
          </table:table-cell>
          <table:table-cell table:style-name="ce61" table:formula="of:=[$DescScales.B6]" office:value-type="string" office:string-value="average" calcext:value-type="string">
            <text:p>average</text:p>
          </table:table-cell>
          <table:table-cell table:style-name="ce61" table:formula="of:=[$DescScales.B7]" office:value-type="string" office:string-value="low average" calcext:value-type="string">
            <text:p>low average</text:p>
          </table:table-cell>
          <table:table-cell table:style-name="ce61" table:formula="of:=[$DescScales.B8]" office:value-type="string" office:string-value="low" calcext:value-type="string">
            <text:p>low</text:p>
          </table:table-cell>
          <table:table-cell table:style-name="ce146" table:formula="of:=[$DescScales.B9]" office:value-type="string" office:string-value="very low" calcext:value-type="string">
            <text:p>very low</text:p>
          </table:table-cell>
          <table:table-cell table:style-name="ce111"/>
          <table:table-cell table:style-name="ce6" table:formula="of:=IFERROR(__xludf.dummyfunction(&quot;&quot;&quot;COMPUTED_VALUE&quot;&quot;&quot;);&quot;low&quot;)" office:value-type="string" office:string-value="low" calcext:value-type="string">
            <text:p>low</text:p>
          </table:table-cell>
          <table:table-cell table:formula="of:=IFERROR(__xludf.dummyfunction(&quot;&quot;&quot;COMPUTED_VALUE&quot;&quot;&quot;);&quot;very low&quot;)" office:value-type="string" office:string-value="very low" calcext:value-type="string">
            <text:p>very low</text:p>
          </table:table-cell>
          <table:table-cell table:number-columns-repeated="4"/>
          <table:table-cell table:style-name="ce42"/>
          <table:table-cell table:number-columns-repeated="43"/>
        </table:table-row>
        <table:table-row table:style-name="ro1">
          <table:table-cell table:style-name="ce86" table:formula="of:=[$Input.A38]" office:value-type="string" office:string-value="Math Problem Solving" calcext:value-type="string">
            <text:p>Math Problem Solving</text:p>
          </table:table-cell>
          <table:table-cell table:style-name="ce25" table:formula="of:=[$Input.B38]" office:value-type="float" office:value="73" calcext:value-type="float">
            <text:p>73</text:p>
          </table:table-cell>
          <table:table-cell table:style-name="ce25" table:formula="of:=[$Input.C38]" office:value-type="string" office:string-value="" calcext:value-type="error">
            <text:p>#NAME?</text:p>
          </table:table-cell>
          <table:table-cell table:style-name="ce140" table:formula="of:=[$Input.D38]" office:value-type="float" office:value="4" calcext:value-type="float">
            <text:p>4</text:p>
          </table:table-cell>
          <table:table-cell table:formula="of:=[.D6]" office:value-type="string" office:string-value="verbal math problem solving (Math Problem Solving = 73)" calcext:value-type="string">
            <text:p>verbal math problem solving (Math Problem Solving = 73)</text:p>
          </table:table-cell>
          <table:table-cell/>
          <table:table-cell table:style-name="ce30" table:formula="of:=IFERROR(__xludf.dummyfunction(&quot;FILTER(E36:E40, C36:C40 = DescScales!B3)&quot;);&quot;#N/A&quot;)" office:value-type="string" office:string-value="#N/A" calcext:value-type="string">
            <text:p>#N/A</text:p>
          </table:table-cell>
          <table:table-cell table:style-name="ce39" table:formula="of:=IFERROR(__xludf.dummyfunction(&quot;FILTER(E36:E40, C36:C40 = DescScales!B4)&quot;);&quot;#N/A&quot;)" office:value-type="string" office:string-value="#N/A" calcext:value-type="string">
            <text:p>#N/A</text:p>
          </table:table-cell>
          <table:table-cell table:style-name="ce39" table:formula="of:=IFERROR(__xludf.dummyfunction(&quot;FILTER(E36:E40, C36:C40 = DescScales!B5)&quot;);&quot;#N/A&quot;)" office:value-type="string" office:string-value="#N/A" calcext:value-type="string">
            <text:p>#N/A</text:p>
          </table:table-cell>
          <table:table-cell table:style-name="ce39" table:formula="of:=IFERROR(__xludf.dummyfunction(&quot;FILTER(E36:E40, C36:C40 = DescScales!B6)&quot;);&quot;#N/A&quot;)" office:value-type="string" office:string-value="#N/A" calcext:value-type="string">
            <text:p>#N/A</text:p>
          </table:table-cell>
          <table:table-cell table:style-name="ce39" table:formula="of:=IFERROR(__xludf.dummyfunction(&quot;FILTER(E36:E40, C36:C40 = DescScales!B7)&quot;);&quot;#N/A&quot;)" office:value-type="string" office:string-value="#N/A" calcext:value-type="string">
            <text:p>#N/A</text:p>
          </table:table-cell>
          <table:table-cell table:style-name="ce39" table:formula="of:=IFERROR(__xludf.dummyfunction(&quot;FILTER(E36:E40, C36:C40 = DescScales!B8)&quot;);&quot;verbal math problem solving (Math Problem Solving = 73)&quot;)" office:value-type="string" office:string-value="verbal math problem solving (Math Problem Solving = 73)" calcext:value-type="string">
            <text:p>verbal math problem solving (Math Problem Solving = 73)</text:p>
          </table:table-cell>
          <table:table-cell table:style-name="ce41" table:formula="of:=IFERROR(__xludf.dummyfunction(&quot;FILTER(E36:E40, C36:C40 = DescScales!B9)&quot;);&quot;math computation (Numerical Operations = 68)&quot;)" office:value-type="string" office:string-value="math computation (Numerical Operations = 68)" calcext:value-type="string">
            <text:p>math computation (Numerical Operations = 68)</text:p>
          </table:table-cell>
          <table:table-cell table:style-name="ce111"/>
          <table:table-cell table:style-name="ce6" table:formula="of:=IFERROR(__xludf.dummyfunction(&quot;&quot;&quot;COMPUTED_VALUE&quot;&quot;&quot;);&quot;verbal math problem solving (Math Problem Solving = 73)&quot;)" office:value-type="string" office:string-value="verbal math problem solving (Math Problem Solving = 73)" calcext:value-type="string">
            <text:p>verbal math problem solving (Math Problem Solving = 73)</text:p>
          </table:table-cell>
          <table:table-cell table:formula="of:=IFERROR(__xludf.dummyfunction(&quot;&quot;&quot;COMPUTED_VALUE&quot;&quot;&quot;);&quot;math computation (Numerical Operations = 68)&quot;)" office:value-type="string" office:string-value="math computation (Numerical Operations = 68)" calcext:value-type="string">
            <text:p>math computation (Numerical Operations = 68)</text:p>
          </table:table-cell>
          <table:table-cell table:number-columns-repeated="4"/>
          <table:table-cell table:style-name="ce42"/>
          <table:table-cell table:number-columns-repeated="43"/>
        </table:table-row>
        <table:table-row table:style-name="ro1">
          <table:table-cell table:style-name="ce86" table:formula="of:=[$Input.A44]" office:value-type="string" office:string-value="Numerical Operations" calcext:value-type="string">
            <text:p>Numerical Operations</text:p>
          </table:table-cell>
          <table:table-cell table:style-name="ce25" table:formula="of:=[$Input.B44]" office:value-type="float" office:value="68" calcext:value-type="float">
            <text:p>68</text:p>
          </table:table-cell>
          <table:table-cell table:style-name="ce25" table:formula="of:=[$Input.C44]" office:value-type="string" office:string-value="" calcext:value-type="error">
            <text:p>#NAME?</text:p>
          </table:table-cell>
          <table:table-cell table:style-name="ce140" table:formula="of:=[$Input.D44]" office:value-type="float" office:value="2" calcext:value-type="float">
            <text:p>2</text:p>
          </table:table-cell>
          <table:table-cell table:formula="of:=[.D12]" office:value-type="string" office:string-value="math computation (Numerical Operations = 68)" calcext:value-type="string">
            <text:p>math computation (Numerical Operations = 68)</text:p>
          </table:table-cell>
          <table:table-cell/>
          <table:table-cell table:style-name="ce8"/>
          <table:table-cell table:style-name="ce61" table:number-columns-repeated="5"/>
          <table:table-cell table:style-name="ce67"/>
          <table:table-cell table:style-name="ce111"/>
          <table:table-cell table:style-name="ce6"/>
          <table:table-cell table:number-columns-repeated="5"/>
          <table:table-cell table:style-name="ce42"/>
          <table:table-cell table:number-columns-repeated="43"/>
        </table:table-row>
        <table:table-row table:style-name="ro1">
          <table:table-cell table:style-name="ce86" table:formula="of:=[$Input.A48]" office:value-type="string" office:string-value="Math Fluency - Addition" calcext:value-type="string">
            <text:p>Math Fluency - Addition</text:p>
          </table:table-cell>
          <table:table-cell table:style-name="ce25" table:formula="of:=[$Input.B48]" office:value-type="float" office:value="0" calcext:value-type="float">
            <text:p>0</text:p>
          </table:table-cell>
          <table:table-cell table:style-name="ce25" table:formula="of:=[$Input.C48]" office:value-type="string" office:string-value="" calcext:value-type="error">
            <text:p>#NAME?</text:p>
          </table:table-cell>
          <table:table-cell table:style-name="ce140" table:formula="of:=[$Input.D48]" office:value-type="float" office:value="0" calcext:value-type="float">
            <text:p>0</text:p>
          </table:table-cell>
          <table:table-cell table:formula="of:=[.D16]" office:value-type="string" office:string-value="speed and accuracy with addition facts (Math Fluency - Addition = 0)" calcext:value-type="string">
            <text:p>speed and accuracy with addition facts (Math Fluency - Addition = 0)</text:p>
          </table:table-cell>
          <table:table-cell/>
          <table:table-cell table:style-name="ce8"/>
          <table:table-cell table:style-name="ce61" table:number-columns-repeated="5"/>
          <table:table-cell table:style-name="ce67"/>
          <table:table-cell table:style-name="ce111"/>
          <table:table-cell table:style-name="ce6"/>
          <table:table-cell table:number-columns-repeated="5"/>
          <table:table-cell table:style-name="ce42"/>
          <table:table-cell table:number-columns-repeated="43"/>
        </table:table-row>
        <table:table-row table:style-name="ro1">
          <table:table-cell table:style-name="ce86" table:formula="of:=[$Input.A49]" office:value-type="string" office:string-value="Math Fluency - Subtraction" calcext:value-type="string">
            <text:p>Math Fluency - Subtraction</text:p>
          </table:table-cell>
          <table:table-cell table:style-name="ce25" table:formula="of:=[$Input.B49]" office:value-type="float" office:value="0" calcext:value-type="float">
            <text:p>0</text:p>
          </table:table-cell>
          <table:table-cell table:style-name="ce25" table:formula="of:=[$Input.C49]" office:value-type="string" office:string-value="" calcext:value-type="error">
            <text:p>#NAME?</text:p>
          </table:table-cell>
          <table:table-cell table:style-name="ce140" table:formula="of:=[$Input.D49]" office:value-type="float" office:value="0" calcext:value-type="float">
            <text:p>0</text:p>
          </table:table-cell>
          <table:table-cell table:formula="of:=[.D17]" office:value-type="string" office:string-value="speed and accuracy with subtraction facts (Math Fluency - Subtraction = 0)" calcext:value-type="string">
            <text:p>speed and accuracy with subtraction facts (Math Fluency - Subtraction = 0)</text:p>
          </table:table-cell>
          <table:table-cell/>
          <table:table-cell table:style-name="ce8"/>
          <table:table-cell table:style-name="ce61" table:number-columns-repeated="5"/>
          <table:table-cell table:style-name="ce67"/>
          <table:table-cell table:style-name="ce111"/>
          <table:table-cell table:style-name="ce6"/>
          <table:table-cell table:number-columns-repeated="5"/>
          <table:table-cell table:style-name="ce42"/>
          <table:table-cell table:number-columns-repeated="43"/>
        </table:table-row>
        <table:table-row table:style-name="ro1">
          <table:table-cell table:style-name="ce132" table:formula="of:=[$Input.A50]" office:value-type="string" office:string-value="Math Fluency - Multiplication" calcext:value-type="string">
            <text:p>Math Fluency - Multiplication</text:p>
          </table:table-cell>
          <table:table-cell table:style-name="ce26" table:formula="of:=[$Input.B50]" office:value-type="float" office:value="0" calcext:value-type="float">
            <text:p>0</text:p>
          </table:table-cell>
          <table:table-cell table:style-name="ce26" table:formula="of:=[$Input.C50]" office:value-type="string" office:string-value="" calcext:value-type="error">
            <text:p>#NAME?</text:p>
          </table:table-cell>
          <table:table-cell table:style-name="ce142" table:formula="of:=[$Input.D50]" office:value-type="float" office:value="0" calcext:value-type="float">
            <text:p>0</text:p>
          </table:table-cell>
          <table:table-cell table:formula="of:=[.D18]" office:value-type="string" office:string-value="speed and accuracy with multiplication (Math Fluency - Multiplication = 0)" calcext:value-type="string">
            <text:p>speed and accuracy with multiplication (Math Fluency - Multiplication = 0)</text:p>
          </table:table-cell>
          <table:table-cell/>
          <table:table-cell table:style-name="ce9"/>
          <table:table-cell table:style-name="ce92" table:number-columns-repeated="5"/>
          <table:table-cell table:style-name="ce68"/>
          <table:table-cell table:style-name="ce111"/>
          <table:table-cell table:style-name="ce31"/>
          <table:table-cell table:style-name="ce40" table:number-columns-repeated="5"/>
          <table:table-cell table:style-name="ce43"/>
          <table:table-cell table:number-columns-repeated="43"/>
        </table:table-row>
        <table:table-row table:style-name="ro1">
          <table:table-cell table:style-name="ce129" table:number-columns-repeated="4"/>
          <table:table-cell table:number-columns-repeated="2"/>
          <table:table-cell table:style-name="ce78" table:formula="of:=ifs([.G34]=1; [$Input.B2] &amp; &quot;'s &quot; &amp; [.G36] &amp; &quot; is in the &quot; &amp; [.G35] &amp; &quot; range. &quot;; [.G34]=2; [$Input.B2] &amp; &quot;'s &quot; &amp; [.G36] &amp; &quot; and &quot; &amp; [$Input.D3] &amp; &quot; &quot; &amp; [.G37] &amp; &quot; are in the &quot; &amp; [.G35] &amp; &quot; range. &quot;; [.G34] = 3; [$Input.B2] &amp; &quot;'s &quot; &amp; [.G36] &amp; &quot;, &quot; &amp; [$Input.D3] &amp; &quot; &quot; &amp; [.G37] &amp; &quot;, and &quot; &amp; [$Input.D3] &amp; &quot; &quot; &amp; [.G38] &amp; &quot; are in the &quot; &amp; [.G35] &amp; &quot; range. &quot;; [.G34] = 4; [$Input.B2] &amp; &quot;'s &quot; &amp; [.G36] &amp; &quot;, &quot; &amp; [$Input.D3] &amp; &quot; &quot; &amp; [.G37] &amp; &quot;, &quot; &amp; [$Input.D3] &amp; &quot; &quot; &amp; [.G38] &amp; &quot;, and &quot; &amp; [$Input.D3] &amp; &quot; &quot; &amp; [.G39] &amp; &quot; are in the &quot; &amp; [.G35] &amp; &quot; range. &quot;; [.G34] = 5; [$Input.B2] &amp; &quot;'s &quot; &amp; [.G36] &amp; &quot;, &quot; &amp; [$Input.D3] &amp; &quot; &quot; &amp; [.G37] &amp; &quot;, &quot; &amp; [$Input.D3] &amp; &quot; &quot; &amp; [.G38] &amp; &quot;, &quot; &amp; [$Input.D3] &amp; &quot; &quot; &amp; [.G39] &amp; &quot;, and &quot; &amp; [$Input.D3] &amp; &quot; &quot; &amp; [.G40] &amp; &quot; are in the &quot; &amp; [.G35] &amp; &quot; range. &quot;)" office:value-type="string" office:string-value="" calcext:value-type="error">
            <text:p>#NAME?</text:p>
          </table:table-cell>
          <table:table-cell table:style-name="ce78" table:formula="of:=ifs([.H34]=1; [$Input.B2] &amp; &quot;'s &quot; &amp; [.H36] &amp; &quot; is in the &quot; &amp; [.H35] &amp; &quot; range. &quot;; [.H34]=2; [$Input.B2] &amp; &quot;'s &quot; &amp; [.H36] &amp; &quot; and &quot; &amp; [$Input.D3] &amp; &quot; &quot; &amp; [.H37] &amp; &quot; are in the &quot; &amp; [.H35] &amp; &quot; range. &quot;; [.H34] = 3; [$Input.B2] &amp; &quot;'s &quot; &amp; [.H36] &amp; &quot;, &quot; &amp; [$Input.D3] &amp; &quot; &quot; &amp; [.H37] &amp; &quot;, and &quot; &amp; [$Input.D3] &amp; &quot; &quot; &amp; [.H38] &amp; &quot; are in the &quot; &amp; [.H35] &amp; &quot; range. &quot;; [.H34] = 4; [$Input.B2] &amp; &quot;'s &quot; &amp; [.H36] &amp; &quot;, &quot; &amp; [$Input.D3] &amp; &quot; &quot; &amp; [.H37] &amp; &quot;, &quot; &amp; [$Input.D3] &amp; &quot; &quot; &amp; [.H38] &amp; &quot;, and &quot; &amp; [$Input.D3] &amp; &quot; &quot; &amp; [.H39] &amp; &quot; are in the &quot; &amp; [.H35] &amp; &quot; range. &quot;; [.H34] = 5; [$Input.B2] &amp; &quot;'s &quot; &amp; [.H36] &amp; &quot;, &quot; &amp; [$Input.D3] &amp; &quot; &quot; &amp; [.H37] &amp; &quot;, &quot; &amp; [$Input.D3] &amp; &quot; &quot; &amp; [.H38] &amp; &quot;, &quot; &amp; [$Input.D3] &amp; &quot; &quot; &amp; [.H39] &amp; &quot;, and &quot; &amp; [$Input.D3] &amp; &quot; &quot; &amp; [.H40] &amp; &quot; are in the &quot; &amp; [.H35] &amp; &quot; range. &quot;)" office:value-type="string" office:string-value="" calcext:value-type="error">
            <text:p>#NAME?</text:p>
          </table:table-cell>
          <table:table-cell table:style-name="ce78" table:formula="of:=ifs([.I34]=1; [$Input.B2] &amp; &quot;'s &quot; &amp; [.I36] &amp; &quot; is in the &quot; &amp; [.I35] &amp; &quot; range. &quot;; [.I34]=2; [$Input.B2] &amp; &quot;'s &quot; &amp; [.I36] &amp; &quot; and &quot; &amp; [$Input.D3] &amp; &quot; &quot; &amp; [.I37] &amp; &quot; are in the &quot; &amp; [.I35] &amp; &quot; range. &quot;; [.I34] = 3; [$Input.B2] &amp; &quot;'s &quot; &amp; [.I36] &amp; &quot;, &quot; &amp; [$Input.D3] &amp; &quot; &quot; &amp; [.I37] &amp; &quot;, and &quot; &amp; [$Input.D3] &amp; &quot; &quot; &amp; [.I38] &amp; &quot; are in the &quot; &amp; [.I35] &amp; &quot; range. &quot;; [.I34] = 4; [$Input.B2] &amp; &quot;'s &quot; &amp; [.I36] &amp; &quot;, &quot; &amp; [$Input.D3] &amp; &quot; &quot; &amp; [.I37] &amp; &quot;, &quot; &amp; [$Input.D3] &amp; &quot; &quot; &amp; [.I38] &amp; &quot;, and &quot; &amp; [$Input.D3] &amp; &quot; &quot; &amp; [.I39] &amp; &quot; are in the &quot; &amp; [.I35] &amp; &quot; range. &quot;; [.I34] = 5; [$Input.B2] &amp; &quot;'s &quot; &amp; [.I36] &amp; &quot;, &quot; &amp; [$Input.D3] &amp; &quot; &quot; &amp; [.I37] &amp; &quot;, &quot; &amp; [$Input.D3] &amp; &quot; &quot; &amp; [.I38] &amp; &quot;, &quot; &amp; [$Input.D3] &amp; &quot; &quot; &amp; [.I39] &amp; &quot;, and &quot; &amp; [$Input.D3] &amp; &quot; &quot; &amp; [.I40] &amp; &quot; are in the &quot; &amp; [.I35] &amp; &quot; range. &quot;)" office:value-type="string" office:string-value="" calcext:value-type="error">
            <text:p>#NAME?</text:p>
          </table:table-cell>
          <table:table-cell table:style-name="ce78" table:formula="of:=ifs([.J34]=1; [$Input.B2] &amp; &quot;'s &quot; &amp; [.J36] &amp; &quot; is in the &quot; &amp; [.J35] &amp; &quot; range. &quot;; [.J34]=2; [$Input.B2] &amp; &quot;'s &quot; &amp; [.J36] &amp; &quot; and &quot; &amp; [$Input.D3] &amp; &quot; &quot; &amp; [.J37] &amp; &quot; are in the &quot; &amp; [.J35] &amp; &quot; range. &quot;; [.J34] = 3; [$Input.B2] &amp; &quot;'s &quot; &amp; [.J36] &amp; &quot;, &quot; &amp; [$Input.D3] &amp; &quot; &quot; &amp; [.J37] &amp; &quot;, and &quot; &amp; [$Input.D3] &amp; &quot; &quot; &amp; [.J38] &amp; &quot; are in the &quot; &amp; [.J35] &amp; &quot; range. &quot;; [.J34] = 4; [$Input.B2] &amp; &quot;'s &quot; &amp; [.J36] &amp; &quot;, &quot; &amp; [$Input.D3] &amp; &quot; &quot; &amp; [.J37] &amp; &quot;, &quot; &amp; [$Input.D3] &amp; &quot; &quot; &amp; [.J38] &amp; &quot;, and &quot; &amp; [$Input.D3] &amp; &quot; &quot; &amp; [.J39] &amp; &quot; are in the &quot; &amp; [.J35] &amp; &quot; range. &quot;; [.J34] = 5; [$Input.B2] &amp; &quot;'s &quot; &amp; [.J36] &amp; &quot;, &quot; &amp; [$Input.D3] &amp; &quot; &quot; &amp; [.J37] &amp; &quot;, &quot; &amp; [$Input.D3] &amp; &quot; &quot; &amp; [.J38] &amp; &quot;, &quot; &amp; [$Input.D3] &amp; &quot; &quot; &amp; [.J39] &amp; &quot;, and &quot; &amp; [$Input.D3] &amp; &quot; &quot; &amp; [.J40] &amp; &quot; are in the &quot; &amp; [.J35] &amp; &quot; range. &quot;)" office:value-type="string" office:string-value="" calcext:value-type="error">
            <text:p>#NAME?</text:p>
          </table:table-cell>
          <table:table-cell table:style-name="ce78" table:formula="of:=ifs([.K34]=1; [$Input.B2] &amp; &quot;'s &quot; &amp; [.K36] &amp; &quot; is in the &quot; &amp; [.K35] &amp; &quot; range. &quot;; [.K34]=2; [$Input.B2] &amp; &quot;'s &quot; &amp; [.K36] &amp; &quot; and &quot; &amp; [$Input.D3] &amp; &quot; &quot; &amp; [.K37] &amp; &quot; are in the &quot; &amp; [.K35] &amp; &quot; range. &quot;; [.K34] = 3; [$Input.B2] &amp; &quot;'s &quot; &amp; [.K36] &amp; &quot;, &quot; &amp; [$Input.D3] &amp; &quot; &quot; &amp; [.K37] &amp; &quot;, and &quot; &amp; [$Input.D3] &amp; &quot; &quot; &amp; [.K38] &amp; &quot; are in the &quot; &amp; [.K35] &amp; &quot; range. &quot;; [.K34] = 4; [$Input.B2] &amp; &quot;'s &quot; &amp; [.K36] &amp; &quot;, &quot; &amp; [$Input.D3] &amp; &quot; &quot; &amp; [.K37] &amp; &quot;, &quot; &amp; [$Input.D3] &amp; &quot; &quot; &amp; [.K38] &amp; &quot;, and &quot; &amp; [$Input.D3] &amp; &quot; &quot; &amp; [.K39] &amp; &quot; are in the &quot; &amp; [.K35] &amp; &quot; range. &quot;; [.K34] = 5; [$Input.B2] &amp; &quot;'s &quot; &amp; [.K36] &amp; &quot;, &quot; &amp; [$Input.D3] &amp; &quot; &quot; &amp; [.K37] &amp; &quot;, &quot; &amp; [$Input.D3] &amp; &quot; &quot; &amp; [.K38] &amp; &quot;, &quot; &amp; [$Input.D3] &amp; &quot; &quot; &amp; [.K39] &amp; &quot;, and &quot; &amp; [$Input.D3] &amp; &quot; &quot; &amp; [.K40] &amp; &quot; are in the &quot; &amp; [.K35] &amp; &quot; range. &quot;)" office:value-type="string" office:string-value="" calcext:value-type="error">
            <text:p>#NAME?</text:p>
          </table:table-cell>
          <table:table-cell table:style-name="ce78" table:formula="of:=ifs([.L34]=1; [$Input.B2] &amp; &quot;'s &quot; &amp; [.L36] &amp; &quot; is in the &quot; &amp; [.L35] &amp; &quot; range. &quot;; [.L34]=2; [$Input.B2] &amp; &quot;'s &quot; &amp; [.L36] &amp; &quot; and &quot; &amp; [$Input.D3] &amp; &quot; &quot; &amp; [.L37] &amp; &quot; are in the &quot; &amp; [.L35] &amp; &quot; range. &quot;; [.L34] = 3; [$Input.B2] &amp; &quot;'s &quot; &amp; [.L36] &amp; &quot;, &quot; &amp; [$Input.D3] &amp; &quot; &quot; &amp; [.L37] &amp; &quot;, and &quot; &amp; [$Input.D3] &amp; &quot; &quot; &amp; [.L38] &amp; &quot; are in the &quot; &amp; [.L35] &amp; &quot; range. &quot;; [.L34] = 4; [$Input.B2] &amp; &quot;'s &quot; &amp; [.L36] &amp; &quot;, &quot; &amp; [$Input.D3] &amp; &quot; &quot; &amp; [.L37] &amp; &quot;, &quot; &amp; [$Input.D3] &amp; &quot; &quot; &amp; [.L38] &amp; &quot;, and &quot; &amp; [$Input.D3] &amp; &quot; &quot; &amp; [.L39] &amp; &quot; are in the &quot; &amp; [.L35] &amp; &quot; range. &quot;; [.L34] = 5; [$Input.B2] &amp; &quot;'s &quot; &amp; [.L36] &amp; &quot;, &quot; &amp; [$Input.D3] &amp; &quot; &quot; &amp; [.L37] &amp; &quot;, &quot; &amp; [$Input.D3] &amp; &quot; &quot; &amp; [.L38] &amp; &quot;, &quot; &amp; [$Input.D3] &amp; &quot; &quot; &amp; [.L39] &amp; &quot;, and &quot; &amp; [$Input.D3] &amp; &quot; &quot; &amp; [.L40] &amp; &quot; are in the &quot; &amp; [.L35] &amp; &quot; range. &quot;)" office:value-type="string" office:string-value="" calcext:value-type="error">
            <text:p>#NAME?</text:p>
          </table:table-cell>
          <table:table-cell table:style-name="ce78" table:formula="of:=ifs([.M34]=1; [$Input.B2] &amp; &quot;'s &quot; &amp; [.M36] &amp; &quot; is in the &quot; &amp; [.M35] &amp; &quot; range. &quot;; [.M34]=2; [$Input.B2] &amp; &quot;'s &quot; &amp; [.M36] &amp; &quot; and &quot; &amp; [$Input.D3] &amp; &quot; &quot; &amp; [.M37] &amp; &quot; are in the &quot; &amp; [.M35] &amp; &quot; range. &quot;; [.M34] = 3; [$Input.B2] &amp; &quot;'s &quot; &amp; [.M36] &amp; &quot;, &quot; &amp; [$Input.D3] &amp; &quot; &quot; &amp; [.M37] &amp; &quot;, and &quot; &amp; [$Input.D3] &amp; &quot; &quot; &amp; [.M38] &amp; &quot; are in the &quot; &amp; [.M35] &amp; &quot; range. &quot;; [.M34] = 4; [$Input.B2] &amp; &quot;'s &quot; &amp; [.M36] &amp; &quot;, &quot; &amp; [$Input.D3] &amp; &quot; &quot; &amp; [.M37] &amp; &quot;, &quot; &amp; [$Input.D3] &amp; &quot; &quot; &amp; [.M38] &amp; &quot;, and &quot; &amp; [$Input.D3] &amp; &quot; &quot; &amp; [.M39] &amp; &quot; are in the &quot; &amp; [.M35] &amp; &quot; range. &quot;; [.M34] = 5; [$Input.B2] &amp; &quot;'s &quot; &amp; [.M36] &amp; &quot;, &quot; &amp; [$Input.D3] &amp; &quot; &quot; &amp; [.M37] &amp; &quot;, &quot; &amp; [$Input.D3] &amp; &quot; &quot; &amp; [.M38] &amp; &quot;, &quot; &amp; [$Input.D3] &amp; &quot; &quot; &amp; [.M39] &amp; &quot;, and &quot; &amp; [$Input.D3] &amp; &quot; &quot; &amp; [.M40] &amp; &quot; are in the &quot; &amp; [.M35] &amp; &quot; range. &quot;)" office:value-type="string" office:string-value="" calcext:value-type="error">
            <text:p>#NAME?</text:p>
          </table:table-cell>
          <table:table-cell table:style-name="ce2" office:value-type="string" calcext:value-type="string">
            <text:p>Sentences</text:p>
          </table:table-cell>
          <table:table-cell table:formula="of:=IFERROR(__xludf.dummyfunction(&quot;&quot;&quot;COMPUTED_VALUE&quot;&quot;&quot;);&quot;Jimmy's verbal math problem solving (Math Problem Solving = 73) is in the low range. &quot;)" office:value-type="string" office:string-value="Jimmy's verbal math problem solving (Math Problem Solving = 73) is in the low range. " calcext:value-type="string">
            <text:p>Jimmy's verbal math problem solving (Math Problem Solving = 73) is in the low range. </text:p>
          </table:table-cell>
          <table:table-cell table:formula="of:=IFERROR(__xludf.dummyfunction(&quot;&quot;&quot;COMPUTED_VALUE&quot;&quot;&quot;);&quot;Jimmy's math computation (Numerical Operations = 68) is in the very low range. &quot;)" office:value-type="string" office:string-value="Jimmy's math computation (Numerical Operations = 68) is in the very low range. " calcext:value-type="string">
            <text:p>Jimmy's math computation (Numerical Operations = 68) is in the very low range. </text:p>
          </table:table-cell>
          <table:table-cell table:number-columns-repeated="48"/>
        </table:table-row>
        <table:table-row table:style-name="ro1">
          <table:table-cell table:style-name="ce129" table:number-columns-repeated="4"/>
          <table:table-cell table:number-columns-repeated="2"/>
          <table:table-cell table:style-name="ce61" table:number-columns-repeated="7"/>
          <table:table-cell table:style-name="ce2" office:value-type="string" calcext:value-type="string">
            <text:p>Paragraph</text:p>
          </table:table-cell>
          <table:table-cell table:formula="of:=CONCATENATE([.O41] &amp; [.P41] &amp; [.Q41] &amp; [.R41] &amp; [.S41] &amp; [.T41] &amp; [.U41])" office:value-type="string" office:string-value="Jimmy's verbal math problem solving (Math Problem Solving = 73) is in the low range. Jimmy's math computation (Numerical Operations = 68) is in the very low range. " calcext:value-type="string">
            <text:p>Jimmy's verbal math problem solving (Math Problem Solving = 73) is in the low range. Jimmy's math computation (Numerical Operations = 68) is in the very low range. </text:p>
          </table:table-cell>
          <table:table-cell table:number-columns-repeated="49"/>
        </table:table-row>
        <table:table-row table:style-name="ro1">
          <table:table-cell table:style-name="ce129" table:number-columns-repeated="4"/>
          <table:table-cell table:number-columns-repeated="2"/>
          <table:table-cell table:style-name="ce61" table:number-columns-repeated="7"/>
          <table:table-cell table:style-name="ce111"/>
          <table:table-cell table:number-columns-repeated="50"/>
        </table:table-row>
        <table:table-row table:style-name="ro1">
          <table:table-cell table:style-name="ce129" table:number-columns-repeated="4"/>
          <table:table-cell table:number-columns-repeated="2"/>
          <table:table-cell table:style-name="ce21" table:formula="of:=(&quot;# of &quot; &amp; [$DescScales.B3])" office:value-type="string" office:string-value="# of very high" calcext:value-type="string">
            <text:p># of very high</text:p>
          </table:table-cell>
          <table:table-cell table:style-name="ce21" table:formula="of:=(&quot;# of &quot; &amp; [$DescScales.B4])" office:value-type="string" office:string-value="# of high" calcext:value-type="string">
            <text:p># of high</text:p>
          </table:table-cell>
          <table:table-cell table:style-name="ce21" table:formula="of:=(&quot;# of &quot; &amp; [$DescScales.B5])" office:value-type="string" office:string-value="# of high average" calcext:value-type="string">
            <text:p># of high average</text:p>
          </table:table-cell>
          <table:table-cell table:style-name="ce21" table:formula="of:=(&quot;# of &quot; &amp; [$DescScales.B6])" office:value-type="string" office:string-value="# of average" calcext:value-type="string">
            <text:p># of average</text:p>
          </table:table-cell>
          <table:table-cell table:style-name="ce21" table:formula="of:=(&quot;# of &quot; &amp; [$DescScales.B7])" office:value-type="string" office:string-value="# of low average" calcext:value-type="string">
            <text:p># of low average</text:p>
          </table:table-cell>
          <table:table-cell table:style-name="ce21" table:formula="of:=(&quot;# of &quot; &amp; [$DescScales.B8])" office:value-type="string" office:string-value="# of low" calcext:value-type="string">
            <text:p># of low</text:p>
          </table:table-cell>
          <table:table-cell table:style-name="ce21" table:formula="of:=(&quot;# of &quot; &amp; [$DescScales.B9])" office:value-type="string" office:string-value="# of very low" calcext:value-type="string">
            <text:p># of very low</text:p>
          </table:table-cell>
          <table:table-cell table:style-name="ce111"/>
          <table:table-cell table:style-name="ce147" table:formula="of:=IFERROR(__xludf.dummyfunction(&quot;FILTER(G44:M51, G45:M45 &gt; 0)&quot;);&quot;# of low average&quot;)" office:value-type="string" office:string-value="# of low average" calcext:value-type="string">
            <text:p># of low average</text:p>
          </table:table-cell>
          <table:table-cell table:style-name="ce178" table:number-columns-repeated="5"/>
          <table:table-cell table:style-name="ce32"/>
          <table:table-cell table:number-columns-repeated="43"/>
        </table:table-row>
        <table:table-row table:style-name="ro1">
          <table:table-cell table:style-name="ce130" office:value-type="string" calcext:value-type="string">
            <text:p>Writing</text:p>
          </table:table-cell>
          <table:table-cell table:style-name="ce134" table:number-columns-repeated="2"/>
          <table:table-cell table:style-name="ce138"/>
          <table:table-cell table:number-columns-repeated="2"/>
          <table:table-cell table:style-name="ce144" table:formula="of:=IFERROR(__xludf.dummyfunction(&quot;ROWS(FILTER(C47:C50, C47:C50 = DescScales!B3))&quot;);&quot;#N/A&quot;)" office:value-type="string" office:string-value="#N/A" calcext:value-type="string">
            <text:p>#N/A</text:p>
          </table:table-cell>
          <table:table-cell table:style-name="ce144" table:formula="of:=IFERROR(__xludf.dummyfunction(&quot;ROWS(FILTER(C47:C50, C47:C50 = DescScales!B4))&quot;);&quot;#N/A&quot;)" office:value-type="string" office:string-value="#N/A" calcext:value-type="string">
            <text:p>#N/A</text:p>
          </table:table-cell>
          <table:table-cell table:style-name="ce144" table:formula="of:=IFERROR(__xludf.dummyfunction(&quot;ROWS(FILTER(C47:C50, C47:C50 = DescScales!B5))&quot;);&quot;#N/A&quot;)" office:value-type="string" office:string-value="#N/A" calcext:value-type="string">
            <text:p>#N/A</text:p>
          </table:table-cell>
          <table:table-cell table:style-name="ce144" table:formula="of:=IFERROR(__xludf.dummyfunction(&quot;ROWS(FILTER(C47:C50, C47:C50 = DescScales!B6))&quot;);&quot;#N/A&quot;)" office:value-type="string" office:string-value="#N/A" calcext:value-type="string">
            <text:p>#N/A</text:p>
          </table:table-cell>
          <table:table-cell table:style-name="ce144" table:formula="of:=IFERROR(__xludf.dummyfunction(&quot;ROWS(FILTER(C47:C50, C47:C50 = DescScales!B7))&quot;);2)" office:value-type="float" office:value="2" calcext:value-type="float">
            <text:p>2</text:p>
          </table:table-cell>
          <table:table-cell table:style-name="ce144" table:formula="of:=IFERROR(__xludf.dummyfunction(&quot;ROWS(FILTER(C47:C50, C47:C50 = DescScales!B8))&quot;);&quot;#N/A&quot;)" office:value-type="string" office:string-value="#N/A" calcext:value-type="string">
            <text:p>#N/A</text:p>
          </table:table-cell>
          <table:table-cell table:style-name="ce145" table:formula="of:=IFERROR(__xludf.dummyfunction(&quot;ROWS(FILTER(C47:C50, C47:C50 = DescScales!B9))&quot;);&quot;#N/A&quot;)" office:value-type="string" office:string-value="#N/A" calcext:value-type="string">
            <text:p>#N/A</text:p>
          </table:table-cell>
          <table:table-cell table:style-name="ce111"/>
          <table:table-cell table:style-name="ce6" table:formula="of:=IFERROR(__xludf.dummyfunction(&quot;&quot;&quot;COMPUTED_VALUE&quot;&quot;&quot;);2)" office:value-type="float" office:value="2" calcext:value-type="float">
            <text:p>2</text:p>
          </table:table-cell>
          <table:table-cell table:number-columns-repeated="5"/>
          <table:table-cell table:style-name="ce42"/>
          <table:table-cell table:number-columns-repeated="43"/>
        </table:table-row>
        <table:table-row table:style-name="ro1">
          <table:table-cell table:style-name="ce131"/>
          <table:table-cell table:style-name="ce136" table:formula="of:=[$Input.B34]" office:value-type="string" office:string-value="Standard Score" calcext:value-type="string">
            <text:p>Standard Score</text:p>
          </table:table-cell>
          <table:table-cell table:style-name="ce136" table:formula="of:=[$Input.C34]" office:value-type="string" office:string-value="Range" calcext:value-type="string">
            <text:p>Range</text:p>
          </table:table-cell>
          <table:table-cell table:style-name="ce143" table:formula="of:=[$Input.D34]" office:value-type="string" office:string-value="%ile" calcext:value-type="string">
            <text:p>%ile</text:p>
          </table:table-cell>
          <table:table-cell table:number-columns-repeated="2"/>
          <table:table-cell table:style-name="ce61" table:formula="of:=[$DescScales.B3]" office:value-type="string" office:string-value="very high" calcext:value-type="string">
            <text:p>very high</text:p>
          </table:table-cell>
          <table:table-cell table:style-name="ce61" table:formula="of:=[$DescScales.B4]" office:value-type="string" office:string-value="high" calcext:value-type="string">
            <text:p>high</text:p>
          </table:table-cell>
          <table:table-cell table:style-name="ce61" table:formula="of:=[$DescScales.B5]" office:value-type="string" office:string-value="high average" calcext:value-type="string">
            <text:p>high average</text:p>
          </table:table-cell>
          <table:table-cell table:style-name="ce61" table:formula="of:=[$DescScales.B6]" office:value-type="string" office:string-value="average" calcext:value-type="string">
            <text:p>average</text:p>
          </table:table-cell>
          <table:table-cell table:style-name="ce61" table:formula="of:=[$DescScales.B7]" office:value-type="string" office:string-value="low average" calcext:value-type="string">
            <text:p>low average</text:p>
          </table:table-cell>
          <table:table-cell table:style-name="ce61" table:formula="of:=[$DescScales.B8]" office:value-type="string" office:string-value="low" calcext:value-type="string">
            <text:p>low</text:p>
          </table:table-cell>
          <table:table-cell table:style-name="ce61" table:formula="of:=[$DescScales.B9]" office:value-type="string" office:string-value="very low" calcext:value-type="string">
            <text:p>very low</text:p>
          </table:table-cell>
          <table:table-cell table:style-name="ce111"/>
          <table:table-cell table:style-name="ce6" table:formula="of:=IFERROR(__xludf.dummyfunction(&quot;&quot;&quot;COMPUTED_VALUE&quot;&quot;&quot;);&quot;low average&quot;)" office:value-type="string" office:string-value="low average" calcext:value-type="string">
            <text:p>low average</text:p>
          </table:table-cell>
          <table:table-cell table:number-columns-repeated="5"/>
          <table:table-cell table:style-name="ce42"/>
          <table:table-cell table:number-columns-repeated="43"/>
        </table:table-row>
        <table:table-row table:style-name="ro1">
          <table:table-cell table:style-name="ce86" table:formula="of:=[$Input.A39]" office:value-type="string" office:string-value="Alphabet Writing Fluency" calcext:value-type="string">
            <text:p>Alphabet Writing Fluency</text:p>
          </table:table-cell>
          <table:table-cell table:style-name="ce25" table:formula="of:=[$Input.B39]" office:value-type="float" office:value="0" calcext:value-type="float">
            <text:p>0</text:p>
          </table:table-cell>
          <table:table-cell table:style-name="ce25" table:formula="of:=[$Input.C39]" office:value-type="string" office:string-value="" calcext:value-type="error">
            <text:p>#NAME?</text:p>
          </table:table-cell>
          <table:table-cell table:style-name="ce140" table:formula="of:=[$Input.D39]" office:value-type="float" office:value="0" calcext:value-type="float">
            <text:p>0</text:p>
          </table:table-cell>
          <table:table-cell table:formula="of:=[.D7]" office:value-type="string" office:string-value="speed and accuracy of writing (Alphabet Writing Fluency = 0)" calcext:value-type="string">
            <text:p>speed and accuracy of writing (Alphabet Writing Fluency = 0)</text:p>
          </table:table-cell>
          <table:table-cell/>
          <table:table-cell table:style-name="ce30" table:formula="of:=IFERROR(__xludf.dummyfunction(&quot;FILTER(E47:E50, C47:C50 = DescScales!B3)&quot;);&quot;#N/A&quot;)" office:value-type="string" office:string-value="#N/A" calcext:value-type="string">
            <text:p>#N/A</text:p>
          </table:table-cell>
          <table:table-cell table:style-name="ce39" table:formula="of:=IFERROR(__xludf.dummyfunction(&quot;FILTER(E47:E50, C47:C50 = DescScales!B4)&quot;);&quot;#N/A&quot;)" office:value-type="string" office:string-value="#N/A" calcext:value-type="string">
            <text:p>#N/A</text:p>
          </table:table-cell>
          <table:table-cell table:style-name="ce39" table:formula="of:=IFERROR(__xludf.dummyfunction(&quot;FILTER(E47:E50, C47:C50 = DescScales!B5)&quot;);&quot;#N/A&quot;)" office:value-type="string" office:string-value="#N/A" calcext:value-type="string">
            <text:p>#N/A</text:p>
          </table:table-cell>
          <table:table-cell table:style-name="ce39" table:formula="of:=IFERROR(__xludf.dummyfunction(&quot;FILTER(E47:E50, C47:C50 = DescScales!B6)&quot;);&quot;#N/A&quot;)" office:value-type="string" office:string-value="#N/A" calcext:value-type="string">
            <text:p>#N/A</text:p>
          </table:table-cell>
          <table:table-cell table:style-name="ce39" table:formula="of:=IFERROR(__xludf.dummyfunction(&quot;FILTER(E47:E50, C47:C50 = DescScales!B7)&quot;);&quot;ability to compose sentences (Sentence Composition = 80)&quot;)" office:value-type="string" office:string-value="ability to compose sentences (Sentence Composition = 80)" calcext:value-type="string">
            <text:p>ability to compose sentences (Sentence Composition = 80)</text:p>
          </table:table-cell>
          <table:table-cell table:style-name="ce39" table:formula="of:=IFERROR(__xludf.dummyfunction(&quot;FILTER(E47:E50, C47:C50 = DescScales!B8)&quot;);&quot;#N/A&quot;)" office:value-type="string" office:string-value="#N/A" calcext:value-type="string">
            <text:p>#N/A</text:p>
          </table:table-cell>
          <table:table-cell table:style-name="ce41" table:formula="of:=IFERROR(__xludf.dummyfunction(&quot;FILTER(E47:E50, C47:C50 = DescScales!B9)&quot;);&quot;#N/A&quot;)" office:value-type="string" office:string-value="#N/A" calcext:value-type="string">
            <text:p>#N/A</text:p>
          </table:table-cell>
          <table:table-cell table:style-name="ce111"/>
          <table:table-cell table:style-name="ce6" table:formula="of:=IFERROR(__xludf.dummyfunction(&quot;&quot;&quot;COMPUTED_VALUE&quot;&quot;&quot;);&quot;ability to compose sentences (Sentence Composition = 80)&quot;)" office:value-type="string" office:string-value="ability to compose sentences (Sentence Composition = 80)" calcext:value-type="string">
            <text:p>ability to compose sentences (Sentence Composition = 80)</text:p>
          </table:table-cell>
          <table:table-cell table:number-columns-repeated="5"/>
          <table:table-cell table:style-name="ce42"/>
          <table:table-cell table:number-columns-repeated="43"/>
        </table:table-row>
        <table:table-row table:style-name="ro1">
          <table:table-cell table:style-name="ce131" table:formula="of:=[$Input.A40]" office:value-type="string" office:string-value="Sentence Composition" calcext:value-type="string">
            <text:p>Sentence Composition</text:p>
          </table:table-cell>
          <table:table-cell table:style-name="ce129" table:formula="of:=[$Input.B40]" office:value-type="float" office:value="80" calcext:value-type="float">
            <text:p>80</text:p>
          </table:table-cell>
          <table:table-cell table:style-name="ce129" table:formula="of:=[$Input.C40]" office:value-type="string" office:string-value="" calcext:value-type="error">
            <text:p>#NAME?</text:p>
          </table:table-cell>
          <table:table-cell table:style-name="ce141" table:formula="of:=[$Input.D40]" office:value-type="float" office:value="9" calcext:value-type="float">
            <text:p>9</text:p>
          </table:table-cell>
          <table:table-cell table:formula="of:=[.D8]" office:value-type="string" office:string-value="ability to compose sentences (Sentence Composition = 80)" calcext:value-type="string">
            <text:p>ability to compose sentences (Sentence Composition = 80)</text:p>
          </table:table-cell>
          <table:table-cell/>
          <table:table-cell table:style-name="ce8"/>
          <table:table-cell table:style-name="ce61" table:number-columns-repeated="3"/>
          <table:table-cell table:style-name="ce61" table:formula="of:=IFERROR(__xludf.dummyfunction(&quot;&quot;&quot;COMPUTED_VALUE&quot;&quot;&quot;);&quot;spelling (Spelling = 85)&quot;)" office:value-type="string" office:string-value="spelling (Spelling = 85)" calcext:value-type="string">
            <text:p>spelling (Spelling = 85)</text:p>
          </table:table-cell>
          <table:table-cell table:style-name="ce61"/>
          <table:table-cell table:style-name="ce67"/>
          <table:table-cell table:style-name="ce111"/>
          <table:table-cell table:style-name="ce6" table:formula="of:=IFERROR(__xludf.dummyfunction(&quot;&quot;&quot;COMPUTED_VALUE&quot;&quot;&quot;);&quot;spelling (Spelling = 85)&quot;)" office:value-type="string" office:string-value="spelling (Spelling = 85)" calcext:value-type="string">
            <text:p>spelling (Spelling = 85)</text:p>
          </table:table-cell>
          <table:table-cell table:number-columns-repeated="5"/>
          <table:table-cell table:style-name="ce42"/>
          <table:table-cell table:number-columns-repeated="43"/>
        </table:table-row>
        <table:table-row table:style-name="ro1">
          <table:table-cell table:style-name="ce131" table:formula="of:=[$Input.A42]" office:value-type="string" office:string-value="Essay Composition" calcext:value-type="string">
            <text:p>Essay Composition</text:p>
          </table:table-cell>
          <table:table-cell table:style-name="ce129" table:formula="of:=[$Input.B42]" office:value-type="float" office:value="0" calcext:value-type="float">
            <text:p>0</text:p>
          </table:table-cell>
          <table:table-cell table:style-name="ce129" table:formula="of:=[$Input.C42]" office:value-type="string" office:string-value="" calcext:value-type="error">
            <text:p>#NAME?</text:p>
          </table:table-cell>
          <table:table-cell table:style-name="ce141" table:formula="of:=[$Input.D42]" office:value-type="float" office:value="0" calcext:value-type="float">
            <text:p>0</text:p>
          </table:table-cell>
          <table:table-cell table:formula="of:=[.D10]" office:value-type="string" office:string-value="written expression (Essay Composition = 0)" calcext:value-type="string">
            <text:p>written expression (Essay Composition = 0)</text:p>
          </table:table-cell>
          <table:table-cell/>
          <table:table-cell table:style-name="ce8"/>
          <table:table-cell table:style-name="ce61" table:number-columns-repeated="5"/>
          <table:table-cell table:style-name="ce67"/>
          <table:table-cell table:style-name="ce111"/>
          <table:table-cell table:style-name="ce6"/>
          <table:table-cell table:number-columns-repeated="5"/>
          <table:table-cell table:style-name="ce42"/>
          <table:table-cell table:number-columns-repeated="43"/>
        </table:table-row>
        <table:table-row table:style-name="ro1">
          <table:table-cell table:style-name="ce132" table:formula="of:=[$Input.A47]" office:value-type="string" office:string-value="Spelling" calcext:value-type="string">
            <text:p>Spelling</text:p>
          </table:table-cell>
          <table:table-cell table:style-name="ce26" table:formula="of:=[$Input.B47]" office:value-type="float" office:value="85" calcext:value-type="float">
            <text:p>85</text:p>
          </table:table-cell>
          <table:table-cell table:style-name="ce26" table:formula="of:=[$Input.C47]" office:value-type="string" office:string-value="" calcext:value-type="error">
            <text:p>#NAME?</text:p>
          </table:table-cell>
          <table:table-cell table:style-name="ce142" table:formula="of:=[$Input.D47]" office:value-type="float" office:value="16" calcext:value-type="float">
            <text:p>16</text:p>
          </table:table-cell>
          <table:table-cell table:formula="of:=[.D15]" office:value-type="string" office:string-value="spelling (Spelling = 85)" calcext:value-type="string">
            <text:p>spelling (Spelling = 85)</text:p>
          </table:table-cell>
          <table:table-cell/>
          <table:table-cell table:style-name="ce9"/>
          <table:table-cell table:style-name="ce92" table:number-columns-repeated="5"/>
          <table:table-cell table:style-name="ce68"/>
          <table:table-cell table:style-name="ce111"/>
          <table:table-cell table:style-name="ce31"/>
          <table:table-cell table:style-name="ce40" table:number-columns-repeated="5"/>
          <table:table-cell table:style-name="ce43"/>
          <table:table-cell table:number-columns-repeated="43"/>
        </table:table-row>
        <table:table-row table:style-name="ro1">
          <table:table-cell table:style-name="ce129" table:number-columns-repeated="4"/>
          <table:table-cell table:number-columns-repeated="2"/>
          <table:table-cell table:style-name="ce61" table:formula="of:=ifs([.G45]=1; [$Input.B2] &amp; &quot;'s &quot; &amp; [.G47] &amp; &quot; is in the &quot; &amp; [.G46] &amp; &quot; range. &quot;; [.G45]=2; [$Input.B2] &amp; &quot;'s &quot; &amp; [.G47] &amp; &quot; and &quot; &amp; [$Input.D3] &amp; &quot; &quot; &amp; [.G48] &amp; &quot; are in the &quot; &amp; [.G46] &amp; &quot; range. &quot;; [.G45] = 3; [$Input.B2] &amp; &quot;'s &quot; &amp; [.G47] &amp; &quot;, &quot; &amp; [$Input.D3] &amp; &quot; &quot; &amp; [.G48] &amp; &quot;, and &quot; &amp; [$Input.D3] &amp; &quot; &quot; &amp; [.G49] &amp; &quot; are in the &quot; &amp; [.G46] &amp; &quot; range. &quot;; [.G45] = 4; [$Input.B2] &amp; &quot;'s &quot; &amp; [.G47] &amp; &quot;, &quot; &amp; [$Input.D3] &amp; &quot; &quot; &amp; [.G48] &amp; &quot;, &quot; &amp; [$Input.D3] &amp; &quot; &quot; &amp; [.G49] &amp; &quot;, and &quot; &amp; [$Input.D3] &amp; &quot; &quot; &amp; [.G50] &amp; &quot; are in the &quot; &amp; [.G46] &amp; &quot; range. &quot;)" office:value-type="string" office:string-value="" calcext:value-type="error">
            <text:p>#NAME?</text:p>
          </table:table-cell>
          <table:table-cell table:style-name="ce61" table:formula="of:=ifs([.H45]=1; [$Input.B2] &amp; &quot;'s &quot; &amp; [.H47] &amp; &quot; is in the &quot; &amp; [.H46] &amp; &quot; range. &quot;; [.H45]=2; [$Input.B2] &amp; &quot;'s &quot; &amp; [.H47] &amp; &quot; and &quot; &amp; [$Input.D3] &amp; &quot; &quot; &amp; [.H48] &amp; &quot; are in the &quot; &amp; [.H46] &amp; &quot; range. &quot;; [.H45] = 3; [$Input.B2] &amp; &quot;'s &quot; &amp; [.H47] &amp; &quot;, &quot; &amp; [$Input.D3] &amp; &quot; &quot; &amp; [.H48] &amp; &quot;, and &quot; &amp; [$Input.D3] &amp; &quot; &quot; &amp; [.H49] &amp; &quot; are in the &quot; &amp; [.H46] &amp; &quot; range. &quot;; [.H45] = 4; [$Input.B2] &amp; &quot;'s &quot; &amp; [.H47] &amp; &quot;, &quot; &amp; [$Input.D3] &amp; &quot; &quot; &amp; [.H48] &amp; &quot;, &quot; &amp; [$Input.D3] &amp; &quot; &quot; &amp; [.H49] &amp; &quot;, and &quot; &amp; [$Input.D3] &amp; &quot; &quot; &amp; [.H50] &amp; &quot; are in the &quot; &amp; [.H46] &amp; &quot; range. &quot;)" office:value-type="string" office:string-value="" calcext:value-type="error">
            <text:p>#NAME?</text:p>
          </table:table-cell>
          <table:table-cell table:style-name="ce61" table:formula="of:=ifs([.I45]=1; [$Input.B2] &amp; &quot;'s &quot; &amp; [.I47] &amp; &quot; is in the &quot; &amp; [.I46] &amp; &quot; range. &quot;; [.I45]=2; [$Input.B2] &amp; &quot;'s &quot; &amp; [.I47] &amp; &quot; and &quot; &amp; [$Input.D3] &amp; &quot; &quot; &amp; [.I48] &amp; &quot; are in the &quot; &amp; [.I46] &amp; &quot; range. &quot;; [.I45] = 3; [$Input.B2] &amp; &quot;'s &quot; &amp; [.I47] &amp; &quot;, &quot; &amp; [$Input.D3] &amp; &quot; &quot; &amp; [.I48] &amp; &quot;, and &quot; &amp; [$Input.D3] &amp; &quot; &quot; &amp; [.I49] &amp; &quot; are in the &quot; &amp; [.I46] &amp; &quot; range. &quot;; [.I45] = 4; [$Input.B2] &amp; &quot;'s &quot; &amp; [.I47] &amp; &quot;, &quot; &amp; [$Input.D3] &amp; &quot; &quot; &amp; [.I48] &amp; &quot;, &quot; &amp; [$Input.D3] &amp; &quot; &quot; &amp; [.I49] &amp; &quot;, and &quot; &amp; [$Input.D3] &amp; &quot; &quot; &amp; [.I50] &amp; &quot; are in the &quot; &amp; [.I46] &amp; &quot; range. &quot;)" office:value-type="string" office:string-value="" calcext:value-type="error">
            <text:p>#NAME?</text:p>
          </table:table-cell>
          <table:table-cell table:style-name="ce61" table:formula="of:=ifs([.J45]=1; [$Input.B2] &amp; &quot;'s &quot; &amp; [.J47] &amp; &quot; is in the &quot; &amp; [.J46] &amp; &quot; range. &quot;; [.J45]=2; [$Input.B2] &amp; &quot;'s &quot; &amp; [.J47] &amp; &quot; and &quot; &amp; [$Input.D3] &amp; &quot; &quot; &amp; [.J48] &amp; &quot; are in the &quot; &amp; [.J46] &amp; &quot; range. &quot;; [.J45] = 3; [$Input.B2] &amp; &quot;'s &quot; &amp; [.J47] &amp; &quot;, &quot; &amp; [$Input.D3] &amp; &quot; &quot; &amp; [.J48] &amp; &quot;, and &quot; &amp; [$Input.D3] &amp; &quot; &quot; &amp; [.J49] &amp; &quot; are in the &quot; &amp; [.J46] &amp; &quot; range. &quot;; [.J45] = 4; [$Input.B2] &amp; &quot;'s &quot; &amp; [.J47] &amp; &quot;, &quot; &amp; [$Input.D3] &amp; &quot; &quot; &amp; [.J48] &amp; &quot;, &quot; &amp; [$Input.D3] &amp; &quot; &quot; &amp; [.J49] &amp; &quot;, and &quot; &amp; [$Input.D3] &amp; &quot; &quot; &amp; [.J50] &amp; &quot; are in the &quot; &amp; [.J46] &amp; &quot; range. &quot;)" office:value-type="string" office:string-value="" calcext:value-type="error">
            <text:p>#NAME?</text:p>
          </table:table-cell>
          <table:table-cell table:style-name="ce61" table:formula="of:=ifs([.K45]=1; [$Input.B2] &amp; &quot;'s &quot; &amp; [.K47] &amp; &quot; is in the &quot; &amp; [.K46] &amp; &quot; range. &quot;; [.K45]=2; [$Input.B2] &amp; &quot;'s &quot; &amp; [.K47] &amp; &quot; and &quot; &amp; [$Input.D3] &amp; &quot; &quot; &amp; [.K48] &amp; &quot; are in the &quot; &amp; [.K46] &amp; &quot; range. &quot;; [.K45] = 3; [$Input.B2] &amp; &quot;'s &quot; &amp; [.K47] &amp; &quot;, &quot; &amp; [$Input.D3] &amp; &quot; &quot; &amp; [.K48] &amp; &quot;, and &quot; &amp; [$Input.D3] &amp; &quot; &quot; &amp; [.K49] &amp; &quot; are in the &quot; &amp; [.K46] &amp; &quot; range. &quot;; [.K45] = 4; [$Input.B2] &amp; &quot;'s &quot; &amp; [.K47] &amp; &quot;, &quot; &amp; [$Input.D3] &amp; &quot; &quot; &amp; [.K48] &amp; &quot;, &quot; &amp; [$Input.D3] &amp; &quot; &quot; &amp; [.K49] &amp; &quot;, and &quot; &amp; [$Input.D3] &amp; &quot; &quot; &amp; [.K50] &amp; &quot; are in the &quot; &amp; [.K46] &amp; &quot; range. &quot;)" office:value-type="string" office:string-value="" calcext:value-type="error">
            <text:p>#NAME?</text:p>
          </table:table-cell>
          <table:table-cell table:style-name="ce61" table:formula="of:=ifs([.L45]=1; [$Input.B2] &amp; &quot;'s &quot; &amp; [.L47] &amp; &quot; is in the &quot; &amp; [.L46] &amp; &quot; range. &quot;; [.L45]=2; [$Input.B2] &amp; &quot;'s &quot; &amp; [.L47] &amp; &quot; and &quot; &amp; [$Input.D3] &amp; &quot; &quot; &amp; [.L48] &amp; &quot; are in the &quot; &amp; [.L46] &amp; &quot; range. &quot;; [.L45] = 3; [$Input.B2] &amp; &quot;'s &quot; &amp; [.L47] &amp; &quot;, &quot; &amp; [$Input.D3] &amp; &quot; &quot; &amp; [.L48] &amp; &quot;, and &quot; &amp; [$Input.D3] &amp; &quot; &quot; &amp; [.L49] &amp; &quot; are in the &quot; &amp; [.L46] &amp; &quot; range. &quot;; [.L45] = 4; [$Input.B2] &amp; &quot;'s &quot; &amp; [.L47] &amp; &quot;, &quot; &amp; [$Input.D3] &amp; &quot; &quot; &amp; [.L48] &amp; &quot;, &quot; &amp; [$Input.D3] &amp; &quot; &quot; &amp; [.L49] &amp; &quot;, and &quot; &amp; [$Input.D3] &amp; &quot; &quot; &amp; [.L50] &amp; &quot; are in the &quot; &amp; [.L46] &amp; &quot; range. &quot;)" office:value-type="string" office:string-value="" calcext:value-type="error">
            <text:p>#NAME?</text:p>
          </table:table-cell>
          <table:table-cell table:style-name="ce61" table:formula="of:=ifs([.M45]=1; [$Input.B2] &amp; &quot;'s &quot; &amp; [.M47] &amp; &quot; is in the &quot; &amp; [.M46] &amp; &quot; range. &quot;; [.M45]=2; [$Input.B2] &amp; &quot;'s &quot; &amp; [.M47] &amp; &quot; and &quot; &amp; [$Input.D3] &amp; &quot; &quot; &amp; [.M48] &amp; &quot; are in the &quot; &amp; [.M46] &amp; &quot; range. &quot;; [.M45] = 3; [$Input.B2] &amp; &quot;'s &quot; &amp; [.M47] &amp; &quot;, &quot; &amp; [$Input.D3] &amp; &quot; &quot; &amp; [.M48] &amp; &quot;, and &quot; &amp; [$Input.D3] &amp; &quot; &quot; &amp; [.M49] &amp; &quot; are in the &quot; &amp; [.M46] &amp; &quot; range. &quot;; [.M45] = 4; [$Input.B2] &amp; &quot;'s &quot; &amp; [.M47] &amp; &quot;, &quot; &amp; [$Input.D3] &amp; &quot; &quot; &amp; [.M48] &amp; &quot;, &quot; &amp; [$Input.D3] &amp; &quot; &quot; &amp; [.M49] &amp; &quot;, and &quot; &amp; [$Input.D3] &amp; &quot; &quot; &amp; [.M50] &amp; &quot; are in the &quot; &amp; [.M46] &amp; &quot; range. &quot;)" office:value-type="string" office:string-value="" calcext:value-type="error">
            <text:p>#NAME?</text:p>
          </table:table-cell>
          <table:table-cell table:style-name="ce2" office:value-type="string" calcext:value-type="string">
            <text:p>Sentences</text:p>
          </table:table-cell>
          <table:table-cell table:formula="of:=IFERROR(__xludf.dummyfunction(&quot;&quot;&quot;COMPUTED_VALUE&quot;&quot;&quot;);&quot;Jimmy's ability to compose sentences (Sentence Composition = 80) and his spelling (Spelling = 85) are in the low average range. &quot;)" office:value-type="string" office:string-value="Jimmy's ability to compose sentences (Sentence Composition = 80) and his spelling (Spelling = 85) are in the low average range. " calcext:value-type="string">
            <text:p>Jimmy's ability to compose sentences (Sentence Composition = 80) and his spelling (Spelling = 85) are in the low average range. </text:p>
          </table:table-cell>
          <table:table-cell table:number-columns-repeated="49"/>
        </table:table-row>
        <table:table-row table:style-name="ro1">
          <table:table-cell table:style-name="ce129" table:number-columns-repeated="4"/>
          <table:table-cell table:number-columns-repeated="2"/>
          <table:table-cell table:style-name="ce61" table:number-columns-repeated="7"/>
          <table:table-cell table:style-name="ce2" office:value-type="string" calcext:value-type="string">
            <text:p>Paragraph</text:p>
          </table:table-cell>
          <table:table-cell table:formula="of:=CONCATENATE([.O51] &amp; [.P51] &amp; [.Q51] &amp; [.R51] &amp; [.S51] &amp; [.T51] &amp; [.U51])" office:value-type="string" office:string-value="Jimmy's ability to compose sentences (Sentence Composition = 80) and his spelling (Spelling = 85) are in the low average range. " calcext:value-type="string">
            <text:p>Jimmy's ability to compose sentences (Sentence Composition = 80) and his spelling (Spelling = 85) are in the low average range. </text:p>
          </table:table-cell>
          <table:table-cell table:number-columns-repeated="49"/>
        </table:table-row>
        <table:table-row table:style-name="ro1">
          <table:table-cell table:style-name="ce129" table:number-columns-repeated="4"/>
          <table:table-cell table:number-columns-repeated="2"/>
          <table:table-cell table:style-name="ce61" table:number-columns-repeated="7"/>
          <table:table-cell table:style-name="ce111"/>
          <table:table-cell table:number-columns-repeated="50"/>
        </table:table-row>
        <table:table-row table:style-name="ro1">
          <table:table-cell table:style-name="ce129" table:number-columns-repeated="4"/>
          <table:table-cell table:number-columns-repeated="2"/>
          <table:table-cell table:style-name="ce21" table:formula="of:=(&quot;# of &quot; &amp; [$DescScales.B3])" office:value-type="string" office:string-value="# of very high" calcext:value-type="string">
            <text:p># of very high</text:p>
          </table:table-cell>
          <table:table-cell table:style-name="ce21" table:formula="of:=(&quot;# of &quot; &amp; [$DescScales.B4])" office:value-type="string" office:string-value="# of high" calcext:value-type="string">
            <text:p># of high</text:p>
          </table:table-cell>
          <table:table-cell table:style-name="ce21" table:formula="of:=(&quot;# of &quot; &amp; [$DescScales.B5])" office:value-type="string" office:string-value="# of high average" calcext:value-type="string">
            <text:p># of high average</text:p>
          </table:table-cell>
          <table:table-cell table:style-name="ce21" table:formula="of:=(&quot;# of &quot; &amp; [$DescScales.B6])" office:value-type="string" office:string-value="# of average" calcext:value-type="string">
            <text:p># of average</text:p>
          </table:table-cell>
          <table:table-cell table:style-name="ce21" table:formula="of:=(&quot;# of &quot; &amp; [$DescScales.B7])" office:value-type="string" office:string-value="# of low average" calcext:value-type="string">
            <text:p># of low average</text:p>
          </table:table-cell>
          <table:table-cell table:style-name="ce21" table:formula="of:=(&quot;# of &quot; &amp; [$DescScales.B8])" office:value-type="string" office:string-value="# of low" calcext:value-type="string">
            <text:p># of low</text:p>
          </table:table-cell>
          <table:table-cell table:style-name="ce21" table:formula="of:=(&quot;# of &quot; &amp; [$DescScales.B9])" office:value-type="string" office:string-value="# of very low" calcext:value-type="string">
            <text:p># of very low</text:p>
          </table:table-cell>
          <table:table-cell table:style-name="ce111"/>
          <table:table-cell table:style-name="ce75" table:formula="of:=IFERROR(__xludf.dummyfunction(&quot;FILTER(G54:M59, G55:M55 &gt; 0)&quot;);&quot;#N/A&quot;)" office:value-type="string" office:string-value="#N/A" calcext:value-type="string">
            <text:p>#N/A</text:p>
          </table:table-cell>
          <table:table-cell table:style-name="ce178" table:number-columns-repeated="5"/>
          <table:table-cell table:style-name="ce32"/>
          <table:table-cell table:number-columns-repeated="43"/>
        </table:table-row>
        <table:table-row table:style-name="ro1">
          <table:table-cell table:style-name="ce130" office:value-type="string" calcext:value-type="string">
            <text:p>Language</text:p>
          </table:table-cell>
          <table:table-cell table:style-name="ce134" table:number-columns-repeated="2"/>
          <table:table-cell table:style-name="ce138"/>
          <table:table-cell table:number-columns-repeated="2"/>
          <table:table-cell table:style-name="ce144" table:formula="of:=IFERROR(__xludf.dummyfunction(&quot;ROWS(FILTER(C57:C58, C57:C58 = DescScales!B3))&quot;);&quot;#N/A&quot;)" office:value-type="string" office:string-value="#N/A" calcext:value-type="string">
            <text:p>#N/A</text:p>
          </table:table-cell>
          <table:table-cell table:style-name="ce144" table:formula="of:=IFERROR(__xludf.dummyfunction(&quot;ROWS(FILTER(C57:C58, C57:C58 = DescScales!B4))&quot;);&quot;#N/A&quot;)" office:value-type="string" office:string-value="#N/A" calcext:value-type="string">
            <text:p>#N/A</text:p>
          </table:table-cell>
          <table:table-cell table:style-name="ce144" table:formula="of:=IFERROR(__xludf.dummyfunction(&quot;ROWS(FILTER(C57:C58, C57:C58 = DescScales!B5))&quot;);&quot;#N/A&quot;)" office:value-type="string" office:string-value="#N/A" calcext:value-type="string">
            <text:p>#N/A</text:p>
          </table:table-cell>
          <table:table-cell table:style-name="ce144" table:formula="of:=IFERROR(__xludf.dummyfunction(&quot;ROWS(FILTER(C57:C58, C57:C58 = DescScales!B6))&quot;);&quot;#N/A&quot;)" office:value-type="string" office:string-value="#N/A" calcext:value-type="string">
            <text:p>#N/A</text:p>
          </table:table-cell>
          <table:table-cell table:style-name="ce144" table:formula="of:=IFERROR(__xludf.dummyfunction(&quot;ROWS(FILTER(C57:C58, C57:C58 = DescScales!B7))&quot;);&quot;#N/A&quot;)" office:value-type="string" office:string-value="#N/A" calcext:value-type="string">
            <text:p>#N/A</text:p>
          </table:table-cell>
          <table:table-cell table:style-name="ce144" table:formula="of:=IFERROR(__xludf.dummyfunction(&quot;ROWS(FILTER(C57:C58, C57:C58 = DescScales!B8))&quot;);&quot;#N/A&quot;)" office:value-type="string" office:string-value="#N/A" calcext:value-type="string">
            <text:p>#N/A</text:p>
          </table:table-cell>
          <table:table-cell table:style-name="ce145" table:formula="of:=IFERROR(__xludf.dummyfunction(&quot;ROWS(FILTER(C57:C58, C57:C58 = DescScales!B9))&quot;);&quot;#N/A&quot;)" office:value-type="string" office:string-value="#N/A" calcext:value-type="string">
            <text:p>#N/A</text:p>
          </table:table-cell>
          <table:table-cell table:style-name="ce111"/>
          <table:table-cell table:style-name="ce6"/>
          <table:table-cell table:number-columns-repeated="5"/>
          <table:table-cell table:style-name="ce42"/>
          <table:table-cell table:number-columns-repeated="43"/>
        </table:table-row>
        <table:table-row table:style-name="ro1">
          <table:table-cell table:style-name="ce131"/>
          <table:table-cell table:style-name="ce136" table:formula="of:=[$Input.B34]" office:value-type="string" office:string-value="Standard Score" calcext:value-type="string">
            <text:p>Standard Score</text:p>
          </table:table-cell>
          <table:table-cell table:style-name="ce136" table:formula="of:=[$Input.C34]" office:value-type="string" office:string-value="Range" calcext:value-type="string">
            <text:p>Range</text:p>
          </table:table-cell>
          <table:table-cell table:style-name="ce143" table:formula="of:=[$Input.D34]" office:value-type="string" office:string-value="%ile" calcext:value-type="string">
            <text:p>%ile</text:p>
          </table:table-cell>
          <table:table-cell table:number-columns-repeated="2"/>
          <table:table-cell table:style-name="ce61" table:formula="of:=[$DescScales.B3]" office:value-type="string" office:string-value="very high" calcext:value-type="string">
            <text:p>very high</text:p>
          </table:table-cell>
          <table:table-cell table:style-name="ce61" table:formula="of:=[$DescScales.B4]" office:value-type="string" office:string-value="high" calcext:value-type="string">
            <text:p>high</text:p>
          </table:table-cell>
          <table:table-cell table:style-name="ce61" table:formula="of:=[$DescScales.B5]" office:value-type="string" office:string-value="high average" calcext:value-type="string">
            <text:p>high average</text:p>
          </table:table-cell>
          <table:table-cell table:style-name="ce61" table:formula="of:=[$DescScales.B6]" office:value-type="string" office:string-value="average" calcext:value-type="string">
            <text:p>average</text:p>
          </table:table-cell>
          <table:table-cell table:style-name="ce61" table:formula="of:=[$DescScales.B7]" office:value-type="string" office:string-value="low average" calcext:value-type="string">
            <text:p>low average</text:p>
          </table:table-cell>
          <table:table-cell table:style-name="ce61" table:formula="of:=[$DescScales.B8]" office:value-type="string" office:string-value="low" calcext:value-type="string">
            <text:p>low</text:p>
          </table:table-cell>
          <table:table-cell table:style-name="ce61" table:formula="of:=[$DescScales.B9]" office:value-type="string" office:string-value="very low" calcext:value-type="string">
            <text:p>very low</text:p>
          </table:table-cell>
          <table:table-cell table:style-name="ce111"/>
          <table:table-cell table:style-name="ce6"/>
          <table:table-cell table:number-columns-repeated="5"/>
          <table:table-cell table:style-name="ce42"/>
          <table:table-cell table:number-columns-repeated="43"/>
        </table:table-row>
        <table:table-row table:style-name="ro1">
          <table:table-cell table:style-name="ce86" table:formula="of:=[$Input.A35]" office:value-type="string" office:string-value="Listening Comprehension" calcext:value-type="string">
            <text:p>Listening Comprehension</text:p>
          </table:table-cell>
          <table:table-cell table:style-name="ce25" table:formula="of:=[$Input.B35]" office:value-type="float" office:value="0" calcext:value-type="float">
            <text:p>0</text:p>
          </table:table-cell>
          <table:table-cell table:style-name="ce25" table:formula="of:=[$Input.C35]" office:value-type="string" office:string-value="" calcext:value-type="error">
            <text:p>#NAME?</text:p>
          </table:table-cell>
          <table:table-cell table:style-name="ce140" table:formula="of:=[$Input.D35]" office:value-type="float" office:value="0" calcext:value-type="float">
            <text:p>0</text:p>
          </table:table-cell>
          <table:table-cell table:formula="of:=[.D3]" office:value-type="string" office:string-value="auditory comprehension and recall (Listening Comprehension = 0)" calcext:value-type="string">
            <text:p>auditory comprehension and recall (Listening Comprehension = 0)</text:p>
          </table:table-cell>
          <table:table-cell/>
          <table:table-cell table:style-name="ce30" table:formula="of:=IFERROR(__xludf.dummyfunction(&quot;FILTER(E57:E58, C57:C58 = DescScales!B3)&quot;);&quot;#N/A&quot;)" office:value-type="string" office:string-value="#N/A" calcext:value-type="string">
            <text:p>#N/A</text:p>
          </table:table-cell>
          <table:table-cell table:style-name="ce39" table:formula="of:=IFERROR(__xludf.dummyfunction(&quot;FILTER(E57:E58, C57:C58 = DescScales!B4)&quot;);&quot;#N/A&quot;)" office:value-type="string" office:string-value="#N/A" calcext:value-type="string">
            <text:p>#N/A</text:p>
          </table:table-cell>
          <table:table-cell table:style-name="ce39" table:formula="of:=IFERROR(__xludf.dummyfunction(&quot;FILTER(E57:E58, C57:C58 = DescScales!B5)&quot;);&quot;#N/A&quot;)" office:value-type="string" office:string-value="#N/A" calcext:value-type="string">
            <text:p>#N/A</text:p>
          </table:table-cell>
          <table:table-cell table:style-name="ce39" table:formula="of:=IFERROR(__xludf.dummyfunction(&quot;FILTER(E57:E58, C57:C58 = DescScales!B6)&quot;);&quot;#N/A&quot;)" office:value-type="string" office:string-value="#N/A" calcext:value-type="string">
            <text:p>#N/A</text:p>
          </table:table-cell>
          <table:table-cell table:style-name="ce39" table:formula="of:=IFERROR(__xludf.dummyfunction(&quot;FILTER(E57:E58, C57:C58 = DescScales!B7)&quot;);&quot;#N/A&quot;)" office:value-type="string" office:string-value="#N/A" calcext:value-type="string">
            <text:p>#N/A</text:p>
          </table:table-cell>
          <table:table-cell table:style-name="ce39" table:formula="of:=IFERROR(__xludf.dummyfunction(&quot;FILTER(E57:E58, C57:C58 = DescScales!B8)&quot;);&quot;#N/A&quot;)" office:value-type="string" office:string-value="#N/A" calcext:value-type="string">
            <text:p>#N/A</text:p>
          </table:table-cell>
          <table:table-cell table:style-name="ce41" table:formula="of:=IFERROR(__xludf.dummyfunction(&quot;FILTER(E57:E58, C57:C58 = DescScales!B9)&quot;);&quot;#N/A&quot;)" office:value-type="string" office:string-value="#N/A" calcext:value-type="string">
            <text:p>#N/A</text:p>
          </table:table-cell>
          <table:table-cell table:style-name="ce111"/>
          <table:table-cell table:style-name="ce6"/>
          <table:table-cell table:number-columns-repeated="5"/>
          <table:table-cell table:style-name="ce42"/>
          <table:table-cell table:number-columns-repeated="43"/>
        </table:table-row>
        <table:table-row table:style-name="ro1">
          <table:table-cell table:style-name="ce132" table:formula="of:=[$Input.A45]" office:value-type="string" office:string-value="Oral Expression" calcext:value-type="string">
            <text:p>Oral Expression</text:p>
          </table:table-cell>
          <table:table-cell table:style-name="ce26" table:formula="of:=[$Input.B45]" office:value-type="float" office:value="0" calcext:value-type="float">
            <text:p>0</text:p>
          </table:table-cell>
          <table:table-cell table:style-name="ce26" table:formula="of:=[$Input.C45]" office:value-type="string" office:string-value="" calcext:value-type="error">
            <text:p>#NAME?</text:p>
          </table:table-cell>
          <table:table-cell table:style-name="ce142" table:formula="of:=[$Input.D45]" office:value-type="float" office:value="0" calcext:value-type="float">
            <text:p>0</text:p>
          </table:table-cell>
          <table:table-cell table:formula="of:=[.D13]" office:value-type="string" office:string-value="oral expression and word retrieval (Oral Expression = 0)" calcext:value-type="string">
            <text:p>oral expression and word retrieval (Oral Expression = 0)</text:p>
          </table:table-cell>
          <table:table-cell/>
          <table:table-cell table:style-name="ce9"/>
          <table:table-cell table:style-name="ce92" table:number-columns-repeated="5"/>
          <table:table-cell table:style-name="ce68"/>
          <table:table-cell table:style-name="ce111"/>
          <table:table-cell table:style-name="ce31"/>
          <table:table-cell table:style-name="ce40" table:number-columns-repeated="5"/>
          <table:table-cell table:style-name="ce43"/>
          <table:table-cell table:number-columns-repeated="43"/>
        </table:table-row>
        <table:table-row table:style-name="ro1">
          <table:table-cell table:style-name="ce23" table:number-columns-repeated="4"/>
          <table:table-cell table:number-columns-repeated="2"/>
          <table:table-cell table:style-name="ce61" table:formula="of:=ifs([.G55]=1; [$Input.B2] &amp; &quot;'s &quot; &amp; [.G57] &amp; &quot; is in the &quot; &amp; [.G56] &amp; &quot; range. &quot;; [.G55]=2; [$Input.B2] &amp; &quot;'s &quot; &amp; [.G57] &amp; &quot; and &quot; &amp; [$Input.D3] &amp; &quot; &quot; &amp; [.G58] &amp; &quot; are in the &quot; &amp; [.G56] &amp; &quot; range. &quot;)" office:value-type="string" office:string-value="" calcext:value-type="error">
            <text:p>#NAME?</text:p>
          </table:table-cell>
          <table:table-cell table:style-name="ce61" table:formula="of:=ifs([.H55]=1; [$Input.B2] &amp; &quot;'s &quot; &amp; [.H57] &amp; &quot; is in the &quot; &amp; [.H56] &amp; &quot; range. &quot;; [.H55]=2; [$Input.B2] &amp; &quot;'s &quot; &amp; [.H57] &amp; &quot; and &quot; &amp; [$Input.D3] &amp; &quot; &quot; &amp; [.H58] &amp; &quot; are in the &quot; &amp; [.H56] &amp; &quot; range. &quot;)" office:value-type="string" office:string-value="" calcext:value-type="error">
            <text:p>#NAME?</text:p>
          </table:table-cell>
          <table:table-cell table:style-name="ce61" table:formula="of:=ifs([.I55]=1; [$Input.B2] &amp; &quot;'s &quot; &amp; [.I57] &amp; &quot; is in the &quot; &amp; [.I56] &amp; &quot; range. &quot;; [.I55]=2; [$Input.B2] &amp; &quot;'s &quot; &amp; [.I57] &amp; &quot; and &quot; &amp; [$Input.D3] &amp; &quot; &quot; &amp; [.I58] &amp; &quot; are in the &quot; &amp; [.I56] &amp; &quot; range. &quot;)" office:value-type="string" office:string-value="" calcext:value-type="error">
            <text:p>#NAME?</text:p>
          </table:table-cell>
          <table:table-cell table:style-name="ce61" table:formula="of:=ifs([.J55]=1; [$Input.B2] &amp; &quot;'s &quot; &amp; [.J57] &amp; &quot; is in the &quot; &amp; [.J56] &amp; &quot; range. &quot;; [.J55]=2; [$Input.B2] &amp; &quot;'s &quot; &amp; [.J57] &amp; &quot; and &quot; &amp; [$Input.D3] &amp; &quot; &quot; &amp; [.J58] &amp; &quot; are in the &quot; &amp; [.J56] &amp; &quot; range. &quot;)" office:value-type="string" office:string-value="" calcext:value-type="error">
            <text:p>#NAME?</text:p>
          </table:table-cell>
          <table:table-cell table:style-name="ce61" table:formula="of:=ifs([.K55]=1; [$Input.B2] &amp; &quot;'s &quot; &amp; [.K57] &amp; &quot; is in the &quot; &amp; [.K56] &amp; &quot; range. &quot;; [.K55]=2; [$Input.B2] &amp; &quot;'s &quot; &amp; [.K57] &amp; &quot; and &quot; &amp; [$Input.D3] &amp; &quot; &quot; &amp; [.K58] &amp; &quot; are in the &quot; &amp; [.K56] &amp; &quot; range. &quot;)" office:value-type="string" office:string-value="" calcext:value-type="error">
            <text:p>#NAME?</text:p>
          </table:table-cell>
          <table:table-cell table:style-name="ce61" table:formula="of:=ifs([.L55]=1; [$Input.B2] &amp; &quot;'s &quot; &amp; [.L57] &amp; &quot; is in the &quot; &amp; [.L56] &amp; &quot; range. &quot;; [.L55]=2; [$Input.B2] &amp; &quot;'s &quot; &amp; [.L57] &amp; &quot; and &quot; &amp; [$Input.D3] &amp; &quot; &quot; &amp; [.L58] &amp; &quot; are in the &quot; &amp; [.L56] &amp; &quot; range. &quot;)" office:value-type="string" office:string-value="" calcext:value-type="error">
            <text:p>#NAME?</text:p>
          </table:table-cell>
          <table:table-cell table:style-name="ce61" table:formula="of:=ifs([.M55]=1; [$Input.B2] &amp; &quot;'s &quot; &amp; [.M57] &amp; &quot; is in the &quot; &amp; [.M56] &amp; &quot; range. &quot;; [.M55]=2; [$Input.B2] &amp; &quot;'s &quot; &amp; [.M57] &amp; &quot; and &quot; &amp; [$Input.D3] &amp; &quot; &quot; &amp; [.M58] &amp; &quot; are in the &quot; &amp; [.M56] &amp; &quot; range. &quot;)" office:value-type="string" office:string-value="" calcext:value-type="error">
            <text:p>#NAME?</text:p>
          </table:table-cell>
          <table:table-cell table:style-name="ce2" office:value-type="string" calcext:value-type="string">
            <text:p>Sentences</text:p>
          </table:table-cell>
          <table:table-cell table:number-columns-repeated="50"/>
        </table:table-row>
        <table:table-row table:style-name="ro1">
          <table:table-cell table:style-name="ce23" table:number-columns-repeated="4"/>
          <table:table-cell table:number-columns-repeated="9"/>
          <table:table-cell table:style-name="ce2" office:value-type="string" calcext:value-type="string">
            <text:p>Paragraph</text:p>
          </table:table-cell>
          <table:table-cell table:formula="of:=CONCATENATE([.O59] &amp; [.P59] &amp; [.Q59] &amp; [.R59] &amp; [.S59] &amp; [.T59] &amp; [.U59])">
            <text:p/>
          </table:table-cell>
          <table:table-cell table:number-columns-repeated="49"/>
        </table:table-row>
        <table:table-row table:style-name="ro4">
          <table:table-cell table:number-columns-repeated="64"/>
        </table:table-row>
        <table:table-row table:style-name="ro1">
          <table:table-cell table:style-name="ce61" office:value-type="string" calcext:value-type="string">
            <text:p>FILTER(A:22)</text:p>
          </table:table-cell>
          <table:table-cell table:number-columns-repeated="63"/>
        </table:table-row>
        <table:table-row table:style-name="ro4" table:number-rows-repeated="1048513">
          <table:table-cell table:number-columns-repeated="64"/>
        </table:table-row>
        <table:table-row table:style-name="ro4">
          <table:table-cell table:number-columns-repeated="64"/>
        </table:table-row>
      </table:table>
      <table:table table:name="WJCSort" table:style-name="ta9">
        <table:table-column table:style-name="co2" table:number-columns-repeated="3" table:default-cell-style-name="Default"/>
        <table:table-column table:style-name="co24" table:default-cell-style-name="Default"/>
        <table:table-column table:style-name="co2" table:number-columns-repeated="60" table:default-cell-style-name="Default"/>
        <table:table-row table:style-name="ro1">
          <table:table-cell table:style-name="ce61" office:value-type="string" calcext:value-type="string">
            <text:p>WJC Unsorted</text:p>
          </table:table-cell>
          <table:table-cell table:number-columns-repeated="13"/>
          <table:table-cell table:style-name="ce61" office:value-type="string" calcext:value-type="string">
            <text:p>All Used</text:p>
          </table:table-cell>
          <table:table-cell table:style-name="ce61" office:value-type="string" calcext:value-type="string">
            <text:p>Mids</text:p>
          </table:table-cell>
          <table:table-cell table:style-name="ce61" office:value-type="string" calcext:value-type="string">
            <text:p>All From Mids</text:p>
          </table:table-cell>
          <table:table-cell table:number-columns-repeated="2"/>
          <table:table-cell table:style-name="ce61" office:value-type="string" calcext:value-type="string">
            <text:p>Mids Filtered USELESS?</text:p>
          </table:table-cell>
          <table:table-cell/>
          <table:table-cell table:style-name="ce78" table:formula="of:=(&quot;# of &quot; &amp; [$DescScales.B3])" office:value-type="string" office:string-value="# of very high" calcext:value-type="string">
            <text:p># of very high</text:p>
          </table:table-cell>
          <table:table-cell table:style-name="ce78" table:formula="of:=(&quot;# of &quot; &amp; [$DescScales.B4])" office:value-type="string" office:string-value="# of high" calcext:value-type="string">
            <text:p># of high</text:p>
          </table:table-cell>
          <table:table-cell table:style-name="ce78" table:formula="of:=(&quot;# of &quot; &amp; [$DescScales.B5])" office:value-type="string" office:string-value="# of high average" calcext:value-type="string">
            <text:p># of high average</text:p>
          </table:table-cell>
          <table:table-cell table:style-name="ce78" table:formula="of:=(&quot;# of &quot; &amp; [$DescScales.B6])" office:value-type="string" office:string-value="# of average" calcext:value-type="string">
            <text:p># of average</text:p>
          </table:table-cell>
          <table:table-cell table:style-name="ce78" table:formula="of:=(&quot;# of &quot; &amp; [$DescScales.B7])" office:value-type="string" office:string-value="# of low average" calcext:value-type="string">
            <text:p># of low average</text:p>
          </table:table-cell>
          <table:table-cell table:style-name="ce39" table:formula="of:=(&quot;# of &quot; &amp; [$DescScales.B8])" office:value-type="string" office:string-value="# of low" calcext:value-type="string">
            <text:p># of low</text:p>
          </table:table-cell>
          <table:table-cell table:style-name="ce41" table:formula="of:=(&quot;# of &quot; &amp; [$DescScales.B9])" office:value-type="string" office:string-value="# of very low" calcext:value-type="string">
            <text:p># of very low</text:p>
          </table:table-cell>
          <table:table-cell table:number-columns-repeated="36"/>
        </table:table-row>
        <table:table-row table:style-name="ro1">
          <table:table-cell/>
          <table:table-cell table:style-name="ce111" table:formula="of:=[$Input.F12]" office:value-type="string" office:string-value="Standard Score" calcext:value-type="string">
            <text:p>Standard Score</text:p>
          </table:table-cell>
          <table:table-cell table:style-name="ce111" table:formula="of:=[$Input.G12]" office:value-type="string" office:string-value="Range" calcext:value-type="string">
            <text:p>Range</text:p>
          </table:table-cell>
          <table:table-cell table:style-name="ce111" table:formula="of:=[$Input.H12]" office:value-type="string" office:string-value="%ile" calcext:value-type="string">
            <text:p>%ile</text:p>
          </table:table-cell>
          <table:table-cell table:style-name="ce2" office:value-type="string" calcext:value-type="string">
            <text:p>Desc for Narrative</text:p>
          </table:table-cell>
          <table:table-cell/>
          <table:table-cell table:style-name="ce2" office:value-type="string" calcext:value-type="string">
            <text:p>Sorted</text:p>
          </table:table-cell>
          <table:table-cell table:number-columns-repeated="7"/>
          <table:table-cell table:style-name="ce117" table:formula="of:=IFERROR(__xludf.dummyfunction(&quot;UNIQUE(I4:I7)&quot;);&quot;low average&quot;)" office:value-type="string" office:string-value="low average" calcext:value-type="string">
            <text:p>low average</text:p>
          </table:table-cell>
          <table:table-cell table:style-name="ce155" table:formula="of:=IFERROR(__xludf.dummyfunction(&quot;FILTER(O2:O9, NOT(EXACT(O2:O9, I4)), NOT(EXACT(O2:O9, I7) ))&quot;);&quot;&quot;)">
            <text:p/>
          </table:table-cell>
          <table:table-cell table:style-name="ce30" table:formula="of:=IFERROR(__xludf.dummyfunction(&quot;FILTER(I5:K6, EXACT(I5:I6, P2))&quot;);&quot;#N/A&quot;)" office:value-type="string" office:string-value="#N/A" calcext:value-type="string">
            <text:p>#N/A</text:p>
          </table:table-cell>
          <table:table-cell table:style-name="ce178"/>
          <table:table-cell table:style-name="ce32"/>
          <table:table-cell table:formula="of:=IFERROR(__xludf.dummyfunction(&quot;FILTER(Q2:S5, NOT(ISERROR(Q2:S5)), NOT(ISBLANK(Q2:S5)))&quot;);&quot;#VALUE!&quot;)" office:value-type="string" office:string-value="#VALUE!" calcext:value-type="string">
            <text:p>#VALUE!</text:p>
          </table:table-cell>
          <table:table-cell/>
          <table:table-cell table:style-name="ce125" table:formula="of:=IFERROR(__xludf.dummyfunction(&quot;ROWS(FILTER(K4:K7, I4:I7 = V3))&quot;);&quot;#N/A&quot;)" office:value-type="string" office:string-value="#N/A" calcext:value-type="string">
            <text:p>#N/A</text:p>
          </table:table-cell>
          <table:table-cell table:style-name="ce61" table:formula="of:=IFERROR(__xludf.dummyfunction(&quot;ROWS(FILTER(I4:K7, I4:I7 = W3))&quot;);&quot;#N/A&quot;)" office:value-type="string" office:string-value="#N/A" calcext:value-type="string">
            <text:p>#N/A</text:p>
          </table:table-cell>
          <table:table-cell table:style-name="ce61" table:formula="of:=IFERROR(__xludf.dummyfunction(&quot;ROWS(FILTER(I4:K7, I4:I7 = X3))&quot;);&quot;#N/A&quot;)" office:value-type="string" office:string-value="#N/A" calcext:value-type="string">
            <text:p>#N/A</text:p>
          </table:table-cell>
          <table:table-cell table:style-name="ce61" table:formula="of:=IFERROR(__xludf.dummyfunction(&quot;ROWS(FILTER(I4:K7, I4:I7 = Y3))&quot;);&quot;#N/A&quot;)" office:value-type="string" office:string-value="#N/A" calcext:value-type="string">
            <text:p>#N/A</text:p>
          </table:table-cell>
          <table:table-cell table:style-name="ce61" table:formula="of:=IFERROR(__xludf.dummyfunction(&quot;ROWS(FILTER(I4:K7, I4:I7 = Z3))&quot;);1)" office:value-type="float" office:value="1" calcext:value-type="float">
            <text:p>1</text:p>
          </table:table-cell>
          <table:table-cell table:style-name="ce61" table:formula="of:=IFERROR(__xludf.dummyfunction(&quot;ROWS(FILTER(I4:K7, I4:I7 = AA3))&quot;);&quot;#N/A&quot;)" office:value-type="string" office:string-value="#N/A" calcext:value-type="string">
            <text:p>#N/A</text:p>
          </table:table-cell>
          <table:table-cell table:style-name="ce67" table:formula="of:=IFERROR(__xludf.dummyfunction(&quot;ROWS(FILTER(I4:K7, I4:I7 = AB3))&quot;);&quot;#N/A&quot;)" office:value-type="string" office:string-value="#N/A" calcext:value-type="string">
            <text:p>#N/A</text:p>
          </table:table-cell>
          <table:table-cell table:number-columns-repeated="36"/>
        </table:table-row>
        <table:table-row table:style-name="ro1">
          <table:table-cell table:formula="of:=[$Input.E13]" office:value-type="string" office:string-value="GIA" calcext:value-type="string">
            <text:p>GIA</text:p>
          </table:table-cell>
          <table:table-cell table:formula="of:=[$Input.F13]" office:value-type="float" office:value="73" calcext:value-type="float">
            <text:p>73</text:p>
          </table:table-cell>
          <table:table-cell table:formula="of:=[$Input.G13]" office:value-type="string" office:string-value="" calcext:value-type="error">
            <text:p>#NAME?</text:p>
          </table:table-cell>
          <table:table-cell table:formula="of:=[$Input.H13]" office:value-type="float" office:value="4" calcext:value-type="float">
            <text:p>4</text:p>
          </table:table-cell>
          <table:table-cell table:number-columns-repeated="3"/>
          <table:table-cell table:style-name="ce61" office:value-type="string" calcext:value-type="string">
            <text:p>Standard Score</text:p>
          </table:table-cell>
          <table:table-cell table:style-name="ce61" office:value-type="string" calcext:value-type="string">
            <text:p>Range</text:p>
          </table:table-cell>
          <table:table-cell table:style-name="ce61" office:value-type="string" calcext:value-type="string">
            <text:p>%ile</text:p>
          </table:table-cell>
          <table:table-cell/>
          <table:table-cell table:style-name="ce2" office:value-type="string" calcext:value-type="string">
            <text:p>Top Range</text:p>
          </table:table-cell>
          <table:table-cell table:formula="of:=ifs([.I4]=[.I7]; 4; [.I4]=[.I6]; 3; [.I4]=[.I5]; 2; NOT([.I4]=[.I5]); 1)" office:value-type="string" office:string-value="" calcext:value-type="error">
            <text:p>#NAME?</text:p>
          </table:table-cell>
          <table:table-cell/>
          <table:table-cell table:style-name="ce70" table:formula="of:=IFERROR(__xludf.dummyfunction(&quot;&quot;&quot;COMPUTED_VALUE&quot;&quot;&quot;);&quot;NO VALUE&quot;)" office:value-type="string" office:string-value="NO VALUE" calcext:value-type="string">
            <text:p>NO VALUE</text:p>
          </table:table-cell>
          <table:table-cell table:style-name="ce71"/>
          <table:table-cell table:style-name="ce31"/>
          <table:table-cell table:style-name="ce40"/>
          <table:table-cell table:style-name="ce43"/>
          <table:table-cell table:number-columns-repeated="2"/>
          <table:table-cell table:style-name="ce8" table:formula="of:=[$DescScales.B3]" office:value-type="string" office:string-value="very high" calcext:value-type="string">
            <text:p>very high</text:p>
          </table:table-cell>
          <table:table-cell table:style-name="ce152" table:formula="of:=[$DescScales.B4]" office:value-type="string" office:string-value="high" calcext:value-type="string">
            <text:p>high</text:p>
          </table:table-cell>
          <table:table-cell table:style-name="ce61" table:formula="of:=[$DescScales.B5]" office:value-type="string" office:string-value="high average" calcext:value-type="string">
            <text:p>high average</text:p>
          </table:table-cell>
          <table:table-cell table:style-name="ce61" table:formula="of:=[$DescScales.B6]" office:value-type="string" office:string-value="average" calcext:value-type="string">
            <text:p>average</text:p>
          </table:table-cell>
          <table:table-cell table:style-name="ce61" table:formula="of:=[$DescScales.B7]" office:value-type="string" office:string-value="low average" calcext:value-type="string">
            <text:p>low average</text:p>
          </table:table-cell>
          <table:table-cell table:style-name="ce61" table:formula="of:=[$DescScales.B8]" office:value-type="string" office:string-value="low" calcext:value-type="string">
            <text:p>low</text:p>
          </table:table-cell>
          <table:table-cell table:style-name="ce127" table:formula="of:=[$DescScales.B9]" office:value-type="string" office:string-value="very low" calcext:value-type="string">
            <text:p>very low</text:p>
          </table:table-cell>
          <table:table-cell table:number-columns-repeated="36"/>
        </table:table-row>
        <table:table-row table:style-name="ro1">
          <table:table-cell table:formula="of:=[$Input.E14]" office:value-type="string" office:string-value="Gf-Gc" calcext:value-type="string">
            <text:p>Gf-Gc</text:p>
          </table:table-cell>
          <table:table-cell table:formula="of:=[$Input.F14]" office:value-type="float" office:value="0" calcext:value-type="float">
            <text:p>0</text:p>
          </table:table-cell>
          <table:table-cell table:formula="of:=[$Input.G14]" office:value-type="string" office:string-value="" calcext:value-type="error">
            <text:p>#NAME?</text:p>
          </table:table-cell>
          <table:table-cell table:formula="of:=[$Input.H14]" office:value-type="float" office:value="0" calcext:value-type="float">
            <text:p>0</text:p>
          </table:table-cell>
          <table:table-cell table:number-columns-repeated="2"/>
          <table:table-cell table:number-matrix-columns-spanned="5" table:number-matrix-rows-spanned="4" table:formula="of:=sort([.A5:.E8]; 2; 0)"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2" office:value-type="string" calcext:value-type="string">
            <text:p>Bottom Range</text:p>
          </table:table-cell>
          <table:table-cell table:style-name="ce116" table:formula="of:=ifs([.I7]=[.I4]; 4; [.I7]=[.I5]; 3; [.I7]=[.I6]; 2; NOT([.I7]=[.I6]); 1)" office:value-type="string" office:string-value="" calcext:value-type="error">
            <text:p>#NAME?</text:p>
          </table:table-cell>
          <table:table-cell/>
          <table:table-cell table:style-name="ce70"/>
          <table:table-cell/>
          <table:table-cell table:style-name="ce75" table:formula="of:=IFERROR(__xludf.dummyfunction(&quot;FILTER(I5:K6, EXACT(I5:I6, P3))&quot;);&quot;#N/A&quot;)" office:value-type="string" office:string-value="#N/A" calcext:value-type="string">
            <text:p>#N/A</text:p>
          </table:table-cell>
          <table:table-cell table:style-name="ce178"/>
          <table:table-cell table:style-name="ce32"/>
          <table:table-cell table:number-columns-repeated="2"/>
          <table:table-cell table:style-name="ce8" table:formula="of:=IFERROR(__xludf.dummyfunction(&quot;FILTER(K4:K7, I4:I7 = V3)&quot;);&quot;#N/A&quot;)" office:value-type="string" office:string-value="#N/A" calcext:value-type="string">
            <text:p>#N/A</text:p>
          </table:table-cell>
          <table:table-cell table:style-name="ce61" table:formula="of:=IFERROR(__xludf.dummyfunction(&quot;FILTER(K4:K7, I4:I7 = W3)&quot;);&quot;#N/A&quot;)" office:value-type="string" office:string-value="#N/A" calcext:value-type="string">
            <text:p>#N/A</text:p>
          </table:table-cell>
          <table:table-cell table:style-name="ce61" table:formula="of:=IFERROR(__xludf.dummyfunction(&quot;FILTER(K4:K7, I4:I7 = X3)&quot;);&quot;#N/A&quot;)" office:value-type="string" office:string-value="#N/A" calcext:value-type="string">
            <text:p>#N/A</text:p>
          </table:table-cell>
          <table:table-cell table:style-name="ce61" table:formula="of:=IFERROR(__xludf.dummyfunction(&quot;FILTER(K4:K7, I4:I7 = Y3)&quot;);&quot;#N/A&quot;)" office:value-type="string" office:string-value="#N/A" calcext:value-type="string">
            <text:p>#N/A</text:p>
          </table:table-cell>
          <table:table-cell table:style-name="ce61" table:formula="of:=IFERROR(__xludf.dummyfunction(&quot;FILTER(K4:K7, I4:I7 = Z3)&quot;);&quot;long-term memory for information and verbal knowledge&quot;)" office:value-type="string" office:string-value="long-term memory for information and verbal knowledge" calcext:value-type="string">
            <text:p>long-term memory for information and verbal knowledge</text:p>
          </table:table-cell>
          <table:table-cell table:style-name="ce61" table:formula="of:=IFERROR(__xludf.dummyfunction(&quot;FILTER(K4:K7, I4:I7 = AA3)&quot;);&quot;#N/A&quot;)" office:value-type="string" office:string-value="#N/A" calcext:value-type="string">
            <text:p>#N/A</text:p>
          </table:table-cell>
          <table:table-cell table:style-name="ce67" table:formula="of:=IFERROR(__xludf.dummyfunction(&quot;FILTER(K4:K7, I4:I7 = AB3)&quot;);&quot;#N/A&quot;)" office:value-type="string" office:string-value="#N/A" calcext:value-type="string">
            <text:p>#N/A</text:p>
          </table:table-cell>
          <table:table-cell table:number-columns-repeated="36"/>
        </table:table-row>
        <table:table-row table:style-name="ro1">
          <table:table-cell table:formula="of:=[$Input.E15]" office:value-type="string" office:string-value="Gf" calcext:value-type="string">
            <text:p>Gf</text:p>
          </table:table-cell>
          <table:table-cell table:formula="of:=[$Input.F15]" office:value-type="float" office:value="0" calcext:value-type="float">
            <text:p>0</text:p>
          </table:table-cell>
          <table:table-cell table:formula="of:=[$Input.G15]" office:value-type="string" office:string-value="" calcext:value-type="error">
            <text:p>#NAME?</text:p>
          </table:table-cell>
          <table:table-cell table:formula="of:=[$Input.H15]" office:value-type="float" office:value="0" calcext:value-type="float">
            <text:p>0</text:p>
          </table:table-cell>
          <table:table-cell table:style-name="ce61" table:formula="of:=[$DescScales.E16]" office:value-type="string" office:string-value="fluid reasoning" calcext:value-type="string">
            <text:p>fluid reasoning</text:p>
          </table:table-cell>
          <table: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3"/>
          <table:table-cell table:style-name="ce70"/>
          <table:table-cell/>
          <table:table-cell table:style-name="ce31"/>
          <table:table-cell table:style-name="ce40"/>
          <table:table-cell table:style-name="ce43"/>
          <table:table-cell table:number-columns-repeated="2"/>
          <table:table-cell table:style-name="ce8"/>
          <table:table-cell table:style-name="ce61" table:number-columns-repeated="5"/>
          <table:table-cell table:style-name="ce67"/>
          <table:table-cell table:number-columns-repeated="36"/>
        </table:table-row>
        <table:table-row table:style-name="ro1">
          <table:table-cell table:formula="of:=[$Input.E16]" office:value-type="string" office:string-value="Gc" calcext:value-type="string">
            <text:p>Gc</text:p>
          </table:table-cell>
          <table:table-cell table:formula="of:=[$Input.F16]" office:value-type="float" office:value="84" calcext:value-type="float">
            <text:p>84</text:p>
          </table:table-cell>
          <table:table-cell table:formula="of:=[$Input.G16]" office:value-type="string" office:string-value="" calcext:value-type="error">
            <text:p>#NAME?</text:p>
          </table:table-cell>
          <table:table-cell table:formula="of:=[$Input.H16]" office:value-type="float" office:value="15" calcext:value-type="float">
            <text:p>15</text:p>
          </table:table-cell>
          <table:table-cell table:style-name="ce61" table:formula="of:=[$DescScales.E17]" office:value-type="string" office:string-value="long-term memory for information and verbal knowledge" calcext:value-type="string">
            <text:p>long-term memory for information and verbal knowledge</text:p>
          </table:table-cell>
          <table: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3"/>
          <table:table-cell table:style-name="ce71"/>
          <table:table-cell table:number-columns-repeated="6"/>
          <table:table-cell table:style-name="ce8"/>
          <table:table-cell table:style-name="ce61" table:number-columns-repeated="5"/>
          <table:table-cell table:style-name="ce67"/>
          <table:table-cell table:number-columns-repeated="36"/>
        </table:table-row>
        <table:table-row table:style-name="ro1">
          <table:table-cell table:formula="of:=[$Input.E17]" office:value-type="string" office:string-value="Gwm" calcext:value-type="string">
            <text:p>Gwm</text:p>
          </table:table-cell>
          <table:table-cell table:formula="of:=[$Input.F17]" office:value-type="float" office:value="0" calcext:value-type="float">
            <text:p>0</text:p>
          </table:table-cell>
          <table:table-cell table:formula="of:=[$Input.G17]" office:value-type="string" office:string-value="" calcext:value-type="error">
            <text:p>#NAME?</text:p>
          </table:table-cell>
          <table:table-cell table:formula="of:=[$Input.H17]" office:value-type="float" office:value="0" calcext:value-type="float">
            <text:p>0</text:p>
          </table:table-cell>
          <table:table-cell table:style-name="ce61" table:formula="of:=[$DescScales.E18]" office:value-type="string" office:string-value="short-term working memory" calcext:value-type="string">
            <text:p>short-term working memory</text:p>
          </table:table-cell>
          <table: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calcext:value-type="string">
            <text:p>Top Sentence</text:p>
          </table:table-cell>
          <table:table-cell table:style-name="ce78" table:formula="of:=ifs([.M3]=4; [$Input.B2] &amp; &quot;'s &quot; &amp; [.K4] &amp; &quot;, &quot; &amp; [.K5] &amp; &quot;, &quot; &amp; [.K6] &amp; &quot; and &quot; &amp; [.K7] &amp; &quot; are &quot; &amp; [.I4] &amp; &quot;. &quot;; [.M3]=3; [$Input.B2] &amp; &quot;'s &quot; &amp; [.K4] &amp; &quot;, &quot; &amp; [.K5] &amp; &quot;, and &quot; &amp; [.K6] &amp; &quot; are &quot; &amp; [.I4] &amp; &quot;. &quot;; [.M3]=2; [$Input.B2] &amp; &quot;'s &quot; &amp; [.K4] &amp; &quot; and &quot; &amp; [.K5] &amp; &quot; are &quot; &amp; [.I4] &amp; &quot;. &quot;; [.M3]=1; [$Input.B2] &amp; &quot;'s &quot; &amp; [.K4] &amp; &quot; is &quot; &amp; [.I4] &amp; &quot;. &quot;)" office:value-type="string" office:string-value="" calcext:value-type="error">
            <text:p>#NAME?</text:p>
          </table:table-cell>
          <table:table-cell table:number-columns-repeated="2"/>
          <table:table-cell table:formula="of:=IFERROR(__xludf.dummyfunction(&quot;&quot;&quot;COMPUTED_VALUE&quot;&quot;&quot;);&quot;Paragraph Joined&quot;)" office:value-type="string" office:string-value="Paragraph Joined" calcext:value-type="string">
            <text:p>Paragraph Joined</text:p>
          </table:table-cell>
          <table:table-cell table:number-columns-repeated="5"/>
          <table:table-cell table:style-name="ce8"/>
          <table:table-cell table:style-name="ce61" table:number-columns-repeated="5"/>
          <table:table-cell table:style-name="ce67"/>
          <table:table-cell table:number-columns-repeated="36"/>
        </table:table-row>
        <table:table-row table:style-name="ro1">
          <table:table-cell table:formula="of:=[$Input.E18]" office:value-type="string" office:string-value="CE" calcext:value-type="string">
            <text:p>CE</text:p>
          </table:table-cell>
          <table:table-cell table:formula="of:=[$Input.F18]" office:value-type="float" office:value="0" calcext:value-type="float">
            <text:p>0</text:p>
          </table:table-cell>
          <table:table-cell table:formula="of:=[$Input.G18]" office:value-type="string" office:string-value="" calcext:value-type="error">
            <text:p>#NAME?</text:p>
          </table:table-cell>
          <table:table-cell table:formula="of:=[$Input.H18]" office:value-type="float" office:value="0" calcext:value-type="float">
            <text:p>0</text:p>
          </table:table-cell>
          <table:table-cell table:style-name="ce61" table:formula="of:=[$DescScales.E19]" office:value-type="string" office:string-value="cognitive processing ability" calcext:value-type="string">
            <text:p>cognitive processing ability</text:p>
          </table:table-cell>
          <table:table-cell table:number-columns-repeated="5"/>
          <table:table-cell table:style-name="ce78"/>
          <table:table-cell table:style-name="ce61" office:value-type="string" calcext:value-type="string">
            <text:p>Bottom Sentence</text:p>
          </table:table-cell>
          <table:table-cell table:style-name="ce61" table:formula="of:=ifs([.M4]=4; [$Input.B2] &amp; &quot;'s &quot; &amp; [.K4] &amp; &quot;, &quot; &amp; [.K5] &amp; &quot;, &quot; &amp; [.K6] &amp; &quot; and &quot; &amp; [.K7] &amp; &quot; are &quot; &amp; [.I7] &amp; &quot;.  &quot;; [.M4]=3;   [$Input.B2] &amp; &quot;'s &quot; &amp; [.K5] &amp; &quot;, &quot; &amp; [.K6] &amp; &quot;, and &quot; &amp; [.K7] &amp; &quot; are &quot; &amp; [.I7] &amp; &quot;.  &quot;; [.M4]=2; [$Input.B2] &amp; &quot;'s &quot; &amp; [.K6] &amp; &quot; and &quot; &amp; [.K7] &amp; &quot; are &quot; &amp; [.I7] &amp; &quot;.  &quot;; [.M4]=1; [$Input.B2] &amp; &quot;'s &quot; &amp; [.K7] &amp; &quot; is &quot; &amp; [.I7] &amp; &quot;.  &quot;)" office:value-type="string" office:string-value="" calcext:value-type="error">
            <text:p>#NAME?</text:p>
          </table:table-cell>
          <table:table-cell table:number-columns-repeated="8"/>
          <table:table-cell table:style-name="ce8"/>
          <table:table-cell table:style-name="ce61" table:number-columns-repeated="5"/>
          <table:table-cell table:style-name="ce67"/>
          <table:table-cell table:number-columns-repeated="36"/>
        </table:table-row>
        <table:table-row table:style-name="ro1">
          <table:table-cell table:formula="of:=[$Input.E19]" office:value-type="float" office:value="0" calcext:value-type="float">
            <text:p>0</text:p>
          </table:table-cell>
          <table:table-cell table:formula="of:=[$Input.F19]" office:value-type="float" office:value="0" calcext:value-type="float">
            <text:p>0</text:p>
          </table:table-cell>
          <table:table-cell table:formula="of:=[$Input.G19]" office:value-type="float" office:value="0" calcext:value-type="float">
            <text:p>0</text:p>
          </table:table-cell>
          <table:table-cell table:formula="of:=[$Input.H19]" office:value-type="float" office:value="0" calcext:value-type="float">
            <text:p>0</text:p>
          </table:table-cell>
          <table:table-cell table:number-columns-repeated="8"/>
          <table:table-cell table:style-name="ce2" office:value-type="string" calcext:value-type="string">
            <text:p>Match Found</text:p>
          </table:table-cell>
          <table:table-cell table:style-name="ce2" office:value-type="string" calcext:value-type="string">
            <text:p>Match Picked</text:p>
          </table:table-cell>
          <table:table-cell table:style-name="ce2" office:value-type="string" calcext:value-type="string">
            <text:p>Paragraph Joined</text:p>
          </table:table-cell>
          <table:table-cell table:number-columns-repeated="6"/>
          <table:table-cell table:style-name="ce8" table:formula="of:=IF(OR(EXACT([.V3]; [.O3]); EXACT([.V3]; [.O5])); [.V10]; [.V11])" office:value-type="string" office:string-value="" calcext:value-type="error">
            <text:p>#NAME?</text:p>
          </table:table-cell>
          <table:table-cell table:style-name="ce61" table:formula="of:=IF(OR(EXACT([.W3]; [.O3]); EXACT([.W3]; [.O5])); [.W10]; [.W11])" office:value-type="string" office:string-value="" calcext:value-type="error">
            <text:p>#NAME?</text:p>
          </table:table-cell>
          <table:table-cell table:style-name="ce61" table:formula="of:=IF(OR(EXACT([.X3]; [.O3]); EXACT([.X3]; [.O5])); [.X10]; [.X11])" office:value-type="string" office:string-value="" calcext:value-type="error">
            <text:p>#NAME?</text:p>
          </table:table-cell>
          <table:table-cell table:style-name="ce61" table:formula="of:=IF(OR(EXACT([.Y3]; [.O3]); EXACT([.Y3]; [.O5])); [.Y10]; [.Y11])" office:value-type="string" office:string-value="" calcext:value-type="error">
            <text:p>#NAME?</text:p>
          </table:table-cell>
          <table:table-cell table:style-name="ce61" table:formula="of:=IF(OR(EXACT([.Z3]; [.O3]); EXACT([.Z3]; [.O5])); [.Z10]; [.Z11])" office:value-type="string" office:string-value="" calcext:value-type="error">
            <text:p>#NAME?</text:p>
          </table:table-cell>
          <table:table-cell table:style-name="ce61" table:formula="of:=IF(OR(EXACT([.AA3]; [.O3]); EXACT([.AA3]; [.O5])); [.AA10]; [.AA11])" office:value-type="string" office:string-value="" calcext:value-type="error">
            <text:p>#NAME?</text:p>
          </table:table-cell>
          <table:table-cell table:style-name="ce67" table:formula="of:=IF(OR(EXACT([.AB3]; [.O3]); EXACT([.AB3]; [.O5])); [.AB10]; [.AB11])" office:value-type="string" office:string-value="" calcext:value-type="error">
            <text:p>#NAME?</text:p>
          </table:table-cell>
          <table:table-cell table:number-columns-repeated="36"/>
        </table:table-row>
        <table:table-row table:style-name="ro1">
          <table:table-cell table:formula="of:=[$Input.E20]" office:value-type="float" office:value="0" calcext:value-type="float">
            <text:p>0</text:p>
          </table:table-cell>
          <table:table-cell table:formula="of:=[$Input.F20]" office:value-type="string" office:string-value="Standard Score" calcext:value-type="string">
            <text:p>Standard Score</text:p>
          </table:table-cell>
          <table:table-cell table:formula="of:=[$Input.G20]" office:value-type="string" office:string-value="Range" calcext:value-type="string">
            <text:p>Range</text:p>
          </table:table-cell>
          <table:table-cell table:formula="of:=[$Input.H20]" office:value-type="string" office:string-value="%ile" calcext:value-type="string">
            <text:p>%ile</text:p>
          </table:table-cell>
          <table:table-cell table:number-columns-repeated="2"/>
          <table:table-cell table:style-name="ce30" office:value-type="string" calcext:value-type="string">
            <text:p>Gc</text:p>
          </table:table-cell>
          <table:table-cell table:style-name="ce39" table:number-columns-repeated="2"/>
          <table:table-cell table:style-name="ce41"/>
          <table:table-cell table:style-name="ce21" office:value-type="string" calcext:value-type="string">
            <text:p>Does it Match?</text:p>
          </table:table-cell>
          <table:table-cell table:style-name="ce2" office:value-type="string" calcext:value-type="string">
            <text:p>Gc Top</text:p>
          </table:table-cell>
          <table:table-cell table:style-name="ce121" table:formula="of:=[$Input.B2] &amp; &quot;'s acquired verbal information, as measured by the crystallized knowledge composite (Gc), is in the &quot; &amp; [.C6] &amp;  &quot; range (Gc = &quot; &amp;  [.B6] &amp; &quot;). These tasks require &quot; &amp; [$Input.F3] &amp; &quot; to listen to open-ended questions and produce spoken responses.  &quot; &amp; [$Input.B2] &amp; &quot;'s performance on these tasks is based on &quot;&amp; [$Input.D3] &amp; &quot; word knowledge, language comprehension, long-term information retrieval, and reasoning abilities.  &quot;" office:value-type="string" office:string-value="" calcext:value-type="error">
            <text:p>#NAME?</text:p>
          </table:table-cell>
          <table:table-cell table:style-name="ce25" table:formula="of:=ifs(NOT([.M12]=0); [.M12];  NOT([.M11]=0); [.M11])" office:value-type="string" office:string-value="" calcext:value-type="error">
            <text:p>#NAME?</text:p>
          </table:table-cell>
          <table:table-cell table:style-name="ce78" table:formula="of:=CONCATENATE([.M10]; [.N10])" office:value-type="string" office:string-value="" calcext:value-type="error">
            <text:p>#NAME?</text:p>
          </table:table-cell>
          <table:table-cell table:number-columns-repeated="6"/>
          <table:table-cell table:style-name="ce8" table:formula="of:=ifs([.V2]=1; [$Input.D4] &amp; &quot; &quot; &amp; [.V4] &amp; &quot; is in the &quot; &amp; [.V3] &amp; &quot; range. &quot;; [.V2]=2; [$Input.D4] &amp; &quot; &quot; &amp; [.V4] &amp; &quot; and &quot; &amp; [$Input.D3] &amp; &quot; &quot; &amp; [.V5] &amp; &quot; are in the &quot; &amp; [.V3] &amp; &quot; range. &quot;; [.V2] = 3; [$Input.D4] &amp; &quot; &quot; &amp; [.V4] &amp; &quot;, &quot; &amp; [$Input.D3] &amp; &quot; &quot; &amp; [.V5] &amp; &quot;, and &quot; &amp; [$Input.D3] &amp; &quot; &quot; &amp; [.V6] &amp; &quot; are in the &quot; &amp; [.V3] &amp; &quot; range. &quot;; [.V2] = 4; [$Input.D4] &amp; &quot; &quot; &amp; [.V4] &amp; &quot;, &quot; &amp; [$Input.D3] &amp; &quot; &quot; &amp; [.V5] &amp; &quot;, &quot; &amp; [$Input.D3] &amp; &quot; &quot; &amp; [.V6] &amp; &quot;, and &quot; &amp; [$Input.D3] &amp; &quot; &quot; &amp; [.V7] &amp; &quot; are in the &quot; &amp; [.V3] &amp; &quot; range. &quot;; [.V2] = 5; [$Input.D4] &amp; &quot; &quot; &amp; [.V4] &amp; &quot;, &quot; &amp; [$Input.D3] &amp; &quot; &quot; &amp; [.V5] &amp; &quot;, &quot; &amp; [$Input.D3] &amp; &quot; &quot; &amp; [.V6] &amp; &quot;, &quot; &amp; [$Input.D3] &amp; &quot; &quot; &amp; [.V7] &amp; &quot;, and &quot; &amp; [$Input.D3] &amp; &quot; &quot; &amp; [.V8] &amp; &quot; are in the &quot; &amp; [.V3] &amp; &quot; range. &quot;)" office:value-type="string" office:string-value="" calcext:value-type="error">
            <text:p>#NAME?</text:p>
          </table:table-cell>
          <table:table-cell table:style-name="ce61" table:formula="of:=ifs([.W2]=1; [$Input.D4] &amp; &quot; &quot; &amp; [.W4] &amp; &quot; is in the &quot; &amp; [.W3] &amp; &quot; range. &quot;; [.W2]=2; [$Input.D4] &amp; &quot; &quot; &amp; [.W4] &amp; &quot; and &quot; &amp; [$Input.D3] &amp; &quot; &quot; &amp; [.W5] &amp; &quot; are in the &quot; &amp; [.W3] &amp; &quot; range. &quot;; [.W2] = 3; [$Input.D4] &amp; &quot; &quot; &amp; [.W4] &amp; &quot;, &quot; &amp; [$Input.D3] &amp; &quot; &quot; &amp; [.W5] &amp; &quot;, and &quot; &amp; [$Input.D3] &amp; &quot; &quot; &amp; [.W6] &amp; &quot; are in the &quot; &amp; [.W3] &amp; &quot; range. &quot;; [.W2] = 4; [$Input.D4] &amp; &quot; &quot; &amp; [.W4] &amp; &quot;, &quot; &amp; [$Input.D3] &amp; &quot; &quot; &amp; [.W5] &amp; &quot;, &quot; &amp; [$Input.D3] &amp; &quot; &quot; &amp; [.W6] &amp; &quot;, and &quot; &amp; [$Input.D3] &amp; &quot; &quot; &amp; [.W7] &amp; &quot; are in the &quot; &amp; [.W3] &amp; &quot; range. &quot;; [.W2] = 5; [$Input.D4] &amp; &quot; &quot; &amp; [.W4] &amp; &quot;, &quot; &amp; [$Input.D3] &amp; &quot; &quot; &amp; [.W5] &amp; &quot;, &quot; &amp; [$Input.D3] &amp; &quot; &quot; &amp; [.W6] &amp; &quot;, &quot; &amp; [$Input.D3] &amp; &quot; &quot; &amp; [.W7] &amp; &quot;, and &quot; &amp; [$Input.D3] &amp; &quot; &quot; &amp; [.W8] &amp; &quot; are in the &quot; &amp; [.W3] &amp; &quot; range. &quot;)" office:value-type="string" office:string-value="" calcext:value-type="error">
            <text:p>#NAME?</text:p>
          </table:table-cell>
          <table:table-cell table:style-name="ce61" table:formula="of:=ifs([.X2]=1; [$Input.D4] &amp; &quot; &quot; &amp; [.X4] &amp; &quot; is in the &quot; &amp; [.X3] &amp; &quot; range. &quot;; [.X2]=2; [$Input.D4] &amp; &quot; &quot; &amp; [.X4] &amp; &quot; and &quot; &amp; [$Input.D3] &amp; &quot; &quot; &amp; [.X5] &amp; &quot; are in the &quot; &amp; [.X3] &amp; &quot; range. &quot;; [.X2] = 3; [$Input.D4] &amp; &quot; &quot; &amp; [.X4] &amp; &quot;, &quot; &amp; [$Input.D3] &amp; &quot; &quot; &amp; [.X5] &amp; &quot;, and &quot; &amp; [$Input.D3] &amp; &quot; &quot; &amp; [.X6] &amp; &quot; are in the &quot; &amp; [.X3] &amp; &quot; range. &quot;; [.X2] = 4; [$Input.D4] &amp; &quot; &quot; &amp; [.X4] &amp; &quot;, &quot; &amp; [$Input.D3] &amp; &quot; &quot; &amp; [.X5] &amp; &quot;, &quot; &amp; [$Input.D3] &amp; &quot; &quot; &amp; [.X6] &amp; &quot;, and &quot; &amp; [$Input.D3] &amp; &quot; &quot; &amp; [.X7] &amp; &quot; are in the &quot; &amp; [.X3] &amp; &quot; range. &quot;; [.X2] = 5; [$Input.D4] &amp; &quot; &quot; &amp; [.X4] &amp; &quot;, &quot; &amp; [$Input.D3] &amp; &quot; &quot; &amp; [.X5] &amp; &quot;, &quot; &amp; [$Input.D3] &amp; &quot; &quot; &amp; [.X6] &amp; &quot;, &quot; &amp; [$Input.D3] &amp; &quot; &quot; &amp; [.X7] &amp; &quot;, and &quot; &amp; [$Input.D3] &amp; &quot; &quot; &amp; [.X8] &amp; &quot; are in the &quot; &amp; [.X3] &amp; &quot; range. &quot;)" office:value-type="string" office:string-value="" calcext:value-type="error">
            <text:p>#NAME?</text:p>
          </table:table-cell>
          <table:table-cell table:style-name="ce61" table:formula="of:=ifs([.Y2]=1; [$Input.D4] &amp; &quot; &quot; &amp; [.Y4] &amp; &quot; is in the &quot; &amp; [.Y3] &amp; &quot; range. &quot;; [.Y2]=2; [$Input.D4] &amp; &quot; &quot; &amp; [.Y4] &amp; &quot; and &quot; &amp; [$Input.D3] &amp; &quot; &quot; &amp; [.Y5] &amp; &quot; are in the &quot; &amp; [.Y3] &amp; &quot; range. &quot;; [.Y2] = 3; [$Input.D4] &amp; &quot; &quot; &amp; [.Y4] &amp; &quot;, &quot; &amp; [$Input.D3] &amp; &quot; &quot; &amp; [.Y5] &amp; &quot;, and &quot; &amp; [$Input.D3] &amp; &quot; &quot; &amp; [.Y6] &amp; &quot; are in the &quot; &amp; [.Y3] &amp; &quot; range. &quot;; [.Y2] = 4; [$Input.D4] &amp; &quot; &quot; &amp; [.Y4] &amp; &quot;, &quot; &amp; [$Input.D3] &amp; &quot; &quot; &amp; [.Y5] &amp; &quot;, &quot; &amp; [$Input.D3] &amp; &quot; &quot; &amp; [.Y6] &amp; &quot;, and &quot; &amp; [$Input.D3] &amp; &quot; &quot; &amp; [.Y7] &amp; &quot; are in the &quot; &amp; [.Y3] &amp; &quot; range. &quot;; [.Y2] = 5; [$Input.D4] &amp; &quot; &quot; &amp; [.Y4] &amp; &quot;, &quot; &amp; [$Input.D3] &amp; &quot; &quot; &amp; [.Y5] &amp; &quot;, &quot; &amp; [$Input.D3] &amp; &quot; &quot; &amp; [.Y6] &amp; &quot;, &quot; &amp; [$Input.D3] &amp; &quot; &quot; &amp; [.Y7] &amp; &quot;, and &quot; &amp; [$Input.D3] &amp; &quot; &quot; &amp; [.Y8] &amp; &quot; are in the &quot; &amp; [.Y3] &amp; &quot; range. &quot;)" office:value-type="string" office:string-value="" calcext:value-type="error">
            <text:p>#NAME?</text:p>
          </table:table-cell>
          <table:table-cell table:style-name="ce61" table:formula="of:=ifs([.Z2]=1; [$Input.D4] &amp; &quot; &quot; &amp; [.Z4] &amp; &quot; is in the &quot; &amp; [.Z3] &amp; &quot; range. &quot;; [.Z2]=2; [$Input.D4] &amp; &quot; &quot; &amp; [.Z4] &amp; &quot; and &quot; &amp; [$Input.D3] &amp; &quot; &quot; &amp; [.Z5] &amp; &quot; are in the &quot; &amp; [.Z3] &amp; &quot; range. &quot;; [.Z2] = 3; [$Input.D4] &amp; &quot; &quot; &amp; [.Z4] &amp; &quot;, &quot; &amp; [$Input.D3] &amp; &quot; &quot; &amp; [.Z5] &amp; &quot;, and &quot; &amp; [$Input.D3] &amp; &quot; &quot; &amp; [.Z6] &amp; &quot; are in the &quot; &amp; [.Z3] &amp; &quot; range. &quot;; [.Z2] = 4; [$Input.D4] &amp; &quot; &quot; &amp; [.Z4] &amp; &quot;, &quot; &amp; [$Input.D3] &amp; &quot; &quot; &amp; [.Z5] &amp; &quot;, &quot; &amp; [$Input.D3] &amp; &quot; &quot; &amp; [.Z6] &amp; &quot;, and &quot; &amp; [$Input.D3] &amp; &quot; &quot; &amp; [.Z7] &amp; &quot; are in the &quot; &amp; [.Z3] &amp; &quot; range. &quot;; [.Z2] = 5; [$Input.D4] &amp; &quot; &quot; &amp; [.Z4] &amp; &quot;, &quot; &amp; [$Input.D3] &amp; &quot; &quot; &amp; [.Z5] &amp; &quot;, &quot; &amp; [$Input.D3] &amp; &quot; &quot; &amp; [.Z6] &amp; &quot;, &quot; &amp; [$Input.D3] &amp; &quot; &quot; &amp; [.Z7] &amp; &quot;, and &quot; &amp; [$Input.D3] &amp; &quot; &quot; &amp; [.Z8] &amp; &quot; are in the &quot; &amp; [.Z3] &amp; &quot; range. &quot;)" office:value-type="string" office:string-value="" calcext:value-type="error">
            <text:p>#NAME?</text:p>
          </table:table-cell>
          <table:table-cell table:style-name="ce61" table:formula="of:=ifs([.AA2]=1; [$Input.D4] &amp; &quot; &quot; &amp; [.AA4] &amp; &quot; is in the &quot; &amp; [.AA3] &amp; &quot; range. &quot;; [.AA2]=2; [$Input.D4] &amp; &quot; &quot; &amp; [.AA4] &amp; &quot; and &quot; &amp; [$Input.D3] &amp; &quot; &quot; &amp; [.AA5] &amp; &quot; are in the &quot; &amp; [.AA3] &amp; &quot; range. &quot;; [.AA2] = 3; [$Input.D4] &amp; &quot; &quot; &amp; [.AA4] &amp; &quot;, &quot; &amp; [$Input.D3] &amp; &quot; &quot; &amp; [.AA5] &amp; &quot;, and &quot; &amp; [$Input.D3] &amp; &quot; &quot; &amp; [.AA6] &amp; &quot; are in the &quot; &amp; [.AA3] &amp; &quot; range. &quot;; [.AA2] = 4; [$Input.D4] &amp; &quot; &quot; &amp; [.AA4] &amp; &quot;, &quot; &amp; [$Input.D3] &amp; &quot; &quot; &amp; [.AA5] &amp; &quot;, &quot; &amp; [$Input.D3] &amp; &quot; &quot; &amp; [.AA6] &amp; &quot;, and &quot; &amp; [$Input.D3] &amp; &quot; &quot; &amp; [.AA7] &amp; &quot; are in the &quot; &amp; [.AA3] &amp; &quot; range. &quot;; [.AA2] = 5; [$Input.D4] &amp; &quot; &quot; &amp; [.AA4] &amp; &quot;, &quot; &amp; [$Input.D3] &amp; &quot; &quot; &amp; [.AA5] &amp; &quot;, &quot; &amp; [$Input.D3] &amp; &quot; &quot; &amp; [.AA6] &amp; &quot;, &quot; &amp; [$Input.D3] &amp; &quot; &quot; &amp; [.AA7] &amp; &quot;, and &quot; &amp; [$Input.D3] &amp; &quot; &quot; &amp; [.AA8] &amp; &quot; are in the &quot; &amp; [.AA3] &amp; &quot; range. &quot;)" office:value-type="string" office:string-value="" calcext:value-type="error">
            <text:p>#NAME?</text:p>
          </table:table-cell>
          <table:table-cell table:style-name="ce67" table:formula="of:=ifs([.AB2]=1; [$Input.D4] &amp; &quot; &quot; &amp; [.AB4] &amp; &quot; is in the &quot; &amp; [.AB3] &amp; &quot; range. &quot;; [.AB2]=2; [$Input.D4] &amp; &quot; &quot; &amp; [.AB4] &amp; &quot; and &quot; &amp; [$Input.D3] &amp; &quot; &quot; &amp; [.AB5] &amp; &quot; are in the &quot; &amp; [.AB3] &amp; &quot; range. &quot;; [.AB2] = 3; [$Input.D4] &amp; &quot; &quot; &amp; [.AB4] &amp; &quot;, &quot; &amp; [$Input.D3] &amp; &quot; &quot; &amp; [.AB5] &amp; &quot;, and &quot; &amp; [$Input.D3] &amp; &quot; &quot; &amp; [.AB6] &amp; &quot; are in the &quot; &amp; [.AB3] &amp; &quot; range. &quot;; [.AB2] = 4; [$Input.D4] &amp; &quot; &quot; &amp; [.AB4] &amp; &quot;, &quot; &amp; [$Input.D3] &amp; &quot; &quot; &amp; [.AB5] &amp; &quot;, &quot; &amp; [$Input.D3] &amp; &quot; &quot; &amp; [.AB6] &amp; &quot;, and &quot; &amp; [$Input.D3] &amp; &quot; &quot; &amp; [.AB7] &amp; &quot; are in the &quot; &amp; [.AB3] &amp; &quot; range. &quot;; [.AB2] = 5; [$Input.D4] &amp; &quot; &quot; &amp; [.AB4] &amp; &quot;, &quot; &amp; [$Input.D3] &amp; &quot; &quot; &amp; [.AB5] &amp; &quot;, &quot; &amp; [$Input.D3] &amp; &quot; &quot; &amp; [.AB6] &amp; &quot;, &quot; &amp; [$Input.D3] &amp; &quot; &quot; &amp; [.AB7] &amp; &quot;, and &quot; &amp; [$Input.D3] &amp; &quot; &quot; &amp; [.AB8] &amp; &quot; are in the &quot; &amp; [.AB3] &amp; &quot; range. &quot;)" office:value-type="string" office:string-value="" calcext:value-type="error">
            <text:p>#NAME?</text:p>
          </table:table-cell>
          <table:table-cell table:number-columns-repeated="36"/>
        </table:table-row>
        <table:table-row table:style-name="ro1">
          <table:table-cell table:formula="of:=[$Input.E21]" office:value-type="string" office:string-value="Oral Vocabulary" calcext:value-type="string">
            <text:p>Oral Vocabulary</text:p>
          </table:table-cell>
          <table:table-cell table:formula="of:=[$Input.F21]" office:value-type="float" office:value="79" calcext:value-type="float">
            <text:p>79</text:p>
          </table:table-cell>
          <table:table-cell table:formula="of:=[$Input.G21]" office:value-type="string" office:string-value="" calcext:value-type="error">
            <text:p>#NAME?</text:p>
          </table:table-cell>
          <table:table-cell table:formula="of:=[$Input.H21]" office:value-type="float" office:value="8" calcext:value-type="float">
            <text:p>8</text:p>
          </table:table-cell>
          <table:table-cell table:style-name="ce61" table:formula="of:=[$DescScales.E22]" office:value-type="string" office:string-value="acquired verbal knowledge" calcext:value-type="string">
            <text:p>acquired verbal knowledge</text:p>
          </table:table-cell>
          <table:table-cell table:style-name="ce63"/>
          <table:table-cell table:style-name="ce149" table:number-matrix-columns-spanned="4" table:number-matrix-rows-spanned="2" table:formula="of:=sort([.A35:.D36]; 2; 0)" office:value-type="string" office:string-value="" calcext:value-type="error">
            <text:p>#NAME?</text:p>
          </table:table-cell>
          <table:table-cell table:style-name="ce61" office:value-type="string" office:string-value="" calcext:value-type="error">
            <text:p>#NAME?</text:p>
          </table:table-cell>
          <table:table-cell table:style-name="ce61" office:value-type="string" office:string-value="" calcext:value-type="error">
            <text:p>#NAME?</text:p>
          </table:table-cell>
          <table:table-cell table:style-name="ce67" office:value-type="string" office:string-value="" calcext:value-type="error">
            <text:p>#NAME?</text:p>
          </table:table-cell>
          <table:table-cell table:style-name="ce152" table:formula="of:=IF([.I11]=[.I12]; 1)" office:value-type="string" office:string-value="" calcext:value-type="error">
            <text:p>#NAME?</text:p>
          </table:table-cell>
          <table:table-cell table:style-name="ce2" office:value-type="string" calcext:value-type="string">
            <text:p>Gc Match</text:p>
          </table:table-cell>
          <table:table-cell table:style-name="ce121" table:formula="of:=IF(([.K11]=1); [$Input.D4] &amp; &quot; &quot; &amp; [.J11] &amp; &quot; and &quot; &amp; [$Input.D3] &amp; &quot; &quot; &amp; [.J12] &amp; &quot; are in the &quot; &amp; [.I11] &amp; &quot; range.  &quot;)" office:value-type="string" office:string-value="" calcext:value-type="error">
            <text:p>#NAME?</text:p>
          </table:table-cell>
          <table:table-cell table:style-name="ce10" table:number-columns-repeated="2"/>
          <table:table-cell table:number-columns-repeated="6"/>
          <table:table-cell table:style-name="ce126" table:formula="of:=ifs([.V2]=1; [$Input.B2] &amp; &quot;'s &quot; &amp; [.V4] &amp; &quot; is in the &quot; &amp; [.V3] &amp; &quot; range. &quot;; [.V2]=2; [$Input.B2] &amp; &quot;'s &quot; &amp; [.V4] &amp; &quot; and &quot; &amp; [$Input.D3] &amp; &quot; &quot; &amp; [.V5] &amp; &quot; are in the &quot; &amp; [.V3] &amp; &quot; range. &quot;; [.V2] = 3; [$Input.B2] &amp; &quot;'s &quot; &amp; [.V4] &amp; &quot;, &quot; &amp; [$Input.D3] &amp; &quot; &quot; &amp; [.V5] &amp; &quot;, and &quot; &amp; [$Input.D3] &amp; &quot; &quot; &amp; [.V6] &amp; &quot; are in the &quot; &amp; [.V3] &amp; &quot; range. &quot;; [.V2] = 4; [$Input.B2] &amp; &quot;'s &quot; &amp; [.V4] &amp; &quot;, &quot; &amp; [$Input.D3] &amp; &quot; &quot; &amp; [.V5] &amp; &quot;, &quot; &amp; [$Input.D3] &amp; &quot; &quot; &amp; [.V6] &amp; &quot;, and &quot; &amp; [$Input.D3] &amp; &quot; &quot; &amp; [.V7] &amp; &quot; are in the &quot; &amp; [.V3] &amp; &quot; range. &quot;)" office:value-type="string" office:string-value="" calcext:value-type="error">
            <text:p>#NAME?</text:p>
          </table:table-cell>
          <table:table-cell table:style-name="ce92" table:formula="of:=ifs([.W2]=1; [$Input.B2] &amp; &quot;'s &quot; &amp; [.W4] &amp; &quot; is in the &quot; &amp; [.W3] &amp; &quot; range. &quot;; [.W2]=2; [$Input.B2] &amp; &quot;'s &quot; &amp; [.W4] &amp; &quot; and &quot; &amp; [$Input.D3] &amp; &quot; &quot; &amp; [.W5] &amp; &quot; are in the &quot; &amp; [.W3] &amp; &quot; range. &quot;; [.W2] = 3; [$Input.B2] &amp; &quot;'s &quot; &amp; [.W4] &amp; &quot;, &quot; &amp; [$Input.D3] &amp; &quot; &quot; &amp; [.W5] &amp; &quot;, and &quot; &amp; [$Input.D3] &amp; &quot; &quot; &amp; [.W6] &amp; &quot; are in the &quot; &amp; [.W3] &amp; &quot; range. &quot;; [.W2] = 4; [$Input.B2] &amp; &quot;'s &quot; &amp; [.W4] &amp; &quot;, &quot; &amp; [$Input.D3] &amp; &quot; &quot; &amp; [.W5] &amp; &quot;, &quot; &amp; [$Input.D3] &amp; &quot; &quot; &amp; [.W6] &amp; &quot;, and &quot; &amp; [$Input.D3] &amp; &quot; &quot; &amp; [.W7] &amp; &quot; are in the &quot; &amp; [.W3] &amp; &quot; range. &quot;)" office:value-type="string" office:string-value="" calcext:value-type="error">
            <text:p>#NAME?</text:p>
          </table:table-cell>
          <table:table-cell table:style-name="ce92" table:formula="of:=ifs([.X2]=1; [$Input.B2] &amp; &quot;'s &quot; &amp; [.X4] &amp; &quot; is in the &quot; &amp; [.X3] &amp; &quot; range. &quot;; [.X2]=2; [$Input.B2] &amp; &quot;'s &quot; &amp; [.X4] &amp; &quot; and &quot; &amp; [$Input.D3] &amp; &quot; &quot; &amp; [.X5] &amp; &quot; are in the &quot; &amp; [.X3] &amp; &quot; range. &quot;; [.X2] = 3; [$Input.B2] &amp; &quot;'s &quot; &amp; [.X4] &amp; &quot;, &quot; &amp; [$Input.D3] &amp; &quot; &quot; &amp; [.X5] &amp; &quot;, and &quot; &amp; [$Input.D3] &amp; &quot; &quot; &amp; [.X6] &amp; &quot; are in the &quot; &amp; [.X3] &amp; &quot; range. &quot;; [.X2] = 4; [$Input.B2] &amp; &quot;'s &quot; &amp; [.X4] &amp; &quot;, &quot; &amp; [$Input.D3] &amp; &quot; &quot; &amp; [.X5] &amp; &quot;, &quot; &amp; [$Input.D3] &amp; &quot; &quot; &amp; [.X6] &amp; &quot;, and &quot; &amp; [$Input.D3] &amp; &quot; &quot; &amp; [.X7] &amp; &quot; are in the &quot; &amp; [.X3] &amp; &quot; range. &quot;)" office:value-type="string" office:string-value="" calcext:value-type="error">
            <text:p>#NAME?</text:p>
          </table:table-cell>
          <table:table-cell table:style-name="ce92" table:formula="of:=ifs([.Y2]=1; [$Input.B2] &amp; &quot;'s &quot; &amp; [.Y4] &amp; &quot; is in the &quot; &amp; [.Y3] &amp; &quot; range. &quot;; [.Y2]=2; [$Input.B2] &amp; &quot;'s &quot; &amp; [.Y4] &amp; &quot; and &quot; &amp; [$Input.D3] &amp; &quot; &quot; &amp; [.Y5] &amp; &quot; are in the &quot; &amp; [.Y3] &amp; &quot; range. &quot;; [.Y2] = 3; [$Input.B2] &amp; &quot;'s &quot; &amp; [.Y4] &amp; &quot;, &quot; &amp; [$Input.D3] &amp; &quot; &quot; &amp; [.Y5] &amp; &quot;, and &quot; &amp; [$Input.D3] &amp; &quot; &quot; &amp; [.Y6] &amp; &quot; are in the &quot; &amp; [.Y3] &amp; &quot; range. &quot;; [.Y2] = 4; [$Input.B2] &amp; &quot;'s &quot; &amp; [.Y4] &amp; &quot;, &quot; &amp; [$Input.D3] &amp; &quot; &quot; &amp; [.Y5] &amp; &quot;, &quot; &amp; [$Input.D3] &amp; &quot; &quot; &amp; [.Y6] &amp; &quot;, and &quot; &amp; [$Input.D3] &amp; &quot; &quot; &amp; [.Y7] &amp; &quot; are in the &quot; &amp; [.Y3] &amp; &quot; range. &quot;)" office:value-type="string" office:string-value="" calcext:value-type="error">
            <text:p>#NAME?</text:p>
          </table:table-cell>
          <table:table-cell table:style-name="ce92" table:formula="of:=ifs([.Z2]=1; [$Input.B2] &amp; &quot;'s &quot; &amp; [.Z4] &amp; &quot; is in the &quot; &amp; [.Z3] &amp; &quot; range. &quot;; [.Z2]=2; [$Input.B2] &amp; &quot;'s &quot; &amp; [.Z4] &amp; &quot; and &quot; &amp; [$Input.D3] &amp; &quot; &quot; &amp; [.Z5] &amp; &quot; are in the &quot; &amp; [.Z3] &amp; &quot; range. &quot;; [.Z2] = 3; [$Input.B2] &amp; &quot;'s &quot; &amp; [.Z4] &amp; &quot;, &quot; &amp; [$Input.D3] &amp; &quot; &quot; &amp; [.Z5] &amp; &quot;, and &quot; &amp; [$Input.D3] &amp; &quot; &quot; &amp; [.Z6] &amp; &quot; are in the &quot; &amp; [.Z3] &amp; &quot; range. &quot;; [.Z2] = 4; [$Input.B2] &amp; &quot;'s &quot; &amp; [.Z4] &amp; &quot;, &quot; &amp; [$Input.D3] &amp; &quot; &quot; &amp; [.Z5] &amp; &quot;, &quot; &amp; [$Input.D3] &amp; &quot; &quot; &amp; [.Z6] &amp; &quot;, and &quot; &amp; [$Input.D3] &amp; &quot; &quot; &amp; [.Z7] &amp; &quot; are in the &quot; &amp; [.Z3] &amp; &quot; range. &quot;)" office:value-type="string" office:string-value="" calcext:value-type="error">
            <text:p>#NAME?</text:p>
          </table:table-cell>
          <table:table-cell table:style-name="ce92" table:formula="of:=ifs([.AA2]=1; [$Input.B2] &amp; &quot;'s &quot; &amp; [.AA4] &amp; &quot; is in the &quot; &amp; [.AA3] &amp; &quot; range. &quot;; [.AA2]=2; [$Input.B2] &amp; &quot;'s &quot; &amp; [.AA4] &amp; &quot; and &quot; &amp; [$Input.D3] &amp; &quot; &quot; &amp; [.AA5] &amp; &quot; are in the &quot; &amp; [.AA3] &amp; &quot; range. &quot;; [.AA2] = 3; [$Input.B2] &amp; &quot;'s &quot; &amp; [.AA4] &amp; &quot;, &quot; &amp; [$Input.D3] &amp; &quot; &quot; &amp; [.AA5] &amp; &quot;, and &quot; &amp; [$Input.D3] &amp; &quot; &quot; &amp; [.AA6] &amp; &quot; are in the &quot; &amp; [.AA3] &amp; &quot; range. &quot;; [.AA2] = 4; [$Input.B2] &amp; &quot;'s &quot; &amp; [.AA4] &amp; &quot;, &quot; &amp; [$Input.D3] &amp; &quot; &quot; &amp; [.AA5] &amp; &quot;, &quot; &amp; [$Input.D3] &amp; &quot; &quot; &amp; [.AA6] &amp; &quot;, and &quot; &amp; [$Input.D3] &amp; &quot; &quot; &amp; [.AA7] &amp; &quot; are in the &quot; &amp; [.AA3] &amp; &quot; range. &quot;)" office:value-type="string" office:string-value="" calcext:value-type="error">
            <text:p>#NAME?</text:p>
          </table:table-cell>
          <table:table-cell table:style-name="ce68" table:formula="of:=ifs([.AB2]=1; [$Input.B2] &amp; &quot;'s &quot; &amp; [.AB4] &amp; &quot; is in the &quot; &amp; [.AB3] &amp; &quot; range. &quot;; [.AB2]=2; [$Input.B2] &amp; &quot;'s &quot; &amp; [.AB4] &amp; &quot; and &quot; &amp; [$Input.D3] &amp; &quot; &quot; &amp; [.AB5] &amp; &quot; are in the &quot; &amp; [.AB3] &amp; &quot; range. &quot;; [.AB2] = 3; [$Input.B2] &amp; &quot;'s &quot; &amp; [.AB4] &amp; &quot;, &quot; &amp; [$Input.D3] &amp; &quot; &quot; &amp; [.AB5] &amp; &quot;, and &quot; &amp; [$Input.D3] &amp; &quot; &quot; &amp; [.AB6] &amp; &quot; are in the &quot; &amp; [.AB3] &amp; &quot; range. &quot;; [.AB2] = 4; [$Input.B2] &amp; &quot;'s &quot; &amp; [.AB4] &amp; &quot;, &quot; &amp; [$Input.D3] &amp; &quot; &quot; &amp; [.AB5] &amp; &quot;, &quot; &amp; [$Input.D3] &amp; &quot; &quot; &amp; [.AB6] &amp; &quot;, and &quot; &amp; [$Input.D3] &amp; &quot; &quot; &amp; [.AB7] &amp; &quot; are in the &quot; &amp; [.AB3] &amp; &quot; range. &quot;)" office:value-type="string" office:string-value="" calcext:value-type="error">
            <text:p>#NAME?</text:p>
          </table:table-cell>
          <table:table-cell table:number-columns-repeated="36"/>
        </table:table-row>
        <table:table-row table:style-name="ro1">
          <table:table-cell table:formula="of:=[$Input.E22]" office:value-type="string" office:string-value="Number Series" calcext:value-type="string">
            <text:p>Number Series</text:p>
          </table:table-cell>
          <table:table-cell table:formula="of:=[$Input.F22]" office:value-type="float" office:value="89" calcext:value-type="float">
            <text:p>89</text:p>
          </table:table-cell>
          <table:table-cell table:formula="of:=[$Input.G22]" office:value-type="string" office:string-value="" calcext:value-type="error">
            <text:p>#NAME?</text:p>
          </table:table-cell>
          <table:table-cell table:formula="of:=[$Input.H22]" office:value-type="float" office:value="24" calcext:value-type="float">
            <text:p>24</text:p>
          </table:table-cell>
          <table:table-cell table:style-name="ce61" table:formula="of:=[$DescScales.E23]" office:value-type="string" office:string-value="quantitative inductive reasoning" calcext:value-type="string">
            <text:p>quantitative inductive reasoning</text:p>
          </table:table-cell>
          <table:table-cell table:style-name="ce61"/>
          <table:table-cell table:style-name="ce9" office:value-type="string" office:string-value="" calcext:value-type="error">
            <text:p>#NAME?</text:p>
          </table:table-cell>
          <table:table-cell table:style-name="ce92" office:value-type="string" office:string-value="" calcext:value-type="error">
            <text:p>#NAME?</text:p>
          </table:table-cell>
          <table:table-cell table:style-name="ce92" office:value-type="string" office:string-value="" calcext:value-type="error">
            <text:p>#NAME?</text:p>
          </table:table-cell>
          <table:table-cell table:style-name="ce68" office:value-type="string" office:string-value="" calcext:value-type="error">
            <text:p>#NAME?</text:p>
          </table:table-cell>
          <table:table-cell table:style-name="ce144"/>
          <table:table-cell table:style-name="ce2" office:value-type="string" calcext:value-type="string">
            <text:p>Gc No Match</text:p>
          </table:table-cell>
          <table:table-cell table:style-name="ce61" table:formula="of:=IF(([.K11]=0); [$Input.D5] &amp; &quot; &quot; &amp; [.J11] &amp; &quot; is in the &quot; &amp; [.I11] &amp; &quot; range and &quot; &amp; [$Input.D3] &amp; &quot; &quot; &amp; [.J12] &amp; &quot; is in the &quot; &amp; [.I12] &amp; &quot; range.  &quot;)" office:value-type="string" office:string-value="" calcext:value-type="error">
            <text:p>#NAME?</text:p>
          </table:table-cell>
          <table:table-cell table:style-name="ce144"/>
          <table:table-cell table:style-name="ce10"/>
          <table:table-cell table:number-columns-repeated="49"/>
        </table:table-row>
        <table:table-row table:style-name="ro1">
          <table:table-cell table:formula="of:=[$Input.E23]" office:value-type="string" office:string-value="Verbal Attention" calcext:value-type="string">
            <text:p>Verbal Attention</text:p>
          </table:table-cell>
          <table:table-cell table:formula="of:=[$Input.F23]" office:value-type="float" office:value="94" calcext:value-type="float">
            <text:p>94</text:p>
          </table:table-cell>
          <table:table-cell table:formula="of:=[$Input.G23]" office:value-type="string" office:string-value="" calcext:value-type="error">
            <text:p>#NAME?</text:p>
          </table:table-cell>
          <table:table-cell table:formula="of:=[$Input.H23]" office:value-type="float" office:value="33" calcext:value-type="float">
            <text:p>33</text:p>
          </table:table-cell>
          <table:table-cell table:style-name="ce61" table:formula="of:=[$DescScales.E24]" office:value-type="string" office:string-value="verbal working memory" calcext:value-type="string">
            <text:p>verbal working memory</text:p>
          </table:table-cell>
          <table:table-cell table:style-name="ce61" table:number-columns-repeated="5"/>
          <table:table-cell table:style-name="ce144"/>
          <table:table-cell table:style-name="ce154"/>
          <table:table-cell table:style-name="ce121"/>
          <table:table-cell table:style-name="ce10"/>
          <table:table-cell table:style-name="ce144"/>
          <table:table-cell table:number-columns-repeated="49"/>
        </table:table-row>
        <table:table-row table:style-name="ro1">
          <table:table-cell table:formula="of:=[$Input.E24]" office:value-type="string" office:string-value="Letter-Pattern Matching" calcext:value-type="string">
            <text:p>Letter-Pattern Matching</text:p>
          </table:table-cell>
          <table:table-cell table:formula="of:=[$Input.F24]" office:value-type="float" office:value="47" calcext:value-type="float">
            <text:p>47</text:p>
          </table:table-cell>
          <table:table-cell table:formula="of:=[$Input.G24]" office:value-type="string" office:string-value="" calcext:value-type="error">
            <text:p>#NAME?</text:p>
          </table:table-cell>
          <table:table-cell table:formula="of:=[$Input.H24]" office:value-type="string" office:string-value="&lt;0.1" calcext:value-type="string">
            <text:p>&lt;0.1</text:p>
          </table:table-cell>
          <table:table-cell table:style-name="ce61" table:formula="of:=[$DescScales.E25]" office:value-type="string" office:string-value="speed of visual discrimination" calcext:value-type="string">
            <text:p>speed of visual discrimination</text:p>
          </table:table-cell>
          <table:table-cell table:style-name="ce61"/>
          <table:table-cell table:style-name="ce30" office:value-type="string" calcext:value-type="string">
            <text:p>Gf</text:p>
          </table:table-cell>
          <table:table-cell table:style-name="ce39" table:number-columns-repeated="2"/>
          <table:table-cell table:style-name="ce41"/>
          <table:table-cell table:style-name="ce144"/>
          <table:table-cell table:style-name="ce154" office:value-type="string" calcext:value-type="string">
            <text:p>Gf Top</text:p>
          </table:table-cell>
          <table:table-cell table:style-name="ce121" table:formula="of:=[$Input.D5] &amp; &quot; fluid reasoning is in the &quot; &amp; [.C5] &amp; &quot; range (Gf = &quot; &amp; [.B5] &amp; &quot;).  Tasks included in this index involve recognizing visual and numerical patterns and sequences. These tasks measure &quot; &amp; [$Input.B2] &amp; &quot;'s inferential and logical reasoning.  &quot;" office:value-type="string" office:string-value="" calcext:value-type="error">
            <text:p>#NAME?</text:p>
          </table:table-cell>
          <table:table-cell table:style-name="ce25" table:formula="of:=ifs(NOT([.M16]=0); [.M16];  NOT([.M15]=0); [.M15])" office:value-type="string" office:string-value="" calcext:value-type="error">
            <text:p>#NAME?</text:p>
          </table:table-cell>
          <table:table-cell table:style-name="ce78" table:formula="of:=CONCATENATE([.M14]; [.N14])" office:value-type="string" office:string-value="" calcext:value-type="error">
            <text:p>#NAME?</text:p>
          </table:table-cell>
          <table:table-cell table:number-columns-repeated="49"/>
        </table:table-row>
        <table:table-row table:style-name="ro1">
          <table:table-cell table:formula="of:=[$Input.E25]" office:value-type="string" office:string-value="Phonological Processing" calcext:value-type="string">
            <text:p>Phonological Processing</text:p>
          </table:table-cell>
          <table:table-cell table:formula="of:=[$Input.F25]" office:value-type="float" office:value="97" calcext:value-type="float">
            <text:p>97</text:p>
          </table:table-cell>
          <table:table-cell table:formula="of:=[$Input.G25]" office:value-type="string" office:string-value="" calcext:value-type="error">
            <text:p>#NAME?</text:p>
          </table:table-cell>
          <table:table-cell table:formula="of:=[$Input.H25]" office:value-type="float" office:value="41" calcext:value-type="float">
            <text:p>41</text:p>
          </table:table-cell>
          <table:table-cell table:style-name="ce61" table:formula="of:=[$DescScales.E26]" office:value-type="string" office:string-value="speed of word access and auditory processing" calcext:value-type="string">
            <text:p>speed of word access and auditory processing</text:p>
          </table:table-cell>
          <table:table-cell table:style-name="ce61"/>
          <table:table-cell table:style-name="ce149" table:number-matrix-columns-spanned="4" table:number-matrix-rows-spanned="2" table:formula="of:=sort([.A39:.D40]; 2; 0)" office:value-type="string" office:string-value="" calcext:value-type="error">
            <text:p>#NAME?</text:p>
          </table:table-cell>
          <table:table-cell table:style-name="ce61" office:value-type="string" office:string-value="" calcext:value-type="error">
            <text:p>#NAME?</text:p>
          </table:table-cell>
          <table:table-cell table:style-name="ce61" office:value-type="string" office:string-value="" calcext:value-type="error">
            <text:p>#NAME?</text:p>
          </table:table-cell>
          <table:table-cell table:style-name="ce67" office:value-type="string" office:string-value="" calcext:value-type="error">
            <text:p>#NAME?</text:p>
          </table:table-cell>
          <table:table-cell table:style-name="ce152" table:formula="of:=IF([.I15]=[.I16]; 1)" office:value-type="string" office:string-value="" calcext:value-type="error">
            <text:p>#NAME?</text:p>
          </table:table-cell>
          <table:table-cell table:style-name="ce154" office:value-type="string" calcext:value-type="string">
            <text:p>Gf Match</text:p>
          </table:table-cell>
          <table:table-cell table:style-name="ce121" table:formula="of:=IF(([.K15]=1); [$Input.D4] &amp; &quot; &quot; &amp; [.J15] &amp; &quot; and &quot; &amp; [$Input.D3] &amp; &quot; &quot; &amp; [.J16] &amp; &quot; are in the &quot; &amp; [.I15] &amp; &quot; range.  &quot;)" office:value-type="string" office:string-value="" calcext:value-type="error">
            <text:p>#NAME?</text:p>
          </table:table-cell>
          <table:table-cell table:style-name="ce10" table:number-columns-repeated="2"/>
          <table:table-cell table:number-columns-repeated="49"/>
        </table:table-row>
        <table:table-row table:style-name="ro1">
          <table:table-cell table:formula="of:=[$Input.E26]" office:value-type="string" office:string-value="Story Recall" calcext:value-type="string">
            <text:p>Story Recall</text:p>
          </table:table-cell>
          <table:table-cell table:formula="of:=[$Input.F26]" office:value-type="float" office:value="89" calcext:value-type="float">
            <text:p>89</text:p>
          </table:table-cell>
          <table:table-cell table:formula="of:=[$Input.G26]" office:value-type="string" office:string-value="" calcext:value-type="error">
            <text:p>#NAME?</text:p>
          </table:table-cell>
          <table:table-cell table:formula="of:=[$Input.H26]" office:value-type="float" office:value="23" calcext:value-type="float">
            <text:p>23</text:p>
          </table:table-cell>
          <table:table-cell table:style-name="ce61" table:formula="of:=[$DescScales.E27]" office:value-type="string" office:string-value="ability to recognize meaning and verbal semantic memory" calcext:value-type="string">
            <text:p>ability to recognize meaning and verbal semantic memory</text:p>
          </table:table-cell>
          <table:table-cell table:style-name="ce61"/>
          <table:table-cell table:style-name="ce9" office:value-type="string" office:string-value="" calcext:value-type="error">
            <text:p>#NAME?</text:p>
          </table:table-cell>
          <table:table-cell table:style-name="ce92" office:value-type="string" office:string-value="" calcext:value-type="error">
            <text:p>#NAME?</text:p>
          </table:table-cell>
          <table:table-cell table:style-name="ce92" office:value-type="string" office:string-value="" calcext:value-type="error">
            <text:p>#NAME?</text:p>
          </table:table-cell>
          <table:table-cell table:style-name="ce68" office:value-type="string" office:string-value="" calcext:value-type="error">
            <text:p>#NAME?</text:p>
          </table:table-cell>
          <table:table-cell table:style-name="ce144"/>
          <table:table-cell table:style-name="ce154" office:value-type="string" calcext:value-type="string">
            <text:p>Gf No Match</text:p>
          </table:table-cell>
          <table:table-cell table:style-name="ce61" table:formula="of:=IF(([.K15]=0); [$Input.D5] &amp; &quot; &quot; &amp; [.J15] &amp; &quot; is in the &quot; &amp; [.I15] &amp; &quot; range and &quot; &amp; [$Input.D3] &amp; &quot; &quot; &amp; [.J16] &amp; &quot; is in the &quot; &amp; [.I16] &amp; &quot; range.  &quot;)" office:value-type="string" office:string-value="" calcext:value-type="error">
            <text:p>#NAME?</text:p>
          </table:table-cell>
          <table:table-cell table:style-name="ce10" table:number-columns-repeated="2"/>
          <table:table-cell table:number-columns-repeated="49"/>
        </table:table-row>
        <table:table-row table:style-name="ro1">
          <table:table-cell table:formula="of:=[$Input.E27]" office:value-type="string" office:string-value="Visualization" calcext:value-type="string">
            <text:p>Visualization</text:p>
          </table:table-cell>
          <table:table-cell table:formula="of:=[$Input.F27]" office:value-type="float" office:value="94" calcext:value-type="float">
            <text:p>94</text:p>
          </table:table-cell>
          <table:table-cell table:formula="of:=[$Input.G27]" office:value-type="string" office:string-value="" calcext:value-type="error">
            <text:p>#NAME?</text:p>
          </table:table-cell>
          <table:table-cell table:formula="of:=[$Input.H27]" office:value-type="float" office:value="34" calcext:value-type="float">
            <text:p>34</text:p>
          </table:table-cell>
          <table:table-cell table:style-name="ce61" table:formula="of:=[$DescScales.E28]" office:value-type="string" office:string-value="mental rotation and visual synthesis" calcext:value-type="string">
            <text:p>mental rotation and visual synthesis</text:p>
          </table:table-cell>
          <table:table-cell table:style-name="ce61" table:number-columns-repeated="5"/>
          <table:table-cell table:style-name="ce144"/>
          <table:table-cell table:style-name="ce154"/>
          <table:table-cell table:style-name="ce121"/>
          <table:table-cell table:style-name="ce10" table:number-columns-repeated="2"/>
          <table:table-cell table:number-columns-repeated="6"/>
          <table:table-cell table:style-name="ce156" table:formula="of:=IFERROR(__xludf.dummyfunction(&quot;FILTER(V1:AB9, V2:AB2 &gt; 0)&quot;);&quot;# of low average&quot;)" office:value-type="string" office:string-value="# of low average" calcext:value-type="string">
            <text:p># of low average</text:p>
          </table:table-cell>
          <table:table-cell table:style-name="ce39" table:number-columns-repeated="5"/>
          <table:table-cell table:style-name="ce41"/>
          <table:table-cell table:number-columns-repeated="36"/>
        </table:table-row>
        <table:table-row table:style-name="ro1">
          <table:table-cell table:formula="of:=[$Input.E28]" office:value-type="string" office:string-value="General Information" calcext:value-type="string">
            <text:p>General Information</text:p>
          </table:table-cell>
          <table:table-cell table:formula="of:=[$Input.F28]" office:value-type="float" office:value="91" calcext:value-type="float">
            <text:p>91</text:p>
          </table:table-cell>
          <table:table-cell table:formula="of:=[$Input.G28]" office:value-type="string" office:string-value="" calcext:value-type="error">
            <text:p>#NAME?</text:p>
          </table:table-cell>
          <table:table-cell table:formula="of:=[$Input.H28]" office:value-type="float" office:value="28" calcext:value-type="float">
            <text:p>28</text:p>
          </table:table-cell>
          <table:table-cell table:style-name="ce61" table:formula="of:=[$DescScales.E29]" office:value-type="string" office:string-value="long-term memory for information and knowledge" calcext:value-type="string">
            <text:p>long-term memory for information and knowledge</text:p>
          </table:table-cell>
          <table:table-cell table:style-name="ce61"/>
          <table:table-cell table:style-name="ce30" office:value-type="string" calcext:value-type="string">
            <text:p>Gwm</text:p>
          </table:table-cell>
          <table:table-cell table:style-name="ce39" table:number-columns-repeated="2"/>
          <table:table-cell table:style-name="ce41"/>
          <table:table-cell table:style-name="ce10"/>
          <table:table-cell table:style-name="ce154" office:value-type="string" calcext:value-type="string">
            <text:p>Gwm Top</text:p>
          </table:table-cell>
          <table:table-cell table:style-name="ce25" table:formula="of:=[$Input.B2] &amp; &quot;'s short-term memory is measured by the Working Memory Index (Gwm). &quot; &amp; [$Input.D4] &amp; &quot; skills in this area are in the &quot; &amp; [.C7] &amp; &quot; range (Gwm = &quot; &amp; [.B7] &amp; &quot;). Tasks included in this index are nonverbal activities like pattern completion and inductive comparison that require logical thinking to complete sequences or determine value. &quot;" office:value-type="string" office:string-value="" calcext:value-type="error">
            <text:p>#NAME?</text:p>
          </table:table-cell>
          <table:table-cell table:style-name="ce25" table:formula="of:=ifs(NOT([.M20]=0); [.M20];  NOT([.M19]=0); [.M19])" office:value-type="string" office:string-value="" calcext:value-type="error">
            <text:p>#NAME?</text:p>
          </table:table-cell>
          <table:table-cell table:style-name="ce78" table:formula="of:=CONCATENATE([.M18]; [.N18])" office:value-type="string" office:string-value="" calcext:value-type="error">
            <text:p>#NAME?</text:p>
          </table:table-cell>
          <table:table-cell table:number-columns-repeated="6"/>
          <table:table-cell table:style-name="ce8" table:formula="of:=IFERROR(__xludf.dummyfunction(&quot;&quot;&quot;COMPUTED_VALUE&quot;&quot;&quot;);1)" office:value-type="float" office:value="1" calcext:value-type="float">
            <text:p>1</text:p>
          </table:table-cell>
          <table:table-cell table:style-name="ce61" table:number-columns-repeated="5"/>
          <table:table-cell table:style-name="ce67"/>
          <table:table-cell table:number-columns-repeated="36"/>
        </table:table-row>
        <table:table-row table:style-name="ro1">
          <table:table-cell table:formula="of:=[$Input.E29]" office:value-type="string" office:string-value="Concept Formation" calcext:value-type="string">
            <text:p>Concept Formation</text:p>
          </table:table-cell>
          <table:table-cell table:formula="of:=[$Input.F29]" office:value-type="float" office:value="0" calcext:value-type="float">
            <text:p>0</text:p>
          </table:table-cell>
          <table:table-cell table:formula="of:=[$Input.G29]" office:value-type="string" office:string-value="" calcext:value-type="error">
            <text:p>#NAME?</text:p>
          </table:table-cell>
          <table:table-cell table:formula="of:=[$Input.H29]" office:value-type="float" office:value="0" calcext:value-type="float">
            <text:p>0</text:p>
          </table:table-cell>
          <table:table-cell table:style-name="ce61" table:formula="of:=[$DescScales.E30]" office:value-type="string" office:string-value="categorical reasoning and induction" calcext:value-type="string">
            <text:p>categorical reasoning and induction</text:p>
          </table:table-cell>
          <table:table-cell table:style-name="ce63"/>
          <table:table-cell table:style-name="ce149" table:number-matrix-columns-spanned="4" table:number-matrix-rows-spanned="2" table:formula="of:=sort([.A43:.D44]; 2; 0)" office:value-type="string" office:string-value="" calcext:value-type="error">
            <text:p>#NAME?</text:p>
          </table:table-cell>
          <table:table-cell table:style-name="ce61" office:value-type="string" office:string-value="" calcext:value-type="error">
            <text:p>#NAME?</text:p>
          </table:table-cell>
          <table:table-cell table:style-name="ce61" office:value-type="string" office:string-value="" calcext:value-type="error">
            <text:p>#NAME?</text:p>
          </table:table-cell>
          <table:table-cell table:style-name="ce67" office:value-type="string" office:string-value="" calcext:value-type="error">
            <text:p>#NAME?</text:p>
          </table:table-cell>
          <table:table-cell table:style-name="ce152" table:formula="of:=IF([.I19]=[.I20]; 1)" office:value-type="string" office:string-value="" calcext:value-type="error">
            <text:p>#NAME?</text:p>
          </table:table-cell>
          <table:table-cell table:style-name="ce154" office:value-type="string" calcext:value-type="string">
            <text:p>Gwm Match</text:p>
          </table:table-cell>
          <table:table-cell table:style-name="ce121" table:formula="of:=IF(([.K19]=1); [$Input.D4] &amp; &quot; &quot; &amp; [.J19] &amp; &quot; and &quot; &amp; [$Input.D3] &amp; &quot; &quot; &amp; [.J20] &amp; &quot; are in the &quot; &amp; [.I19] &amp; &quot; range.  &quot;)" office:value-type="string" office:string-value="" calcext:value-type="error">
            <text:p>#NAME?</text:p>
          </table:table-cell>
          <table:table-cell table:style-name="ce144"/>
          <table:table-cell table:style-name="ce10"/>
          <table:table-cell table:number-columns-repeated="6"/>
          <table:table-cell table:style-name="ce8" table:formula="of:=IFERROR(__xludf.dummyfunction(&quot;&quot;&quot;COMPUTED_VALUE&quot;&quot;&quot;);&quot;low average&quot;)" office:value-type="string" office:string-value="low average" calcext:value-type="string">
            <text:p>low average</text:p>
          </table:table-cell>
          <table:table-cell table:style-name="ce61" table:number-columns-repeated="5"/>
          <table:table-cell table:style-name="ce67"/>
          <table:table-cell table:number-columns-repeated="36"/>
        </table:table-row>
        <table:table-row table:style-name="ro1">
          <table:table-cell table:formula="of:=[$Input.E30]" office:value-type="string" office:string-value="Numbers Reversed" calcext:value-type="string">
            <text:p>Numbers Reversed</text:p>
          </table:table-cell>
          <table:table-cell table:formula="of:=[$Input.F30]" office:value-type="float" office:value="0" calcext:value-type="float">
            <text:p>0</text:p>
          </table:table-cell>
          <table:table-cell table:formula="of:=[$Input.G30]" office:value-type="string" office:string-value="" calcext:value-type="error">
            <text:p>#NAME?</text:p>
          </table:table-cell>
          <table:table-cell table:formula="of:=[$Input.H30]" office:value-type="float" office:value="0" calcext:value-type="float">
            <text:p>0</text:p>
          </table:table-cell>
          <table:table-cell table:style-name="ce61" table:formula="of:=[$DescScales.E31]" office:value-type="string" office:string-value="mental manipulation and attentional capacity" calcext:value-type="string">
            <text:p>mental manipulation and attentional capacity</text:p>
          </table:table-cell>
          <table:table-cell table:style-name="ce61"/>
          <table:table-cell table:style-name="ce9" office:value-type="string" office:string-value="" calcext:value-type="error">
            <text:p>#NAME?</text:p>
          </table:table-cell>
          <table:table-cell table:style-name="ce92" office:value-type="string" office:string-value="" calcext:value-type="error">
            <text:p>#NAME?</text:p>
          </table:table-cell>
          <table:table-cell table:style-name="ce92" office:value-type="string" office:string-value="" calcext:value-type="error">
            <text:p>#NAME?</text:p>
          </table:table-cell>
          <table:table-cell table:style-name="ce68" office:value-type="string" office:string-value="" calcext:value-type="error">
            <text:p>#NAME?</text:p>
          </table:table-cell>
          <table:table-cell table:style-name="ce10"/>
          <table:table-cell table:style-name="ce154" office:value-type="string" calcext:value-type="string">
            <text:p>Gwm No Match</text:p>
          </table:table-cell>
          <table:table-cell table:style-name="ce61" table:formula="of:=IF(([.K19]=0); [$Input.D5] &amp; &quot; &quot; &amp; [.J19] &amp; &quot; is in the &quot; &amp; [.I19] &amp; &quot; range and &quot; &amp; [$Input.D3] &amp; &quot; &quot; &amp; [.J20] &amp; &quot; is in the &quot; &amp; [.I20] &amp; &quot; range.  &quot;)" office:value-type="string" office:string-value="" calcext:value-type="error">
            <text:p>#NAME?</text:p>
          </table:table-cell>
          <table:table-cell table:style-name="ce10"/>
          <table:table-cell table:style-name="ce144"/>
          <table:table-cell table:number-columns-repeated="6"/>
          <table:table-cell table:style-name="ce8" table:formula="of:=IFERROR(__xludf.dummyfunction(&quot;&quot;&quot;COMPUTED_VALUE&quot;&quot;&quot;);&quot;long-term memory for information and verbal knowledge&quot;)" office:value-type="string" office:string-value="long-term memory for information and verbal knowledge" calcext:value-type="string">
            <text:p>long-term memory for information and verbal knowledge</text:p>
          </table:table-cell>
          <table:table-cell table:style-name="ce61" table:number-columns-repeated="5"/>
          <table:table-cell table:style-name="ce67"/>
          <table:table-cell table:number-columns-repeated="36"/>
        </table:table-row>
        <table:table-row table:style-name="ro1">
          <table:table-cell table:number-columns-repeated="6"/>
          <table:table-cell table:style-name="ce61" table:number-columns-repeated="4"/>
          <table:table-cell/>
          <table:table-cell table:style-name="ce62"/>
          <table:table-cell table:style-name="ce66"/>
          <table:table-cell table:style-name="ce61" table:number-columns-repeated="2"/>
          <table:table-cell table:number-columns-repeated="6"/>
          <table:table-cell table:style-name="ce8"/>
          <table:table-cell table:style-name="ce61" table:number-columns-repeated="5"/>
          <table:table-cell table:style-name="ce67"/>
          <table:table-cell table:number-columns-repeated="36"/>
        </table:table-row>
        <table:table-row table:style-name="ro1">
          <table:table-cell table:style-name="ce2" office:value-type="string" calcext:value-type="string">
            <text:p>Sorted</text:p>
          </table:table-cell>
          <table:table-cell table:style-name="ce61" office:value-type="string" calcext:value-type="string">
            <text:p>Standard Score</text:p>
          </table:table-cell>
          <table:table-cell table:style-name="ce61" office:value-type="string" calcext:value-type="string">
            <text:p>Range</text:p>
          </table:table-cell>
          <table:table-cell table:number-columns-repeated="3"/>
          <table:table-cell table:style-name="ce30" office:value-type="string" calcext:value-type="string">
            <text:p>Cog Eff</text:p>
          </table:table-cell>
          <table:table-cell table:style-name="ce39" table:number-columns-repeated="2"/>
          <table:table-cell table:style-name="ce41"/>
          <table:table-cell/>
          <table:table-cell table:style-name="ce62" office:value-type="string" calcext:value-type="string">
            <text:p>CE Top</text:p>
          </table:table-cell>
          <table:table-cell table:style-name="ce66" table:formula="of:=[$Input.B2] &amp; &quot;'s efficiency of cognitive processes, as measured by the Cognitive Efficiency Index (CE), is in the &quot; &amp; [.C8] &amp; &quot; range (CE = &quot; &amp; [.B8] &amp; &quot;). Tasks included in this index are nonverbal activities like pattern completion and inductive comparison that require logical thinking to complete sequences or determine value.  &quot;" office:value-type="string" office:string-value="" calcext:value-type="error">
            <text:p>#NAME?</text:p>
          </table:table-cell>
          <table:table-cell table:style-name="ce25" table:formula="of:=ifs(NOT([.M24]=0); [.M24];  NOT([.M23]=0); [.M23])" office:value-type="string" office:string-value="" calcext:value-type="error">
            <text:p>#NAME?</text:p>
          </table:table-cell>
          <table:table-cell table:style-name="ce78" table:formula="of:=CONCATENATE([.M22]; [.N22])" office:value-type="string" office:string-value="" calcext:value-type="error">
            <text:p>#NAME?</text:p>
          </table:table-cell>
          <table:table-cell table:number-columns-repeated="6"/>
          <table:table-cell table:style-name="ce8"/>
          <table:table-cell table:style-name="ce61" table:number-columns-repeated="5"/>
          <table:table-cell table:style-name="ce67"/>
          <table:table-cell table:number-columns-repeated="36"/>
        </table:table-row>
        <table:table-row table:style-name="ro1">
          <table:table-cell table:style-name="ce148" table:number-matrix-columns-spanned="3" table:number-matrix-rows-spanned="10" table:formula="of:=sort([.A11:.C20]; 2; 1)"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3"/>
          <table:table-cell table:style-name="ce8" table:number-matrix-columns-spanned="4" table:number-matrix-rows-spanned="2" table:formula="of:=sort([.A47:.D48]; 2; 0)" office:value-type="string" office:string-value="" calcext:value-type="error">
            <text:p>#NAME?</text:p>
          </table:table-cell>
          <table:table-cell table:style-name="ce61" office:value-type="string" office:string-value="" calcext:value-type="error">
            <text:p>#NAME?</text:p>
          </table:table-cell>
          <table:table-cell table:style-name="ce61" office:value-type="string" office:string-value="" calcext:value-type="error">
            <text:p>#NAME?</text:p>
          </table:table-cell>
          <table:table-cell table:style-name="ce67" office:value-type="string" office:string-value="" calcext:value-type="error">
            <text:p>#NAME?</text:p>
          </table:table-cell>
          <table:table-cell table:style-name="ce152" table:formula="of:=IF([.I23]=[.I24]; 1)" office:value-type="string" office:string-value="" calcext:value-type="error">
            <text:p>#NAME?</text:p>
          </table:table-cell>
          <table:table-cell table:style-name="ce62" office:value-type="string" calcext:value-type="string">
            <text:p>CE Match</text:p>
          </table:table-cell>
          <table:table-cell table:style-name="ce121" table:formula="of:=IF(([.K23]=1); [$Input.D4] &amp; &quot; &quot; &amp; [.J23] &amp; &quot; and &quot; &amp; [$Input.D3] &amp; &quot; &quot; &amp; [.J24] &amp; &quot; are in the &quot; &amp; [.I23] &amp; &quot; range.  &quot;)" office:value-type="string" office:string-value="" calcext:value-type="error">
            <text:p>#NAME?</text:p>
          </table:table-cell>
          <table:table-cell table:style-name="ce61"/>
          <table:table-cell table:number-columns-repeated="7"/>
          <table:table-cell table:style-name="ce8"/>
          <table:table-cell table:style-name="ce61" table:number-columns-repeated="5"/>
          <table:table-cell table:style-name="ce67"/>
          <table:table-cell table:number-columns-repeated="36"/>
        </table:table-row>
        <table:table-row table:style-name="ro1">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3"/>
          <table:table-cell table:style-name="ce9" office:value-type="string" office:string-value="" calcext:value-type="error">
            <text:p>#NAME?</text:p>
          </table:table-cell>
          <table:table-cell table:style-name="ce92" office:value-type="string" office:string-value="" calcext:value-type="error">
            <text:p>#NAME?</text:p>
          </table:table-cell>
          <table:table-cell table:style-name="ce92" office:value-type="string" office:string-value="" calcext:value-type="error">
            <text:p>#NAME?</text:p>
          </table:table-cell>
          <table:table-cell table:style-name="ce68" office:value-type="string" office:string-value="" calcext:value-type="error">
            <text:p>#NAME?</text:p>
          </table:table-cell>
          <table:table-cell/>
          <table:table-cell table:style-name="ce62" office:value-type="string" calcext:value-type="string">
            <text:p>CE No Match</text:p>
          </table:table-cell>
          <table:table-cell table:style-name="ce61" table:formula="of:=IF(([.K23]=0); [$Input.D5] &amp; &quot; &quot; &amp; [.J23] &amp; &quot; is in the &quot; &amp; [.I23] &amp; &quot; range and &quot; &amp; [$Input.D3] &amp; &quot; &quot; &amp; [.J24] &amp; &quot; is in the &quot; &amp; [.I24] &amp; &quot; range.  &quot;)" office:value-type="string" office:string-value="" calcext:value-type="error">
            <text:p>#NAME?</text:p>
          </table:table-cell>
          <table:table-cell table:style-name="ce61"/>
          <table:table-cell table:number-columns-repeated="7"/>
          <table:table-cell table:style-name="ce8"/>
          <table:table-cell table:style-name="ce61" table:number-columns-repeated="5"/>
          <table:table-cell table:style-name="ce67"/>
          <table:table-cell table:number-columns-repeated="36"/>
        </table:table-row>
        <table:table-row table:style-name="ro1">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9"/>
          <table:table-cell table:style-name="ce66"/>
          <table:table-cell table:number-columns-repeated="7"/>
          <table:table-cell table:style-name="ce83" office:value-type="string" calcext:value-type="string">
            <text:p>Sentences</text:p>
          </table:table-cell>
          <table:table-cell table:style-name="ce61" table:formula="of:=IFERROR(__xludf.dummyfunction(&quot;&quot;&quot;COMPUTED_VALUE&quot;&quot;&quot;);&quot;Jimmy's long-term memory for information and verbal knowledge is in the low average range. &quot;)" office:value-type="string" office:string-value="Jimmy's long-term memory for information and verbal knowledge is in the low average range. " calcext:value-type="string">
            <text:p>Jimmy's long-term memory for information and verbal knowledge is in the low average range. </text:p>
          </table:table-cell>
          <table:table-cell table:style-name="ce92" table:number-columns-repeated="5"/>
          <table:table-cell table:style-name="ce68"/>
          <table:table-cell table:number-columns-repeated="36"/>
        </table:table-row>
        <table:table-row table:style-name="ro1">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17"/>
          <table:table-cell table:style-name="ce2" office:value-type="string" calcext:value-type="string">
            <text:p>Paragraph</text:p>
          </table:table-cell>
          <table:table-cell table:style-name="ce39" table:formula="of:=CONCATENATE([.V25] &amp; [.W25] &amp; [.X25] &amp; [.Y25] &amp; [.Z25] &amp; [.AA25] &amp; [.AB25])" office:value-type="string" office:string-value="Jimmy's long-term memory for information and verbal knowledge is in the low average range. " calcext:value-type="string">
            <text:p>Jimmy's long-term memory for information and verbal knowledge is in the low average range. </text:p>
          </table:table-cell>
          <table:table-cell table:number-columns-repeated="42"/>
        </table:table-row>
        <table:table-row table:style-name="ro13">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61"/>
        </table:table-row>
        <table:table-row table:style-name="ro1">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17"/>
          <table:table-cell table:style-name="ce2"/>
          <table:table-cell table:number-columns-repeated="43"/>
        </table:table-row>
        <table:table-row table:style-name="ro1">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17"/>
          <table:table-cell table:style-name="ce2"/>
          <table:table-cell table:number-columns-repeated="43"/>
        </table:table-row>
        <table:table-row table:style-name="ro13">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61"/>
        </table:table-row>
        <table:table-row table:style-name="ro13">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61"/>
        </table:table-row>
        <table:table-row table:style-name="ro1">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3"/>
          <table:table-cell table:style-name="ce61" office:value-type="string" calcext:value-type="string">
            <text:p>1st Paragraph</text:p>
          </table:table-cell>
          <table:table-cell table:style-name="ce61" table:formula="of:=[$Input.B2] &amp; &quot; was administered the Woodcock-Johnson Tests of Cognitive Abilities – Fourth Edition (WJ-IV) by school psychologist Charles Christiansen. The WJ-IV Cog is an individually administered standardized assessment that employs various problem-solving tasks (bot&quot;&amp;&quot;h verbal and nonverbal) in order to measure current levels of cognitive functioning. General cognitive skills assessed include verbal and nonverbal reasoning and working memory. Performance on these various tasks is used to determine general intellectual &quot;&amp;&quot;functioning (General Intellectual Ability – GIA). &quot;" office:value-type="string" office:string-value="Jimmy was administered the Woodcock-Johnson Tests of Cognitive Abilities – Fourth Edition (WJ-IV) by school psychologist Charles Christiansen. The WJ-IV Cog is an individually administered standardized assessment that employs various problem-solving tasks (both verbal and nonverbal) in order to measure current levels of cognitive functioning. General cognitive skills assessed include verbal and nonverbal reasoning and working memory. Performance on these various tasks is used to determine general intellectual functioning (General Intellectual Ability – GIA). " calcext:value-type="string">
            <text:p>Jimmy was administered the Woodcock-Johnson Tests of Cognitive Abilities – Fourth Edition (WJ-IV) by school psychologist Charles Christiansen. The WJ-IV Cog is an individually administered standardized assessment that employs various problem-solving tasks (both verbal and nonverbal) in order to measure current levels of cognitive functioning. General cognitive skills assessed include verbal and nonverbal reasoning and working memory. Performance on these various tasks is used to determine general intellectual functioning (General Intellectual Ability – GIA). </text:p>
          </table:table-cell>
          <table:table-cell table:number-columns-repeated="56"/>
        </table:table-row>
        <table:table-row table:style-name="ro1">
          <table:table-cell table:number-columns-repeated="6"/>
          <table:table-cell table:style-name="ce61" office:value-type="string" calcext:value-type="string">
            <text:p>2nd Paragraph</text:p>
          </table:table-cell>
          <table:table-cell table:formula="of:=CONCATENATE([.I33:.K33])" office:value-type="string" office:string-value="" calcext:value-type="error">
            <text:p>#VALUE!</text:p>
          </table:table-cell>
          <table:table-cell table:style-name="ce150" table:formula="of:=&quot;This administration of the WJ-IV Cog indicates that &quot; &amp; [$Input.B2] &amp; &quot; is functioning in the &quot; &amp; [.C3] &amp; &quot;  level of intellectual ability (GIA = &quot; &amp; [.B3] &amp; &quot;). &quot;  &amp; [$Input.D4] &amp; &quot; overall performance is as well as or better than &quot; &amp; [.D3] &amp; &quot;% of &quot; &amp; [$Input.D3] &amp; &quot; same-age peers. &quot;" office:value-type="string" office:string-value="" calcext:value-type="error">
            <text:p>#NAME?</text:p>
          </table:table-cell>
          <table:table-cell table:style-name="ce151" table:formula="of:=[.V26]" office:value-type="string" office:string-value="Jimmy's long-term memory for information and verbal knowledge is in the low average range. " calcext:value-type="string">
            <text:p>Jimmy's long-term memory for information and verbal knowledge is in the low average range. </text:p>
          </table:table-cell>
          <table:table-cell table:style-name="ce153" table:formula="of:=[$Input.B2] &amp; &quot; demonstrates specific cognitive skills that range from &quot; &amp; [.C23] &amp; &quot; to &quot; &amp; [.C32] &amp; &quot;. &quot;" office:value-type="string" office:string-value="" calcext:value-type="error">
            <text:p>#NAME?</text:p>
          </table:table-cell>
          <table:table-cell table:number-columns-repeated="53"/>
        </table:table-row>
        <table:table-row table:style-name="ro14">
          <table:table-cell table:style-name="ce30" office:value-type="string" calcext:value-type="string">
            <text:p>Gc</text:p>
          </table:table-cell>
          <table:table-cell table:style-name="ce39" table:number-columns-repeated="2"/>
          <table:table-cell table:style-name="ce41"/>
          <table:table-cell table:number-columns-repeated="2"/>
          <table:table-cell table:style-name="ce61" office:value-type="string" calcext:value-type="string">
            <text:p>Gc</text:p>
          </table:table-cell>
          <table:table-cell table:formula="of:=[.O10]" office:value-type="string" office:string-value="" calcext:value-type="error">
            <text:p>#NAME?</text:p>
          </table:table-cell>
          <table:table-cell table:number-columns-repeated="56"/>
        </table:table-row>
        <table:table-row table:style-name="ro1">
          <table:table-cell table:style-name="ce8" table:formula="of:=[.A11]" office:value-type="string" office:string-value="Oral Vocabulary" calcext:value-type="string">
            <text:p>Oral Vocabulary</text:p>
          </table:table-cell>
          <table:table-cell table:style-name="ce61" table:formula="of:=[.B11]" office:value-type="float" office:value="79" calcext:value-type="float">
            <text:p>79</text:p>
          </table:table-cell>
          <table:table-cell table:style-name="ce61" table:formula="of:=[.C11]" office:value-type="string" office:string-value="" calcext:value-type="error">
            <text:p>#NAME?</text:p>
          </table:table-cell>
          <table:table-cell table:style-name="ce67" table:formula="of:=[.E11]" office:value-type="string" office:string-value="acquired verbal knowledge" calcext:value-type="string">
            <text:p>acquired verbal knowledge</text:p>
          </table:table-cell>
          <table:table-cell table:number-columns-repeated="2"/>
          <table:table-cell table:style-name="ce61" office:value-type="string" calcext:value-type="string">
            <text:p>Gf</text:p>
          </table:table-cell>
          <table:table-cell table:formula="of:=[.O14]" office:value-type="string" office:string-value="" calcext:value-type="error">
            <text:p>#NAME?</text:p>
          </table:table-cell>
          <table:table-cell table:number-columns-repeated="56"/>
        </table:table-row>
        <table:table-row table:style-name="ro1">
          <table:table-cell table:style-name="ce9" table:formula="of:=[.A18]" office:value-type="string" office:string-value="General Information" calcext:value-type="string">
            <text:p>General Information</text:p>
          </table:table-cell>
          <table:table-cell table:style-name="ce92" table:formula="of:=[.B18]" office:value-type="float" office:value="91" calcext:value-type="float">
            <text:p>91</text:p>
          </table:table-cell>
          <table:table-cell table:style-name="ce92" table:formula="of:=[.C18]" office:value-type="string" office:string-value="" calcext:value-type="error">
            <text:p>#NAME?</text:p>
          </table:table-cell>
          <table:table-cell table:style-name="ce68" table:formula="of:=[.E18]" office:value-type="string" office:string-value="long-term memory for information and knowledge" calcext:value-type="string">
            <text:p>long-term memory for information and knowledge</text:p>
          </table:table-cell>
          <table:table-cell table:number-columns-repeated="2"/>
          <table:table-cell table:style-name="ce61" office:value-type="string" calcext:value-type="string">
            <text:p>Gwm</text:p>
          </table:table-cell>
          <table:table-cell table:formula="of:=[.O18]" office:value-type="string" office:string-value="" calcext:value-type="error">
            <text:p>#NAME?</text:p>
          </table:table-cell>
          <table:table-cell table:number-columns-repeated="56"/>
        </table:table-row>
        <table:table-row table:style-name="ro1">
          <table:table-cell table:style-name="ce61" table:number-columns-repeated="4"/>
          <table:table-cell table:number-columns-repeated="2"/>
          <table:table-cell table:style-name="ce61" office:value-type="string" calcext:value-type="string">
            <text:p>Cog Eff</text:p>
          </table:table-cell>
          <table:table-cell table:formula="of:=[.O22]" office:value-type="string" office:string-value="" calcext:value-type="error">
            <text:p>#NAME?</text:p>
          </table:table-cell>
          <table:table-cell table:number-columns-repeated="56"/>
        </table:table-row>
        <table:table-row table:style-name="ro1">
          <table:table-cell table:style-name="ce30" office:value-type="string" calcext:value-type="string">
            <text:p>Gf</text:p>
          </table:table-cell>
          <table:table-cell table:style-name="ce39" table:number-columns-repeated="2"/>
          <table:table-cell table:style-name="ce41"/>
          <table:table-cell table:number-columns-repeated="60"/>
        </table:table-row>
        <table:table-row table:style-name="ro1">
          <table:table-cell table:style-name="ce8" table:formula="of:=[.A12]" office:value-type="string" office:string-value="Number Series" calcext:value-type="string">
            <text:p>Number Series</text:p>
          </table:table-cell>
          <table:table-cell table:style-name="ce61" table:formula="of:=[.B12]" office:value-type="float" office:value="89" calcext:value-type="float">
            <text:p>89</text:p>
          </table:table-cell>
          <table:table-cell table:style-name="ce61" table:formula="of:=[.C12]" office:value-type="string" office:string-value="" calcext:value-type="error">
            <text:p>#NAME?</text:p>
          </table:table-cell>
          <table:table-cell table:style-name="ce67" table:formula="of:=[.E12]" office:value-type="string" office:string-value="quantitative inductive reasoning" calcext:value-type="string">
            <text:p>quantitative inductive reasoning</text:p>
          </table:table-cell>
          <table:table-cell table:number-columns-repeated="60"/>
        </table:table-row>
        <table:table-row table:style-name="ro1">
          <table:table-cell table:style-name="ce9" table:formula="of:=[.A19]" office:value-type="string" office:string-value="Concept Formation" calcext:value-type="string">
            <text:p>Concept Formation</text:p>
          </table:table-cell>
          <table:table-cell table:style-name="ce92" table:formula="of:=[.B19]" office:value-type="float" office:value="0" calcext:value-type="float">
            <text:p>0</text:p>
          </table:table-cell>
          <table:table-cell table:style-name="ce92" table:formula="of:=[.C19]" office:value-type="string" office:string-value="" calcext:value-type="error">
            <text:p>#NAME?</text:p>
          </table:table-cell>
          <table:table-cell table:style-name="ce68" table:formula="of:=[.E19]" office:value-type="string" office:string-value="categorical reasoning and induction" calcext:value-type="string">
            <text:p>categorical reasoning and induction</text:p>
          </table:table-cell>
          <table:table-cell table:number-columns-repeated="60"/>
        </table:table-row>
        <table:table-row table:style-name="ro1">
          <table:table-cell table:style-name="ce61" table:number-columns-repeated="4"/>
          <table:table-cell table:number-columns-repeated="60"/>
        </table:table-row>
        <table:table-row table:style-name="ro1">
          <table:table-cell table:style-name="ce30" office:value-type="string" calcext:value-type="string">
            <text:p>Gwm</text:p>
          </table:table-cell>
          <table:table-cell table:style-name="ce39" table:number-columns-repeated="2"/>
          <table:table-cell table:style-name="ce41"/>
          <table:table-cell table:number-columns-repeated="60"/>
        </table:table-row>
        <table:table-row table:style-name="ro1">
          <table:table-cell table:style-name="ce8" table:formula="of:=[.A13]" office:value-type="string" office:string-value="Verbal Attention" calcext:value-type="string">
            <text:p>Verbal Attention</text:p>
          </table:table-cell>
          <table:table-cell table:style-name="ce61" table:formula="of:=[.B13]" office:value-type="float" office:value="94" calcext:value-type="float">
            <text:p>94</text:p>
          </table:table-cell>
          <table:table-cell table:style-name="ce61" table:formula="of:=[.C13]" office:value-type="string" office:string-value="" calcext:value-type="error">
            <text:p>#NAME?</text:p>
          </table:table-cell>
          <table:table-cell table:style-name="ce67" table:formula="of:=[.E13]" office:value-type="string" office:string-value="verbal working memory" calcext:value-type="string">
            <text:p>verbal working memory</text:p>
          </table:table-cell>
          <table:table-cell table:number-columns-repeated="60"/>
        </table:table-row>
        <table:table-row table:style-name="ro1">
          <table:table-cell table:style-name="ce9" table:formula="of:=[.A20]" office:value-type="string" office:string-value="Numbers Reversed" calcext:value-type="string">
            <text:p>Numbers Reversed</text:p>
          </table:table-cell>
          <table:table-cell table:style-name="ce92" table:formula="of:=[.B20]" office:value-type="float" office:value="0" calcext:value-type="float">
            <text:p>0</text:p>
          </table:table-cell>
          <table:table-cell table:style-name="ce92" table:formula="of:=[.C20]" office:value-type="string" office:string-value="" calcext:value-type="error">
            <text:p>#NAME?</text:p>
          </table:table-cell>
          <table:table-cell table:style-name="ce68" table:formula="of:=[.E20]" office:value-type="string" office:string-value="mental manipulation and attentional capacity" calcext:value-type="string">
            <text:p>mental manipulation and attentional capacity</text:p>
          </table:table-cell>
          <table:table-cell table:number-columns-repeated="60"/>
        </table:table-row>
        <table:table-row table:style-name="ro1">
          <table:table-cell table:style-name="ce61" table:number-columns-repeated="4"/>
          <table:table-cell table:number-columns-repeated="60"/>
        </table:table-row>
        <table:table-row table:style-name="ro1">
          <table:table-cell table:style-name="ce30" office:value-type="string" calcext:value-type="string">
            <text:p>Cog Eff</text:p>
          </table:table-cell>
          <table:table-cell table:style-name="ce39" table:number-columns-repeated="2"/>
          <table:table-cell table:style-name="ce41"/>
          <table:table-cell table:number-columns-repeated="60"/>
        </table:table-row>
        <table:table-row table:style-name="ro1">
          <table:table-cell table:style-name="ce8" table:formula="of:=[.A14]" office:value-type="string" office:string-value="Letter-Pattern Matching" calcext:value-type="string">
            <text:p>Letter-Pattern Matching</text:p>
          </table:table-cell>
          <table:table-cell table:style-name="ce61" table:formula="of:=[.B14]" office:value-type="float" office:value="47" calcext:value-type="float">
            <text:p>47</text:p>
          </table:table-cell>
          <table:table-cell table:style-name="ce61" table:formula="of:=[.C14]" office:value-type="string" office:string-value="" calcext:value-type="error">
            <text:p>#NAME?</text:p>
          </table:table-cell>
          <table:table-cell table:style-name="ce67" table:formula="of:=[.E14]" office:value-type="string" office:string-value="speed of visual discrimination" calcext:value-type="string">
            <text:p>speed of visual discrimination</text:p>
          </table:table-cell>
          <table:table-cell table:number-columns-repeated="60"/>
        </table:table-row>
        <table:table-row table:style-name="ro1">
          <table:table-cell table:style-name="ce9" table:formula="of:=[.A20]" office:value-type="string" office:string-value="Numbers Reversed" calcext:value-type="string">
            <text:p>Numbers Reversed</text:p>
          </table:table-cell>
          <table:table-cell table:style-name="ce92" table:formula="of:=[.B20]" office:value-type="float" office:value="0" calcext:value-type="float">
            <text:p>0</text:p>
          </table:table-cell>
          <table:table-cell table:style-name="ce92" table:formula="of:=[.C20]" office:value-type="string" office:string-value="" calcext:value-type="error">
            <text:p>#NAME?</text:p>
          </table:table-cell>
          <table:table-cell table:style-name="ce68" table:formula="of:=[.E20]" office:value-type="string" office:string-value="mental manipulation and attentional capacity" calcext:value-type="string">
            <text:p>mental manipulation and attentional capacity</text:p>
          </table:table-cell>
          <table:table-cell table:number-columns-repeated="60"/>
        </table:table-row>
        <table:table-row table:style-name="ro4" table:number-rows-repeated="1048527">
          <table:table-cell table:number-columns-repeated="64"/>
        </table:table-row>
        <table:table-row table:style-name="ro4">
          <table:table-cell table:number-columns-repeated="64"/>
        </table:table-row>
      </table:table>
      <table:table table:name="WAISSort" table:style-name="ta10">
        <table:table-column table:style-name="co2" table:default-cell-style-name="Default"/>
        <table:table-column table:style-name="co19"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 table:default-cell-style-name="Default"/>
        <table:table-column table:style-name="co22" table:default-cell-style-name="Default"/>
        <table:table-column table:style-name="co23" table:default-cell-style-name="Default"/>
        <table:table-column table:style-name="co2" table:number-columns-repeated="55" table:default-cell-style-name="Default"/>
        <table:table-row table:style-name="ro1">
          <table:table-cell/>
          <table:table-cell table:style-name="ce99"/>
          <table:table-cell table:formula="of:=&quot;The administration of the WISC-V indicates that &quot; &amp; [$Input.B2] &amp; &quot; is functioning in the &quot; &amp; [.C5] &amp;&quot; level of intellectual ability (FSIQ = &quot; &amp; [.B5] &amp; &quot;).&quot;" office:value-type="string" office:string-value="" calcext:value-type="error">
            <text:p>#NAME?</text:p>
          </table:table-cell>
          <table:table-cell table:style-name="ce61"/>
          <table:table-cell table:style-name="ce24"/>
          <table:table-cell table:style-name="ce111"/>
          <table:table-cell table:number-columns-repeated="7"/>
          <table:table-cell table:style-name="ce121"/>
          <table:table-cell table:number-columns-repeated="50"/>
        </table:table-row>
        <table:table-row table:style-name="ro1">
          <table:table-cell/>
          <table:table-cell table:style-name="ce99"/>
          <table:table-cell/>
          <table:table-cell table:style-name="ce61"/>
          <table:table-cell table:style-name="ce24"/>
          <table:table-cell table:style-name="ce111"/>
          <table:table-cell table:number-columns-repeated="7"/>
          <table:table-cell table:style-name="ce121"/>
          <table:table-cell table:style-name="ce61" office:value-type="string" calcext:value-type="string">
            <text:p>Top Sentence</text:p>
          </table:table-cell>
          <table:table-cell/>
          <table:table-cell table:style-name="ce61" office:value-type="string" calcext:value-type="string">
            <text:p>Bottom</text:p>
          </table:table-cell>
          <table:table-cell table:number-columns-repeated="47"/>
        </table:table-row>
        <table:table-row table:style-name="ro6">
          <table:table-cell/>
          <table:table-cell table:style-name="ce100" office:value-type="string" calcext:value-type="string" table:number-columns-spanned="3" table:number-rows-spanned="1">
            <text:p>WISC Unsorted</text:p>
          </table:table-cell>
          <table:covered-table-cell table:number-columns-repeated="2"/>
          <table:table-cell table:style-name="ce17"/>
          <table:table-cell table:style-name="ce85" office:value-type="string" calcext:value-type="string" table:number-columns-spanned="5" table:number-rows-spanned="1">
            <text:p>WISC Sorted</text:p>
          </table:table-cell>
          <table:covered-table-cell table:number-columns-repeated="4"/>
          <table:table-cell table:number-columns-repeated="3"/>
          <table:table-cell table:style-name="ce121"/>
          <table:table-cell table:style-name="ce66" table:formula="of:=IF([.M5]=&quot;FIVE&quot;; [$Input.B2] &amp; &quot;'s &quot; &amp; [.J5] &amp; &quot;, &quot; &amp; [.J6] &amp; &quot;, &quot; &amp; [.J7] &amp; &quot;, &quot; &amp; [.J8] &amp; &quot; and, &quot; &amp; [.J9] &amp; &quot; are &quot; &amp; [.I5] &amp; &quot;.  &quot;)" office:value-type="string" office:string-value="" calcext:value-type="error">
            <text:p>#NAME?</text:p>
          </table:table-cell>
          <table:table-cell/>
          <table:table-cell table:formula="of:=IF([.M8]=&quot;FIVE&quot;; [$Input.B2] &amp; &quot;'s &quot; &amp; [.J5] &amp; &quot;, &quot; &amp; [.J6] &amp; &quot;, &quot; &amp; [.J7] &amp; &quot;, &quot; &amp; [.J8] &amp; &quot; and, &quot; &amp; [.J9] &amp; &quot; are &quot; &amp; [.I9] &amp; &quot;.  &quot;)" office:value-type="string" office:string-value="" calcext:value-type="error">
            <text:p>#NAME?</text:p>
          </table:table-cell>
          <table:table-cell table:number-columns-repeated="47"/>
        </table:table-row>
        <table:table-row table:style-name="ro3">
          <table:table-cell table:style-name="ce2"/>
          <table:table-cell table:style-name="ce101" office:value-type="string" calcext:value-type="string">
            <text:p>Standard Score</text:p>
          </table:table-cell>
          <table:table-cell table:style-name="ce2" office:value-type="string" calcext:value-type="string">
            <text:p>Range</text:p>
          </table:table-cell>
          <table:table-cell table:style-name="ce2" office:value-type="string" calcext:value-type="string">
            <text:p>Description</text:p>
          </table:table-cell>
          <table:table-cell table:style-name="ce24"/>
          <table:table-cell table:style-name="ce2" office:value-type="string" calcext:value-type="string">
            <text:p>Composites Sorted</text:p>
          </table:table-cell>
          <table:table-cell/>
          <table:table-cell table:style-name="ce2" office:value-type="string" calcext:value-type="string">
            <text:p>Standard Score</text:p>
          </table:table-cell>
          <table:table-cell table:style-name="ce2" office:value-type="string" calcext:value-type="string">
            <text:p>Range</text:p>
          </table:table-cell>
          <table:table-cell table:style-name="ce2" office:value-type="string" calcext:value-type="string">
            <text:p>Description</text:p>
          </table:table-cell>
          <table:table-cell/>
          <table:table-cell table:style-name="ce157" table:number-columns-repeated="2"/>
          <table:table-cell table:style-name="ce121"/>
          <table:table-cell table:style-name="ce66" table:formula="of:=IF([.M5]=&quot;FOUR&quot;; [$Input.B2] &amp; &quot;'s &quot; &amp; [.J5] &amp; &quot;, &quot; &amp; [.J6] &amp; &quot;, &quot; &amp; [.J7] &amp; &quot; and &quot; &amp; [.J8] &amp; &quot; are &quot; &amp; [.I5] &amp; &quot;.  &quot;)" office:value-type="string" office:string-value="" calcext:value-type="error">
            <text:p>#NAME?</text:p>
          </table:table-cell>
          <table:table-cell/>
          <table:table-cell table:formula="of:=IF([.M8]=&quot;FOUR&quot;; [$Input.B2] &amp; &quot;'s &quot; &amp; [.J5] &amp; &quot;, &quot; &amp; [.J6] &amp; &quot;, &quot; &amp; [.J7] &amp; &quot; and &quot; &amp; [.J8] &amp; &quot; are &quot; &amp; [.I9] &amp; &quot;.  &quot;)" office:value-type="string" office:string-value="" calcext:value-type="error">
            <text:p>#NAME?</text:p>
          </table:table-cell>
          <table:table-cell table:number-columns-repeated="47"/>
        </table:table-row>
        <table:table-row table:style-name="ro12">
          <table:table-cell table:style-name="ce96" table:formula="of:=[$Input.A13]" office:value-type="string" office:string-value="FSIQ" calcext:value-type="string">
            <text:p>FSIQ</text:p>
          </table:table-cell>
          <table:table-cell table:style-name="ce102" table:formula="of:=[$Input.B13]" office:value-type="float" office:value="76" calcext:value-type="float">
            <text:p>76</text:p>
          </table:table-cell>
          <table:table-cell table:style-name="ce23" table:formula="of:=ifs([.B5]&gt;=130; &quot;very high&quot;; [.B5] &gt;= 120; &quot;high&quot;; [.B5] &gt;= 110; &quot;high average&quot;; [.B5] &gt;= 90; &quot;average&quot;; [.B5] &gt;= 80; &quot;low average&quot;; [.B5] &gt;= 70; &quot;low&quot;; [.B5] &lt; 70; &quot;very low&quot;)" office:value-type="string" office:string-value="" calcext:value-type="error">
            <text:p>#NAME?</text:p>
          </table:table-cell>
          <table:table-cell table:style-name="ce61"/>
          <table:table-cell table:style-name="ce24"/>
          <table:table-cell table:style-name="ce272" office:value-type="string" calcext:value-type="string" table:number-columns-spanned="1" table:number-rows-spanned="5">
            <text:p>Composites</text:p>
          </table:table-cell>
          <table:table-cell table:style-name="ce2" table:number-matrix-columns-spanned="4" table:number-matrix-rows-spanned="5" table:formula="of:=sort([.A6:.D10]; 2; 0)"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table-cell table:style-name="ce61" office:value-type="string" calcext:value-type="string">
            <text:p>Top Range</text:p>
          </table:table-cell>
          <table:table-cell table:formula="of:=ifs([.I5]=[.I9]; &quot;FIVE&quot;; [.I5]=[.I8]; &quot;FOUR&quot;; [.I5]=[.I7]; &quot;THREE&quot;; [.I5]=[.I6]; &quot;TWO&quot;; NOT([.I5]=[.I6]); &quot;ONE&quot;)" office:value-type="string" office:string-value="" calcext:value-type="error">
            <text:p>#NAME?</text:p>
          </table:table-cell>
          <table:table-cell table:style-name="ce121"/>
          <table:table-cell table:style-name="ce66" table:formula="of:=IF([.M5]=&quot;THREE&quot;;   [$Input.B2] &amp; &quot;'s &quot; &amp; [.J5] &amp; &quot;, &quot; &amp; [.J6] &amp; &quot;, and &quot; &amp; [.J7] &amp; &quot; are &quot; &amp; [.I5] &amp; &quot;.  &quot;)" office:value-type="string" office:string-value="" calcext:value-type="error">
            <text:p>#NAME?</text:p>
          </table:table-cell>
          <table:table-cell/>
          <table:table-cell table:formula="of:=IF([.M8]=&quot;THREE&quot;;   [$Input.B2] &amp; &quot;'s &quot; &amp; [.J5] &amp; &quot;, &quot; &amp; [.J6] &amp; &quot;, and &quot; &amp; [.J7] &amp; &quot; are &quot; &amp; [.I9] &amp; &quot;.  &quot;)" office:value-type="string" office:string-value="" calcext:value-type="error">
            <text:p>#NAME?</text:p>
          </table:table-cell>
          <table:table-cell table:number-columns-repeated="47"/>
        </table:table-row>
        <table:table-row table:style-name="ro12">
          <table:table-cell table:style-name="ce96" table:formula="of:=[$Input.A14]" office:value-type="string" office:string-value="VCI" calcext:value-type="string">
            <text:p>VCI</text:p>
          </table:table-cell>
          <table:table-cell table:style-name="ce102" table:formula="of:=[$Input.B14]" office:value-type="float" office:value="98" calcext:value-type="float">
            <text:p>98</text:p>
          </table:table-cell>
          <table:table-cell table:style-name="ce23" table:formula="of:=ifs([.B6]&gt;=130; &quot;very high&quot;; [.B6] &gt;= 120; &quot;high&quot;; [.B6] &gt;= 110; &quot;high average&quot;; [.B6] &gt;= 90; &quot;average&quot;; [.B6] &gt;= 80; &quot;low average&quot;; [.B6] &gt;= 70; &quot;low&quot;; [.B6] &lt; 70; &quot;very low&quot;)" office:value-type="string" office:string-value="" calcext:value-type="error">
            <text:p>#NAME?</text:p>
          </table:table-cell>
          <table:table-cell table:style-name="ce61" office:value-type="string" calcext:value-type="string">
            <text:p>verbal ability</text:p>
          </table:table-cell>
          <table:table-cell table:style-name="ce24"/>
          <table:covered-table-cell/>
          <table:table-cell table:style-name="ce111"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table-cell table:style-name="ce157"/>
          <table:table-cell table:style-name="ce158"/>
          <table:table-cell table:style-name="ce121"/>
          <table:table-cell table:style-name="ce63" table:formula="of:=IF([.M5]=&quot;TWO&quot;; [$Input.B2] &amp; &quot;'s &quot; &amp; [.J5] &amp; &quot; and &quot; &amp; [.J6] &amp; &quot; are &quot; &amp; [.I5] &amp; &quot;.  &quot;)" office:value-type="string" office:string-value="" calcext:value-type="error">
            <text:p>#NAME?</text:p>
          </table:table-cell>
          <table:table-cell/>
          <table:table-cell table:formula="of:=IF([.M8]=&quot;TWO&quot;; [$Input.B2] &amp; &quot;'s &quot; &amp; [.J5] &amp; &quot; and &quot; &amp; [.J6] &amp; &quot; are &quot; &amp; [.I9] &amp; &quot;.  &quot;)" office:value-type="string" office:string-value="" calcext:value-type="error">
            <text:p>#NAME?</text:p>
          </table:table-cell>
          <table:table-cell table:number-columns-repeated="47"/>
        </table:table-row>
        <table:table-row table:style-name="ro12">
          <table:table-cell table:style-name="ce96" table:formula="of:=[$Input.A15]" office:value-type="string" office:string-value="VSI" calcext:value-type="string">
            <text:p>VSI</text:p>
          </table:table-cell>
          <table:table-cell table:style-name="ce102" table:formula="of:=[$Input.B15]" office:value-type="float" office:value="67" calcext:value-type="float">
            <text:p>67</text:p>
          </table:table-cell>
          <table:table-cell table:style-name="ce23" table:formula="of:=ifs([.B7]&gt;=130; &quot;very high&quot;; [.B7] &gt;= 120; &quot;high&quot;; [.B7] &gt;= 110; &quot;high average&quot;; [.B7] &gt;= 90; &quot;average&quot;; [.B7] &gt;= 80; &quot;low average&quot;; [.B7] &gt;= 70; &quot;low&quot;; [.B7] &lt; 70; &quot;very low&quot;)" office:value-type="string" office:string-value="" calcext:value-type="error">
            <text:p>#NAME?</text:p>
          </table:table-cell>
          <table:table-cell table:style-name="ce61" office:value-type="string" calcext:value-type="string">
            <text:p>visual spatial reasoning</text:p>
          </table:table-cell>
          <table:table-cell table:style-name="ce24"/>
          <table:covered-table-cell/>
          <table:table-cell table:style-name="ce111"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table-cell table:style-name="ce157"/>
          <table:table-cell table:style-name="ce158"/>
          <table:table-cell table:style-name="ce121"/>
          <table:table-cell table:style-name="ce66" table:formula="of:=IF ([.M5]=&quot;ONE&quot;; [$Input.B2] &amp; &quot;'s &quot; &amp; [.J5] &amp; &quot; is &quot; &amp; [.I5] &amp; &quot;.  &quot;)" office:value-type="string" office:string-value="" calcext:value-type="error">
            <text:p>#NAME?</text:p>
          </table:table-cell>
          <table:table-cell/>
          <table:table-cell table:formula="of:=IF ([.M8]=&quot;ONE&quot;; [$Input.B2] &amp; &quot;'s &quot; &amp; [.J5] &amp; &quot; is &quot; &amp; [.I9] &amp; &quot;.  &quot;)" office:value-type="string" office:string-value="" calcext:value-type="error">
            <text:p>#NAME?</text:p>
          </table:table-cell>
          <table:table-cell table:number-columns-repeated="47"/>
        </table:table-row>
        <table:table-row table:style-name="ro12">
          <table:table-cell table:style-name="ce96" table:formula="of:=[$Input.A16]" office:value-type="string" office:string-value="FRI" calcext:value-type="string">
            <text:p>FRI</text:p>
          </table:table-cell>
          <table:table-cell table:style-name="ce102" table:formula="of:=[$Input.B16]" office:value-type="float" office:value="74" calcext:value-type="float">
            <text:p>74</text:p>
          </table:table-cell>
          <table:table-cell table:style-name="ce23" table:formula="of:=ifs([.B8]&gt;=130; &quot;very high&quot;; [.B8] &gt;= 120; &quot;high&quot;; [.B8] &gt;= 110; &quot;high average&quot;; [.B8] &gt;= 90; &quot;average&quot;; [.B8] &gt;= 80; &quot;low average&quot;; [.B8] &gt;= 70; &quot;low&quot;; [.B8] &lt; 70; &quot;very low&quot;)" office:value-type="string" office:string-value="" calcext:value-type="error">
            <text:p>#NAME?</text:p>
          </table:table-cell>
          <table:table-cell table:style-name="ce61" office:value-type="string" calcext:value-type="string">
            <text:p>logical and inferential reasoning</text:p>
          </table:table-cell>
          <table:table-cell table:style-name="ce24"/>
          <table:covered-table-cell/>
          <table:table-cell table:style-name="ce111"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table-cell table:style-name="ce61" office:value-type="string" calcext:value-type="string">
            <text:p>Bottom Range</text:p>
          </table:table-cell>
          <table:table-cell table:formula="of:=ifs([.I9]=[.I5]; &quot;FIVE&quot;; [.I9]=[.I6]; &quot;FOUR&quot;; [.I9]=[.I7]; &quot;THREE&quot;; [.I9]=[.I8]; &quot;TWO&quot;; NOT([.I9]=[.I8]); &quot;ONE&quot;)" office:value-type="string" office:string-value="" calcext:value-type="error">
            <text:p>#NAME?</text:p>
          </table:table-cell>
          <table:table-cell table:style-name="ce121"/>
          <table:table-cell table:number-columns-repeated="50"/>
        </table:table-row>
        <table:table-row table:style-name="ro12">
          <table:table-cell table:style-name="ce96" table:formula="of:=[$Input.A17]" office:value-type="string" office:string-value="WMI" calcext:value-type="string">
            <text:p>WMI</text:p>
          </table:table-cell>
          <table:table-cell table:style-name="ce102" table:formula="of:=[$Input.B17]" office:value-type="float" office:value="76" calcext:value-type="float">
            <text:p>76</text:p>
          </table:table-cell>
          <table:table-cell table:style-name="ce23" table:formula="of:=ifs([.B9]&gt;=130; &quot;very high&quot;; [.B9] &gt;= 120; &quot;high&quot;; [.B9] &gt;= 110; &quot;high average&quot;; [.B9] &gt;= 90; &quot;average&quot;; [.B9] &gt;= 80; &quot;low average&quot;; [.B9] &gt;= 70; &quot;low&quot;; [.B9] &lt; 70; &quot;very low&quot;)" office:value-type="string" office:string-value="" calcext:value-type="error">
            <text:p>#NAME?</text:p>
          </table:table-cell>
          <table:table-cell table:style-name="ce61" office:value-type="string" calcext:value-type="string">
            <text:p>short-term memory and mental organization</text:p>
          </table:table-cell>
          <table:table-cell table:style-name="ce24"/>
          <table:covered-table-cell/>
          <table:table-cell table:style-name="ce111"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table-cell table:style-name="ce157"/>
          <table:table-cell table:style-name="ce158"/>
          <table:table-cell table:style-name="ce121"/>
          <table:table-cell table:style-name="ce61" office:value-type="string" calcext:value-type="string">
            <text:p>Top Sentence Picked</text:p>
          </table:table-cell>
          <table:table-cell/>
          <table:table-cell table:style-name="ce61" office:value-type="string" calcext:value-type="string">
            <text:p>Bottom Sentence Picked</text:p>
          </table:table-cell>
          <table:table-cell table:number-columns-repeated="47"/>
        </table:table-row>
        <table:table-row table:style-name="ro12">
          <table:table-cell table:style-name="ce97" table:formula="of:=[$Input.A18]" office:value-type="string" office:string-value="PSI" calcext:value-type="string">
            <text:p>PSI</text:p>
          </table:table-cell>
          <table:table-cell table:style-name="ce103" table:formula="of:=[$Input.B18]" office:value-type="float" office:value="80" calcext:value-type="float">
            <text:p>80</text:p>
          </table:table-cell>
          <table:table-cell table:style-name="ce27" table:formula="of:=ifs([.B10]&gt;=130; &quot;very high&quot;; [.B10] &gt;= 120; &quot;high&quot;; [.B10] &gt;= 110; &quot;high average&quot;; [.B10] &gt;= 90; &quot;average&quot;; [.B10] &gt;= 80; &quot;low average&quot;; [.B10] &gt;= 70; &quot;low&quot;; [.B10] &lt; 70; &quot;very low&quot;)" office:value-type="string" office:string-value="" calcext:value-type="error">
            <text:p>#NAME?</text:p>
          </table:table-cell>
          <table:table-cell table:style-name="ce92" office:value-type="string" calcext:value-type="string">
            <text:p>speed of cognitive processing</text:p>
          </table:table-cell>
          <table:table-cell table:style-name="ce106"/>
          <table:table-cell table:style-name="ce110"/>
          <table:table-cell table:style-name="ce113"/>
          <table:table-cell table:style-name="ce40" table:number-columns-repeated="6"/>
          <table:table-cell table:style-name="ce122"/>
          <table:table-cell table:style-name="ce92" table:formula="of:=ifs(NOT([.O3]=0); [.O3];  NOT([.O4]=0); [.O4]; NOT([.O5]=0); [.O5]; NOT([.O6]=0); [.O6]; NOT([.O7]=0); [.O7])" office:value-type="string" office:string-value="" calcext:value-type="error">
            <text:p>#NAME?</text:p>
          </table:table-cell>
          <table:table-cell table:style-name="ce40"/>
          <table:table-cell table:style-name="ce92" table:formula="of:=ifs(NOT([.Q3]=0); [.Q3];  NOT([.Q4]=0); [.Q4]; NOT([.Q5]=0); [.Q5]; NOT([.Q6]=0); [.Q6]; NOT([.Q7]=0); [.Q7])" office:value-type="string" office:string-value="" calcext:value-type="error">
            <text:p>#NAME?</text:p>
          </table:table-cell>
          <table:table-cell table:style-name="ce40" table:number-columns-repeated="11"/>
          <table:table-cell table:number-columns-repeated="36"/>
        </table:table-row>
        <table:table-row table:style-name="ro1">
          <table:table-cell/>
          <table:table-cell table:style-name="ce99"/>
          <table:table-cell table:style-name="ce2" office:value-type="string" calcext:value-type="string">
            <text:p>Subtests Unsorted</text:p>
          </table:table-cell>
          <table:table-cell table:style-name="ce61"/>
          <table:table-cell table:style-name="ce24"/>
          <table:table-cell table:style-name="ce111"/>
          <table:table-cell table:style-name="ce114" office:value-type="string" calcext:value-type="string" table:number-columns-spanned="4" table:number-rows-spanned="1">
            <text:p>Sorted Subtests w/in Composites</text:p>
          </table:table-cell>
          <table:covered-table-cell table:number-columns-repeated="3"/>
          <table:table-cell table:number-columns-repeated="3"/>
          <table:table-cell table:style-name="ce121"/>
          <table:table-cell table:number-columns-repeated="50"/>
        </table:table-row>
        <table:table-row table:style-name="ro3">
          <table:table-cell/>
          <table:table-cell table:style-name="ce101" office:value-type="string" calcext:value-type="string">
            <text:p>Scaled Score</text:p>
          </table:table-cell>
          <table:table-cell table:style-name="ce2" office:value-type="string" calcext:value-type="string">
            <text:p>Range</text:p>
          </table:table-cell>
          <table:table-cell table:style-name="ce61"/>
          <table:table-cell table:style-name="ce24"/>
          <table:table-cell table:style-name="ce2" office:value-type="string" calcext:value-type="string">
            <text:p>Sorted within Composite</text:p>
          </table:table-cell>
          <table:table-cell/>
          <table:table-cell table:style-name="ce2" office:value-type="string" calcext:value-type="string">
            <text:p>Scaled Score</text:p>
          </table:table-cell>
          <table:table-cell table:style-name="ce2" office:value-type="string" calcext:value-type="string">
            <text:p>Range</text:p>
          </table:table-cell>
          <table:table-cell table:style-name="ce2" office:value-type="string" calcext:value-type="string">
            <text:p>Description</text:p>
          </table:table-cell>
          <table:table-cell table:style-name="ce61" office:value-type="string" calcext:value-type="string">
            <text:p>Does it Match?</text:p>
          </table:table-cell>
          <table:table-cell table:style-name="ce61" office:value-type="string" calcext:value-type="string">
            <text:p>VCI Top</text:p>
          </table:table-cell>
          <table:table-cell table:style-name="ce61" table:formula="of:=[$Input.B2] &amp; &quot;'s verbal ability, as measured by the Verbal Comprehension Index (VCI), is in the &quot; &amp; [$Input.C14] &amp;  &quot; range (VCI = &quot; &amp;  [$Input.B14] &amp; &quot;). These tasks require &quot; &amp; [$Input.F3] &amp; &quot; to listen to open-ended questions and produce spoken responses.  &quot; &amp; [$Input.B2] &amp; &quot;'s performance on these tasks is based on &quot;&amp; [$Input.D3] &amp; &quot; word knowledge, language comprehension, long-term information retrieval, and reasoning abilities.  &quot;" office:value-type="string" office:string-value="" calcext:value-type="error">
            <text:p>#NAME?</text:p>
          </table:table-cell>
          <table:table-cell table:style-name="ce25" table:formula="of:=ifs(NOT([.M14]=0); [.M14];  NOT([.M13]=0); [.M13])" office:value-type="string" office:string-value="" calcext:value-type="error">
            <text:p>#NAME?</text:p>
          </table:table-cell>
          <table:table-cell table:formula="of:=CONCATENATE([.M12]; [.N12])" office:value-type="string" office:string-value="" calcext:value-type="error">
            <text:p>#NAME?</text:p>
          </table:table-cell>
          <table:table-cell table:number-columns-repeated="49"/>
        </table:table-row>
        <table:table-row table:style-name="ro6">
          <table:table-cell table:style-name="ce2" office:value-type="string" calcext:value-type="string">
            <text:p>Similarities</text:p>
          </table:table-cell>
          <table:table-cell table:style-name="ce104" table:formula="of:=[$Input.B21]" office:value-type="float" office:value="10" calcext:value-type="float">
            <text:p>10</text:p>
          </table:table-cell>
          <table:table-cell table:style-name="ce25" table:formula="of:=ifs([.B13]&gt;=16; &quot;very high&quot;; [.B13] &gt;= 14; &quot;high&quot;; [.B13] &gt;= 13; &quot;high average&quot;; [.B13] &gt;= 8; &quot;average&quot;; [.B13] &gt;= 7; &quot;low average&quot;; [.B13] &gt;= 5; &quot;low&quot;; [.B13] &lt; 5; &quot;very low&quot;)" office:value-type="string" office:string-value="" calcext:value-type="error">
            <text:p>#NAME?</text:p>
          </table:table-cell>
          <table:table-cell table:style-name="ce61" office:value-type="string" calcext:value-type="string">
            <text:p>verbal concept formation</text:p>
          </table:table-cell>
          <table:table-cell table:style-name="ce107"/>
          <table:table-cell table:style-name="ce272" office:value-type="string" calcext:value-type="string" table:number-columns-spanned="1" table:number-rows-spanned="2">
            <text:p>VCI</text:p>
          </table:table-cell>
          <table:table-cell table:number-matrix-columns-spanned="4" table:number-matrix-rows-spanned="2" table:formula="of:=sort([.A13:.D14]; 2; 0)"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formula="of:=IF([.I13]=[.I14]; 1)" office:value-type="string" office:string-value="" calcext:value-type="error">
            <text:p>#NAME?</text:p>
          </table:table-cell>
          <table:table-cell table:style-name="ce61" office:value-type="string" calcext:value-type="string">
            <text:p>VCI Match</text:p>
          </table:table-cell>
          <table:table-cell table:style-name="ce61" table:formula="of:=IF(([.K13]=1); [$Input.D4] &amp; &quot; &quot; &amp; [.J13] &amp; &quot; and &quot; &amp; [$Input.D3] &amp; &quot; &quot; &amp; [.J14] &amp; &quot; are in the &quot; &amp; [.I13] &amp; &quot; range.  &quot;)" office:value-type="string" office:string-value="" calcext:value-type="error">
            <text:p>#NAME?</text:p>
          </table:table-cell>
          <table:table-cell table:style-name="ce121"/>
          <table:table-cell table:number-columns-repeated="50"/>
        </table:table-row>
        <table:table-row table:style-name="ro6">
          <table:table-cell table:style-name="ce2" office:value-type="string" calcext:value-type="string">
            <text:p>Vocabulary</text:p>
          </table:table-cell>
          <table:table-cell table:style-name="ce104" table:formula="of:=[$Input.B22]" office:value-type="float" office:value="9" calcext:value-type="float">
            <text:p>9</text:p>
          </table:table-cell>
          <table:table-cell table:style-name="ce25" table:formula="of:=ifs([.B14]&gt;=16; &quot;very high&quot;; [.B14] &gt;= 14; &quot;high&quot;; [.B14] &gt;= 13; &quot;high average&quot;; [.B14] &gt;= 8; &quot;average&quot;; [.B14] &gt;= 7; &quot;low average&quot;; [.B14] &gt;= 5; &quot;low&quot;; [.B14] &lt; 5; &quot;very low&quot;)" office:value-type="string" office:string-value="" calcext:value-type="error">
            <text:p>#NAME?</text:p>
          </table:table-cell>
          <table:table-cell table:style-name="ce61" office:value-type="string" calcext:value-type="string">
            <text:p>vocabulary and word knowledge</text:p>
          </table:table-cell>
          <table:table-cell table:style-name="ce24"/>
          <table:covered-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table-cell table:style-name="ce61" office:value-type="string" calcext:value-type="string">
            <text:p>VCI No Match</text:p>
          </table:table-cell>
          <table:table-cell table:style-name="ce61" table:formula="of:=IF(([.K13]=0); [$Input.D4] &amp; &quot; &quot; &amp; [.J13] &amp; &quot; is in the &quot; &amp; [.I13] &amp; &quot; range and &quot; &amp; [$Input.D3] &amp; &quot; &quot; &amp; [.J14] &amp; &quot; is in the &quot; &amp; [.I14] &amp; &quot; range.  &quot;)" office:value-type="string" office:string-value="" calcext:value-type="error">
            <text:p>#NAME?</text:p>
          </table:table-cell>
          <table:table-cell table:style-name="ce121"/>
          <table:table-cell table:number-columns-repeated="50"/>
        </table:table-row>
        <table:table-row table:style-name="ro1">
          <table:table-cell/>
          <table:table-cell table:style-name="ce104"/>
          <table:table-cell table:style-name="ce25"/>
          <table:table-cell table:style-name="ce61"/>
          <table:table-cell table:style-name="ce24"/>
          <table:table-cell table:style-name="ce111"/>
          <table:table-cell table:number-columns-repeated="3"/>
          <table:table-cell table:style-name="ce61"/>
          <table:table-cell table:style-name="ce90"/>
          <table:table-cell table:style-name="ce61" office:value-type="string" calcext:value-type="string">
            <text:p>VSI Top</text:p>
          </table:table-cell>
          <table:table-cell table:style-name="ce119" table:formula="of:=[$Input.B2] &amp; &quot;'s visual spatial skills, as measured by the Visual Spatial Index (VSI), are in the &quot; &amp; [.C7] &amp; &quot; range (VSI = &quot; &amp; [.B7] &amp; &quot;).  Tasks included in this index involve reproducing patterns with blocks and rearranging mental puzzles. These tasks measure &quot; &amp; [$Input.B2] &amp; &quot;'s visual perception and discrimination, reasoning with visual stimuli, and fine motor dexterity.  &quot;" office:value-type="string" office:string-value="" calcext:value-type="error">
            <text:p>#NAME?</text:p>
          </table:table-cell>
          <table:table-cell table:style-name="ce25" table:formula="of:=ifs(NOT([.M17]=0); [.M17];  NOT([.M16]=0); [.M16])" office:value-type="string" office:string-value="" calcext:value-type="error">
            <text:p>#NAME?</text:p>
          </table:table-cell>
          <table:table-cell table:formula="of:=CONCATENATE([.M15]; [.N15])" office:value-type="string" office:string-value="" calcext:value-type="error">
            <text:p>#NAME?</text:p>
          </table:table-cell>
          <table:table-cell table:number-columns-repeated="49"/>
        </table:table-row>
        <table:table-row table:style-name="ro6">
          <table:table-cell table:style-name="ce2" office:value-type="string" calcext:value-type="string">
            <text:p>Block Design</text:p>
          </table:table-cell>
          <table:table-cell table:style-name="ce104" table:formula="of:=[$Input.B23]" office:value-type="float" office:value="3" calcext:value-type="float">
            <text:p>3</text:p>
          </table:table-cell>
          <table:table-cell table:style-name="ce25" table:formula="of:=ifs([.B16]&gt;=16; &quot;very high&quot;; [.B16] &gt;= 14; &quot;high&quot;; [.B16] &gt;= 13; &quot;high average&quot;; [.B16] &gt;= 8; &quot;average&quot;; [.B16] &gt;= 7; &quot;low average&quot;; [.B16] &gt;= 5; &quot;low&quot;; [.B16] &lt; 5; &quot;very low&quot;)" office:value-type="string" office:string-value="" calcext:value-type="error">
            <text:p>#NAME?</text:p>
          </table:table-cell>
          <table:table-cell table:style-name="ce61" office:value-type="string" calcext:value-type="string">
            <text:p>visual abstract reasoning</text:p>
          </table:table-cell>
          <table:table-cell table:style-name="ce107"/>
          <table:table-cell table:style-name="ce272" office:value-type="string" calcext:value-type="string" table:number-columns-spanned="1" table:number-rows-spanned="2">
            <text:p>VSI</text:p>
          </table:table-cell>
          <table:table-cell table:number-matrix-columns-spanned="4" table:number-matrix-rows-spanned="2" table:formula="of:=sort([.A16:.D17]; 2; 0)"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formula="of:=IF([.I16]=[.I17]; 1)" office:value-type="string" office:string-value="" calcext:value-type="error">
            <text:p>#NAME?</text:p>
          </table:table-cell>
          <table:table-cell table:style-name="ce61" office:value-type="string" calcext:value-type="string">
            <text:p>VSI Match</text:p>
          </table:table-cell>
          <table:table-cell table:style-name="ce61" table:formula="of:=IF(([.K16]=1); [$Input.D4] &amp; &quot; &quot; &amp; [.J16] &amp; &quot; and &quot; &amp; [$Input.D3] &amp; &quot; &quot; &amp; [.J17] &amp; &quot; are in the &quot; &amp; [.I16] &amp; &quot; range.  &quot;)" office:value-type="string" office:string-value="" calcext:value-type="error">
            <text:p>#NAME?</text:p>
          </table:table-cell>
          <table:table-cell table:style-name="ce121"/>
          <table:table-cell table:number-columns-repeated="50"/>
        </table:table-row>
        <table:table-row table:style-name="ro6">
          <table:table-cell table:style-name="ce2" office:value-type="string" calcext:value-type="string">
            <text:p>Visual Puzzles</text:p>
          </table:table-cell>
          <table:table-cell table:style-name="ce104" table:formula="of:=[$Input.B24]" office:value-type="float" office:value="5" calcext:value-type="float">
            <text:p>5</text:p>
          </table:table-cell>
          <table:table-cell table:style-name="ce25" table:formula="of:=ifs([.B17]&gt;=16; &quot;very high&quot;; [.B17] &gt;= 14; &quot;high&quot;; [.B17] &gt;= 13; &quot;high average&quot;; [.B17] &gt;= 8; &quot;average&quot;; [.B17] &gt;= 7; &quot;low average&quot;; [.B17] &gt;= 5; &quot;low&quot;; [.B17] &lt; 5; &quot;very low&quot;)" office:value-type="string" office:string-value="" calcext:value-type="error">
            <text:p>#NAME?</text:p>
          </table:table-cell>
          <table:table-cell table:style-name="ce61" office:value-type="string" calcext:value-type="string">
            <text:p>visual transformation and rotation</text:p>
          </table:table-cell>
          <table:table-cell table:style-name="ce24"/>
          <table:covered-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table-cell table:style-name="ce61" office:value-type="string" calcext:value-type="string">
            <text:p>VSI No Match</text:p>
          </table:table-cell>
          <table:table-cell table:style-name="ce61" table:formula="of:=IF(([.K16]=0); [$Input.D4] &amp; &quot; &quot; &amp; [.J16] &amp; &quot; is in the &quot; &amp; [.I16] &amp; &quot; range and &quot; &amp; [$Input.D3] &amp; &quot; &quot; &amp; [.J17] &amp; &quot; is in the &quot; &amp; [.I17] &amp; &quot; range.  &quot;)" office:value-type="string" office:string-value="" calcext:value-type="error">
            <text:p>#NAME?</text:p>
          </table:table-cell>
          <table:table-cell table:style-name="ce121"/>
          <table:table-cell table:number-columns-repeated="50"/>
        </table:table-row>
        <table:table-row table:style-name="ro1">
          <table:table-cell/>
          <table:table-cell table:style-name="ce104"/>
          <table:table-cell table:style-name="ce25"/>
          <table:table-cell table:style-name="ce61"/>
          <table:table-cell table:style-name="ce24"/>
          <table:table-cell table:style-name="ce111"/>
          <table:table-cell table:number-columns-repeated="3"/>
          <table:table-cell table:style-name="ce61"/>
          <table:table-cell table:style-name="ce90"/>
          <table:table-cell table:style-name="ce61" office:value-type="string" calcext:value-type="string">
            <text:p>FRI Top</text:p>
          </table:table-cell>
          <table:table-cell table:style-name="ce119" table:formula="of:=[$Input.B2] &amp; &quot;'s logical and categorical reasoning is measured by the Fluid Reasoning Index (FRI).  &quot; &amp; [$Input.D4] &amp; &quot; skills in this area are in the &quot; &amp; [.C8] &amp; &quot; range (FRI = &quot; &amp; [.B8] &amp; &quot;). Tasks included in this index are nonverbal activities like pattern completion and inductive comparison that require logical thinking to complete sequences or determine value.  &quot;" office:value-type="string" office:string-value="" calcext:value-type="error">
            <text:p>#NAME?</text:p>
          </table:table-cell>
          <table:table-cell table:style-name="ce25" table:formula="of:=ifs(NOT([.M20]=0); [.M20];  NOT([.M19]=0); [.M19])" office:value-type="string" office:string-value="" calcext:value-type="error">
            <text:p>#NAME?</text:p>
          </table:table-cell>
          <table:table-cell table:formula="of:=CONCATENATE([.M18]; [.N18])" office:value-type="string" office:string-value="" calcext:value-type="error">
            <text:p>#NAME?</text:p>
          </table:table-cell>
          <table:table-cell table:number-columns-repeated="49"/>
        </table:table-row>
        <table:table-row table:style-name="ro6">
          <table:table-cell table:style-name="ce2" office:value-type="string" calcext:value-type="string">
            <text:p>Matrix Reasoning</text:p>
          </table:table-cell>
          <table:table-cell table:style-name="ce104" table:formula="of:=[$Input.B25]" office:value-type="float" office:value="4" calcext:value-type="float">
            <text:p>4</text:p>
          </table:table-cell>
          <table:table-cell table:style-name="ce25" table:formula="of:=ifs([.B19]&gt;=16; &quot;very high&quot;; [.B19] &gt;= 14; &quot;high&quot;; [.B19] &gt;= 13; &quot;high average&quot;; [.B19] &gt;= 8; &quot;average&quot;; [.B19] &gt;= 7; &quot;low average&quot;; [.B19] &gt;= 5; &quot;low&quot;; [.B19] &lt; 5; &quot;very low&quot;)" office:value-type="string" office:string-value="" calcext:value-type="error">
            <text:p>#NAME?</text:p>
          </table:table-cell>
          <table:table-cell table:style-name="ce61" office:value-type="string" calcext:value-type="string">
            <text:p>seriation and pattern recognition</text:p>
          </table:table-cell>
          <table:table-cell table:style-name="ce107"/>
          <table:table-cell table:style-name="ce272" office:value-type="string" calcext:value-type="string" table:number-columns-spanned="1" table:number-rows-spanned="2">
            <text:p>FRI</text:p>
          </table:table-cell>
          <table:table-cell table:number-matrix-columns-spanned="4" table:number-matrix-rows-spanned="2" table:formula="of:=sort([.A19:.D20]; 2; 0)"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115" table:formula="of:=IF([.I19]=[.I20]; 1)" office:value-type="string" office:string-value="" calcext:value-type="error">
            <text:p>#NAME?</text:p>
          </table:table-cell>
          <table:table-cell table:style-name="ce61" office:value-type="string" calcext:value-type="string">
            <text:p>FRI Match</text:p>
          </table:table-cell>
          <table:table-cell table:style-name="ce61" table:formula="of:=IF(([.K19]=1); [$Input.D4] &amp; &quot; &quot; &amp; [.J19] &amp; &quot; and &quot; &amp; [$Input.D3] &amp; &quot; &quot; &amp; [.J20] &amp; &quot; are in the &quot; &amp; [.I19] &amp; &quot; range.  &quot;)" office:value-type="string" office:string-value="" calcext:value-type="error">
            <text:p>#NAME?</text:p>
          </table:table-cell>
          <table:table-cell table:style-name="ce121"/>
          <table:table-cell table:number-columns-repeated="50"/>
        </table:table-row>
        <table:table-row table:style-name="ro6">
          <table:table-cell table:style-name="ce2" office:value-type="string" calcext:value-type="string">
            <text:p>Figure Weights</text:p>
          </table:table-cell>
          <table:table-cell table:style-name="ce104" table:formula="of:=[$Input.B26]" office:value-type="float" office:value="7" calcext:value-type="float">
            <text:p>7</text:p>
          </table:table-cell>
          <table:table-cell table:style-name="ce25" table:formula="of:=ifs([.B20]&gt;=16; &quot;very high&quot;; [.B20] &gt;= 14; &quot;high&quot;; [.B20] &gt;= 13; &quot;high average&quot;; [.B20] &gt;= 8; &quot;average&quot;; [.B20] &gt;= 7; &quot;low average&quot;; [.B20] &gt;= 5; &quot;low&quot;; [.B20] &lt; 5; &quot;very low&quot;)" office:value-type="string" office:string-value="" calcext:value-type="error">
            <text:p>#NAME?</text:p>
          </table:table-cell>
          <table:table-cell table:style-name="ce61" office:value-type="string" calcext:value-type="string">
            <text:p>nonverbal quantitative reasoning</text:p>
          </table:table-cell>
          <table:table-cell table:style-name="ce24"/>
          <table:covered-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table-cell table:style-name="ce61" office:value-type="string" calcext:value-type="string">
            <text:p>FRI No Match</text:p>
          </table:table-cell>
          <table:table-cell table:style-name="ce61" table:formula="of:=IF(([.K19]=0); [$Input.D4] &amp; &quot; &quot; &amp; [.J19] &amp; &quot; is in the &quot; &amp; [.I19] &amp; &quot; range and &quot; &amp; [$Input.D3] &amp; &quot; &quot; &amp; [.J20] &amp; &quot; is in the &quot; &amp; [.I20] &amp; &quot; range.  &quot;)" office:value-type="string" office:string-value="" calcext:value-type="error">
            <text:p>#NAME?</text:p>
          </table:table-cell>
          <table:table-cell table:style-name="ce121"/>
          <table:table-cell table:number-columns-repeated="50"/>
        </table:table-row>
        <table:table-row table:style-name="ro1">
          <table:table-cell/>
          <table:table-cell table:style-name="ce104"/>
          <table:table-cell table:style-name="ce25"/>
          <table:table-cell table:style-name="ce61"/>
          <table:table-cell table:style-name="ce24"/>
          <table:table-cell table:style-name="ce111"/>
          <table:table-cell table:number-columns-repeated="3"/>
          <table:table-cell table:style-name="ce61"/>
          <table:table-cell table:style-name="ce90"/>
          <table:table-cell table:style-name="ce61" office:value-type="string" calcext:value-type="string">
            <text:p>WMI Top</text:p>
          </table:table-cell>
          <table:table-cell table:style-name="ce119" table:formula="of:=[$Input.B2] &amp; &quot;'s working memory, as measured by the Working Memory Index (WMI), is in the &quot; &amp; [.C9] &amp; &quot; range (WMI = &quot; &amp; [.B9] &amp; &quot;). Working memory is the cognitive process of temporarily storing and then transforming or sorting information in the memory. It is a key element in all reasoning ability and strongly related to reading comprehension, math problem solving, and vocabulary &quot;&amp;&quot;acquisition.  &quot;" office:value-type="string" office:string-value="" calcext:value-type="error">
            <text:p>#NAME?</text:p>
          </table:table-cell>
          <table:table-cell table:style-name="ce25" table:formula="of:=ifs(NOT([.M23]=0); [.M23];  NOT([.M22]=0); [.M22])" office:value-type="string" office:string-value="" calcext:value-type="error">
            <text:p>#NAME?</text:p>
          </table:table-cell>
          <table:table-cell table:formula="of:=CONCATENATE([.M21]; [.N21])" office:value-type="string" office:string-value="" calcext:value-type="error">
            <text:p>#NAME?</text:p>
          </table:table-cell>
          <table:table-cell table:number-columns-repeated="49"/>
        </table:table-row>
        <table:table-row table:style-name="ro6">
          <table:table-cell table:style-name="ce2" office:value-type="string" calcext:value-type="string">
            <text:p>Digit Span</text:p>
          </table:table-cell>
          <table:table-cell table:style-name="ce104" table:formula="of:=[$Input.B27]" office:value-type="float" office:value="5" calcext:value-type="float">
            <text:p>5</text:p>
          </table:table-cell>
          <table:table-cell table:style-name="ce25" table:formula="of:=ifs([.B22]&gt;=16; &quot;very high&quot;; [.B22] &gt;= 14; &quot;high&quot;; [.B22] &gt;= 13; &quot;high average&quot;; [.B22] &gt;= 8; &quot;average&quot;; [.B22] &gt;= 7; &quot;low average&quot;; [.B22] &gt;= 5; &quot;low&quot;; [.B22] &lt; 5; &quot;very low&quot;)" office:value-type="string" office:string-value="" calcext:value-type="error">
            <text:p>#NAME?</text:p>
          </table:table-cell>
          <table:table-cell table:style-name="ce61" office:value-type="string" calcext:value-type="string">
            <text:p>auditory recall and mental organization</text:p>
          </table:table-cell>
          <table:table-cell table:style-name="ce107"/>
          <table:table-cell table:style-name="ce272" office:value-type="string" calcext:value-type="string" table:number-columns-spanned="1" table:number-rows-spanned="2">
            <text:p>WMI</text:p>
          </table:table-cell>
          <table:table-cell table:number-matrix-columns-spanned="4" table:number-matrix-rows-spanned="2" table:formula="of:=sort([.A22:.D23]; 2; 0)"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formula="of:=IF([.I22]=[.I23]; 1)" office:value-type="string" office:string-value="" calcext:value-type="error">
            <text:p>#NAME?</text:p>
          </table:table-cell>
          <table:table-cell table:style-name="ce61" office:value-type="string" calcext:value-type="string">
            <text:p>WMI Match</text:p>
          </table:table-cell>
          <table:table-cell table:style-name="ce61" table:formula="of:=IF(([.K22]=1); [$Input.D4] &amp; &quot; &quot; &amp; [.J22] &amp; &quot; and &quot; &amp; [$Input.D3] &amp; &quot; &quot; &amp; [.J23] &amp; &quot; are in the &quot; &amp; [.I22] &amp; &quot; range.  &quot;)" office:value-type="string" office:string-value="" calcext:value-type="error">
            <text:p>#NAME?</text:p>
          </table:table-cell>
          <table:table-cell table:style-name="ce121"/>
          <table:table-cell table:number-columns-repeated="50"/>
        </table:table-row>
        <table:table-row table:style-name="ro6">
          <table:table-cell table:style-name="ce2" office:value-type="string" calcext:value-type="string">
            <text:p>Picture Span</text:p>
          </table:table-cell>
          <table:table-cell table:style-name="ce104" table:formula="of:=[$Input.B28]" office:value-type="float" office:value="7" calcext:value-type="float">
            <text:p>7</text:p>
          </table:table-cell>
          <table:table-cell table:style-name="ce25" table:formula="of:=ifs([.B23]&gt;=16; &quot;very high&quot;; [.B23] &gt;= 14; &quot;high&quot;; [.B23] &gt;= 13; &quot;high average&quot;; [.B23] &gt;= 8; &quot;average&quot;; [.B23] &gt;= 7; &quot;low average&quot;; [.B23] &gt;= 5; &quot;low&quot;; [.B23] &lt; 5; &quot;very low&quot;)" office:value-type="string" office:string-value="" calcext:value-type="error">
            <text:p>#NAME?</text:p>
          </table:table-cell>
          <table:table-cell table:style-name="ce61" office:value-type="string" calcext:value-type="string">
            <text:p>visual sequential recall</text:p>
          </table:table-cell>
          <table:table-cell table:style-name="ce24"/>
          <table:covered-table-cell/>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table-cell table:style-name="ce61" office:value-type="string" calcext:value-type="string">
            <text:p>WMI No Match</text:p>
          </table:table-cell>
          <table:table-cell table:style-name="ce61" table:formula="of:=IF(([.K22]=0); [$Input.D4] &amp; &quot; &quot; &amp; [.J22] &amp; &quot; is in the &quot; &amp; [.I22] &amp; &quot; range and &quot; &amp; [$Input.D3] &amp; &quot; &quot; &amp; [.J23] &amp; &quot; is in the &quot; &amp; [.I23] &amp; &quot; range.  &quot;)" office:value-type="string" office:string-value="" calcext:value-type="error">
            <text:p>#NAME?</text:p>
          </table:table-cell>
          <table:table-cell table:style-name="ce121"/>
          <table:table-cell table:number-columns-repeated="50"/>
        </table:table-row>
        <table:table-row table:style-name="ro1">
          <table:table-cell/>
          <table:table-cell table:style-name="ce104"/>
          <table:table-cell table:style-name="ce25"/>
          <table:table-cell table:style-name="ce61"/>
          <table:table-cell table:style-name="ce24"/>
          <table:table-cell table:style-name="ce111"/>
          <table:table-cell table:number-columns-repeated="3"/>
          <table:table-cell table:style-name="ce61"/>
          <table:table-cell table:style-name="ce90"/>
          <table:table-cell table:style-name="ce61" office:value-type="string" calcext:value-type="string">
            <text:p>PRI Top</text:p>
          </table:table-cell>
          <table:table-cell table:style-name="ce119" table:formula="of:=[$Input.B2] &amp; &quot;'s speed of mental operations, as measured by the Processing Speed Index (PSI), is in the &quot; &amp; [.C10] &amp; &quot; range (PSI = &quot; &amp; [.B10] &amp; &quot;). Processing speed measures low-level cognitive skill fluency, including short-term memory, visual attention-to-detail, and concentration. Performance on these tasks can be reliant on fine motor skill control in younger children.  &quot;" office:value-type="string" office:string-value="" calcext:value-type="error">
            <text:p>#NAME?</text:p>
          </table:table-cell>
          <table:table-cell table:style-name="ce25" table:formula="of:=ifs(NOT([.M26]=0); [.M26];  NOT([.M25]=0); [.M25])" office:value-type="string" office:string-value="" calcext:value-type="error">
            <text:p>#NAME?</text:p>
          </table:table-cell>
          <table:table-cell table:formula="of:=CONCATENATE([.M24]; [.N24])" office:value-type="string" office:string-value="" calcext:value-type="error">
            <text:p>#NAME?</text:p>
          </table:table-cell>
          <table:table-cell table:number-columns-repeated="49"/>
        </table:table-row>
        <table:table-row table:style-name="ro6">
          <table:table-cell table:style-name="ce2" office:value-type="string" calcext:value-type="string">
            <text:p>Coding</text:p>
          </table:table-cell>
          <table:table-cell table:style-name="ce104" table:formula="of:=[$Input.B29]" office:value-type="float" office:value="9" calcext:value-type="float">
            <text:p>9</text:p>
          </table:table-cell>
          <table:table-cell table:style-name="ce25" table:formula="of:=ifs([.B25]&gt;=16; &quot;very high&quot;; [.B25] &gt;= 14; &quot;high&quot;; [.B25] &gt;= 13; &quot;high average&quot;; [.B25] &gt;= 8; &quot;average&quot;; [.B25] &gt;= 7; &quot;low average&quot;; [.B25] &gt;= 5; &quot;low&quot;; [.B25] &lt; 5; &quot;very low&quot;)" office:value-type="string" office:string-value="" calcext:value-type="error">
            <text:p>#NAME?</text:p>
          </table:table-cell>
          <table:table-cell table:style-name="ce61" office:value-type="string" calcext:value-type="string">
            <text:p>visual memory</text:p>
          </table:table-cell>
          <table:table-cell table:style-name="ce107"/>
          <table:table-cell table:style-name="ce112" office:value-type="string" calcext:value-type="string" table:number-columns-spanned="1" table:number-rows-spanned="2">
            <text:p>PRI</text:p>
          </table:table-cell>
          <table:table-cell table:number-matrix-columns-spanned="4" table:number-matrix-rows-spanned="2" table:formula="of:=sort([.A25:.D26]; 2; 0)"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style-name="ce61" office:value-type="string" office:string-value="" calcext:value-type="error">
            <text:p>#NAME?</text:p>
          </table:table-cell>
          <table:table-cell table:style-name="ce90" table:formula="of:=IF([.I25]=[.I26]; 1)" office:value-type="string" office:string-value="" calcext:value-type="error">
            <text:p>#NAME?</text:p>
          </table:table-cell>
          <table:table-cell table:style-name="ce61" office:value-type="string" calcext:value-type="string">
            <text:p>PRI Match</text:p>
          </table:table-cell>
          <table:table-cell table:style-name="ce61" table:formula="of:=IF(([.K25]=1); [$Input.D4] &amp; &quot; &quot; &amp; [.J25] &amp; &quot; and &quot; &amp; [$Input.D3] &amp; &quot; &quot; &amp; [.J26] &amp; &quot; are in the &quot; &amp; [.I25] &amp; &quot; range.  &quot;)" office:value-type="string" office:string-value="" calcext:value-type="error">
            <text:p>#NAME?</text:p>
          </table:table-cell>
          <table:table-cell table:style-name="ce121"/>
          <table:table-cell table:number-columns-repeated="50"/>
        </table:table-row>
        <table:table-row table:style-name="ro6">
          <table:table-cell table:style-name="ce98" office:value-type="string" calcext:value-type="string">
            <text:p>Symbol Search</text:p>
          </table:table-cell>
          <table:table-cell table:style-name="ce105" table:formula="of:=[$Input.B30]" office:value-type="float" office:value="4" calcext:value-type="float">
            <text:p>4</text:p>
          </table:table-cell>
          <table:table-cell table:style-name="ce26" table:formula="of:=ifs([.B26]&gt;=16; &quot;very high&quot;; [.B26] &gt;= 14; &quot;high&quot;; [.B26] &gt;= 13; &quot;high average&quot;; [.B26] &gt;= 8; &quot;average&quot;; [.B26] &gt;= 7; &quot;low average&quot;; [.B26] &gt;= 5; &quot;low&quot;; [.B26] &lt; 5; &quot;very low&quot;)" office:value-type="string" office:string-value="" calcext:value-type="error">
            <text:p>#NAME?</text:p>
          </table:table-cell>
          <table:table-cell table:style-name="ce92" office:value-type="string" calcext:value-type="string">
            <text:p>speed of visual scan and comparison</text:p>
          </table:table-cell>
          <table:table-cell table:style-name="ce106"/>
          <table:covered-table-cell table:style-name="ce40"/>
          <table:table-cell table:style-name="ce40" office:value-type="string" office:string-value="" calcext:value-type="error">
            <text:p>#NAME?</text:p>
          </table:table-cell>
          <table:table-cell table:style-name="ce40" office:value-type="string" office:string-value="" calcext:value-type="error">
            <text:p>#NAME?</text:p>
          </table:table-cell>
          <table:table-cell table:style-name="ce40" office:value-type="string" office:string-value="" calcext:value-type="error">
            <text:p>#NAME?</text:p>
          </table:table-cell>
          <table:table-cell table:style-name="ce91" office:value-type="string" office:string-value="" calcext:value-type="error">
            <text:p>#NAME?</text:p>
          </table:table-cell>
          <table:table-cell table:style-name="ce40"/>
          <table:table-cell table:style-name="ce61" office:value-type="string" calcext:value-type="string">
            <text:p>PRI No Match</text:p>
          </table:table-cell>
          <table:table-cell table:style-name="ce61" table:formula="of:=IF(([.K25]=0); [$Input.D4] &amp; &quot; &quot; &amp; [.J25] &amp; &quot; is in the &quot; &amp; [.I25] &amp; &quot; range and &quot; &amp; [$Input.D3] &amp; &quot; &quot; &amp; [.J26] &amp; &quot; is in the &quot; &amp; [.I26] &amp; &quot; range.  &quot;)" office:value-type="string" office:string-value="" calcext:value-type="error">
            <text:p>#NAME?</text:p>
          </table:table-cell>
          <table:table-cell table:style-name="ce122"/>
          <table:table-cell table:style-name="ce40" table:number-columns-repeated="14"/>
          <table:table-cell table:number-columns-repeated="36"/>
        </table:table-row>
        <table:table-row table:style-name="ro1">
          <table:table-cell/>
          <table:table-cell table:style-name="ce99"/>
          <table:table-cell table:style-name="ce25"/>
          <table:table-cell table:style-name="ce61"/>
          <table:table-cell table:style-name="ce24"/>
          <table:table-cell table:style-name="ce111"/>
          <table:table-cell table:number-columns-repeated="7"/>
          <table:table-cell table:style-name="ce121"/>
          <table:table-cell table:number-columns-repeated="50"/>
        </table:table-row>
        <table:table-row table:style-name="ro1">
          <table:table-cell/>
          <table:table-cell table:style-name="ce99"/>
          <table:table-cell table:style-name="ce25"/>
          <table:table-cell table:style-name="ce61"/>
          <table:table-cell table:style-name="ce24"/>
          <table:table-cell table:style-name="ce2" office:value-type="string" calcext:value-type="string">
            <text:p>Overall Sort</text:p>
          </table:table-cell>
          <table:table-cell table:number-columns-repeated="7"/>
          <table:table-cell table:style-name="ce121"/>
          <table:table-cell table:number-columns-repeated="50"/>
        </table:table-row>
        <table:table-row table:style-name="ro6">
          <table:table-cell table:style-name="ce2" office:value-type="string" calcext:value-type="string">
            <text:p>Similarities</text:p>
          </table:table-cell>
          <table:table-cell table:style-name="ce104" table:formula="of:=[$Input.B21]" office:value-type="float" office:value="10" calcext:value-type="float">
            <text:p>10</text:p>
          </table:table-cell>
          <table:table-cell table:style-name="ce25" table:formula="of:=ifs([.B29]&gt;=16; &quot;very high&quot;; [.B29] &gt;= 14; &quot;high&quot;; [.B29] &gt;= 13; &quot;high average&quot;; [.B29] &gt;= 8; &quot;average&quot;; [.B29] &gt;= 7; &quot;low average&quot;; [.B29] &gt;= 5; &quot;low&quot;; [.B29] &lt; 5; &quot;very low&quot;)" office:value-type="string" office:string-value="" calcext:value-type="error">
            <text:p>#NAME?</text:p>
          </table:table-cell>
          <table:table-cell table:style-name="ce61"/>
          <table:table-cell table:style-name="ce24"/>
          <table:table-cell table:style-name="ce111"/>
          <table:table-cell table:style-name="ce25" table:number-matrix-columns-spanned="3" table:number-matrix-rows-spanned="14" table:formula="of:=sort([.A29:.C42]; 2; 0)"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4"/>
          <table:table-cell table:style-name="ce121"/>
          <table:table-cell table:number-columns-repeated="50"/>
        </table:table-row>
        <table:table-row table:style-name="ro6">
          <table:table-cell table:style-name="ce2" office:value-type="string" calcext:value-type="string">
            <text:p>Vocabulary</text:p>
          </table:table-cell>
          <table:table-cell table:style-name="ce104" table:formula="of:=[$Input.B22]" office:value-type="float" office:value="9" calcext:value-type="float">
            <text:p>9</text:p>
          </table:table-cell>
          <table:table-cell table:style-name="ce25" table:formula="of:=ifs([.B30]&gt;=16; &quot;very high&quot;; [.B30] &gt;= 14; &quot;high&quot;; [.B30] &gt;= 13; &quot;high average&quot;; [.B30] &gt;= 8; &quot;average&quot;; [.B30] &gt;= 7; &quot;low average&quot;; [.B30] &gt;= 5; &quot;low&quot;; [.B30] &lt; 5; &quot;very low&quot;)" office:value-type="string" office:string-value="" calcext:value-type="error">
            <text:p>#NAME?</text:p>
          </table:table-cell>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4"/>
          <table:table-cell table:style-name="ce121"/>
          <table:table-cell table:number-columns-repeated="50"/>
        </table:table-row>
        <table:table-row table:style-name="ro1">
          <table:table-cell/>
          <table:table-cell table:style-name="ce104"/>
          <table:table-cell table:style-name="ce25"/>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4"/>
          <table:table-cell table:style-name="ce121"/>
          <table:table-cell table:number-columns-repeated="50"/>
        </table:table-row>
        <table:table-row table:style-name="ro6">
          <table:table-cell table:style-name="ce2" office:value-type="string" calcext:value-type="string">
            <text:p>Block Design</text:p>
          </table:table-cell>
          <table:table-cell table:style-name="ce104" table:formula="of:=[$Input.B23]" office:value-type="float" office:value="3" calcext:value-type="float">
            <text:p>3</text:p>
          </table:table-cell>
          <table:table-cell table:style-name="ce25" table:formula="of:=ifs([.B32]&gt;=16; &quot;very high&quot;; [.B32] &gt;= 14; &quot;high&quot;; [.B32] &gt;= 13; &quot;high average&quot;; [.B32] &gt;= 8; &quot;average&quot;; [.B32] &gt;= 7; &quot;low average&quot;; [.B32] &gt;= 5; &quot;low&quot;; [.B32] &lt; 5; &quot;very low&quot;)" office:value-type="string" office:string-value="" calcext:value-type="error">
            <text:p>#NAME?</text:p>
          </table:table-cell>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4"/>
          <table:table-cell table:style-name="ce121"/>
          <table:table-cell table:number-columns-repeated="50"/>
        </table:table-row>
        <table:table-row table:style-name="ro6">
          <table:table-cell table:style-name="ce2" office:value-type="string" calcext:value-type="string">
            <text:p>Visual Puzzles</text:p>
          </table:table-cell>
          <table:table-cell table:style-name="ce104" table:formula="of:=[$Input.B24]" office:value-type="float" office:value="5" calcext:value-type="float">
            <text:p>5</text:p>
          </table:table-cell>
          <table:table-cell table:style-name="ce25" table:formula="of:=ifs([.B33]&gt;=16; &quot;very high&quot;; [.B33] &gt;= 14; &quot;high&quot;; [.B33] &gt;= 13; &quot;high average&quot;; [.B33] &gt;= 8; &quot;average&quot;; [.B33] &gt;= 7; &quot;low average&quot;; [.B33] &gt;= 5; &quot;low&quot;; [.B33] &lt; 5; &quot;very low&quot;)" office:value-type="string" office:string-value="" calcext:value-type="error">
            <text:p>#NAME?</text:p>
          </table:table-cell>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4"/>
          <table:table-cell table:style-name="ce121"/>
          <table:table-cell table:number-columns-repeated="50"/>
        </table:table-row>
        <table:table-row table:style-name="ro1">
          <table:table-cell/>
          <table:table-cell table:style-name="ce104"/>
          <table:table-cell table:style-name="ce25"/>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4"/>
          <table:table-cell table:style-name="ce121"/>
          <table:table-cell table:number-columns-repeated="50"/>
        </table:table-row>
        <table:table-row table:style-name="ro6">
          <table:table-cell table:style-name="ce2" office:value-type="string" calcext:value-type="string">
            <text:p>Matrix Reasoning</text:p>
          </table:table-cell>
          <table:table-cell table:style-name="ce104" table:formula="of:=[$Input.B25]" office:value-type="float" office:value="4" calcext:value-type="float">
            <text:p>4</text:p>
          </table:table-cell>
          <table:table-cell table:style-name="ce25" table:formula="of:=ifs([.B35]&gt;=16; &quot;very high&quot;; [.B35] &gt;= 14; &quot;high&quot;; [.B35] &gt;= 13; &quot;high average&quot;; [.B35] &gt;= 8; &quot;average&quot;; [.B35] &gt;= 7; &quot;low average&quot;; [.B35] &gt;= 5; &quot;low&quot;; [.B35] &lt; 5; &quot;very low&quot;)" office:value-type="string" office:string-value="" calcext:value-type="error">
            <text:p>#NAME?</text:p>
          </table:table-cell>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4"/>
          <table:table-cell table:style-name="ce121"/>
          <table:table-cell table:number-columns-repeated="50"/>
        </table:table-row>
        <table:table-row table:style-name="ro6">
          <table:table-cell table:style-name="ce2" office:value-type="string" calcext:value-type="string">
            <text:p>Figure Weights</text:p>
          </table:table-cell>
          <table:table-cell table:style-name="ce104" table:formula="of:=[$Input.B26]" office:value-type="float" office:value="7" calcext:value-type="float">
            <text:p>7</text:p>
          </table:table-cell>
          <table:table-cell table:style-name="ce25" table:formula="of:=ifs([.B36]&gt;=16; &quot;very high&quot;; [.B36] &gt;= 14; &quot;high&quot;; [.B36] &gt;= 13; &quot;high average&quot;; [.B36] &gt;= 8; &quot;average&quot;; [.B36] &gt;= 7; &quot;low average&quot;; [.B36] &gt;= 5; &quot;low&quot;; [.B36] &lt; 5; &quot;very low&quot;)" office:value-type="string" office:string-value="" calcext:value-type="error">
            <text:p>#NAME?</text:p>
          </table:table-cell>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4"/>
          <table:table-cell table:style-name="ce121"/>
          <table:table-cell table:number-columns-repeated="50"/>
        </table:table-row>
        <table:table-row table:style-name="ro1">
          <table:table-cell/>
          <table:table-cell table:style-name="ce104"/>
          <table:table-cell table:style-name="ce25"/>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4"/>
          <table:table-cell table:style-name="ce121"/>
          <table:table-cell table:number-columns-repeated="50"/>
        </table:table-row>
        <table:table-row table:style-name="ro6">
          <table:table-cell table:style-name="ce2" office:value-type="string" calcext:value-type="string">
            <text:p>Digit Span</text:p>
          </table:table-cell>
          <table:table-cell table:style-name="ce104" table:formula="of:=[$Input.B27]" office:value-type="float" office:value="5" calcext:value-type="float">
            <text:p>5</text:p>
          </table:table-cell>
          <table:table-cell table:style-name="ce25" table:formula="of:=ifs([.B38]&gt;=16; &quot;very high&quot;; [.B38] &gt;= 14; &quot;high&quot;; [.B38] &gt;= 13; &quot;high average&quot;; [.B38] &gt;= 8; &quot;average&quot;; [.B38] &gt;= 7; &quot;low average&quot;; [.B38] &gt;= 5; &quot;low&quot;; [.B38] &lt; 5; &quot;very low&quot;)" office:value-type="string" office:string-value="" calcext:value-type="error">
            <text:p>#NAME?</text:p>
          </table:table-cell>
          <table:table-cell table:style-name="ce61"/>
          <table:table-cell table:style-name="ce24"/>
          <table:table-cell table:style-name="ce111"/>
          <table:table-cell table:style-name="ce23" office:value-type="string" office:string-value="" calcext:value-type="error">
            <text:p>#NAME?</text:p>
          </table:table-cell>
          <table:table-cell table:style-name="ce23" office:value-type="string" office:string-value="" calcext:value-type="error">
            <text:p>#NAME?</text:p>
          </table:table-cell>
          <table:table-cell table:style-name="ce23" office:value-type="string" office:string-value="" calcext:value-type="error">
            <text:p>#NAME?</text:p>
          </table:table-cell>
          <table:table-cell table:number-columns-repeated="4"/>
          <table:table-cell table:style-name="ce121"/>
          <table:table-cell table:number-columns-repeated="50"/>
        </table:table-row>
        <table:table-row table:style-name="ro6">
          <table:table-cell table:style-name="ce2" office:value-type="string" calcext:value-type="string">
            <text:p>Picture Span</text:p>
          </table:table-cell>
          <table:table-cell table:style-name="ce104" table:formula="of:=[$Input.B28]" office:value-type="float" office:value="7" calcext:value-type="float">
            <text:p>7</text:p>
          </table:table-cell>
          <table:table-cell table:style-name="ce25" table:formula="of:=ifs([.B39]&gt;=16; &quot;very high&quot;; [.B39] &gt;= 14; &quot;high&quot;; [.B39] &gt;= 13; &quot;high average&quot;; [.B39] &gt;= 8; &quot;average&quot;; [.B39] &gt;= 7; &quot;low average&quot;; [.B39] &gt;= 5; &quot;low&quot;; [.B39] &lt; 5; &quot;very low&quot;)" office:value-type="string" office:string-value="" calcext:value-type="error">
            <text:p>#NAME?</text:p>
          </table:table-cell>
          <table:table-cell table:style-name="ce61"/>
          <table:table-cell table:style-name="ce24"/>
          <table:table-cell table:style-name="ce111"/>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4"/>
          <table:table-cell table:style-name="ce121"/>
          <table:table-cell table:number-columns-repeated="50"/>
        </table:table-row>
        <table:table-row table:style-name="ro1">
          <table:table-cell/>
          <table:table-cell table:style-name="ce104"/>
          <table:table-cell table:style-name="ce25"/>
          <table:table-cell table:style-name="ce61"/>
          <table:table-cell table:style-name="ce24"/>
          <table:table-cell table:style-name="ce111"/>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4"/>
          <table:table-cell table:style-name="ce121"/>
          <table:table-cell table:number-columns-repeated="50"/>
        </table:table-row>
        <table:table-row table:style-name="ro6">
          <table:table-cell table:style-name="ce2" office:value-type="string" calcext:value-type="string">
            <text:p>Coding</text:p>
          </table:table-cell>
          <table:table-cell table:style-name="ce104" table:formula="of:=[$Input.B29]" office:value-type="float" office:value="9" calcext:value-type="float">
            <text:p>9</text:p>
          </table:table-cell>
          <table:table-cell table:style-name="ce25" table:formula="of:=ifs([.B41]&gt;=16; &quot;very high&quot;; [.B41] &gt;= 14; &quot;high&quot;; [.B41] &gt;= 13; &quot;high average&quot;; [.B41] &gt;= 8; &quot;average&quot;; [.B41] &gt;= 7; &quot;low average&quot;; [.B41] &gt;= 5; &quot;low&quot;; [.B41] &lt; 5; &quot;very low&quot;)" office:value-type="string" office:string-value="" calcext:value-type="error">
            <text:p>#NAME?</text:p>
          </table:table-cell>
          <table:table-cell table:style-name="ce61"/>
          <table:table-cell table:style-name="ce24"/>
          <table:table-cell table:style-name="ce111"/>
          <table:table-cell office:value-type="string" office:string-value="" calcext:value-type="error">
            <text:p>#NAME?</text:p>
          </table:table-cell>
          <table:table-cell office:value-type="string" office:string-value="" calcext:value-type="error">
            <text:p>#NAME?</text:p>
          </table:table-cell>
          <table:table-cell office:value-type="string" office:string-value="" calcext:value-type="error">
            <text:p>#NAME?</text:p>
          </table:table-cell>
          <table:table-cell table:number-columns-repeated="4"/>
          <table:table-cell table:style-name="ce121"/>
          <table:table-cell table:number-columns-repeated="50"/>
        </table:table-row>
        <table:table-row table:style-name="ro6">
          <table:table-cell table:style-name="ce98" office:value-type="string" calcext:value-type="string">
            <text:p>Symbol Search</text:p>
          </table:table-cell>
          <table:table-cell table:style-name="ce105" table:formula="of:=[$Input.B30]" office:value-type="float" office:value="4" calcext:value-type="float">
            <text:p>4</text:p>
          </table:table-cell>
          <table:table-cell table:style-name="ce26" table:formula="of:=ifs([.B42]&gt;=16; &quot;very high&quot;; [.B42] &gt;= 14; &quot;high&quot;; [.B42] &gt;= 13; &quot;high average&quot;; [.B42] &gt;= 8; &quot;average&quot;; [.B42] &gt;= 7; &quot;low average&quot;; [.B42] &gt;= 5; &quot;low&quot;; [.B42] &lt; 5; &quot;very low&quot;)" office:value-type="string" office:string-value="" calcext:value-type="error">
            <text:p>#NAME?</text:p>
          </table:table-cell>
          <table:table-cell table:style-name="ce92"/>
          <table:table-cell table:style-name="ce106"/>
          <table:table-cell table:style-name="ce113"/>
          <table:table-cell table:style-name="ce40" office:value-type="string" office:string-value="" calcext:value-type="error">
            <text:p>#NAME?</text:p>
          </table:table-cell>
          <table:table-cell table:style-name="ce40" office:value-type="string" office:string-value="" calcext:value-type="error">
            <text:p>#NAME?</text:p>
          </table:table-cell>
          <table:table-cell table:style-name="ce40" office:value-type="string" office:string-value="" calcext:value-type="error">
            <text:p>#NAME?</text:p>
          </table:table-cell>
          <table:table-cell table:style-name="ce40" table:number-columns-repeated="4"/>
          <table:table-cell table:style-name="ce122"/>
          <table:table-cell table:style-name="ce40" table:number-columns-repeated="14"/>
          <table:table-cell table:number-columns-repeated="36"/>
        </table:table-row>
        <table:table-row table:style-name="ro1" table:number-rows-repeated="958">
          <table:table-cell/>
          <table:table-cell table:style-name="ce99"/>
          <table:table-cell/>
          <table:table-cell table:style-name="ce61"/>
          <table:table-cell table:style-name="ce24"/>
          <table:table-cell table:style-name="ce111"/>
          <table:table-cell table:number-columns-repeated="7"/>
          <table:table-cell table:style-name="ce121"/>
          <table:table-cell table:number-columns-repeated="50"/>
        </table:table-row>
        <table:table-row table:style-name="ro4" table:number-rows-repeated="1047575">
          <table:table-cell table:number-columns-repeated="64"/>
        </table:table-row>
        <table:table-row table:style-name="ro4">
          <table:table-cell table:number-columns-repeated="64"/>
        </table:table-row>
      </table:table>
      <table:table table:name="NMDiscrepancy Calc" table:style-name="ta11">
        <table:table-column table:style-name="co25" table:default-cell-style-name="Default"/>
        <table:table-column table:style-name="co11" table:default-cell-style-name="Default"/>
        <table:table-column table:style-name="co26" table:default-cell-style-name="Default"/>
        <table:table-column table:style-name="co2" table:number-columns-repeated="61" table:default-cell-style-name="Default"/>
        <table:table-row table:style-name="ro6">
          <table:table-cell table:style-name="ce61" office:value-type="string" calcext:value-type="string">
            <text:p>Based on: </text:p>
          </table:table-cell>
          <table:table-cell table:style-name="ce159" office:value-type="string" calcext:value-type="string">
            <text:p><text:a xlink:href="https://webnew.ped.state.nm.us/wp-content/uploads/2018/03/Specific-Learning-Disability-Severe-Discrepancy-Regression-Table.pdf" xlink:type="simple">https://webnew.ped.state.nm.us/wp-content/uploads/2018/03/Specific-Learning-Disability-Severe-Discrepancy-Regression-Table.pdf</text:a></text:p>
          </table:table-cell>
          <table:table-cell table:number-columns-repeated="62"/>
        </table:table-row>
        <table:table-row table:style-name="ro1">
          <table:table-cell table:style-name="ce2" office:value-type="string" calcext:value-type="string">
            <text:p>Obtained IQ</text:p>
          </table:table-cell>
          <table:table-cell table:style-name="ce2" office:value-type="string" calcext:value-type="string">
            <text:p>Severe Discrepancy</text:p>
          </table:table-cell>
          <table:table-cell/>
          <table:table-cell table:style-name="ce111"/>
          <table:table-cell table:number-columns-repeated="60"/>
        </table:table-row>
        <table:table-row table:style-name="ro1">
          <table:table-cell table:style-name="ce61" office:value-type="float" office:value="130" calcext:value-type="float">
            <text:p>130</text:p>
          </table:table-cell>
          <table:table-cell table:style-name="ce61" office:value-type="float" office:value="105" calcext:value-type="float">
            <text:p>105</text:p>
          </table:table-cell>
          <table:table-cell/>
          <table:table-cell table:style-name="ce61" office:value-type="string" calcext:value-type="string">
            <text:p>INPUT</text:p>
          </table:table-cell>
          <table:table-cell table:style-name="ce61" office:value-type="string" calcext:value-type="string">
            <text:p>Finds Expected And Discrepant Values</text:p>
          </table:table-cell>
          <table:table-cell table:number-columns-repeated="59"/>
        </table:table-row>
        <table:table-row table:style-name="ro1">
          <table:table-cell table:style-name="ce61" office:value-type="float" office:value="129" calcext:value-type="float">
            <text:p>129</text:p>
          </table:table-cell>
          <table:table-cell table:style-name="ce61" office:value-type="float" office:value="104" calcext:value-type="float">
            <text:p>104</text:p>
          </table:table-cell>
          <table:table-cell/>
          <table:table-cell table:style-name="ce61" office:value-type="string" calcext:value-type="string">
            <text:p>FSIQ</text:p>
          </table:table-cell>
          <table:table-cell table:style-name="ce30" office:value-type="string" calcext:value-type="string">
            <text:p>Found IQ</text:p>
          </table:table-cell>
          <table:table-cell table:style-name="ce41" office:value-type="string" calcext:value-type="string">
            <text:p>Discrepant</text:p>
          </table:table-cell>
          <table:table-cell table:number-columns-repeated="58"/>
        </table:table-row>
        <table:table-row table:style-name="ro1">
          <table:table-cell table:style-name="ce61" office:value-type="float" office:value="128" calcext:value-type="float">
            <text:p>128</text:p>
          </table:table-cell>
          <table:table-cell table:style-name="ce61" office:value-type="float" office:value="104" calcext:value-type="float">
            <text:p>104</text:p>
          </table:table-cell>
          <table:table-cell/>
          <table:table-cell table:style-name="ce61" office:value-type="float" office:value="72" calcext:value-type="float">
            <text:p>72</text:p>
          </table:table-cell>
          <table:table-cell table:style-name="ce31" table:formula="of:=IFERROR(__xludf.dummyfunction(&quot;FILTER(A3:B63, A3:A63 = D5)&quot;);72)" office:value-type="float" office:value="72" calcext:value-type="float">
            <text:p>72</text:p>
          </table:table-cell>
          <table:table-cell table:style-name="ce43" table:formula="of:=IFERROR(__xludf.dummyfunction(&quot;&quot;&quot;COMPUTED_VALUE&quot;&quot;&quot;);65)" office:value-type="float" office:value="65" calcext:value-type="float">
            <text:p>65</text:p>
          </table:table-cell>
          <table:table-cell/>
          <table:table-cell table:style-name="ce2" office:value-type="string" calcext:value-type="string">
            <text:p>WIAT Count</text:p>
          </table:table-cell>
          <table:table-cell table:number-columns-repeated="5"/>
          <table:table-cell table:style-name="ce2" office:value-type="string" calcext:value-type="string">
            <text:p>Composite Count</text:p>
          </table:table-cell>
          <table:table-cell table:number-columns-repeated="50"/>
        </table:table-row>
        <table:table-row table:style-name="ro1">
          <table:table-cell table:style-name="ce61" office:value-type="float" office:value="127" calcext:value-type="float">
            <text:p>127</text:p>
          </table:table-cell>
          <table:table-cell table:style-name="ce61" office:value-type="float" office:value="103" calcext:value-type="float">
            <text:p>103</text:p>
          </table:table-cell>
          <table:table-cell table:number-columns-repeated="5"/>
          <table:table-cell table:formula="of:=COUNTA([.E8:.E23])" office:value-type="float" office:value="0" calcext:value-type="float">
            <text:p>0</text:p>
          </table:table-cell>
          <table:table-cell table:number-columns-repeated="5"/>
          <table:table-cell table:formula="of:=COUNTA([.J8:.J10])" office:value-type="float" office:value="2" calcext:value-type="float">
            <text:p>2</text:p>
          </table:table-cell>
          <table:table-cell table:number-columns-repeated="50"/>
        </table:table-row>
        <table:table-row table:style-name="ro1">
          <table:table-cell table:style-name="ce61" office:value-type="float" office:value="126" calcext:value-type="float">
            <text:p>126</text:p>
          </table:table-cell>
          <table:table-cell table:style-name="ce61" office:value-type="float" office:value="102" calcext:value-type="float">
            <text:p>102</text:p>
          </table:table-cell>
          <table:table-cell/>
          <table:table-cell table:style-name="ce61" office:value-type="string" calcext:value-type="string">
            <text:p>Discrepant WIAT</text:p>
          </table:table-cell>
          <table:table-cell table:number-columns-repeated="3"/>
          <table:table-cell table:style-name="ce61" office:value-type="string" calcext:value-type="string">
            <text:p>IFS(H6 = 1, Input!D5 &amp; " " &amp; D8 &amp; " is a significant weakness compared to " &amp; Input!D3 &amp; " cognitive ability. ", H6 = 2, Input!D5 &amp; D8 &amp; " and " &amp; D9 &amp; " are significant weaknesses compared to " &amp; Input!D3 &amp; " cognitive ability. ", H6 = 3, Input!D5 &amp; D8 &amp; ", "&amp; D9 &amp; ", and " &amp; D10 &amp; " are significant weaknesses compared to " &amp; Input!D3 &amp; " cognitive ability. ")</text:p>
          </table:table-cell>
          <table:table-cell/>
          <table:table-cell table:style-name="ce2" office:value-type="string" calcext:value-type="string">
            <text:p>Discrepant WJ-Ach Composites</text:p>
          </table:table-cell>
          <table:table-cell table:number-columns-repeated="54"/>
        </table:table-row>
        <table:table-row table:style-name="ro1">
          <table:table-cell table:style-name="ce61" office:value-type="float" office:value="125" calcext:value-type="float">
            <text:p>125</text:p>
          </table:table-cell>
          <table:table-cell table:style-name="ce61" office:value-type="float" office:value="102" calcext:value-type="float">
            <text:p>102</text:p>
          </table:table-cell>
          <table:table-cell/>
          <table:table-cell table:style-name="ce160" table:formula="of:=IFERROR(__xludf.dummyfunction(&quot;FILTER(D27:F42, E27:E42 &lt;= F5)&quot;);&quot;&quot;)">
            <text:p/>
          </table:table-cell>
          <table:table-cell table:style-name="ce178"/>
          <table:table-cell table:style-name="ce32"/>
          <table:table-cell/>
          <table:table-cell table:style-name="ce61" office:value-type="string" calcext:value-type="string">
            <text:p>Input!D5 &amp; " " &amp; D8 &amp; " is a significant weakness compared to " &amp; Input!D3 &amp; " cognitive ability. "</text:p>
          </table:table-cell>
          <table:table-cell/>
          <table:table-cell table:style-name="ce160" table:formula="of:=IFERROR(__xludf.dummyfunction(&quot;FILTER(J27:L29, K27:K29 &lt;= F5)&quot;);&quot;broad reading&quot;)" office:value-type="string" office:string-value="broad reading" calcext:value-type="string">
            <text:p>broad reading</text:p>
          </table:table-cell>
          <table:table-cell table:style-name="ce178" table:formula="of:=IFERROR(__xludf.dummyfunction(&quot;&quot;&quot;COMPUTED_VALUE&quot;&quot;&quot;);55)" office:value-type="float" office:value="55" calcext:value-type="float">
            <text:p>55</text:p>
          </table:table-cell>
          <table:table-cell table:style-name="ce32" table:formula="of:=IFERROR(__xludf.dummyfunction(&quot;&quot;&quot;COMPUTED_VALUE&quot;&quot;&quot;);&quot;very low&quot;)" office:value-type="string" office:string-value="very low" calcext:value-type="string">
            <text:p>very low</text:p>
          </table:table-cell>
          <table:table-cell table:number-columns-repeated="52"/>
        </table:table-row>
        <table:table-row table:style-name="ro1">
          <table:table-cell table:style-name="ce61" office:value-type="float" office:value="124" calcext:value-type="float">
            <text:p>124</text:p>
          </table:table-cell>
          <table:table-cell table:style-name="ce61" office:value-type="float" office:value="101" calcext:value-type="float">
            <text:p>101</text:p>
          </table:table-cell>
          <table:table-cell/>
          <table:table-cell table:style-name="ce6"/>
          <table:table-cell/>
          <table:table-cell table:style-name="ce42"/>
          <table:table-cell/>
          <table:table-cell table:style-name="ce61" office:value-type="string" calcext:value-type="string">
            <text:p>Input!D5 &amp; " " &amp; D8 &amp; " and " &amp; D9 &amp; " are significant weaknesses compared to " &amp; Input!D3 &amp; " cognitive ability. "</text:p>
          </table:table-cell>
          <table:table-cell/>
          <table:table-cell table:style-name="ce6" table:formula="of:=IFERROR(__xludf.dummyfunction(&quot;&quot;&quot;COMPUTED_VALUE&quot;&quot;&quot;);&quot;written language&quot;)" office:value-type="string" office:string-value="written language" calcext:value-type="string">
            <text:p>written language</text:p>
          </table:table-cell>
          <table:table-cell table:formula="of:=IFERROR(__xludf.dummyfunction(&quot;&quot;&quot;COMPUTED_VALUE&quot;&quot;&quot;);56)" office:value-type="float" office:value="56" calcext:value-type="float">
            <text:p>56</text:p>
          </table:table-cell>
          <table:table-cell table:style-name="ce42" table:formula="of:=IFERROR(__xludf.dummyfunction(&quot;&quot;&quot;COMPUTED_VALUE&quot;&quot;&quot;);&quot;very low&quot;)" office:value-type="string" office:string-value="very low" calcext:value-type="string">
            <text:p>very low</text:p>
          </table:table-cell>
          <table:table-cell table:number-columns-repeated="52"/>
        </table:table-row>
        <table:table-row table:style-name="ro1">
          <table:table-cell table:style-name="ce61" office:value-type="float" office:value="123" calcext:value-type="float">
            <text:p>123</text:p>
          </table:table-cell>
          <table:table-cell table:style-name="ce61" office:value-type="float" office:value="100" calcext:value-type="float">
            <text:p>100</text:p>
          </table:table-cell>
          <table:table-cell/>
          <table:table-cell table:style-name="ce6"/>
          <table:table-cell/>
          <table:table-cell table:style-name="ce42"/>
          <table:table-cell/>
          <table:table-cell table:style-name="ce61" office:value-type="string" calcext:value-type="string">
            <text:p>Input!D5 &amp; " " &amp; D8 &amp; ", "&amp; D9 &amp; ", and " &amp; D10 &amp; " are significant weaknesses compared to " &amp; Input!D3 &amp; " cognitive ability. "</text:p>
          </table:table-cell>
          <table:table-cell/>
          <table:table-cell table:style-name="ce31"/>
          <table:table-cell table:style-name="ce40"/>
          <table:table-cell table:style-name="ce43"/>
          <table:table-cell/>
          <table:table-cell table:formula="of:=COUNTA([.J12:.J23])" office:value-type="float" office:value="9" calcext:value-type="float">
            <text:p>9</text:p>
          </table:table-cell>
          <table:table-cell table:number-columns-repeated="50"/>
        </table:table-row>
        <table:table-row table:style-name="ro1">
          <table:table-cell table:style-name="ce61" office:value-type="float" office:value="122" calcext:value-type="float">
            <text:p>122</text:p>
          </table:table-cell>
          <table:table-cell table:style-name="ce61" office:value-type="float" office:value="99" calcext:value-type="float">
            <text:p>99</text:p>
          </table:table-cell>
          <table:table-cell/>
          <table:table-cell table:style-name="ce6"/>
          <table:table-cell/>
          <table:table-cell table:style-name="ce42"/>
          <table:table-cell table:number-columns-repeated="3"/>
          <table:table-cell table:style-name="ce61" office:value-type="string" calcext:value-type="string">
            <text:p>Subtests</text:p>
          </table:table-cell>
          <table:table-cell table:number-columns-repeated="54"/>
        </table:table-row>
        <table:table-row table:style-name="ro1">
          <table:table-cell table:style-name="ce61" office:value-type="float" office:value="121" calcext:value-type="float">
            <text:p>121</text:p>
          </table:table-cell>
          <table:table-cell table:style-name="ce61" office:value-type="float" office:value="99" calcext:value-type="float">
            <text:p>99</text:p>
          </table:table-cell>
          <table:table-cell/>
          <table:table-cell table:style-name="ce6"/>
          <table:table-cell/>
          <table:table-cell table:style-name="ce42"/>
          <table:table-cell table:number-columns-repeated="3"/>
          <table:table-cell table:style-name="ce75" table:formula="of:=IFERROR(__xludf.dummyfunction(&quot;FILTER(J31:L41, K31:K41 &lt;= F5)&quot;);&quot;letter-word identification&quot;)" office:value-type="string" office:string-value="letter-word identification" calcext:value-type="string">
            <text:p>letter-word identification</text:p>
          </table:table-cell>
          <table:table-cell table:style-name="ce178" table:formula="of:=IFERROR(__xludf.dummyfunction(&quot;&quot;&quot;COMPUTED_VALUE&quot;&quot;&quot;);51)" office:value-type="float" office:value="51" calcext:value-type="float">
            <text:p>51</text:p>
          </table:table-cell>
          <table:table-cell table:style-name="ce32" table:formula="of:=IFERROR(__xludf.dummyfunction(&quot;&quot;&quot;COMPUTED_VALUE&quot;&quot;&quot;);&quot;very low&quot;)" office:value-type="string" office:string-value="very low" calcext:value-type="string">
            <text:p>very low</text:p>
          </table:table-cell>
          <table:table-cell table:number-columns-repeated="52"/>
        </table:table-row>
        <table:table-row table:style-name="ro1">
          <table:table-cell table:style-name="ce61" office:value-type="float" office:value="120" calcext:value-type="float">
            <text:p>120</text:p>
          </table:table-cell>
          <table:table-cell table:style-name="ce61" office:value-type="float" office:value="98" calcext:value-type="float">
            <text:p>98</text:p>
          </table:table-cell>
          <table:table-cell/>
          <table:table-cell table:style-name="ce6"/>
          <table:table-cell/>
          <table:table-cell table:style-name="ce42"/>
          <table:table-cell table:number-columns-repeated="3"/>
          <table:table-cell table:style-name="ce6" table:formula="of:=IFERROR(__xludf.dummyfunction(&quot;&quot;&quot;COMPUTED_VALUE&quot;&quot;&quot;);&quot;spelling&quot;)" office:value-type="string" office:string-value="spelling" calcext:value-type="string">
            <text:p>spelling</text:p>
          </table:table-cell>
          <table:table-cell table:formula="of:=IFERROR(__xludf.dummyfunction(&quot;&quot;&quot;COMPUTED_VALUE&quot;&quot;&quot;);57)" office:value-type="float" office:value="57" calcext:value-type="float">
            <text:p>57</text:p>
          </table:table-cell>
          <table:table-cell table:style-name="ce42" table:formula="of:=IFERROR(__xludf.dummyfunction(&quot;&quot;&quot;COMPUTED_VALUE&quot;&quot;&quot;);&quot;very low&quot;)" office:value-type="string" office:string-value="very low" calcext:value-type="string">
            <text:p>very low</text:p>
          </table:table-cell>
          <table:table-cell table:number-columns-repeated="52"/>
        </table:table-row>
        <table:table-row table:style-name="ro1">
          <table:table-cell table:style-name="ce61" office:value-type="float" office:value="119" calcext:value-type="float">
            <text:p>119</text:p>
          </table:table-cell>
          <table:table-cell table:style-name="ce61" office:value-type="float" office:value="97" calcext:value-type="float">
            <text:p>97</text:p>
          </table:table-cell>
          <table:table-cell/>
          <table:table-cell table:style-name="ce6"/>
          <table:table-cell/>
          <table:table-cell table:style-name="ce42"/>
          <table:table-cell table:number-columns-repeated="3"/>
          <table:table-cell table:style-name="ce6" table:formula="of:=IFERROR(__xludf.dummyfunction(&quot;&quot;&quot;COMPUTED_VALUE&quot;&quot;&quot;);&quot;passage comprehension&quot;)" office:value-type="string" office:string-value="passage comprehension" calcext:value-type="string">
            <text:p>passage comprehension</text:p>
          </table:table-cell>
          <table:table-cell table:formula="of:=IFERROR(__xludf.dummyfunction(&quot;&quot;&quot;COMPUTED_VALUE&quot;&quot;&quot;);54)" office:value-type="float" office:value="54" calcext:value-type="float">
            <text:p>54</text:p>
          </table:table-cell>
          <table:table-cell table:style-name="ce42" table:formula="of:=IFERROR(__xludf.dummyfunction(&quot;&quot;&quot;COMPUTED_VALUE&quot;&quot;&quot;);&quot;very low&quot;)" office:value-type="string" office:string-value="very low" calcext:value-type="string">
            <text:p>very low</text:p>
          </table:table-cell>
          <table:table-cell table:number-columns-repeated="52"/>
        </table:table-row>
        <table:table-row table:style-name="ro1">
          <table:table-cell table:style-name="ce61" office:value-type="float" office:value="118" calcext:value-type="float">
            <text:p>118</text:p>
          </table:table-cell>
          <table:table-cell table:style-name="ce61" office:value-type="float" office:value="97" calcext:value-type="float">
            <text:p>97</text:p>
          </table:table-cell>
          <table:table-cell/>
          <table:table-cell table:style-name="ce6"/>
          <table:table-cell/>
          <table:table-cell table:style-name="ce42"/>
          <table:table-cell table:number-columns-repeated="3"/>
          <table:table-cell table:style-name="ce6" table:formula="of:=IFERROR(__xludf.dummyfunction(&quot;&quot;&quot;COMPUTED_VALUE&quot;&quot;&quot;);&quot;writing samples&quot;)" office:value-type="string" office:string-value="writing samples" calcext:value-type="string">
            <text:p>writing samples</text:p>
          </table:table-cell>
          <table:table-cell table:formula="of:=IFERROR(__xludf.dummyfunction(&quot;&quot;&quot;COMPUTED_VALUE&quot;&quot;&quot;);62)" office:value-type="float" office:value="62" calcext:value-type="float">
            <text:p>62</text:p>
          </table:table-cell>
          <table:table-cell table:style-name="ce42" table:formula="of:=IFERROR(__xludf.dummyfunction(&quot;&quot;&quot;COMPUTED_VALUE&quot;&quot;&quot;);&quot;very low&quot;)" office:value-type="string" office:string-value="very low" calcext:value-type="string">
            <text:p>very low</text:p>
          </table:table-cell>
          <table:table-cell table:number-columns-repeated="52"/>
        </table:table-row>
        <table:table-row table:style-name="ro1">
          <table:table-cell table:style-name="ce61" office:value-type="float" office:value="117" calcext:value-type="float">
            <text:p>117</text:p>
          </table:table-cell>
          <table:table-cell table:style-name="ce61" office:value-type="float" office:value="96" calcext:value-type="float">
            <text:p>96</text:p>
          </table:table-cell>
          <table:table-cell/>
          <table:table-cell table:style-name="ce6"/>
          <table:table-cell/>
          <table:table-cell table:style-name="ce42"/>
          <table:table-cell table:number-columns-repeated="3"/>
          <table:table-cell table:style-name="ce6" table:formula="of:=IFERROR(__xludf.dummyfunction(&quot;&quot;&quot;COMPUTED_VALUE&quot;&quot;&quot;);&quot;word attack&quot;)" office:value-type="string" office:string-value="word attack" calcext:value-type="string">
            <text:p>word attack</text:p>
          </table:table-cell>
          <table:table-cell table:formula="of:=IFERROR(__xludf.dummyfunction(&quot;&quot;&quot;COMPUTED_VALUE&quot;&quot;&quot;);51)" office:value-type="float" office:value="51" calcext:value-type="float">
            <text:p>51</text:p>
          </table:table-cell>
          <table:table-cell table:style-name="ce42" table:formula="of:=IFERROR(__xludf.dummyfunction(&quot;&quot;&quot;COMPUTED_VALUE&quot;&quot;&quot;);&quot;very low&quot;)" office:value-type="string" office:string-value="very low" calcext:value-type="string">
            <text:p>very low</text:p>
          </table:table-cell>
          <table:table-cell table:number-columns-repeated="52"/>
        </table:table-row>
        <table:table-row table:style-name="ro1">
          <table:table-cell table:style-name="ce61" office:value-type="float" office:value="116" calcext:value-type="float">
            <text:p>116</text:p>
          </table:table-cell>
          <table:table-cell table:style-name="ce61" office:value-type="float" office:value="95" calcext:value-type="float">
            <text:p>95</text:p>
          </table:table-cell>
          <table:table-cell/>
          <table:table-cell table:style-name="ce6"/>
          <table:table-cell/>
          <table:table-cell table:style-name="ce42"/>
          <table:table-cell table:number-columns-repeated="3"/>
          <table:table-cell table:style-name="ce6" table:formula="of:=IFERROR(__xludf.dummyfunction(&quot;&quot;&quot;COMPUTED_VALUE&quot;&quot;&quot;);&quot;oral reading&quot;)" office:value-type="string" office:string-value="oral reading" calcext:value-type="string">
            <text:p>oral reading</text:p>
          </table:table-cell>
          <table:table-cell/>
          <table:table-cell table:style-name="ce42" table:formula="of:=IFERROR(__xludf.dummyfunction(&quot;&quot;&quot;COMPUTED_VALUE&quot;&quot;&quot;);&quot;NO VALUE&quot;)" office:value-type="string" office:string-value="NO VALUE" calcext:value-type="string">
            <text:p>NO VALUE</text:p>
          </table:table-cell>
          <table:table-cell table:number-columns-repeated="52"/>
        </table:table-row>
        <table:table-row table:style-name="ro1">
          <table:table-cell table:style-name="ce61" office:value-type="float" office:value="115" calcext:value-type="float">
            <text:p>115</text:p>
          </table:table-cell>
          <table:table-cell table:style-name="ce61" office:value-type="float" office:value="95" calcext:value-type="float">
            <text:p>95</text:p>
          </table:table-cell>
          <table:table-cell/>
          <table:table-cell table:style-name="ce6"/>
          <table:table-cell/>
          <table:table-cell table:style-name="ce42"/>
          <table:table-cell table:number-columns-repeated="3"/>
          <table:table-cell table:style-name="ce6" table:formula="of:=IFERROR(__xludf.dummyfunction(&quot;&quot;&quot;COMPUTED_VALUE&quot;&quot;&quot;);&quot;sentence reading fluency&quot;)" office:value-type="string" office:string-value="sentence reading fluency" calcext:value-type="string">
            <text:p>sentence reading fluency</text:p>
          </table:table-cell>
          <table:table-cell/>
          <table:table-cell table:style-name="ce42" table:formula="of:=IFERROR(__xludf.dummyfunction(&quot;&quot;&quot;COMPUTED_VALUE&quot;&quot;&quot;);&quot;NO VALUE&quot;)" office:value-type="string" office:string-value="NO VALUE" calcext:value-type="string">
            <text:p>NO VALUE</text:p>
          </table:table-cell>
          <table:table-cell table:number-columns-repeated="52"/>
        </table:table-row>
        <table:table-row table:style-name="ro1">
          <table:table-cell table:style-name="ce61" office:value-type="float" office:value="114" calcext:value-type="float">
            <text:p>114</text:p>
          </table:table-cell>
          <table:table-cell table:style-name="ce61" office:value-type="float" office:value="94" calcext:value-type="float">
            <text:p>94</text:p>
          </table:table-cell>
          <table:table-cell/>
          <table:table-cell table:style-name="ce6"/>
          <table:table-cell/>
          <table:table-cell table:style-name="ce42"/>
          <table:table-cell table:number-columns-repeated="3"/>
          <table:table-cell table:style-name="ce6" table:formula="of:=IFERROR(__xludf.dummyfunction(&quot;&quot;&quot;COMPUTED_VALUE&quot;&quot;&quot;);&quot;math facts fluency&quot;)" office:value-type="string" office:string-value="math facts fluency" calcext:value-type="string">
            <text:p>math facts fluency</text:p>
          </table:table-cell>
          <table:table-cell/>
          <table:table-cell table:style-name="ce42" table:formula="of:=IFERROR(__xludf.dummyfunction(&quot;&quot;&quot;COMPUTED_VALUE&quot;&quot;&quot;);&quot;NO VALUE&quot;)" office:value-type="string" office:string-value="NO VALUE" calcext:value-type="string">
            <text:p>NO VALUE</text:p>
          </table:table-cell>
          <table:table-cell table:number-columns-repeated="52"/>
        </table:table-row>
        <table:table-row table:style-name="ro1">
          <table:table-cell table:style-name="ce61" office:value-type="float" office:value="113" calcext:value-type="float">
            <text:p>113</text:p>
          </table:table-cell>
          <table:table-cell table:style-name="ce61" office:value-type="float" office:value="93" calcext:value-type="float">
            <text:p>93</text:p>
          </table:table-cell>
          <table:table-cell/>
          <table:table-cell table:style-name="ce6"/>
          <table:table-cell/>
          <table:table-cell table:style-name="ce42"/>
          <table:table-cell table:number-columns-repeated="3"/>
          <table:table-cell table:style-name="ce6" table:formula="of:=IFERROR(__xludf.dummyfunction(&quot;&quot;&quot;COMPUTED_VALUE&quot;&quot;&quot;);&quot;sentence writing fluency&quot;)" office:value-type="string" office:string-value="sentence writing fluency" calcext:value-type="string">
            <text:p>sentence writing fluency</text:p>
          </table:table-cell>
          <table:table-cell/>
          <table:table-cell table:style-name="ce42" table:formula="of:=IFERROR(__xludf.dummyfunction(&quot;&quot;&quot;COMPUTED_VALUE&quot;&quot;&quot;);&quot;NO VALUE&quot;)" office:value-type="string" office:string-value="NO VALUE" calcext:value-type="string">
            <text:p>NO VALUE</text:p>
          </table:table-cell>
          <table:table-cell table:number-columns-repeated="52"/>
        </table:table-row>
        <table:table-row table:style-name="ro1">
          <table:table-cell table:style-name="ce61" office:value-type="float" office:value="112" calcext:value-type="float">
            <text:p>112</text:p>
          </table:table-cell>
          <table:table-cell table:style-name="ce61" office:value-type="float" office:value="92" calcext:value-type="float">
            <text:p>92</text:p>
          </table:table-cell>
          <table:table-cell/>
          <table:table-cell table:style-name="ce6"/>
          <table:table-cell/>
          <table:table-cell table:style-name="ce42"/>
          <table:table-cell table:number-columns-repeated="3"/>
          <table:table-cell table:style-name="ce6"/>
          <table:table-cell/>
          <table:table-cell table:style-name="ce42"/>
          <table:table-cell table:number-columns-repeated="52"/>
        </table:table-row>
        <table:table-row table:style-name="ro1">
          <table:table-cell table:style-name="ce61" office:value-type="float" office:value="111" calcext:value-type="float">
            <text:p>111</text:p>
          </table:table-cell>
          <table:table-cell table:style-name="ce61" office:value-type="float" office:value="92" calcext:value-type="float">
            <text:p>92</text:p>
          </table:table-cell>
          <table:table-cell/>
          <table:table-cell table:style-name="ce6"/>
          <table:table-cell/>
          <table:table-cell table:style-name="ce42"/>
          <table:table-cell table:number-columns-repeated="3"/>
          <table:table-cell table:style-name="ce31"/>
          <table:table-cell table:style-name="ce40"/>
          <table:table-cell table:style-name="ce43"/>
          <table:table-cell table:number-columns-repeated="52"/>
        </table:table-row>
        <table:table-row table:style-name="ro1">
          <table:table-cell table:style-name="ce61" office:value-type="float" office:value="110" calcext:value-type="float">
            <text:p>110</text:p>
          </table:table-cell>
          <table:table-cell table:style-name="ce61" office:value-type="float" office:value="91" calcext:value-type="float">
            <text:p>91</text:p>
          </table:table-cell>
          <table:table-cell/>
          <table:table-cell table:style-name="ce31"/>
          <table:table-cell table:style-name="ce40"/>
          <table:table-cell table:style-name="ce43"/>
          <table:table-cell table:style-name="ce61" table:formula="of:=[$Input.D33]" office:value-type="float" office:value="0" calcext:value-type="float">
            <text:p>0</text:p>
          </table:table-cell>
          <table:table-cell table:number-columns-repeated="57"/>
        </table:table-row>
        <table:table-row table:style-name="ro1">
          <table:table-cell table:style-name="ce61" office:value-type="float" office:value="109" calcext:value-type="float">
            <text:p>109</text:p>
          </table:table-cell>
          <table:table-cell table:style-name="ce61" office:value-type="float" office:value="90" calcext:value-type="float">
            <text:p>90</text:p>
          </table:table-cell>
          <table:table-cell table:number-columns-repeated="62"/>
        </table:table-row>
        <table:table-row table:style-name="ro1">
          <table:table-cell table:style-name="ce61" office:value-type="float" office:value="108" calcext:value-type="float">
            <text:p>108</text:p>
          </table:table-cell>
          <table:table-cell table:style-name="ce61" office:value-type="float" office:value="90" calcext:value-type="float">
            <text:p>90</text:p>
          </table:table-cell>
          <table:table-cell/>
          <table:table-cell table:style-name="ce61" table:formula="of:=[$Input.A33]" office:value-type="string" office:string-value="WIAT-III" calcext:value-type="string">
            <text:p>WIAT-III</text:p>
          </table:table-cell>
          <table:table-cell table:style-name="ce61" table:formula="of:=[$Input.B33]" office:value-type="float" office:value="0" calcext:value-type="float">
            <text:p>0</text:p>
          </table:table-cell>
          <table:table-cell table:style-name="ce61" table:formula="of:=[$Input.C33]" office:value-type="float" office:value="0" calcext:value-type="float">
            <text:p>0</text:p>
          </table:table-cell>
          <table:table-cell table:number-columns-repeated="3"/>
          <table:table-cell table:style-name="ce61" table:formula="of:=[$Input.E33]" office:value-type="string" office:string-value="WJ-IV Ach" calcext:value-type="string">
            <text:p>WJ-IV Ach</text:p>
          </table:table-cell>
          <table:table-cell table:style-name="ce61" table:formula="of:=[$Input.F33]" office:value-type="float" office:value="0" calcext:value-type="float">
            <text:p>0</text:p>
          </table:table-cell>
          <table:table-cell table:style-name="ce61" table:formula="of:=[$Input.G33]" office:value-type="float" office:value="0" calcext:value-type="float">
            <text:p>0</text:p>
          </table:table-cell>
          <table:table-cell table:number-columns-repeated="52"/>
        </table:table-row>
        <table:table-row table:style-name="ro1">
          <table:table-cell table:style-name="ce61" office:value-type="float" office:value="107" calcext:value-type="float">
            <text:p>107</text:p>
          </table:table-cell>
          <table:table-cell table:style-name="ce61" office:value-type="float" office:value="89" calcext:value-type="float">
            <text:p>89</text:p>
          </table:table-cell>
          <table:table-cell/>
          <table:table-cell table:style-name="ce61" office:value-type="string" calcext:value-type="string">
            <text:p>Subtest</text:p>
          </table:table-cell>
          <table:table-cell table:style-name="ce61" office:value-type="string" calcext:value-type="string">
            <text:p>Standard Score</text:p>
          </table:table-cell>
          <table:table-cell table:style-name="ce61" office:value-type="string" calcext:value-type="string">
            <text:p>Range</text:p>
          </table:table-cell>
          <table:table-cell table:number-columns-repeated="3"/>
          <table:table-cell table:style-name="ce61" table:formula="of:=LOWER([$Input.E34])">
            <text:p/>
          </table:table-cell>
          <table:table-cell table:style-name="ce61" table:formula="of:=[$Input.F34]" office:value-type="string" office:string-value="Standard Score" calcext:value-type="string">
            <text:p>Standard Score</text:p>
          </table:table-cell>
          <table:table-cell table:style-name="ce61" table:formula="of:=[$Input.G34]" office:value-type="string" office:string-value="Range" calcext:value-type="string">
            <text:p>Range</text:p>
          </table:table-cell>
          <table:table-cell table:number-columns-repeated="52"/>
        </table:table-row>
        <table:table-row table:style-name="ro1">
          <table:table-cell table:style-name="ce61" office:value-type="float" office:value="106" calcext:value-type="float">
            <text:p>106</text:p>
          </table:table-cell>
          <table:table-cell table:style-name="ce61" office:value-type="float" office:value="88" calcext:value-type="float">
            <text:p>88</text:p>
          </table:table-cell>
          <table:table-cell/>
          <table:table-cell table:style-name="ce78" table:formula="of:=IFERROR(__xludf.dummyfunction(&quot;FILTER(Input!A35:Input!C50, NOT(ISBLANK(Input!B35:Input!B50)))&quot;);&quot;Reading Comprehension&quot;)" office:value-type="string" office:string-value="Reading Comprehension" calcext:value-type="string">
            <text:p>Reading Comprehension</text:p>
          </table:table-cell>
          <table:table-cell table:formula="of:=IFERROR(__xludf.dummyfunction(&quot;&quot;&quot;COMPUTED_VALUE&quot;&quot;&quot;);90)" office:value-type="float" office:value="90" calcext:value-type="float">
            <text:p>90</text:p>
          </table:table-cell>
          <table:table-cell table:formula="of:=IFERROR(__xludf.dummyfunction(&quot;&quot;&quot;COMPUTED_VALUE&quot;&quot;&quot;);&quot;average&quot;)" office:value-type="string" office:string-value="average" calcext:value-type="string">
            <text:p>average</text:p>
          </table:table-cell>
          <table:table-cell table:number-columns-repeated="3"/>
          <table:table-cell table:style-name="ce61" table:formula="of:=LOWER([$Input.E35])" office:value-type="string" office:string-value="broad reading" calcext:value-type="string">
            <text:p>broad reading</text:p>
          </table:table-cell>
          <table:table-cell table:style-name="ce61" office:value-type="float" office:value="55" calcext:value-type="float">
            <text:p>55</text:p>
          </table:table-cell>
          <table:table-cell table:style-name="ce61" table:formula="of:=[$Input.G35]" office:value-type="string" office:string-value="" calcext:value-type="error">
            <text:p>#NAME?</text:p>
          </table:table-cell>
          <table:table-cell table:number-columns-repeated="52"/>
        </table:table-row>
        <table:table-row table:style-name="ro1">
          <table:table-cell table:style-name="ce61" office:value-type="float" office:value="105" calcext:value-type="float">
            <text:p>105</text:p>
          </table:table-cell>
          <table:table-cell table:style-name="ce61" office:value-type="float" office:value="88" calcext:value-type="float">
            <text:p>88</text:p>
          </table:table-cell>
          <table:table-cell/>
          <table:table-cell table:formula="of:=IFERROR(__xludf.dummyfunction(&quot;&quot;&quot;COMPUTED_VALUE&quot;&quot;&quot;);&quot;Math Problem Solving&quot;)" office:value-type="string" office:string-value="Math Problem Solving" calcext:value-type="string">
            <text:p>Math Problem Solving</text:p>
          </table:table-cell>
          <table:table-cell table:formula="of:=IFERROR(__xludf.dummyfunction(&quot;&quot;&quot;COMPUTED_VALUE&quot;&quot;&quot;);73)" office:value-type="float" office:value="73" calcext:value-type="float">
            <text:p>73</text:p>
          </table:table-cell>
          <table:table-cell table:formula="of:=IFERROR(__xludf.dummyfunction(&quot;&quot;&quot;COMPUTED_VALUE&quot;&quot;&quot;);&quot;low&quot;)" office:value-type="string" office:string-value="low" calcext:value-type="string">
            <text:p>low</text:p>
          </table:table-cell>
          <table:table-cell table:number-columns-repeated="3"/>
          <table:table-cell table:style-name="ce61" table:formula="of:=LOWER([$Input.E36])" office:value-type="string" office:string-value="broad mathematics" calcext:value-type="string">
            <text:p>broad mathematics</text:p>
          </table:table-cell>
          <table:table-cell table:style-name="ce61" table:formula="of:=[$Input.F36]" office:value-type="float" office:value="77" calcext:value-type="float">
            <text:p>77</text:p>
          </table:table-cell>
          <table:table-cell table:style-name="ce61" table:formula="of:=[$Input.G36]" office:value-type="string" office:string-value="" calcext:value-type="error">
            <text:p>#NAME?</text:p>
          </table:table-cell>
          <table:table-cell table:number-columns-repeated="52"/>
        </table:table-row>
        <table:table-row table:style-name="ro1">
          <table:table-cell table:style-name="ce61" office:value-type="float" office:value="104" calcext:value-type="float">
            <text:p>104</text:p>
          </table:table-cell>
          <table:table-cell table:style-name="ce61" office:value-type="float" office:value="87" calcext:value-type="float">
            <text:p>87</text:p>
          </table:table-cell>
          <table:table-cell/>
          <table:table-cell table:formula="of:=IFERROR(__xludf.dummyfunction(&quot;&quot;&quot;COMPUTED_VALUE&quot;&quot;&quot;);&quot;Sentence Composition&quot;)" office:value-type="string" office:string-value="Sentence Composition" calcext:value-type="string">
            <text:p>Sentence Composition</text:p>
          </table:table-cell>
          <table:table-cell table:formula="of:=IFERROR(__xludf.dummyfunction(&quot;&quot;&quot;COMPUTED_VALUE&quot;&quot;&quot;);80)" office:value-type="float" office:value="80" calcext:value-type="float">
            <text:p>80</text:p>
          </table:table-cell>
          <table:table-cell table:formula="of:=IFERROR(__xludf.dummyfunction(&quot;&quot;&quot;COMPUTED_VALUE&quot;&quot;&quot;);&quot;low average&quot;)" office:value-type="string" office:string-value="low average" calcext:value-type="string">
            <text:p>low average</text:p>
          </table:table-cell>
          <table:table-cell table:number-columns-repeated="3"/>
          <table:table-cell table:style-name="ce61" table:formula="of:=LOWER([$Input.E37])" office:value-type="string" office:string-value="written language" calcext:value-type="string">
            <text:p>written language</text:p>
          </table:table-cell>
          <table:table-cell table:style-name="ce61" table:formula="of:=[$Input.F37]" office:value-type="float" office:value="56" calcext:value-type="float">
            <text:p>56</text:p>
          </table:table-cell>
          <table:table-cell table:style-name="ce61" table:formula="of:=[$Input.G37]" office:value-type="string" office:string-value="" calcext:value-type="error">
            <text:p>#NAME?</text:p>
          </table:table-cell>
          <table:table-cell table:number-columns-repeated="52"/>
        </table:table-row>
        <table:table-row table:style-name="ro1">
          <table:table-cell table:style-name="ce61" office:value-type="float" office:value="103" calcext:value-type="float">
            <text:p>103</text:p>
          </table:table-cell>
          <table:table-cell table:style-name="ce61" office:value-type="float" office:value="86" calcext:value-type="float">
            <text:p>86</text:p>
          </table:table-cell>
          <table:table-cell/>
          <table:table-cell table:formula="of:=IFERROR(__xludf.dummyfunction(&quot;&quot;&quot;COMPUTED_VALUE&quot;&quot;&quot;);&quot;Numerical Operations&quot;)" office:value-type="string" office:string-value="Numerical Operations" calcext:value-type="string">
            <text:p>Numerical Operations</text:p>
          </table:table-cell>
          <table:table-cell table:formula="of:=IFERROR(__xludf.dummyfunction(&quot;&quot;&quot;COMPUTED_VALUE&quot;&quot;&quot;);68)" office:value-type="float" office:value="68" calcext:value-type="float">
            <text:p>68</text:p>
          </table:table-cell>
          <table:table-cell table:formula="of:=IFERROR(__xludf.dummyfunction(&quot;&quot;&quot;COMPUTED_VALUE&quot;&quot;&quot;);&quot;very low&quot;)" office:value-type="string" office:string-value="very low" calcext:value-type="string">
            <text:p>very low</text:p>
          </table:table-cell>
          <table:table-cell table:number-columns-repeated="3"/>
          <table:table-cell table:style-name="ce61" table:formula="of:=LOWER([$Input.E38])">
            <text:p/>
          </table:table-cell>
          <table:table-cell table:number-columns-repeated="54"/>
        </table:table-row>
        <table:table-row table:style-name="ro1">
          <table:table-cell table:style-name="ce61" office:value-type="float" office:value="102" calcext:value-type="float">
            <text:p>102</text:p>
          </table:table-cell>
          <table:table-cell table:style-name="ce61" office:value-type="float" office:value="85" calcext:value-type="float">
            <text:p>85</text:p>
          </table:table-cell>
          <table:table-cell/>
          <table:table-cell table:formula="of:=IFERROR(__xludf.dummyfunction(&quot;&quot;&quot;COMPUTED_VALUE&quot;&quot;&quot;);&quot;Oral Reading Fluency&quot;)" office:value-type="string" office:string-value="Oral Reading Fluency" calcext:value-type="string">
            <text:p>Oral Reading Fluency</text:p>
          </table:table-cell>
          <table:table-cell table:formula="of:=IFERROR(__xludf.dummyfunction(&quot;&quot;&quot;COMPUTED_VALUE&quot;&quot;&quot;);93)" office:value-type="float" office:value="93" calcext:value-type="float">
            <text:p>93</text:p>
          </table:table-cell>
          <table:table-cell table:formula="of:=IFERROR(__xludf.dummyfunction(&quot;&quot;&quot;COMPUTED_VALUE&quot;&quot;&quot;);&quot;average&quot;)" office:value-type="string" office:string-value="average" calcext:value-type="string">
            <text:p>average</text:p>
          </table:table-cell>
          <table:table-cell table:number-columns-repeated="3"/>
          <table:table-cell table:style-name="ce61" table:formula="of:=LOWER([$Input.E40])" office:value-type="string" office:string-value="letter-word identification" calcext:value-type="string">
            <text:p>letter-word identification</text:p>
          </table:table-cell>
          <table:table-cell table:style-name="ce61" table:formula="of:=[$Input.F40]" office:value-type="float" office:value="51" calcext:value-type="float">
            <text:p>51</text:p>
          </table:table-cell>
          <table:table-cell table:style-name="ce61" table:formula="of:=[$Input.G40]" office:value-type="string" office:string-value="" calcext:value-type="error">
            <text:p>#NAME?</text:p>
          </table:table-cell>
          <table:table-cell table:number-columns-repeated="52"/>
        </table:table-row>
        <table:table-row table:style-name="ro1">
          <table:table-cell table:style-name="ce61" office:value-type="float" office:value="101" calcext:value-type="float">
            <text:p>101</text:p>
          </table:table-cell>
          <table:table-cell table:style-name="ce61" office:value-type="float" office:value="85" calcext:value-type="float">
            <text:p>85</text:p>
          </table:table-cell>
          <table:table-cell/>
          <table:table-cell table:formula="of:=IFERROR(__xludf.dummyfunction(&quot;&quot;&quot;COMPUTED_VALUE&quot;&quot;&quot;);&quot;Spelling&quot;)" office:value-type="string" office:string-value="Spelling" calcext:value-type="string">
            <text:p>Spelling</text:p>
          </table:table-cell>
          <table:table-cell table:formula="of:=IFERROR(__xludf.dummyfunction(&quot;&quot;&quot;COMPUTED_VALUE&quot;&quot;&quot;);85)" office:value-type="float" office:value="85" calcext:value-type="float">
            <text:p>85</text:p>
          </table:table-cell>
          <table:table-cell table:formula="of:=IFERROR(__xludf.dummyfunction(&quot;&quot;&quot;COMPUTED_VALUE&quot;&quot;&quot;);&quot;low average&quot;)" office:value-type="string" office:string-value="low average" calcext:value-type="string">
            <text:p>low average</text:p>
          </table:table-cell>
          <table:table-cell table:number-columns-repeated="3"/>
          <table:table-cell table:style-name="ce61" table:formula="of:=LOWER([$Input.E41])" office:value-type="string" office:string-value="applied problems" calcext:value-type="string">
            <text:p>applied problems</text:p>
          </table:table-cell>
          <table:table-cell table:style-name="ce61" table:formula="of:=[$Input.F41]" office:value-type="float" office:value="73" calcext:value-type="float">
            <text:p>73</text:p>
          </table:table-cell>
          <table:table-cell table:style-name="ce61" table:formula="of:=[$Input.G41]" office:value-type="string" office:string-value="" calcext:value-type="error">
            <text:p>#NAME?</text:p>
          </table:table-cell>
          <table:table-cell table:number-columns-repeated="52"/>
        </table:table-row>
        <table:table-row table:style-name="ro1">
          <table:table-cell table:style-name="ce61" office:value-type="float" office:value="100" calcext:value-type="float">
            <text:p>100</text:p>
          </table:table-cell>
          <table:table-cell table:style-name="ce61" office:value-type="float" office:value="84" calcext:value-type="float">
            <text:p>84</text:p>
          </table:table-cell>
          <table:table-cell table:number-columns-repeated="7"/>
          <table:table-cell table:style-name="ce61" table:formula="of:=LOWER([$Input.E42])" office:value-type="string" office:string-value="spelling" calcext:value-type="string">
            <text:p>spelling</text:p>
          </table:table-cell>
          <table:table-cell table:style-name="ce61" table:formula="of:=[$Input.F42]" office:value-type="float" office:value="57" calcext:value-type="float">
            <text:p>57</text:p>
          </table:table-cell>
          <table:table-cell table:style-name="ce61" table:formula="of:=[$Input.G42]" office:value-type="string" office:string-value="" calcext:value-type="error">
            <text:p>#NAME?</text:p>
          </table:table-cell>
          <table:table-cell table:number-columns-repeated="52"/>
        </table:table-row>
        <table:table-row table:style-name="ro1">
          <table:table-cell table:style-name="ce61" office:value-type="float" office:value="99" calcext:value-type="float">
            <text:p>99</text:p>
          </table:table-cell>
          <table:table-cell table:style-name="ce61" office:value-type="float" office:value="83" calcext:value-type="float">
            <text:p>83</text:p>
          </table:table-cell>
          <table:table-cell table:number-columns-repeated="7"/>
          <table:table-cell table:style-name="ce61" table:formula="of:=LOWER([$Input.E43])" office:value-type="string" office:string-value="passage comprehension" calcext:value-type="string">
            <text:p>passage comprehension</text:p>
          </table:table-cell>
          <table:table-cell table:style-name="ce61" table:formula="of:=[$Input.F43]" office:value-type="float" office:value="54" calcext:value-type="float">
            <text:p>54</text:p>
          </table:table-cell>
          <table:table-cell table:style-name="ce61" table:formula="of:=[$Input.G43]" office:value-type="string" office:string-value="" calcext:value-type="error">
            <text:p>#NAME?</text:p>
          </table:table-cell>
          <table:table-cell table:number-columns-repeated="52"/>
        </table:table-row>
        <table:table-row table:style-name="ro1">
          <table:table-cell table:style-name="ce61" office:value-type="float" office:value="98" calcext:value-type="float">
            <text:p>98</text:p>
          </table:table-cell>
          <table:table-cell table:style-name="ce61" office:value-type="float" office:value="83" calcext:value-type="float">
            <text:p>83</text:p>
          </table:table-cell>
          <table:table-cell table:number-columns-repeated="7"/>
          <table:table-cell table:style-name="ce61" table:formula="of:=LOWER([$Input.E44])" office:value-type="string" office:string-value="calculation" calcext:value-type="string">
            <text:p>calculation</text:p>
          </table:table-cell>
          <table:table-cell table:style-name="ce61" table:formula="of:=[$Input.F44]" office:value-type="float" office:value="79" calcext:value-type="float">
            <text:p>79</text:p>
          </table:table-cell>
          <table:table-cell table:style-name="ce61" table:formula="of:=[$Input.G44]" office:value-type="string" office:string-value="" calcext:value-type="error">
            <text:p>#NAME?</text:p>
          </table:table-cell>
          <table:table-cell table:number-columns-repeated="52"/>
        </table:table-row>
        <table:table-row table:style-name="ro1">
          <table:table-cell table:style-name="ce61" office:value-type="float" office:value="97" calcext:value-type="float">
            <text:p>97</text:p>
          </table:table-cell>
          <table:table-cell table:style-name="ce61" office:value-type="float" office:value="82" calcext:value-type="float">
            <text:p>82</text:p>
          </table:table-cell>
          <table:table-cell table:number-columns-repeated="7"/>
          <table:table-cell table:style-name="ce61" table:formula="of:=LOWER([$Input.E45])" office:value-type="string" office:string-value="writing samples" calcext:value-type="string">
            <text:p>writing samples</text:p>
          </table:table-cell>
          <table:table-cell table:style-name="ce61" table:formula="of:=[$Input.F45]" office:value-type="float" office:value="62" calcext:value-type="float">
            <text:p>62</text:p>
          </table:table-cell>
          <table:table-cell table:style-name="ce61" table:formula="of:=[$Input.G45]" office:value-type="string" office:string-value="" calcext:value-type="error">
            <text:p>#NAME?</text:p>
          </table:table-cell>
          <table:table-cell table:number-columns-repeated="52"/>
        </table:table-row>
        <table:table-row table:style-name="ro1">
          <table:table-cell table:style-name="ce61" office:value-type="float" office:value="96" calcext:value-type="float">
            <text:p>96</text:p>
          </table:table-cell>
          <table:table-cell table:style-name="ce61" office:value-type="float" office:value="81" calcext:value-type="float">
            <text:p>81</text:p>
          </table:table-cell>
          <table:table-cell table:number-columns-repeated="7"/>
          <table:table-cell table:style-name="ce61" table:formula="of:=LOWER([$Input.E46])" office:value-type="string" office:string-value="word attack" calcext:value-type="string">
            <text:p>word attack</text:p>
          </table:table-cell>
          <table:table-cell table:style-name="ce61" table:formula="of:=[$Input.F46]" office:value-type="float" office:value="51" calcext:value-type="float">
            <text:p>51</text:p>
          </table:table-cell>
          <table:table-cell table:style-name="ce61" table:formula="of:=[$Input.G46]" office:value-type="string" office:string-value="" calcext:value-type="error">
            <text:p>#NAME?</text:p>
          </table:table-cell>
          <table:table-cell table:number-columns-repeated="52"/>
        </table:table-row>
        <table:table-row table:style-name="ro1">
          <table:table-cell table:style-name="ce61" office:value-type="float" office:value="95" calcext:value-type="float">
            <text:p>95</text:p>
          </table:table-cell>
          <table:table-cell table:style-name="ce61" office:value-type="float" office:value="81" calcext:value-type="float">
            <text:p>81</text:p>
          </table:table-cell>
          <table:table-cell table:number-columns-repeated="7"/>
          <table:table-cell table:style-name="ce61" table:formula="of:=LOWER([$Input.E47])" office:value-type="string" office:string-value="oral reading" calcext:value-type="string">
            <text:p>oral reading</text:p>
          </table:table-cell>
          <table:table-cell table:style-name="ce61" table:formula="of:=[$Input.F47]" office:value-type="float" office:value="0" calcext:value-type="float">
            <text:p>0</text:p>
          </table:table-cell>
          <table:table-cell table:style-name="ce61" table:formula="of:=[$Input.G47]" office:value-type="string" office:string-value="" calcext:value-type="error">
            <text:p>#NAME?</text:p>
          </table:table-cell>
          <table:table-cell table:number-columns-repeated="52"/>
        </table:table-row>
        <table:table-row table:style-name="ro1">
          <table:table-cell table:style-name="ce61" office:value-type="float" office:value="94" calcext:value-type="float">
            <text:p>94</text:p>
          </table:table-cell>
          <table:table-cell table:style-name="ce61" office:value-type="float" office:value="80" calcext:value-type="float">
            <text:p>80</text:p>
          </table:table-cell>
          <table:table-cell table:number-columns-repeated="7"/>
          <table:table-cell table:style-name="ce61" table:formula="of:=LOWER([$Input.E48])" office:value-type="string" office:string-value="sentence reading fluency" calcext:value-type="string">
            <text:p>sentence reading fluency</text:p>
          </table:table-cell>
          <table:table-cell table:style-name="ce61" table:formula="of:=[$Input.F48]" office:value-type="float" office:value="0" calcext:value-type="float">
            <text:p>0</text:p>
          </table:table-cell>
          <table:table-cell table:style-name="ce61" table:formula="of:=[$Input.G48]" office:value-type="string" office:string-value="" calcext:value-type="error">
            <text:p>#NAME?</text:p>
          </table:table-cell>
          <table:table-cell table:number-columns-repeated="52"/>
        </table:table-row>
        <table:table-row table:style-name="ro1">
          <table:table-cell table:style-name="ce61" office:value-type="float" office:value="93" calcext:value-type="float">
            <text:p>93</text:p>
          </table:table-cell>
          <table:table-cell table:style-name="ce61" office:value-type="float" office:value="79" calcext:value-type="float">
            <text:p>79</text:p>
          </table:table-cell>
          <table:table-cell table:number-columns-repeated="7"/>
          <table:table-cell table:style-name="ce61" table:formula="of:=LOWER([$Input.E49])" office:value-type="string" office:string-value="math facts fluency" calcext:value-type="string">
            <text:p>math facts fluency</text:p>
          </table:table-cell>
          <table:table-cell table:style-name="ce61" table:formula="of:=[$Input.F49]" office:value-type="float" office:value="0" calcext:value-type="float">
            <text:p>0</text:p>
          </table:table-cell>
          <table:table-cell table:style-name="ce61" table:formula="of:=[$Input.G49]" office:value-type="string" office:string-value="" calcext:value-type="error">
            <text:p>#NAME?</text:p>
          </table:table-cell>
          <table:table-cell table:number-columns-repeated="52"/>
        </table:table-row>
        <table:table-row table:style-name="ro1">
          <table:table-cell table:style-name="ce61" office:value-type="float" office:value="92" calcext:value-type="float">
            <text:p>92</text:p>
          </table:table-cell>
          <table:table-cell table:style-name="ce61" office:value-type="float" office:value="78" calcext:value-type="float">
            <text:p>78</text:p>
          </table:table-cell>
          <table:table-cell table:number-columns-repeated="7"/>
          <table:table-cell table:style-name="ce61" table:formula="of:=LOWER([$Input.E50])" office:value-type="string" office:string-value="sentence writing fluency" calcext:value-type="string">
            <text:p>sentence writing fluency</text:p>
          </table:table-cell>
          <table:table-cell table:style-name="ce61" table:formula="of:=[$Input.F50]" office:value-type="float" office:value="0" calcext:value-type="float">
            <text:p>0</text:p>
          </table:table-cell>
          <table:table-cell table:style-name="ce61" table:formula="of:=[$Input.G50]" office:value-type="string" office:string-value="" calcext:value-type="error">
            <text:p>#NAME?</text:p>
          </table:table-cell>
          <table:table-cell table:number-columns-repeated="52"/>
        </table:table-row>
        <table:table-row table:style-name="ro1">
          <table:table-cell table:style-name="ce61" office:value-type="float" office:value="91" calcext:value-type="float">
            <text:p>91</text:p>
          </table:table-cell>
          <table:table-cell table:style-name="ce61" office:value-type="float" office:value="78" calcext:value-type="float">
            <text:p>78</text:p>
          </table:table-cell>
          <table:table-cell table:number-columns-repeated="62"/>
        </table:table-row>
        <table:table-row table:style-name="ro1">
          <table:table-cell table:style-name="ce61" office:value-type="float" office:value="90" calcext:value-type="float">
            <text:p>90</text:p>
          </table:table-cell>
          <table:table-cell table:style-name="ce61" office:value-type="float" office:value="77" calcext:value-type="float">
            <text:p>77</text:p>
          </table:table-cell>
          <table:table-cell table:number-columns-repeated="7"/>
          <table:table-cell table:style-name="ce61" table:formula="of:=LOWER([$Input.E51])">
            <text:p/>
          </table:table-cell>
          <table:table-cell table:number-columns-repeated="54"/>
        </table:table-row>
        <table:table-row table:style-name="ro1">
          <table:table-cell table:style-name="ce61" office:value-type="float" office:value="89" calcext:value-type="float">
            <text:p>89</text:p>
          </table:table-cell>
          <table:table-cell table:style-name="ce61" office:value-type="float" office:value="76" calcext:value-type="float">
            <text:p>76</text:p>
          </table:table-cell>
          <table:table-cell table:number-columns-repeated="62"/>
        </table:table-row>
        <table:table-row table:style-name="ro1">
          <table:table-cell table:style-name="ce61" office:value-type="float" office:value="88" calcext:value-type="float">
            <text:p>88</text:p>
          </table:table-cell>
          <table:table-cell table:style-name="ce61" office:value-type="float" office:value="76" calcext:value-type="float">
            <text:p>76</text:p>
          </table:table-cell>
          <table:table-cell table:number-columns-repeated="62"/>
        </table:table-row>
        <table:table-row table:style-name="ro1">
          <table:table-cell table:style-name="ce61" office:value-type="float" office:value="87" calcext:value-type="float">
            <text:p>87</text:p>
          </table:table-cell>
          <table:table-cell table:style-name="ce61" office:value-type="float" office:value="75" calcext:value-type="float">
            <text:p>75</text:p>
          </table:table-cell>
          <table:table-cell/>
          <table:table-cell table:style-name="ce61" table:formula="of:=IFERROR(__xludf.dummyfunction(&quot;FILTER(Input!A35:Input!C50, NOT(ISBLANK(Input!B35:Input!B50)))&quot;);&quot;Reading Comprehension&quot;)" office:value-type="string" office:string-value="Reading Comprehension" calcext:value-type="string">
            <text:p>Reading Comprehension</text:p>
          </table:table-cell>
          <table:table-cell table:formula="of:=IFERROR(__xludf.dummyfunction(&quot;&quot;&quot;COMPUTED_VALUE&quot;&quot;&quot;);90)" office:value-type="float" office:value="90" calcext:value-type="float">
            <text:p>90</text:p>
          </table:table-cell>
          <table:table-cell table:formula="of:=IFERROR(__xludf.dummyfunction(&quot;&quot;&quot;COMPUTED_VALUE&quot;&quot;&quot;);&quot;average&quot;)" office:value-type="string" office:string-value="average" calcext:value-type="string">
            <text:p>average</text:p>
          </table:table-cell>
          <table:table-cell table:number-columns-repeated="58"/>
        </table:table-row>
        <table:table-row table:style-name="ro1">
          <table:table-cell table:style-name="ce61" office:value-type="float" office:value="86" calcext:value-type="float">
            <text:p>86</text:p>
          </table:table-cell>
          <table:table-cell table:style-name="ce61" office:value-type="float" office:value="74" calcext:value-type="float">
            <text:p>74</text:p>
          </table:table-cell>
          <table:table-cell/>
          <table:table-cell table:formula="of:=IFERROR(__xludf.dummyfunction(&quot;&quot;&quot;COMPUTED_VALUE&quot;&quot;&quot;);&quot;Math Problem Solving&quot;)" office:value-type="string" office:string-value="Math Problem Solving" calcext:value-type="string">
            <text:p>Math Problem Solving</text:p>
          </table:table-cell>
          <table:table-cell table:formula="of:=IFERROR(__xludf.dummyfunction(&quot;&quot;&quot;COMPUTED_VALUE&quot;&quot;&quot;);73)" office:value-type="float" office:value="73" calcext:value-type="float">
            <text:p>73</text:p>
          </table:table-cell>
          <table:table-cell table:formula="of:=IFERROR(__xludf.dummyfunction(&quot;&quot;&quot;COMPUTED_VALUE&quot;&quot;&quot;);&quot;low&quot;)" office:value-type="string" office:string-value="low" calcext:value-type="string">
            <text:p>low</text:p>
          </table:table-cell>
          <table:table-cell table:number-columns-repeated="58"/>
        </table:table-row>
        <table:table-row table:style-name="ro1">
          <table:table-cell table:style-name="ce61" office:value-type="float" office:value="85" calcext:value-type="float">
            <text:p>85</text:p>
          </table:table-cell>
          <table:table-cell table:style-name="ce61" office:value-type="float" office:value="74" calcext:value-type="float">
            <text:p>74</text:p>
          </table:table-cell>
          <table:table-cell/>
          <table:table-cell table:formula="of:=IFERROR(__xludf.dummyfunction(&quot;&quot;&quot;COMPUTED_VALUE&quot;&quot;&quot;);&quot;Sentence Composition&quot;)" office:value-type="string" office:string-value="Sentence Composition" calcext:value-type="string">
            <text:p>Sentence Composition</text:p>
          </table:table-cell>
          <table:table-cell table:formula="of:=IFERROR(__xludf.dummyfunction(&quot;&quot;&quot;COMPUTED_VALUE&quot;&quot;&quot;);80)" office:value-type="float" office:value="80" calcext:value-type="float">
            <text:p>80</text:p>
          </table:table-cell>
          <table:table-cell table:formula="of:=IFERROR(__xludf.dummyfunction(&quot;&quot;&quot;COMPUTED_VALUE&quot;&quot;&quot;);&quot;low average&quot;)" office:value-type="string" office:string-value="low average" calcext:value-type="string">
            <text:p>low average</text:p>
          </table:table-cell>
          <table:table-cell table:number-columns-repeated="58"/>
        </table:table-row>
        <table:table-row table:style-name="ro1">
          <table:table-cell table:style-name="ce61" office:value-type="float" office:value="84" calcext:value-type="float">
            <text:p>84</text:p>
          </table:table-cell>
          <table:table-cell table:style-name="ce61" office:value-type="float" office:value="73" calcext:value-type="float">
            <text:p>73</text:p>
          </table:table-cell>
          <table:table-cell/>
          <table:table-cell table:formula="of:=IFERROR(__xludf.dummyfunction(&quot;&quot;&quot;COMPUTED_VALUE&quot;&quot;&quot;);&quot;Numerical Operations&quot;)" office:value-type="string" office:string-value="Numerical Operations" calcext:value-type="string">
            <text:p>Numerical Operations</text:p>
          </table:table-cell>
          <table:table-cell table:formula="of:=IFERROR(__xludf.dummyfunction(&quot;&quot;&quot;COMPUTED_VALUE&quot;&quot;&quot;);68)" office:value-type="float" office:value="68" calcext:value-type="float">
            <text:p>68</text:p>
          </table:table-cell>
          <table:table-cell table:formula="of:=IFERROR(__xludf.dummyfunction(&quot;&quot;&quot;COMPUTED_VALUE&quot;&quot;&quot;);&quot;very low&quot;)" office:value-type="string" office:string-value="very low" calcext:value-type="string">
            <text:p>very low</text:p>
          </table:table-cell>
          <table:table-cell table:number-columns-repeated="58"/>
        </table:table-row>
        <table:table-row table:style-name="ro1">
          <table:table-cell table:style-name="ce61" office:value-type="float" office:value="83" calcext:value-type="float">
            <text:p>83</text:p>
          </table:table-cell>
          <table:table-cell table:style-name="ce61" office:value-type="float" office:value="72" calcext:value-type="float">
            <text:p>72</text:p>
          </table:table-cell>
          <table:table-cell/>
          <table:table-cell table:formula="of:=IFERROR(__xludf.dummyfunction(&quot;&quot;&quot;COMPUTED_VALUE&quot;&quot;&quot;);&quot;Oral Reading Fluency&quot;)" office:value-type="string" office:string-value="Oral Reading Fluency" calcext:value-type="string">
            <text:p>Oral Reading Fluency</text:p>
          </table:table-cell>
          <table:table-cell table:formula="of:=IFERROR(__xludf.dummyfunction(&quot;&quot;&quot;COMPUTED_VALUE&quot;&quot;&quot;);93)" office:value-type="float" office:value="93" calcext:value-type="float">
            <text:p>93</text:p>
          </table:table-cell>
          <table:table-cell table:formula="of:=IFERROR(__xludf.dummyfunction(&quot;&quot;&quot;COMPUTED_VALUE&quot;&quot;&quot;);&quot;average&quot;)" office:value-type="string" office:string-value="average" calcext:value-type="string">
            <text:p>average</text:p>
          </table:table-cell>
          <table:table-cell table:number-columns-repeated="58"/>
        </table:table-row>
        <table:table-row table:style-name="ro1">
          <table:table-cell table:style-name="ce61" office:value-type="float" office:value="82" calcext:value-type="float">
            <text:p>82</text:p>
          </table:table-cell>
          <table:table-cell table:style-name="ce61" office:value-type="float" office:value="71" calcext:value-type="float">
            <text:p>71</text:p>
          </table:table-cell>
          <table:table-cell/>
          <table:table-cell table:formula="of:=IFERROR(__xludf.dummyfunction(&quot;&quot;&quot;COMPUTED_VALUE&quot;&quot;&quot;);&quot;Spelling&quot;)" office:value-type="string" office:string-value="Spelling" calcext:value-type="string">
            <text:p>Spelling</text:p>
          </table:table-cell>
          <table:table-cell table:formula="of:=IFERROR(__xludf.dummyfunction(&quot;&quot;&quot;COMPUTED_VALUE&quot;&quot;&quot;);85)" office:value-type="float" office:value="85" calcext:value-type="float">
            <text:p>85</text:p>
          </table:table-cell>
          <table:table-cell table:formula="of:=IFERROR(__xludf.dummyfunction(&quot;&quot;&quot;COMPUTED_VALUE&quot;&quot;&quot;);&quot;low average&quot;)" office:value-type="string" office:string-value="low average" calcext:value-type="string">
            <text:p>low average</text:p>
          </table:table-cell>
          <table:table-cell table:number-columns-repeated="58"/>
        </table:table-row>
        <table:table-row table:style-name="ro1">
          <table:table-cell table:style-name="ce61" office:value-type="float" office:value="81" calcext:value-type="float">
            <text:p>81</text:p>
          </table:table-cell>
          <table:table-cell table:style-name="ce61" office:value-type="float" office:value="71" calcext:value-type="float">
            <text:p>71</text:p>
          </table:table-cell>
          <table:table-cell table:number-columns-repeated="62"/>
        </table:table-row>
        <table:table-row table:style-name="ro1">
          <table:table-cell table:style-name="ce61" office:value-type="float" office:value="80" calcext:value-type="float">
            <text:p>80</text:p>
          </table:table-cell>
          <table:table-cell table:style-name="ce61" office:value-type="float" office:value="70" calcext:value-type="float">
            <text:p>70</text:p>
          </table:table-cell>
          <table:table-cell/>
          <table:table-cell table:style-name="ce61"/>
          <table:table-cell table:number-columns-repeated="60"/>
        </table:table-row>
        <table:table-row table:style-name="ro1">
          <table:table-cell table:style-name="ce61" office:value-type="float" office:value="79" calcext:value-type="float">
            <text:p>79</text:p>
          </table:table-cell>
          <table:table-cell table:style-name="ce61" office:value-type="float" office:value="70" calcext:value-type="float">
            <text:p>70</text:p>
          </table:table-cell>
          <table:table-cell table:number-columns-repeated="62"/>
        </table:table-row>
        <table:table-row table:style-name="ro1">
          <table:table-cell table:style-name="ce61" office:value-type="float" office:value="78" calcext:value-type="float">
            <text:p>78</text:p>
          </table:table-cell>
          <table:table-cell table:style-name="ce61" office:value-type="float" office:value="69" calcext:value-type="float">
            <text:p>69</text:p>
          </table:table-cell>
          <table:table-cell table:number-columns-repeated="62"/>
        </table:table-row>
        <table:table-row table:style-name="ro1">
          <table:table-cell table:style-name="ce61" office:value-type="float" office:value="77" calcext:value-type="float">
            <text:p>77</text:p>
          </table:table-cell>
          <table:table-cell table:style-name="ce61" office:value-type="float" office:value="69" calcext:value-type="float">
            <text:p>69</text:p>
          </table:table-cell>
          <table:table-cell table:number-columns-repeated="62"/>
        </table:table-row>
        <table:table-row table:style-name="ro1">
          <table:table-cell table:style-name="ce61" office:value-type="float" office:value="76" calcext:value-type="float">
            <text:p>76</text:p>
          </table:table-cell>
          <table:table-cell table:style-name="ce61" office:value-type="float" office:value="68" calcext:value-type="float">
            <text:p>68</text:p>
          </table:table-cell>
          <table:table-cell table:number-columns-repeated="62"/>
        </table:table-row>
        <table:table-row table:style-name="ro1">
          <table:table-cell table:style-name="ce61" office:value-type="float" office:value="75" calcext:value-type="float">
            <text:p>75</text:p>
          </table:table-cell>
          <table:table-cell table:style-name="ce61" office:value-type="float" office:value="67" calcext:value-type="float">
            <text:p>67</text:p>
          </table:table-cell>
          <table:table-cell table:number-columns-repeated="62"/>
        </table:table-row>
        <table:table-row table:style-name="ro1">
          <table:table-cell table:style-name="ce61" office:value-type="float" office:value="74" calcext:value-type="float">
            <text:p>74</text:p>
          </table:table-cell>
          <table:table-cell table:style-name="ce61" office:value-type="float" office:value="67" calcext:value-type="float">
            <text:p>67</text:p>
          </table:table-cell>
          <table:table-cell table:number-columns-repeated="62"/>
        </table:table-row>
        <table:table-row table:style-name="ro1">
          <table:table-cell table:style-name="ce61" office:value-type="float" office:value="73" calcext:value-type="float">
            <text:p>73</text:p>
          </table:table-cell>
          <table:table-cell table:style-name="ce61" office:value-type="float" office:value="66" calcext:value-type="float">
            <text:p>66</text:p>
          </table:table-cell>
          <table:table-cell table:number-columns-repeated="62"/>
        </table:table-row>
        <table:table-row table:style-name="ro1">
          <table:table-cell table:style-name="ce61" office:value-type="float" office:value="72" calcext:value-type="float">
            <text:p>72</text:p>
          </table:table-cell>
          <table:table-cell table:style-name="ce61" office:value-type="float" office:value="65" calcext:value-type="float">
            <text:p>65</text:p>
          </table:table-cell>
          <table:table-cell table:number-columns-repeated="62"/>
        </table:table-row>
        <table:table-row table:style-name="ro1">
          <table:table-cell table:style-name="ce61" office:value-type="float" office:value="71" calcext:value-type="float">
            <text:p>71</text:p>
          </table:table-cell>
          <table:table-cell table:style-name="ce61" office:value-type="float" office:value="64" calcext:value-type="float">
            <text:p>64</text:p>
          </table:table-cell>
          <table:table-cell table:number-columns-repeated="62"/>
        </table:table-row>
        <table:table-row table:style-name="ro1">
          <table:table-cell table:style-name="ce61" office:value-type="float" office:value="70" calcext:value-type="float">
            <text:p>70</text:p>
          </table:table-cell>
          <table:table-cell table:style-name="ce61" office:value-type="float" office:value="64" calcext:value-type="float">
            <text:p>64</text:p>
          </table:table-cell>
          <table:table-cell table:number-columns-repeated="62"/>
        </table:table-row>
        <table:table-row table:style-name="ro1">
          <table:table-cell table:style-name="ce61" office:value-type="float" office:value="69" calcext:value-type="float">
            <text:p>69</text:p>
          </table:table-cell>
          <table:table-cell table:style-name="ce61" office:value-type="float" office:value="64" calcext:value-type="float">
            <text:p>64</text:p>
          </table:table-cell>
          <table:table-cell table:number-columns-repeated="62"/>
        </table:table-row>
        <table:table-row table:style-name="ro1">
          <table:table-cell table:style-name="ce61" office:value-type="float" office:value="68" calcext:value-type="float">
            <text:p>68</text:p>
          </table:table-cell>
          <table:table-cell table:style-name="ce61" office:value-type="float" office:value="64" calcext:value-type="float">
            <text:p>64</text:p>
          </table:table-cell>
          <table:table-cell table:number-columns-repeated="62"/>
        </table:table-row>
        <table:table-row table:style-name="ro1">
          <table:table-cell table:style-name="ce61" office:value-type="float" office:value="67" calcext:value-type="float">
            <text:p>67</text:p>
          </table:table-cell>
          <table:table-cell table:style-name="ce61" office:value-type="float" office:value="64" calcext:value-type="float">
            <text:p>64</text:p>
          </table:table-cell>
          <table:table-cell table:number-columns-repeated="62"/>
        </table:table-row>
        <table:table-row table:style-name="ro1">
          <table:table-cell table:style-name="ce61" office:value-type="float" office:value="66" calcext:value-type="float">
            <text:p>66</text:p>
          </table:table-cell>
          <table:table-cell table:style-name="ce61" office:value-type="float" office:value="64" calcext:value-type="float">
            <text:p>64</text:p>
          </table:table-cell>
          <table:table-cell table:number-columns-repeated="62"/>
        </table:table-row>
        <table:table-row table:style-name="ro1">
          <table:table-cell table:style-name="ce61" office:value-type="float" office:value="65" calcext:value-type="float">
            <text:p>65</text:p>
          </table:table-cell>
          <table:table-cell table:style-name="ce61" office:value-type="float" office:value="64" calcext:value-type="float">
            <text:p>64</text:p>
          </table:table-cell>
          <table:table-cell table:number-columns-repeated="62"/>
        </table:table-row>
        <table:table-row table:style-name="ro4" table:number-rows-repeated="1048507">
          <table:table-cell table:number-columns-repeated="64"/>
        </table:table-row>
        <table:table-row table:style-name="ro4">
          <table:table-cell table:number-columns-repeated="64"/>
        </table:table-row>
      </table:table>
      <table:table table:name="NotesSheet" table:style-name="ta12">
        <table:table-column table:style-name="co2" table:number-columns-repeated="64" table:default-cell-style-name="Default"/>
        <table:table-row table:style-name="ro1">
          <table:table-cell/>
          <table:table-cell table:style-name="ce61" office:value-type="string" calcext:value-type="string">
            <text:p>Bold indicates is not a variable</text:p>
          </table:table-cell>
          <table:table-cell/>
          <table:table-cell table:style-name="ce161" office:value-type="string" calcext:value-type="string">
            <text:p>Text Pulled from Other Sheet</text:p>
          </table:table-cell>
          <table:table-cell/>
          <table:table-cell table:style-name="ce61" office:value-type="string" calcext:value-type="string">
            <text:p>Variable Based on Data in this Sheet</text:p>
          </table:table-cell>
          <table:table-cell table:number-columns-repeated="58"/>
        </table:table-row>
        <table:table-row table:style-name="ro1">
          <table:table-cell table:number-columns-repeated="3"/>
          <table:table-cell table:style-name="ce162" office:value-type="string" calcext:value-type="string">
            <text:p>Text Pulled/Sorted from this Sheet</text:p>
          </table:table-cell>
          <table:table-cell table:number-columns-repeated="60"/>
        </table:table-row>
        <table:table-row table:style-name="ro1">
          <table:table-cell table:number-columns-repeated="8"/>
          <table:table-cell table:style-name="ce61" office:value-type="string" calcext:value-type="string">
            <text:p>Create Summary section in input for Present Levels!</text:p>
          </table:table-cell>
          <table:table-cell table:number-columns-repeated="55"/>
        </table:table-row>
        <table:table-row table:style-name="ro1">
          <table:table-cell/>
          <table:table-cell table:style-name="ce2" office:value-type="string" calcext:value-type="string">
            <text:p>Another Description Scale</text:p>
          </table:table-cell>
          <table:table-cell table:number-columns-repeated="3"/>
          <table:table-cell table:style-name="ce2" office:value-type="string" calcext:value-type="string">
            <text:p>Current Description Scale</text:p>
          </table:table-cell>
          <table:table-cell table:number-columns-repeated="58"/>
        </table:table-row>
        <table:table-row table:style-name="ro1">
          <table:table-cell/>
          <table:table-cell table:style-name="ce14" office:value-type="float" office:value="69" calcext:value-type="float">
            <text:p>69</text:p>
          </table:table-cell>
          <table:table-cell table:style-name="ce23" table:formula="of:=ifs([.B5]&gt;=130; &quot;Extremely High&quot;; [.B5] &gt;= 120; &quot;Very High&quot;; [.B5] &gt;= 110; &quot;High Average&quot;; [.B5] &gt;= 90; &quot;Average&quot;; [.B5] &gt;= 80; &quot;Low Average&quot;; [.B5] &gt;= 70; &quot;Very Low&quot;; [.B5] &lt; 70; &quot;Extremely Low&quot;)" office:value-type="string" office:string-value="" calcext:value-type="error">
            <text:p>#NAME?</text:p>
          </table:table-cell>
          <table:table-cell table:number-columns-repeated="2"/>
          <table:table-cell table:style-name="ce14" office:value-type="float" office:value="69" calcext:value-type="float">
            <text:p>69</text:p>
          </table:table-cell>
          <table:table-cell table:style-name="ce23" table:formula="of:=ifs([.F5]&gt;=130; &quot;Very High&quot;; [.F5] &gt;= 120; &quot;High&quot;; [.F5] &gt;= 110; &quot;High Average&quot;; [.F5] &gt;= 90; &quot;Average&quot;; [.F5] &gt;= 80; &quot;Low Average&quot;; [.F5] &gt;= 70; &quot;Low&quot;; [.F5] &lt; 70; &quot;Very Low&quot;)" office:value-type="string" office:string-value="" calcext:value-type="error">
            <text:p>#NAME?</text:p>
          </table:table-cell>
          <table:table-cell table:number-columns-repeated="57"/>
        </table:table-row>
        <table:table-row table:style-name="ro1">
          <table:table-cell/>
          <table:table-cell table:style-name="ce14" office:value-type="float" office:value="77" calcext:value-type="float">
            <text:p>77</text:p>
          </table:table-cell>
          <table:table-cell table:style-name="ce23" table:formula="of:=ifs([.B6]&gt;=130; &quot;Extremely High&quot;; [.B6] &gt;= 120; &quot;Very High&quot;; [.B6] &gt;= 110; &quot;High Average&quot;; [.B6] &gt;= 90; &quot;Average&quot;; [.B6] &gt;= 80; &quot;Low Average&quot;; [.B6] &gt;= 70; &quot;Very Low&quot;; [.B6] &lt; 70; &quot;Extremely Low&quot;)" office:value-type="string" office:string-value="" calcext:value-type="error">
            <text:p>#NAME?</text:p>
          </table:table-cell>
          <table:table-cell table:number-columns-repeated="2"/>
          <table:table-cell table:style-name="ce14" office:value-type="float" office:value="77" calcext:value-type="float">
            <text:p>77</text:p>
          </table:table-cell>
          <table:table-cell table:style-name="ce23" table:formula="of:=ifs([.F6]&gt;=130; &quot;Very High&quot;; [.F6] &gt;= 120; &quot;High&quot;; [.F6] &gt;= 110; &quot;High Average&quot;; [.F6] &gt;= 90; &quot;Average&quot;; [.F6] &gt;= 80; &quot;Low Average&quot;; [.F6] &gt;= 70; &quot;Low&quot;; [.F6] &lt; 70; &quot;Very Low&quot;)" office:value-type="string" office:string-value="" calcext:value-type="error">
            <text:p>#NAME?</text:p>
          </table:table-cell>
          <table:table-cell table:number-columns-repeated="57"/>
        </table:table-row>
        <table:table-row table:style-name="ro1">
          <table:table-cell/>
          <table:table-cell table:style-name="ce14" office:value-type="float" office:value="88" calcext:value-type="float">
            <text:p>88</text:p>
          </table:table-cell>
          <table:table-cell table:style-name="ce23" table:formula="of:=ifs([.B7]&gt;=130; &quot;Extremely High&quot;; [.B7] &gt;= 120; &quot;Very High&quot;; [.B7] &gt;= 110; &quot;High Average&quot;; [.B7] &gt;= 90; &quot;Average&quot;; [.B7] &gt;= 80; &quot;Low Average&quot;; [.B7] &gt;= 70; &quot;Very Low&quot;; [.B7] &lt; 70; &quot;Extremely Low&quot;)" office:value-type="string" office:string-value="" calcext:value-type="error">
            <text:p>#NAME?</text:p>
          </table:table-cell>
          <table:table-cell table:number-columns-repeated="2"/>
          <table:table-cell table:style-name="ce14" office:value-type="float" office:value="88" calcext:value-type="float">
            <text:p>88</text:p>
          </table:table-cell>
          <table:table-cell table:style-name="ce23" table:formula="of:=ifs([.F7]&gt;=130; &quot;Very High&quot;; [.F7] &gt;= 120; &quot;High&quot;; [.F7] &gt;= 110; &quot;High Average&quot;; [.F7] &gt;= 90; &quot;Average&quot;; [.F7] &gt;= 80; &quot;Low Average&quot;; [.F7] &gt;= 70; &quot;Low&quot;; [.F7] &lt; 70; &quot;Very Low&quot;)" office:value-type="string" office:string-value="" calcext:value-type="error">
            <text:p>#NAME?</text:p>
          </table:table-cell>
          <table:table-cell table:number-columns-repeated="57"/>
        </table:table-row>
        <table:table-row table:style-name="ro1">
          <table:table-cell/>
          <table:table-cell table:style-name="ce14" office:value-type="float" office:value="99" calcext:value-type="float">
            <text:p>99</text:p>
          </table:table-cell>
          <table:table-cell table:style-name="ce23" table:formula="of:=ifs([.B8]&gt;=130; &quot;Extremely High&quot;; [.B8] &gt;= 120; &quot;Very High&quot;; [.B8] &gt;= 110; &quot;High Average&quot;; [.B8] &gt;= 90; &quot;Average&quot;; [.B8] &gt;= 80; &quot;Low Average&quot;; [.B8] &gt;= 70; &quot;Very Low&quot;; [.B8] &lt; 70; &quot;Extremely Low&quot;)" office:value-type="string" office:string-value="" calcext:value-type="error">
            <text:p>#NAME?</text:p>
          </table:table-cell>
          <table:table-cell table:number-columns-repeated="2"/>
          <table:table-cell table:style-name="ce14" office:value-type="float" office:value="99" calcext:value-type="float">
            <text:p>99</text:p>
          </table:table-cell>
          <table:table-cell table:style-name="ce23" table:formula="of:=ifs([.F8]&gt;=130; &quot;Very High&quot;; [.F8] &gt;= 120; &quot;High&quot;; [.F8] &gt;= 110; &quot;High Average&quot;; [.F8] &gt;= 90; &quot;Average&quot;; [.F8] &gt;= 80; &quot;Low Average&quot;; [.F8] &gt;= 70; &quot;Low&quot;; [.F8] &lt; 70; &quot;Very Low&quot;)" office:value-type="string" office:string-value="" calcext:value-type="error">
            <text:p>#NAME?</text:p>
          </table:table-cell>
          <table:table-cell table:number-columns-repeated="57"/>
        </table:table-row>
        <table:table-row table:style-name="ro1">
          <table:table-cell/>
          <table:table-cell table:style-name="ce14" office:value-type="float" office:value="111" calcext:value-type="float">
            <text:p>111</text:p>
          </table:table-cell>
          <table:table-cell table:style-name="ce23" table:formula="of:=ifs([.B9]&gt;=130; &quot;Extremely High&quot;; [.B9] &gt;= 120; &quot;Very High&quot;; [.B9] &gt;= 110; &quot;High Average&quot;; [.B9] &gt;= 90; &quot;Average&quot;; [.B9] &gt;= 80; &quot;Low Average&quot;; [.B9] &gt;= 70; &quot;Very Low&quot;; [.B9] &lt; 70; &quot;Extremely Low&quot;)" office:value-type="string" office:string-value="" calcext:value-type="error">
            <text:p>#NAME?</text:p>
          </table:table-cell>
          <table:table-cell table:number-columns-repeated="2"/>
          <table:table-cell table:style-name="ce14" office:value-type="float" office:value="111" calcext:value-type="float">
            <text:p>111</text:p>
          </table:table-cell>
          <table:table-cell table:style-name="ce23" table:formula="of:=ifs([.F9]&gt;=130; &quot;Very High&quot;; [.F9] &gt;= 120; &quot;High&quot;; [.F9] &gt;= 110; &quot;High Average&quot;; [.F9] &gt;= 90; &quot;Average&quot;; [.F9] &gt;= 80; &quot;Low Average&quot;; [.F9] &gt;= 70; &quot;Low&quot;; [.F9] &lt; 70; &quot;Very Low&quot;)" office:value-type="string" office:string-value="" calcext:value-type="error">
            <text:p>#NAME?</text:p>
          </table:table-cell>
          <table:table-cell table:number-columns-repeated="57"/>
        </table:table-row>
        <table:table-row table:style-name="ro1">
          <table:table-cell/>
          <table:table-cell table:style-name="ce14" office:value-type="float" office:value="122" calcext:value-type="float">
            <text:p>122</text:p>
          </table:table-cell>
          <table:table-cell table:style-name="ce23" table:formula="of:=ifs([.B10]&gt;=130; &quot;Extremely High&quot;; [.B10] &gt;= 120; &quot;Very High&quot;; [.B10] &gt;= 110; &quot;High Average&quot;; [.B10] &gt;= 90; &quot;Average&quot;; [.B10] &gt;= 80; &quot;Low Average&quot;; [.B10] &gt;= 70; &quot;Very Low&quot;; [.B10] &lt; 70; &quot;Extremely Low&quot;)" office:value-type="string" office:string-value="" calcext:value-type="error">
            <text:p>#NAME?</text:p>
          </table:table-cell>
          <table:table-cell table:number-columns-repeated="2"/>
          <table:table-cell table:style-name="ce14" office:value-type="float" office:value="122" calcext:value-type="float">
            <text:p>122</text:p>
          </table:table-cell>
          <table:table-cell table:style-name="ce23" table:formula="of:=ifs([.F10]&gt;=130; &quot;Very High&quot;; [.F10] &gt;= 120; &quot;High&quot;; [.F10] &gt;= 110; &quot;High Average&quot;; [.F10] &gt;= 90; &quot;Average&quot;; [.F10] &gt;= 80; &quot;Low Average&quot;; [.F10] &gt;= 70; &quot;Low&quot;; [.F10] &lt; 70; &quot;Very Low&quot;)" office:value-type="string" office:string-value="" calcext:value-type="error">
            <text:p>#NAME?</text:p>
          </table:table-cell>
          <table:table-cell table:number-columns-repeated="57"/>
        </table:table-row>
        <table:table-row table:style-name="ro1">
          <table:table-cell/>
          <table:table-cell table:style-name="ce14" office:value-type="float" office:value="133" calcext:value-type="float">
            <text:p>133</text:p>
          </table:table-cell>
          <table:table-cell table:style-name="ce23" table:formula="of:=ifs([.B11]&gt;=130; &quot;Extremely High&quot;; [.B11] &gt;= 120; &quot;Very High&quot;; [.B11] &gt;= 110; &quot;High Average&quot;; [.B11] &gt;= 90; &quot;Average&quot;; [.B11] &gt;= 80; &quot;Low Average&quot;; [.B11] &gt;= 70; &quot;Very Low&quot;; [.B11] &lt; 70; &quot;Extremely Low&quot;)" office:value-type="string" office:string-value="" calcext:value-type="error">
            <text:p>#NAME?</text:p>
          </table:table-cell>
          <table:table-cell table:number-columns-repeated="2"/>
          <table:table-cell table:style-name="ce14" office:value-type="float" office:value="133" calcext:value-type="float">
            <text:p>133</text:p>
          </table:table-cell>
          <table:table-cell table:style-name="ce23" table:formula="of:=ifs([.F11]&gt;=130; &quot;Very High&quot;; [.F11] &gt;= 120; &quot;High&quot;; [.F11] &gt;= 110; &quot;High Average&quot;; [.F11] &gt;= 90; &quot;Average&quot;; [.F11] &gt;= 80; &quot;Low Average&quot;; [.F11] &gt;= 70; &quot;Low&quot;; [.F11] &lt; 70; &quot;Very Low&quot;)" office:value-type="string" office:string-value="" calcext:value-type="error">
            <text:p>#NAME?</text:p>
          </table:table-cell>
          <table:table-cell table:number-columns-repeated="57"/>
        </table:table-row>
        <table:table-row table:style-name="ro4" table:number-rows-repeated="4">
          <table:table-cell table:number-columns-repeated="64"/>
        </table:table-row>
        <table:table-row table:style-name="ro1">
          <table:table-cell/>
          <table:table-cell table:style-name="ce61" office:value-type="string" calcext:value-type="string">
            <text:p>On Concatenates on Final Sheet: use an "IF" to check if test was administered.</text:p>
          </table:table-cell>
          <table:table-cell table:number-columns-repeated="62"/>
        </table:table-row>
        <table:table-row table:style-name="ro1">
          <table:table-cell/>
          <table:table-cell table:style-name="ce61" office:value-type="string" calcext:value-type="string">
            <text:p>Add in Upper Limits, Lower Limits</text:p>
          </table:table-cell>
          <table:table-cell table:number-columns-repeated="62"/>
        </table:table-row>
        <table:table-row table:style-name="ro1">
          <table:table-cell/>
          <table:table-cell table:style-name="ce61" office:value-type="string" calcext:value-type="string">
            <text:p>Test for Significant Discrepancy</text:p>
          </table:table-cell>
          <table:table-cell table:number-columns-repeated="62"/>
        </table:table-row>
        <table:table-row table:style-name="ro1">
          <table:table-cell table:number-columns-repeated="4"/>
          <table:table-cell table:style-name="ce163"/>
          <table:table-cell table:number-columns-repeated="59"/>
        </table:table-row>
        <table:table-row table:style-name="ro1">
          <table:table-cell/>
          <table:table-cell table:style-name="ce61" office:value-type="string" calcext:value-type="string">
            <text:p>Any way to copy-paste into IEPwriter Tables?</text:p>
          </table:table-cell>
          <table:table-cell table:number-columns-repeated="2"/>
          <table:table-cell table:style-name="ce61" office:value-type="string" calcext:value-type="string">
            <text:p>BASC?</text:p>
          </table:table-cell>
          <table:table-cell table:number-columns-repeated="59"/>
        </table:table-row>
        <table:table-row table:style-name="ro1">
          <table:table-cell table:number-columns-repeated="4"/>
          <table:table-cell table:style-name="ce61" office:value-type="string" calcext:value-type="string">
            <text:p>Grades?</text:p>
          </table:table-cell>
          <table:table-cell table:number-columns-repeated="59"/>
        </table:table-row>
        <table:table-row table:style-name="ro1">
          <table:table-cell table:number-columns-repeated="4"/>
          <table:table-cell table:style-name="ce61" office:value-type="string" calcext:value-type="string">
            <text:p>PSSA?</text:p>
          </table:table-cell>
          <table:table-cell table:number-columns-repeated="59"/>
        </table:table-row>
        <table:table-row table:style-name="ro1">
          <table:table-cell/>
          <table:table-cell table:style-name="ce61" office:value-type="string" calcext:value-type="string">
            <text:p>Condense BASC calculations into less sheets, Teacher Input, etc</text:p>
          </table:table-cell>
          <table:table-cell table:number-columns-repeated="62"/>
        </table:table-row>
        <table:table-row table:style-name="ro4">
          <table:table-cell table:number-columns-repeated="64"/>
        </table:table-row>
        <table:table-row table:style-name="ro1">
          <table:table-cell/>
          <table:table-cell table:style-name="ce61" office:value-type="string" calcext:value-type="string">
            <text:p>Use different intro paragraphs for gifted evals?</text:p>
          </table:table-cell>
          <table:table-cell table:number-columns-repeated="62"/>
        </table:table-row>
        <table:table-row table:style-name="ro4" table:number-rows-repeated="4">
          <table:table-cell table:number-columns-repeated="64"/>
        </table:table-row>
        <table:table-row table:style-name="ro1">
          <table:table-cell table:number-columns-repeated="2"/>
          <table:table-cell table:style-name="ce61" office:value-type="string" calcext:value-type="string">
            <text:p>SLD Rec:</text:p>
          </table:table-cell>
          <table:table-cell table:number-columns-repeated="61"/>
        </table:table-row>
        <table:table-row table:style-name="ro1">
          <table:table-cell table:number-columns-repeated="2"/>
          <table:table-cell table:style-name="ce61" office:value-type="string" calcext:value-type="string">
            <text:p>"Based on the information reviewed in this evaluation, " &amp; Input!B2&amp; " demonstrates the characteristics of a specific learning disability in the area of basic reading skills and is need of special education services. The multidisciplinary team should consider accommodations for " &amp; Input!B2 &amp; " including explicit phonics instruction, extra time for assignments and tests, small-group instruction, frequent repetition and practice, multi-modal instruction, and increased checks for understanding. Final determinations regarding the most appropriate services to address " &amp; Input!D5 &amp; " needs will be made by the multidisciplinary team developing " &amp; Input!D3 &amp; " IEP."</text:p>
          </table:table-cell>
          <table:table-cell table:number-columns-repeated="61"/>
        </table:table-row>
        <table:table-row table:style-name="ro4" table:number-rows-repeated="2">
          <table:table-cell table:number-columns-repeated="64"/>
        </table:table-row>
        <table:table-row table:style-name="ro1">
          <table:table-cell/>
          <table:table-cell table:style-name="ce61" office:value-type="string" calcext:value-type="string">
            <text:p>WIAT seems to be able to trim non-administered subtests from the narrative.</text:p>
          </table:table-cell>
          <table:table-cell table:number-columns-repeated="62"/>
        </table:table-row>
        <table:table-row table:style-name="ro4" table:number-rows-repeated="1048541">
          <table:table-cell table:number-columns-repeated="64"/>
        </table:table-row>
        <table:table-row table:style-name="ro4">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mes New Roman&quot;" svg:font-family="'&quot;Times New Roman&quot;'"/>
    <style:font-face style:name="Arial" svg:font-family="Arial"/>
    <style:font-face style:name="Cambria" svg:font-family="Cambria"/>
    <style:font-face style:name="Inconsolata" svg:font-family="Inconsolat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date-style style:name="N125">
      <number:month/>
      <number:text>-</number:text>
      <number:day/>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5">00/00/0000</text:date>, <text:time style:data-style-name="N2" text:time-value="11:57:10.682481482">00:00:00</text:time></text:p>
        </style:region-right>
      </style:header>
      <style:header-left style:display="false"/>
      <style:footer>
        <text:p>Page <text:page-number>1</text:page-number><text:s/>/ <text:page-count>99</text:page-count></text:p>
      </style:footer>
      <style:footer-left style:display="false"/>
    </style:master-page>
    <style:master-page style:name="PageStyle_5f_About" style:display-name="PageStyle_About" style:page-layout-name="Mpm3">
      <style:header style:display="false"/>
      <style:header-left style:display="false"/>
      <style:footer style:display="false"/>
      <style:footer-left style:display="false"/>
    </style:master-page>
    <style:master-page style:name="PageStyle_5f_Input" style:display-name="PageStyle_Input" style:page-layout-name="Mpm3">
      <style:header style:display="false"/>
      <style:header-left style:display="false"/>
      <style:footer style:display="false"/>
      <style:footer-left style:display="false"/>
    </style:master-page>
    <style:master-page style:name="PageStyle_5f_FinalSheet" style:display-name="PageStyle_FinalSheet" style:page-layout-name="Mpm3">
      <style:header style:display="false"/>
      <style:header-left style:display="false"/>
      <style:footer style:display="false"/>
      <style:footer-left style:display="false"/>
    </style:master-page>
    <style:master-page style:name="PageStyle_5f_DescScales" style:display-name="PageStyle_DescScales" style:page-layout-name="Mpm3">
      <style:header style:display="false"/>
      <style:header-left style:display="false"/>
      <style:footer style:display="false"/>
      <style:footer-left style:display="false"/>
    </style:master-page>
    <style:master-page style:name="PageStyle_5f_MiscSort" style:display-name="PageStyle_MiscSort" style:page-layout-name="Mpm3">
      <style:header style:display="false"/>
      <style:header-left style:display="false"/>
      <style:footer style:display="false"/>
      <style:footer-left style:display="false"/>
    </style:master-page>
    <style:master-page style:name="PageStyle_5f_WJASort" style:display-name="PageStyle_WJASort" style:page-layout-name="Mpm3">
      <style:header style:display="false"/>
      <style:header-left style:display="false"/>
      <style:footer style:display="false"/>
      <style:footer-left style:display="false"/>
    </style:master-page>
    <style:master-page style:name="PageStyle_5f_WISCSort" style:display-name="PageStyle_WISCSort" style:page-layout-name="Mpm3">
      <style:header style:display="false"/>
      <style:header-left style:display="false"/>
      <style:footer style:display="false"/>
      <style:footer-left style:display="false"/>
    </style:master-page>
    <style:master-page style:name="PageStyle_5f_WIATSort" style:display-name="PageStyle_WIATSort" style:page-layout-name="Mpm3">
      <style:header style:display="false"/>
      <style:header-left style:display="false"/>
      <style:footer style:display="false"/>
      <style:footer-left style:display="false"/>
    </style:master-page>
    <style:master-page style:name="PageStyle_5f_WJCSort" style:display-name="PageStyle_WJCSort" style:page-layout-name="Mpm3">
      <style:header style:display="false"/>
      <style:header-left style:display="false"/>
      <style:footer style:display="false"/>
      <style:footer-left style:display="false"/>
    </style:master-page>
    <style:master-page style:name="PageStyle_5f_WAISSort" style:display-name="PageStyle_WAISSort" style:page-layout-name="Mpm3">
      <style:header style:display="false"/>
      <style:header-left style:display="false"/>
      <style:footer style:display="false"/>
      <style:footer-left style:display="false"/>
    </style:master-page>
    <style:master-page style:name="PageStyle_5f_NMDiscrepancy_20_Calc" style:display-name="PageStyle_NMDiscrepancy Calc" style:page-layout-name="Mpm3">
      <style:header style:display="false"/>
      <style:header-left style:display="false"/>
      <style:footer style:display="false"/>
      <style:footer-left style:display="false"/>
    </style:master-page>
    <style:master-page style:name="PageStyle_5f_NotesSheet" style:display-name="PageStyle_Notes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6.2$Linux_X86_64 LibreOffice_project/00$Build-2</meta:generator>
    <dc:date>2021-09-25T11:57:58.519310008</dc:date>
    <meta:editing-duration>PT47S</meta:editing-duration>
    <meta:editing-cycles>1</meta:editing-cycles>
    <meta:document-statistic meta:table-count="12" meta:cell-count="2475" meta:object-count="0"/>
  </office:meta>
</office:document-meta>
</file>